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028in"/>
    </style:style>
    <style:style style:name="co2" style:family="table-column">
      <style:table-column-properties fo:break-before="auto" style:column-width="2.0626in"/>
    </style:style>
    <style:style style:name="co3" style:family="table-column">
      <style:table-column-properties fo:break-before="auto" style:column-width="1.290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8827in"/>
    </style:style>
    <style:style style:name="co7" style:family="table-column">
      <style:table-column-properties fo:break-before="auto" style:column-width="0.807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6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3" style:family="table-cell" style:parent-style-name="Pivot_20_Table_20_Field" style:data-style-name="N131">
      <style:table-cell-properties fo:border-bottom="0.99pt solid #000000" fo:border-left="0.99pt solid #000000" fo:border-right="0.99pt solid #000000" fo:border-top="2.01pt solid #000000"/>
    </style:style>
    <style:style style:name="ce14" style:family="table-cell" style:parent-style-name="Pivot_20_Table_20_Category" style:data-style-name="N131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Value" style:data-style-name="N131">
      <style:table-cell-properties fo:border-bottom="none" fo:border-left="0.99pt solid #000000" fo:border-right="none" fo:border-top="0.99pt solid #000000"/>
    </style:style>
    <style:style style:name="ce16" style:family="table-cell" style:parent-style-name="Pivot_20_Table_20_Value" style:data-style-name="N131">
      <style:table-cell-properties fo:border-bottom="none" fo:border-left="0.99pt solid #000000" fo:border-right="none" fo:border-top="none"/>
    </style:style>
    <style:style style:name="ce17" style:family="table-cell" style:parent-style-name="Pivot_20_Table_20_Value" style:data-style-name="N131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 style:data-style-name="N131">
      <style:table-cell-properties fo:border-bottom="none" fo:border-left="0.99pt solid #000000" fo:border-right="none" fo:border-top="0.99pt solid #000000"/>
    </style:style>
    <style:style style:name="ce19" style:family="table-cell" style:parent-style-name="Pivot_20_Table_20_Value" style:data-style-name="N131">
      <style:table-cell-properties fo:border-bottom="none" fo:border-left="0.99pt solid #000000" fo:border-right="none" fo:border-top="none"/>
    </style:style>
    <style:style style:name="ce20" style:family="table-cell" style:parent-style-name="Pivot_20_Table_20_Value" style:data-style-name="N131">
      <style:table-cell-properties fo:border-bottom="0.99pt solid #000000" fo:border-left="0.99pt solid #000000" fo:border-right="none" fo:border-top="none"/>
    </style:style>
    <style:style style:name="ce21" style:family="table-cell" style:parent-style-name="Pivot_20_Table_20_Value" style:data-style-name="N131">
      <style:table-cell-properties fo:border-bottom="none" fo:border-left="0.99pt solid #000000" fo:border-right="none" fo:border-top="0.99pt solid #000000"/>
    </style:style>
    <style:style style:name="ce22" style:family="table-cell" style:parent-style-name="Pivot_20_Table_20_Value" style:data-style-name="N131">
      <style:table-cell-properties fo:border-bottom="none" fo:border-left="0.99pt solid #000000" fo:border-right="none" fo:border-top="none"/>
    </style:style>
    <style:style style:name="ce23" style:family="table-cell" style:parent-style-name="Pivot_20_Table_20_Value" style:data-style-name="N131">
      <style:table-cell-properties fo:border-bottom="0.99pt solid #000000" fo:border-left="0.99pt solid #000000" fo:border-right="none" fo:border-top="none"/>
    </style:style>
    <style:style style:name="ce24" style:family="table-cell" style:parent-style-name="Pivot_20_Table_20_Value" style:data-style-name="N131">
      <style:table-cell-properties fo:border-bottom="none" fo:border-left="0.99pt solid #000000" fo:border-right="none" fo:border-top="0.99pt solid #000000"/>
    </style:style>
    <style:style style:name="ce25" style:family="table-cell" style:parent-style-name="Pivot_20_Table_20_Value" style:data-style-name="N131">
      <style:table-cell-properties fo:border-bottom="none" fo:border-left="0.99pt solid #000000" fo:border-right="none" fo:border-top="none"/>
    </style:style>
    <style:style style:name="ce26" style:family="table-cell" style:parent-style-name="Pivot_20_Table_20_Value" style:data-style-name="N131">
      <style:table-cell-properties fo:border-bottom="0.99pt solid #000000" fo:border-left="0.99pt solid #000000" fo:border-right="none" fo:border-top="none"/>
    </style:style>
    <style:style style:name="ce27" style:family="table-cell" style:parent-style-name="Pivot_20_Table_20_Value" style:data-style-name="N131">
      <style:table-cell-properties fo:border-bottom="none" fo:border-left="0.99pt solid #000000" fo:border-right="none" fo:border-top="0.99pt solid #000000"/>
    </style:style>
    <style:style style:name="ce28" style:family="table-cell" style:parent-style-name="Pivot_20_Table_20_Value" style:data-style-name="N131">
      <style:table-cell-properties fo:border-bottom="none" fo:border-left="0.99pt solid #000000" fo:border-right="none" fo:border-top="none"/>
    </style:style>
    <style:style style:name="ce29" style:family="table-cell" style:parent-style-name="Pivot_20_Table_20_Value" style:data-style-name="N131">
      <style:table-cell-properties fo:border-bottom="0.99pt solid #000000" fo:border-left="0.99pt solid #000000" fo:border-right="none" fo:border-top="none"/>
    </style:style>
    <style:style style:name="ce30" style:family="table-cell" style:parent-style-name="Pivot_20_Table_20_Value" style:data-style-name="N131">
      <style:table-cell-properties fo:border-bottom="none" fo:border-left="0.99pt solid #000000" fo:border-right="none" fo:border-top="0.99pt solid #000000"/>
    </style:style>
    <style:style style:name="ce31" style:family="table-cell" style:parent-style-name="Pivot_20_Table_20_Value" style:data-style-name="N131">
      <style:table-cell-properties fo:border-bottom="none" fo:border-left="0.99pt solid #000000" fo:border-right="none" fo:border-top="none"/>
    </style:style>
    <style:style style:name="ce32" style:family="table-cell" style:parent-style-name="Pivot_20_Table_20_Value" style:data-style-name="N131">
      <style:table-cell-properties fo:border-bottom="0.99pt solid #000000" fo:border-left="0.99pt solid #000000" fo:border-right="none" fo:border-top="none"/>
    </style:style>
    <style:style style:name="ce33" style:family="table-cell" style:parent-style-name="Pivot_20_Table_20_Value" style:data-style-name="N131">
      <style:table-cell-properties fo:border-bottom="none" fo:border-left="0.99pt solid #000000" fo:border-right="none" fo:border-top="0.99pt solid #000000"/>
    </style:style>
    <style:style style:name="ce34" style:family="table-cell" style:parent-style-name="Pivot_20_Table_20_Value" style:data-style-name="N131">
      <style:table-cell-properties fo:border-bottom="none" fo:border-left="0.99pt solid #000000" fo:border-right="none" fo:border-top="none"/>
    </style:style>
    <style:style style:name="ce35" style:family="table-cell" style:parent-style-name="Pivot_20_Table_20_Value" style:data-style-name="N131">
      <style:table-cell-properties fo:border-bottom="0.99pt solid #000000" fo:border-left="0.99pt solid #000000" fo:border-right="none" fo:border-top="none"/>
    </style:style>
    <style:style style:name="ce36" style:family="table-cell" style:parent-style-name="Pivot_20_Table_20_Value" style:data-style-name="N131">
      <style:table-cell-properties fo:border-bottom="none" fo:border-left="0.99pt solid #000000" fo:border-right="none" fo:border-top="0.99pt solid #000000"/>
    </style:style>
    <style:style style:name="ce37" style:family="table-cell" style:parent-style-name="Pivot_20_Table_20_Value" style:data-style-name="N131">
      <style:table-cell-properties fo:border-bottom="none" fo:border-left="0.99pt solid #000000" fo:border-right="none" fo:border-top="none"/>
    </style:style>
    <style:style style:name="ce38" style:family="table-cell" style:parent-style-name="Pivot_20_Table_20_Value" style:data-style-name="N131">
      <style:table-cell-properties fo:border-bottom="0.99pt solid #000000" fo:border-left="0.99pt solid #000000" fo:border-right="none" fo:border-top="none"/>
    </style:style>
    <style:style style:name="ce39" style:family="table-cell" style:parent-style-name="Pivot_20_Table_20_Result" style:data-style-name="N131">
      <style:table-cell-properties fo:border-bottom="2.01pt solid #000000" fo:border-left="0.99pt solid #000000" fo:border-right="none" fo:border-top="0.99pt solid #000000"/>
    </style:style>
    <style:style style:name="ce40" style:family="table-cell" style:parent-style-name="Default" style:data-style-name="N131"/>
    <style:style style:name="ce41" style:family="table-cell" style:parent-style-name="Pivot_20_Table_20_Corner" style:data-style-name="N131">
      <style:table-cell-properties fo:border-bottom="0.99pt solid #000000" fo:border-left="none" fo:border-right="none" fo:border-top="2.01pt solid #000000"/>
    </style:style>
    <style:style style:name="ce42" style:family="table-cell" style:parent-style-name="Pivot_20_Table_20_Category" style:data-style-name="N131">
      <style:table-cell-properties fo:border-bottom="0.99pt solid #000000" fo:border-left="none" fo:border-right="none" fo:border-top="none"/>
    </style:style>
    <style:style style:name="ce43" style:family="table-cell" style:parent-style-name="Pivot_20_Table_20_Value" style:data-style-name="N131">
      <style:table-cell-properties fo:border-bottom="none" fo:border-left="none" fo:border-right="none" fo:border-top="0.99pt solid #000000"/>
    </style:style>
    <style:style style:name="ce44" style:family="table-cell" style:parent-style-name="Pivot_20_Table_20_Value" style:data-style-name="N131"/>
    <style:style style:name="ce45" style:family="table-cell" style:parent-style-name="Pivot_20_Table_20_Value" style:data-style-name="N131">
      <style:table-cell-properties fo:border-bottom="0.99pt solid #000000" fo:border-left="none" fo:border-right="none" fo:border-top="none"/>
    </style:style>
    <style:style style:name="ce46" style:family="table-cell" style:parent-style-name="Pivot_20_Table_20_Value" style:data-style-name="N131">
      <style:table-cell-properties fo:border-bottom="none" fo:border-left="none" fo:border-right="none" fo:border-top="0.99pt solid #000000"/>
    </style:style>
    <style:style style:name="ce47" style:family="table-cell" style:parent-style-name="Pivot_20_Table_20_Value" style:data-style-name="N131"/>
    <style:style style:name="ce48" style:family="table-cell" style:parent-style-name="Pivot_20_Table_20_Value" style:data-style-name="N131">
      <style:table-cell-properties fo:border-bottom="0.99pt solid #000000" fo:border-left="none" fo:border-right="none" fo:border-top="none"/>
    </style:style>
    <style:style style:name="ce49" style:family="table-cell" style:parent-style-name="Pivot_20_Table_20_Value" style:data-style-name="N131">
      <style:table-cell-properties fo:border-bottom="none" fo:border-left="none" fo:border-right="none" fo:border-top="0.99pt solid #000000"/>
    </style:style>
    <style:style style:name="ce50" style:family="table-cell" style:parent-style-name="Pivot_20_Table_20_Value" style:data-style-name="N131"/>
    <style:style style:name="ce51" style:family="table-cell" style:parent-style-name="Pivot_20_Table_20_Value" style:data-style-name="N131">
      <style:table-cell-properties fo:border-bottom="0.99pt solid #000000" fo:border-left="none" fo:border-right="none" fo:border-top="none"/>
    </style:style>
    <style:style style:name="ce52" style:family="table-cell" style:parent-style-name="Pivot_20_Table_20_Value" style:data-style-name="N131">
      <style:table-cell-properties fo:border-bottom="none" fo:border-left="none" fo:border-right="none" fo:border-top="0.99pt solid #000000"/>
    </style:style>
    <style:style style:name="ce53" style:family="table-cell" style:parent-style-name="Pivot_20_Table_20_Value" style:data-style-name="N131"/>
    <style:style style:name="ce54" style:family="table-cell" style:parent-style-name="Pivot_20_Table_20_Value" style:data-style-name="N131">
      <style:table-cell-properties fo:border-bottom="0.99pt solid #000000" fo:border-left="none" fo:border-right="none" fo:border-top="none"/>
    </style:style>
    <style:style style:name="ce55" style:family="table-cell" style:parent-style-name="Pivot_20_Table_20_Value" style:data-style-name="N131">
      <style:table-cell-properties fo:border-bottom="none" fo:border-left="none" fo:border-right="none" fo:border-top="0.99pt solid #000000"/>
    </style:style>
    <style:style style:name="ce56" style:family="table-cell" style:parent-style-name="Pivot_20_Table_20_Value" style:data-style-name="N131"/>
    <style:style style:name="ce57" style:family="table-cell" style:parent-style-name="Pivot_20_Table_20_Value" style:data-style-name="N131">
      <style:table-cell-properties fo:border-bottom="0.99pt solid #000000" fo:border-left="none" fo:border-right="none" fo:border-top="none"/>
    </style:style>
    <style:style style:name="ce58" style:family="table-cell" style:parent-style-name="Pivot_20_Table_20_Value" style:data-style-name="N131">
      <style:table-cell-properties fo:border-bottom="none" fo:border-left="none" fo:border-right="none" fo:border-top="0.99pt solid #000000"/>
    </style:style>
    <style:style style:name="ce59" style:family="table-cell" style:parent-style-name="Pivot_20_Table_20_Value" style:data-style-name="N131"/>
    <style:style style:name="ce60" style:family="table-cell" style:parent-style-name="Pivot_20_Table_20_Value" style:data-style-name="N131">
      <style:table-cell-properties fo:border-bottom="0.99pt solid #000000" fo:border-left="none" fo:border-right="none" fo:border-top="none"/>
    </style:style>
    <style:style style:name="ce61" style:family="table-cell" style:parent-style-name="Pivot_20_Table_20_Value" style:data-style-name="N131">
      <style:table-cell-properties fo:border-bottom="none" fo:border-left="none" fo:border-right="none" fo:border-top="0.99pt solid #000000"/>
    </style:style>
    <style:style style:name="ce62" style:family="table-cell" style:parent-style-name="Pivot_20_Table_20_Value" style:data-style-name="N131"/>
    <style:style style:name="ce63" style:family="table-cell" style:parent-style-name="Pivot_20_Table_20_Value" style:data-style-name="N131">
      <style:table-cell-properties fo:border-bottom="0.99pt solid #000000" fo:border-left="none" fo:border-right="none" fo:border-top="none"/>
    </style:style>
    <style:style style:name="ce64" style:family="table-cell" style:parent-style-name="Pivot_20_Table_20_Value" style:data-style-name="N131">
      <style:table-cell-properties fo:border-bottom="none" fo:border-left="none" fo:border-right="none" fo:border-top="0.99pt solid #000000"/>
    </style:style>
    <style:style style:name="ce65" style:family="table-cell" style:parent-style-name="Pivot_20_Table_20_Value" style:data-style-name="N131"/>
    <style:style style:name="ce66" style:family="table-cell" style:parent-style-name="Pivot_20_Table_20_Value" style:data-style-name="N131">
      <style:table-cell-properties fo:border-bottom="0.99pt solid #000000" fo:border-left="none" fo:border-right="none" fo:border-top="none"/>
    </style:style>
    <style:style style:name="ce67" style:family="table-cell" style:parent-style-name="Pivot_20_Table_20_Result" style:data-style-name="N131">
      <style:table-cell-properties fo:border-bottom="2.01pt solid #000000" fo:border-left="none" fo:border-right="none" fo:border-top="0.99pt solid #000000"/>
    </style:style>
    <style:style style:name="ce68" style:family="table-cell" style:parent-style-name="Pivot_20_Table_20_Corner" style:data-style-name="N131">
      <style:table-cell-properties fo:border-bottom="0.99pt solid #000000" fo:border-left="none" fo:border-right="2.01pt solid #000000" fo:border-top="2.01pt solid #000000"/>
    </style:style>
    <style:style style:name="ce69" style:family="table-cell" style:parent-style-name="Pivot_20_Table_20_Category" style:data-style-name="N131">
      <style:table-cell-properties fo:border-bottom="0.99pt solid #000000" fo:border-left="none" fo:border-right="2.01pt solid #000000" fo:border-top="none"/>
    </style:style>
    <style:style style:name="ce70" style:family="table-cell" style:parent-style-name="Pivot_20_Table_20_Value" style:data-style-name="N131">
      <style:table-cell-properties fo:border-bottom="none" fo:border-left="none" fo:border-right="2.01pt solid #000000" fo:border-top="0.99pt solid #000000"/>
    </style:style>
    <style:style style:name="ce71" style:family="table-cell" style:parent-style-name="Pivot_20_Table_20_Value" style:data-style-name="N131">
      <style:table-cell-properties fo:border-bottom="none" fo:border-left="none" fo:border-right="2.01pt solid #000000" fo:border-top="none"/>
    </style:style>
    <style:style style:name="ce72" style:family="table-cell" style:parent-style-name="Pivot_20_Table_20_Value" style:data-style-name="N131">
      <style:table-cell-properties fo:border-bottom="0.99pt solid #000000" fo:border-left="none" fo:border-right="2.01pt solid #000000" fo:border-top="none"/>
    </style:style>
    <style:style style:name="ce73" style:family="table-cell" style:parent-style-name="Pivot_20_Table_20_Value" style:data-style-name="N131">
      <style:table-cell-properties fo:border-bottom="none" fo:border-left="none" fo:border-right="2.01pt solid #000000" fo:border-top="0.99pt solid #000000"/>
    </style:style>
    <style:style style:name="ce74" style:family="table-cell" style:parent-style-name="Pivot_20_Table_20_Value" style:data-style-name="N131">
      <style:table-cell-properties fo:border-bottom="none" fo:border-left="none" fo:border-right="2.01pt solid #000000" fo:border-top="none"/>
    </style:style>
    <style:style style:name="ce75" style:family="table-cell" style:parent-style-name="Pivot_20_Table_20_Value" style:data-style-name="N131">
      <style:table-cell-properties fo:border-bottom="0.99pt solid #000000" fo:border-left="none" fo:border-right="2.01pt solid #000000" fo:border-top="none"/>
    </style:style>
    <style:style style:name="ce76" style:family="table-cell" style:parent-style-name="Pivot_20_Table_20_Value" style:data-style-name="N131">
      <style:table-cell-properties fo:border-bottom="none" fo:border-left="none" fo:border-right="2.01pt solid #000000" fo:border-top="0.99pt solid #000000"/>
    </style:style>
    <style:style style:name="ce77" style:family="table-cell" style:parent-style-name="Pivot_20_Table_20_Value" style:data-style-name="N131">
      <style:table-cell-properties fo:border-bottom="none" fo:border-left="none" fo:border-right="2.01pt solid #000000" fo:border-top="none"/>
    </style:style>
    <style:style style:name="ce78" style:family="table-cell" style:parent-style-name="Pivot_20_Table_20_Value" style:data-style-name="N131">
      <style:table-cell-properties fo:border-bottom="0.99pt solid #000000" fo:border-left="none" fo:border-right="2.01pt solid #000000" fo:border-top="none"/>
    </style:style>
    <style:style style:name="ce79" style:family="table-cell" style:parent-style-name="Pivot_20_Table_20_Value" style:data-style-name="N131">
      <style:table-cell-properties fo:border-bottom="none" fo:border-left="none" fo:border-right="2.01pt solid #000000" fo:border-top="0.99pt solid #000000"/>
    </style:style>
    <style:style style:name="ce80" style:family="table-cell" style:parent-style-name="Pivot_20_Table_20_Value" style:data-style-name="N131">
      <style:table-cell-properties fo:border-bottom="none" fo:border-left="none" fo:border-right="2.01pt solid #000000" fo:border-top="none"/>
    </style:style>
    <style:style style:name="ce81" style:family="table-cell" style:parent-style-name="Pivot_20_Table_20_Value" style:data-style-name="N131">
      <style:table-cell-properties fo:border-bottom="0.99pt solid #000000" fo:border-left="none" fo:border-right="2.01pt solid #000000" fo:border-top="none"/>
    </style:style>
    <style:style style:name="ce82" style:family="table-cell" style:parent-style-name="Pivot_20_Table_20_Value" style:data-style-name="N131">
      <style:table-cell-properties fo:border-bottom="none" fo:border-left="none" fo:border-right="2.01pt solid #000000" fo:border-top="0.99pt solid #000000"/>
    </style:style>
    <style:style style:name="ce83" style:family="table-cell" style:parent-style-name="Pivot_20_Table_20_Value" style:data-style-name="N131">
      <style:table-cell-properties fo:border-bottom="none" fo:border-left="none" fo:border-right="2.01pt solid #000000" fo:border-top="none"/>
    </style:style>
    <style:style style:name="ce84" style:family="table-cell" style:parent-style-name="Pivot_20_Table_20_Value" style:data-style-name="N131">
      <style:table-cell-properties fo:border-bottom="0.99pt solid #000000" fo:border-left="none" fo:border-right="2.01pt solid #000000" fo:border-top="none"/>
    </style:style>
    <style:style style:name="ce85" style:family="table-cell" style:parent-style-name="Pivot_20_Table_20_Value" style:data-style-name="N131">
      <style:table-cell-properties fo:border-bottom="none" fo:border-left="none" fo:border-right="2.01pt solid #000000" fo:border-top="0.99pt solid #000000"/>
    </style:style>
    <style:style style:name="ce86" style:family="table-cell" style:parent-style-name="Pivot_20_Table_20_Value" style:data-style-name="N131">
      <style:table-cell-properties fo:border-bottom="none" fo:border-left="none" fo:border-right="2.01pt solid #000000" fo:border-top="none"/>
    </style:style>
    <style:style style:name="ce87" style:family="table-cell" style:parent-style-name="Pivot_20_Table_20_Value" style:data-style-name="N131">
      <style:table-cell-properties fo:border-bottom="0.99pt solid #000000" fo:border-left="none" fo:border-right="2.01pt solid #000000" fo:border-top="none"/>
    </style:style>
    <style:style style:name="ce88" style:family="table-cell" style:parent-style-name="Pivot_20_Table_20_Value" style:data-style-name="N131">
      <style:table-cell-properties fo:border-bottom="none" fo:border-left="none" fo:border-right="2.01pt solid #000000" fo:border-top="0.99pt solid #000000"/>
    </style:style>
    <style:style style:name="ce89" style:family="table-cell" style:parent-style-name="Pivot_20_Table_20_Value" style:data-style-name="N131">
      <style:table-cell-properties fo:border-bottom="none" fo:border-left="none" fo:border-right="2.01pt solid #000000" fo:border-top="none"/>
    </style:style>
    <style:style style:name="ce90" style:family="table-cell" style:parent-style-name="Pivot_20_Table_20_Value" style:data-style-name="N131">
      <style:table-cell-properties fo:border-bottom="0.99pt solid #000000" fo:border-left="none" fo:border-right="2.01pt solid #000000" fo:border-top="none"/>
    </style:style>
    <style:style style:name="ce91" style:family="table-cell" style:parent-style-name="Pivot_20_Table_20_Value" style:data-style-name="N131">
      <style:table-cell-properties fo:border-bottom="none" fo:border-left="none" fo:border-right="2.01pt solid #000000" fo:border-top="0.99pt solid #000000"/>
    </style:style>
    <style:style style:name="ce92" style:family="table-cell" style:parent-style-name="Pivot_20_Table_20_Value" style:data-style-name="N131">
      <style:table-cell-properties fo:border-bottom="none" fo:border-left="none" fo:border-right="2.01pt solid #000000" fo:border-top="none"/>
    </style:style>
    <style:style style:name="ce93" style:family="table-cell" style:parent-style-name="Pivot_20_Table_20_Value" style:data-style-name="N131">
      <style:table-cell-properties fo:border-bottom="0.99pt solid #000000" fo:border-left="none" fo:border-right="2.01pt solid #000000" fo:border-top="none"/>
    </style:style>
    <style:style style:name="ce94" style:family="table-cell" style:parent-style-name="Pivot_20_Table_20_Result" style:data-style-name="N131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only_simplifiabl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ruleSet</text:p>
          </table:table-cell>
          <table:table-cell office:value-type="string" calcext:value-type="string">
            <text:p>testSe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seRules_no_div</text:p>
          </table:table-cell>
          <table:table-cell office:value-type="string" calcext:value-type="string">
            <text:p>no_div_random_terms_huge</text:p>
          </table:table-cell>
          <table:table-cell office:value-type="float" office:value="17.1111111111111" calcext:value-type="float">
            <text:p>17.1111111111111</text:p>
          </table:table-cell>
          <table:table-cell office:value-type="float" office:value="24.8571428571429" calcext:value-type="float">
            <text:p>24.8571428571429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27.8095238095238" calcext:value-type="float">
            <text:p>27.8095238095238</text:p>
          </table:table-cell>
          <table:table-cell office:value-type="float" office:value="28.1269841269841" calcext:value-type="float">
            <text:p>28.1269841269841</text:p>
          </table:table-cell>
          <table:table-cell office:value-type="float" office:value="28.4126984126984" calcext:value-type="float">
            <text:p>28.4126984126984</text:p>
          </table:table-cell>
          <table:table-cell office:value-type="float" office:value="28.4444444444444" calcext:value-type="float">
            <text:p>28.4444444444444</text:p>
          </table:table-cell>
          <table:table-cell table:number-columns-repeated="2" office:value-type="float" office:value="28.4761904761905" calcext:value-type="float">
            <text:p>28.4761904761905</text:p>
          </table:table-cell>
          <table:table-cell/>
        </table:table-row>
        <table:table-row table:style-name="ro1">
          <table:table-cell office:value-type="string" calcext:value-type="string">
            <text:p>math_no_diff_int_no_div_KBC_max_rules_40</text:p>
          </table:table-cell>
          <table:table-cell office:value-type="string" calcext:value-type="string">
            <text:p>no_div_random_terms_huge</text:p>
          </table:table-cell>
          <table:table-cell office:value-type="float" office:value="22.7936507936508" calcext:value-type="float">
            <text:p>22.7936507936508</text:p>
          </table:table-cell>
          <table:table-cell office:value-type="float" office:value="26.4126984126984" calcext:value-type="float">
            <text:p>26.4126984126984</text:p>
          </table:table-cell>
          <table:table-cell table:number-columns-repeated="7" office:value-type="float" office:value="26.7301587301587" calcext:value-type="float">
            <text:p>26.7301587301587</text:p>
          </table:table-cell>
          <table:table-cell/>
        </table:table-row>
        <table:table-row table:style-name="ro1">
          <table:table-cell office:value-type="string" calcext:value-type="string">
            <text:p>math_no_diff_int_no_div_KBC_max_rules_60</text:p>
          </table:table-cell>
          <table:table-cell office:value-type="string" calcext:value-type="string">
            <text:p>no_div_random_terms_huge</text:p>
          </table:table-cell>
          <table:table-cell office:value-type="float" office:value="20.6984126984127" calcext:value-type="float">
            <text:p>20.6984126984127</text:p>
          </table:table-cell>
          <table:table-cell office:value-type="float" office:value="27.2698412698413" calcext:value-type="float">
            <text:p>27.2698412698413</text:p>
          </table:table-cell>
          <table:table-cell office:value-type="float" office:value="28.0634920634921" calcext:value-type="float">
            <text:p>28.0634920634921</text:p>
          </table:table-cell>
          <table:table-cell office:value-type="float" office:value="28.3174603174603" calcext:value-type="float">
            <text:p>28.3174603174603</text:p>
          </table:table-cell>
          <table:table-cell table:number-columns-repeated="5" office:value-type="float" office:value="28.3492063492063" calcext:value-type="float">
            <text:p>28.3492063492063</text:p>
          </table:table-cell>
          <table:table-cell/>
        </table:table-row>
        <table:table-row table:style-name="ro1">
          <table:table-cell office:value-type="string" calcext:value-type="string">
            <text:p>math_no_diff_int_no_div_KBC_max_rules_80</text:p>
          </table:table-cell>
          <table:table-cell office:value-type="string" calcext:value-type="string">
            <text:p>no_div_random_terms_huge</text:p>
          </table:table-cell>
          <table:table-cell office:value-type="float" office:value="19.4920634920635" calcext:value-type="float">
            <text:p>19.4920634920635</text:p>
          </table:table-cell>
          <table:table-cell office:value-type="float" office:value="27.4603174603175" calcext:value-type="float">
            <text:p>27.4603174603175</text:p>
          </table:table-cell>
          <table:table-cell office:value-type="float" office:value="28.2222222222222" calcext:value-type="float">
            <text:p>28.2222222222222</text:p>
          </table:table-cell>
          <table:table-cell table:number-columns-repeated="2" office:value-type="float" office:value="28.8571428571429" calcext:value-type="float">
            <text:p>28.8571428571429</text:p>
          </table:table-cell>
          <table:table-cell table:number-columns-repeated="4" office:value-type="float" office:value="28.9206349206349" calcext:value-type="float">
            <text:p>28.9206349206349</text:p>
          </table:table-cell>
          <table:table-cell/>
        </table:table-row>
        <table:table-row table:style-name="ro1">
          <table:table-cell office:value-type="string" calcext:value-type="string">
            <text:p>math_no_diff_int_no_div_KBC_max_rules_100</text:p>
          </table:table-cell>
          <table:table-cell office:value-type="string" calcext:value-type="string">
            <text:p>no_div_random_terms_huge</text:p>
          </table:table-cell>
          <table:table-cell office:value-type="float" office:value="18.6984126984127" calcext:value-type="float">
            <text:p>18.6984126984127</text:p>
          </table:table-cell>
          <table:table-cell office:value-type="float" office:value="27.6190476190476" calcext:value-type="float">
            <text:p>27.6190476190476</text:p>
          </table:table-cell>
          <table:table-cell office:value-type="float" office:value="28.6349206349206" calcext:value-type="float">
            <text:p>28.6349206349206</text:p>
          </table:table-cell>
          <table:table-cell office:value-type="float" office:value="29.2063492063492" calcext:value-type="float">
            <text:p>29.2063492063492</text:p>
          </table:table-cell>
          <table:table-cell office:value-type="float" office:value="29.2698412698413" calcext:value-type="float">
            <text:p>29.2698412698413</text:p>
          </table:table-cell>
          <table:table-cell table:number-columns-repeated="4" office:value-type="float" office:value="29.3650793650794" calcext:value-type="float">
            <text:p>29.3650793650794</text:p>
          </table:table-cell>
          <table:table-cell/>
        </table:table-row>
        <table:table-row table:style-name="ro1">
          <table:table-cell office:value-type="string" calcext:value-type="string">
            <text:p>math_no_diff_int_no_div_KBC_max_rules_150</text:p>
          </table:table-cell>
          <table:table-cell office:value-type="string" calcext:value-type="string">
            <text:p>no_div_random_terms_huge</text:p>
          </table:table-cell>
          <table:table-cell office:value-type="float" office:value="18.2857142857143" calcext:value-type="float">
            <text:p>18.2857142857143</text:p>
          </table:table-cell>
          <table:table-cell office:value-type="float" office:value="26.1269841269841" calcext:value-type="float">
            <text:p>26.1269841269841</text:p>
          </table:table-cell>
          <table:table-cell office:value-type="float" office:value="27.968253968254" calcext:value-type="float">
            <text:p>27.968253968254</text:p>
          </table:table-cell>
          <table:table-cell office:value-type="float" office:value="29.047619047619" calcext:value-type="float">
            <text:p>29.047619047619</text:p>
          </table:table-cell>
          <table:table-cell office:value-type="float" office:value="29.2698412698413" calcext:value-type="float">
            <text:p>29.2698412698413</text:p>
          </table:table-cell>
          <table:table-cell table:number-columns-repeated="2" office:value-type="float" office:value="29.4285714285714" calcext:value-type="float">
            <text:p>29.4285714285714</text:p>
          </table:table-cell>
          <table:table-cell table:number-columns-repeated="2" office:value-type="float" office:value="29.4603174603175" calcext:value-type="float">
            <text:p>29.4603174603175</text:p>
          </table:table-cell>
          <table:table-cell/>
        </table:table-row>
        <table:table-row table:style-name="ro1">
          <table:table-cell office:value-type="string" calcext:value-type="string">
            <text:p>math_no_diff_int_no_div_KBC_max_rules_200</text:p>
          </table:table-cell>
          <table:table-cell office:value-type="string" calcext:value-type="string">
            <text:p>no_div_random_terms_huge</text:p>
          </table:table-cell>
          <table:table-cell office:value-type="float" office:value="17.5238095238095" calcext:value-type="float">
            <text:p>17.5238095238095</text:p>
          </table:table-cell>
          <table:table-cell office:value-type="float" office:value="25.4603174603175" calcext:value-type="float">
            <text:p>25.4603174603175</text:p>
          </table:table-cell>
          <table:table-cell office:value-type="float" office:value="27.4603174603175" calcext:value-type="float">
            <text:p>27.4603174603175</text:p>
          </table:table-cell>
          <table:table-cell office:value-type="float" office:value="29.015873015873" calcext:value-type="float">
            <text:p>29.015873015873</text:p>
          </table:table-cell>
          <table:table-cell office:value-type="float" office:value="29.3015873015873" calcext:value-type="float">
            <text:p>29.3015873015873</text:p>
          </table:table-cell>
          <table:table-cell table:number-columns-repeated="2" office:value-type="float" office:value="29.4603174603175" calcext:value-type="float">
            <text:p>29.4603174603175</text:p>
          </table:table-cell>
          <table:table-cell table:number-columns-repeated="2" office:value-type="float" office:value="29.4920634920635" calcext:value-type="float">
            <text:p>29.4920634920635</text:p>
          </table:table-cell>
          <table:table-cell/>
        </table:table-row>
        <table:table-row table:style-name="ro1">
          <table:table-cell office:value-type="string" calcext:value-type="string">
            <text:p>BaseRules</text:p>
          </table:table-cell>
          <table:table-cell office:value-type="string" calcext:value-type="string">
            <text:p>no_div_random_terms_huge</text:p>
          </table:table-cell>
          <table:table-cell office:value-type="float" office:value="17.7142857142857" calcext:value-type="float">
            <text:p>17.7142857142857</text:p>
          </table:table-cell>
          <table:table-cell office:value-type="float" office:value="25.5873015873016" calcext:value-type="float">
            <text:p>25.5873015873016</text:p>
          </table:table-cell>
          <table:table-cell office:value-type="float" office:value="27.3968253968254" calcext:value-type="float">
            <text:p>27.3968253968254</text:p>
          </table:table-cell>
          <table:table-cell office:value-type="float" office:value="28.5396825396825" calcext:value-type="float">
            <text:p>28.5396825396825</text:p>
          </table:table-cell>
          <table:table-cell office:value-type="float" office:value="28.7936507936508" calcext:value-type="float">
            <text:p>28.7936507936508</text:p>
          </table:table-cell>
          <table:table-cell office:value-type="float" office:value="29.0793650793651" calcext:value-type="float">
            <text:p>29.0793650793651</text:p>
          </table:table-cell>
          <table:table-cell office:value-type="float" office:value="29.1111111111111" calcext:value-type="float">
            <text:p>29.1111111111111</text:p>
          </table:table-cell>
          <table:table-cell table:number-columns-repeated="2" office:value-type="float" office:value="29.1428571428571" calcext:value-type="float">
            <text:p>29.1428571428571</text:p>
          </table:table-cell>
          <table:table-cell/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no_div_random_terms_huge</text:p>
          </table:table-cell>
          <table:table-cell office:value-type="float" office:value="22.984126984127" calcext:value-type="float">
            <text:p>22.984126984127</text:p>
          </table:table-cell>
          <table:table-cell table:number-columns-repeated="8" office:value-type="float" office:value="24.7619047619048" calcext:value-type="float">
            <text:p>24.7619047619048</text:p>
          </table:table-cell>
          <table:table-cell/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no_div_random_terms_huge</text:p>
          </table:table-cell>
          <table:table-cell office:value-type="float" office:value="22.6031746031746" calcext:value-type="float">
            <text:p>22.6031746031746</text:p>
          </table:table-cell>
          <table:table-cell office:value-type="float" office:value="25.6825396825397" calcext:value-type="float">
            <text:p>25.6825396825397</text:p>
          </table:table-cell>
          <table:table-cell table:number-columns-repeated="7" office:value-type="float" office:value="25.7460317460317" calcext:value-type="float">
            <text:p>25.7460317460317</text:p>
          </table:table-cell>
          <table:table-cell/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no_div_random_terms_huge</text:p>
          </table:table-cell>
          <table:table-cell office:value-type="float" office:value="18.952380952381" calcext:value-type="float">
            <text:p>18.952380952381</text:p>
          </table:table-cell>
          <table:table-cell office:value-type="float" office:value="25.9365079365079" calcext:value-type="float">
            <text:p>25.9365079365079</text:p>
          </table:table-cell>
          <table:table-cell table:number-columns-repeated="6" office:value-type="float" office:value="26.3492063492063" calcext:value-type="float">
            <text:p>26.3492063492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no_div_random_terms_huge</text:p>
          </table:table-cell>
          <table:table-cell office:value-type="float" office:value="19.1428571428571" calcext:value-type="float">
            <text:p>19.1428571428571</text:p>
          </table:table-cell>
          <table:table-cell office:value-type="float" office:value="26.7301587301587" calcext:value-type="float">
            <text:p>26.7301587301587</text:p>
          </table:table-cell>
          <table:table-cell table:number-columns-repeated="5" office:value-type="float" office:value="27.1428571428571" calcext:value-type="float">
            <text:p>27.1428571428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no_div_random_terms_huge</text:p>
          </table:table-cell>
          <table:table-cell office:value-type="float" office:value="19.2063492063492" calcext:value-type="float">
            <text:p>19.2063492063492</text:p>
          </table:table-cell>
          <table:table-cell office:value-type="float" office:value="28.1587301587302" calcext:value-type="float">
            <text:p>28.1587301587302</text:p>
          </table:table-cell>
          <table:table-cell office:value-type="float" office:value="28.9206349206349" calcext:value-type="float">
            <text:p>28.9206349206349</text:p>
          </table:table-cell>
          <table:table-cell office:value-type="float" office:value="29.1746031746032" calcext:value-type="float">
            <text:p>29.1746031746032</text:p>
          </table:table-cell>
          <table:table-cell office:value-type="float" office:value="29.2063492063492" calcext:value-type="float">
            <text:p>29.2063492063492</text:p>
          </table:table-cell>
          <table:table-cell office:value-type="float" office:value="29.2698412698413" calcext:value-type="float">
            <text:p>29.2698412698413</text:p>
          </table:table-cell>
          <table:table-cell table:number-columns-repeated="2" office:value-type="float" office:value="29.3015873015873" calcext:value-type="float">
            <text:p>29.3015873015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no_div_random_terms_huge</text:p>
          </table:table-cell>
          <table:table-cell office:value-type="float" office:value="18.5079365079365" calcext:value-type="float">
            <text:p>18.5079365079365</text:p>
          </table:table-cell>
          <table:table-cell office:value-type="float" office:value="27.015873015873" calcext:value-type="float">
            <text:p>27.015873015873</text:p>
          </table:table-cell>
          <table:table-cell office:value-type="float" office:value="28.4444444444444" calcext:value-type="float">
            <text:p>28.4444444444444</text:p>
          </table:table-cell>
          <table:table-cell office:value-type="float" office:value="29.9047619047619" calcext:value-type="float">
            <text:p>29.9047619047619</text:p>
          </table:table-cell>
          <table:table-cell office:value-type="float" office:value="30.1904761904762" calcext:value-type="float">
            <text:p>30.1904761904762</text:p>
          </table:table-cell>
          <table:table-cell table:number-columns-repeated="3" office:value-type="float" office:value="30.3174603174603" calcext:value-type="float">
            <text:p>30.3174603174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true_sep_div_KBC_max_rules_40</text:p>
          </table:table-cell>
          <table:table-cell office:value-type="string" calcext:value-type="string">
            <text:p>no_div_random_terms_huge</text:p>
          </table:table-cell>
          <table:table-cell office:value-type="float" office:value="19.8095238095238" calcext:value-type="float">
            <text:p>19.8095238095238</text:p>
          </table:table-cell>
          <table:table-cell office:value-type="float" office:value="27.2063492063492" calcext:value-type="float">
            <text:p>27.2063492063492</text:p>
          </table:table-cell>
          <table:table-cell office:value-type="float" office:value="27.6190476190476" calcext:value-type="float">
            <text:p>27.6190476190476</text:p>
          </table:table-cell>
          <table:table-cell table:number-columns-repeated="5" office:value-type="float" office:value="27.6825396825397" calcext:value-type="float">
            <text:p>27.6825396825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true_sep_div_KBC_max_rules_60</text:p>
          </table:table-cell>
          <table:table-cell office:value-type="string" calcext:value-type="string">
            <text:p>no_div_random_terms_huge</text:p>
          </table:table-cell>
          <table:table-cell office:value-type="float" office:value="19.2698412698413" calcext:value-type="float">
            <text:p>19.2698412698413</text:p>
          </table:table-cell>
          <table:table-cell office:value-type="float" office:value="28.031746031746" calcext:value-type="float">
            <text:p>28.031746031746</text:p>
          </table:table-cell>
          <table:table-cell office:value-type="float" office:value="28.8253968253968" calcext:value-type="float">
            <text:p>28.8253968253968</text:p>
          </table:table-cell>
          <table:table-cell table:number-columns-repeated="5" office:value-type="float" office:value="29.3650793650794" calcext:value-type="float">
            <text:p>29.3650793650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true_sep_div_KBC_max_rules_80</text:p>
          </table:table-cell>
          <table:table-cell office:value-type="string" calcext:value-type="string">
            <text:p>no_div_random_terms_huge</text:p>
          </table:table-cell>
          <table:table-cell office:value-type="float" office:value="18.952380952381" calcext:value-type="float">
            <text:p>18.952380952381</text:p>
          </table:table-cell>
          <table:table-cell office:value-type="float" office:value="28.031746031746" calcext:value-type="float">
            <text:p>28.031746031746</text:p>
          </table:table-cell>
          <table:table-cell office:value-type="float" office:value="29.047619047619" calcext:value-type="float">
            <text:p>29.047619047619</text:p>
          </table:table-cell>
          <table:table-cell table:number-columns-repeated="2" office:value-type="float" office:value="29.8730158730159" calcext:value-type="float">
            <text:p>29.8730158730159</text:p>
          </table:table-cell>
          <table:table-cell table:number-columns-repeated="3" office:value-type="float" office:value="29.9047619047619" calcext:value-type="float">
            <text:p>29.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true_sep_div_KBC_max_rules_100</text:p>
          </table:table-cell>
          <table:table-cell office:value-type="string" calcext:value-type="string">
            <text:p>no_div_random_terms_huge</text:p>
          </table:table-cell>
          <table:table-cell office:value-type="float" office:value="19.047619047619" calcext:value-type="float">
            <text:p>19.047619047619</text:p>
          </table:table-cell>
          <table:table-cell office:value-type="float" office:value="28.3174603174603" calcext:value-type="float">
            <text:p>28.3174603174603</text:p>
          </table:table-cell>
          <table:table-cell office:value-type="float" office:value="29.5873015873016" calcext:value-type="float">
            <text:p>29.5873015873016</text:p>
          </table:table-cell>
          <table:table-cell office:value-type="float" office:value="30.3174603174603" calcext:value-type="float">
            <text:p>30.3174603174603</text:p>
          </table:table-cell>
          <table:table-cell office:value-type="float" office:value="30.3809523809524" calcext:value-type="float">
            <text:p>30.3809523809524</text:p>
          </table:table-cell>
          <table:table-cell table:number-columns-repeated="3" office:value-type="float" office:value="30.4444444444444" calcext:value-type="float">
            <text:p>30.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true_sep_div_KBC_max_rules_150</text:p>
          </table:table-cell>
          <table:table-cell office:value-type="string" calcext:value-type="string">
            <text:p>no_div_random_terms_huge</text:p>
          </table:table-cell>
          <table:table-cell office:value-type="float" office:value="18.7301587301587" calcext:value-type="float">
            <text:p>18.7301587301587</text:p>
          </table:table-cell>
          <table:table-cell office:value-type="float" office:value="26.7301587301587" calcext:value-type="float">
            <text:p>26.7301587301587</text:p>
          </table:table-cell>
          <table:table-cell office:value-type="float" office:value="28.6666666666667" calcext:value-type="float">
            <text:p>28.6666666666667</text:p>
          </table:table-cell>
          <table:table-cell office:value-type="float" office:value="30.1269841269841" calcext:value-type="float">
            <text:p>30.1269841269841</text:p>
          </table:table-cell>
          <table:table-cell office:value-type="float" office:value="30.3492063492063" calcext:value-type="float">
            <text:p>30.3492063492063</text:p>
          </table:table-cell>
          <table:table-cell table:number-columns-repeated="3" office:value-type="float" office:value="30.5079365079365" calcext:value-type="float">
            <text:p>30.5079365079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true_sep_div_KBC_max_rules_200</text:p>
          </table:table-cell>
          <table:table-cell office:value-type="string" calcext:value-type="string">
            <text:p>no_div_random_terms_huge</text:p>
          </table:table-cell>
          <table:table-cell office:value-type="float" office:value="15.6190476190476" calcext:value-type="float">
            <text:p>15.6190476190476</text:p>
          </table:table-cell>
          <table:table-cell office:value-type="float" office:value="26.4126984126984" calcext:value-type="float">
            <text:p>26.4126984126984</text:p>
          </table:table-cell>
          <table:table-cell office:value-type="float" office:value="28" calcext:value-type="float">
            <text:p>28</text:p>
          </table:table-cell>
          <table:table-cell office:value-type="float" office:value="30.031746031746" calcext:value-type="float">
            <text:p>30.031746031746</text:p>
          </table:table-cell>
          <table:table-cell office:value-type="float" office:value="30.3809523809524" calcext:value-type="float">
            <text:p>30.3809523809524</text:p>
          </table:table-cell>
          <table:table-cell table:number-columns-repeated="3" office:value-type="float" office:value="30.5396825396825" calcext:value-type="float">
            <text:p>30.5396825396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no_div_random_terms_huge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27.2380952380952" calcext:value-type="float">
            <text:p>27.2380952380952</text:p>
          </table:table-cell>
          <table:table-cell table:number-columns-repeated="6" office:value-type="float" office:value="27.5555555555556" calcext:value-type="float">
            <text:p>27.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no_div_random_terms_huge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28.2857142857143" calcext:value-type="float">
            <text:p>28.2857142857143</text:p>
          </table:table-cell>
          <table:table-cell table:number-columns-repeated="5" office:value-type="float" office:value="28.4761904761905" calcext:value-type="float">
            <text:p>28.4761904761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no_div_random_terms_huge</text:p>
          </table:table-cell>
          <table:table-cell office:value-type="float" office:value="20.5396825396825" calcext:value-type="float">
            <text:p>20.5396825396825</text:p>
          </table:table-cell>
          <table:table-cell office:value-type="float" office:value="28.3492063492063" calcext:value-type="float">
            <text:p>28.3492063492063</text:p>
          </table:table-cell>
          <table:table-cell office:value-type="float" office:value="29.047619047619" calcext:value-type="float">
            <text:p>29.047619047619</text:p>
          </table:table-cell>
          <table:table-cell table:number-columns-repeated="2" office:value-type="float" office:value="29.6507936507937" calcext:value-type="float">
            <text:p>29.6507936507937</text:p>
          </table:table-cell>
          <table:table-cell table:number-columns-repeated="3" office:value-type="float" office:value="29.6825396825397" calcext:value-type="float">
            <text:p>29.6825396825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no_div_random_terms_huge</text:p>
          </table:table-cell>
          <table:table-cell office:value-type="float" office:value="19.1746031746032" calcext:value-type="float">
            <text:p>19.1746031746032</text:p>
          </table:table-cell>
          <table:table-cell office:value-type="float" office:value="28.3174603174603" calcext:value-type="float">
            <text:p>28.3174603174603</text:p>
          </table:table-cell>
          <table:table-cell office:value-type="float" office:value="29.3333333333333" calcext:value-type="float">
            <text:p>29.3333333333333</text:p>
          </table:table-cell>
          <table:table-cell table:number-columns-repeated="2" office:value-type="float" office:value="29.9365079365079" calcext:value-type="float">
            <text:p>29.9365079365079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no_div_random_terms_huge</text:p>
          </table:table-cell>
          <table:table-cell office:value-type="float" office:value="19.015873015873" calcext:value-type="float">
            <text:p>19.015873015873</text:p>
          </table:table-cell>
          <table:table-cell office:value-type="float" office:value="27.3333333333333" calcext:value-type="float">
            <text:p>27.3333333333333</text:p>
          </table:table-cell>
          <table:table-cell office:value-type="float" office:value="28.9206349206349" calcext:value-type="float">
            <text:p>28.9206349206349</text:p>
          </table:table-cell>
          <table:table-cell office:value-type="float" office:value="30.1587301587302" calcext:value-type="float">
            <text:p>30.1587301587302</text:p>
          </table:table-cell>
          <table:table-cell office:value-type="float" office:value="30.2857142857143" calcext:value-type="float">
            <text:p>30.2857142857143</text:p>
          </table:table-cell>
          <table:table-cell table:number-columns-repeated="2" office:value-type="float" office:value="30.4126984126984" calcext:value-type="float">
            <text:p>30.4126984126984</text:p>
          </table:table-cell>
          <table:table-cell office:value-type="float" office:value="30.4444444444444" calcext:value-type="float">
            <text:p>30.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term_size_3</text:p>
          </table:table-cell>
          <table:table-cell office:value-type="string" calcext:value-type="string">
            <text:p>no_div_random_terms_huge</text:p>
          </table:table-cell>
          <table:table-cell office:value-type="float" office:value="25.2698412698413" calcext:value-type="float">
            <text:p>25.2698412698413</text:p>
          </table:table-cell>
          <table:table-cell office:value-type="float" office:value="25.7460317460317" calcext:value-type="float">
            <text:p>25.7460317460317</text:p>
          </table:table-cell>
          <table:table-cell table:number-columns-repeated="6" office:value-type="float" office:value="25.7777777777778" calcext:value-type="float">
            <text:p>25.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term_size_4</text:p>
          </table:table-cell>
          <table:table-cell office:value-type="string" calcext:value-type="string">
            <text:p>no_div_random_terms_huge</text:p>
          </table:table-cell>
          <table:table-cell office:value-type="float" office:value="24.6984126984127" calcext:value-type="float">
            <text:p>24.6984126984127</text:p>
          </table:table-cell>
          <table:table-cell office:value-type="float" office:value="25.9365079365079" calcext:value-type="float">
            <text:p>25.9365079365079</text:p>
          </table:table-cell>
          <table:table-cell table:number-columns-repeated="6" office:value-type="float" office:value="25.968253968254" calcext:value-type="float">
            <text:p>25.968253968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term_size_6</text:p>
          </table:table-cell>
          <table:table-cell office:value-type="string" calcext:value-type="string">
            <text:p>no_div_random_terms_huge</text:p>
          </table:table-cell>
          <table:table-cell office:value-type="float" office:value="20.3492063492063" calcext:value-type="float">
            <text:p>20.3492063492063</text:p>
          </table:table-cell>
          <table:table-cell office:value-type="float" office:value="26.4444444444444" calcext:value-type="float">
            <text:p>26.4444444444444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5" office:value-type="float" office:value="26.6984126984127" calcext:value-type="float">
            <text:p>26.6984126984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term_size_8</text:p>
          </table:table-cell>
          <table:table-cell office:value-type="string" calcext:value-type="string">
            <text:p>no_div_random_terms_huge</text:p>
          </table:table-cell>
          <table:table-cell office:value-type="float" office:value="5.26984126984127" calcext:value-type="float">
            <text:p>5.26984126984127</text:p>
          </table:table-cell>
          <table:table-cell office:value-type="float" office:value="19.5238095238095" calcext:value-type="float">
            <text:p>19.5238095238095</text:p>
          </table:table-cell>
          <table:table-cell office:value-type="float" office:value="25.8730158730159" calcext:value-type="float">
            <text:p>25.8730158730159</text:p>
          </table:table-cell>
          <table:table-cell office:value-type="float" office:value="28.6349206349206" calcext:value-type="float">
            <text:p>28.6349206349206</text:p>
          </table:table-cell>
          <table:table-cell office:value-type="float" office:value="29.1428571428571" calcext:value-type="float">
            <text:p>29.1428571428571</text:p>
          </table:table-cell>
          <table:table-cell office:value-type="float" office:value="29.7777777777778" calcext:value-type="float">
            <text:p>29.7777777777778</text:p>
          </table:table-cell>
          <table:table-cell office:value-type="float" office:value="29.8730158730159" calcext:value-type="float">
            <text:p>29.8730158730159</text:p>
          </table:table-cell>
          <table:table-cell office:value-type="float" office:value="29.9365079365079" calcext:value-type="float">
            <text:p>29.9365079365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no_div_random_terms_huge</text:p>
          </table:table-cell>
          <table:table-cell office:value-type="float" office:value="19.9365079365079" calcext:value-type="float">
            <text:p>19.9365079365079</text:p>
          </table:table-cell>
          <table:table-cell office:value-type="float" office:value="26.3492063492063" calcext:value-type="float">
            <text:p>26.3492063492063</text:p>
          </table:table-cell>
          <table:table-cell office:value-type="float" office:value="28.4126984126984" calcext:value-type="float">
            <text:p>28.4126984126984</text:p>
          </table:table-cell>
          <table:table-cell office:value-type="float" office:value="29.2063492063492" calcext:value-type="float">
            <text:p>29.2063492063492</text:p>
          </table:table-cell>
          <table:table-cell office:value-type="float" office:value="29.4285714285714" calcext:value-type="float">
            <text:p>29.4285714285714</text:p>
          </table:table-cell>
          <table:table-cell office:value-type="float" office:value="29.5238095238095" calcext:value-type="float">
            <text:p>29.5238095238095</text:p>
          </table:table-cell>
          <table:table-cell table:number-columns-repeated="2" office:value-type="float" office:value="29.5555555555556" calcext:value-type="float">
            <text:p>29.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no_div_random_terms_huge</text:p>
          </table:table-cell>
          <table:table-cell office:value-type="float" office:value="20.3809523809524" calcext:value-type="float">
            <text:p>20.3809523809524</text:p>
          </table:table-cell>
          <table:table-cell office:value-type="float" office:value="26.0634920634921" calcext:value-type="float">
            <text:p>26.0634920634921</text:p>
          </table:table-cell>
          <table:table-cell office:value-type="float" office:value="28.4761904761905" calcext:value-type="float">
            <text:p>28.4761904761905</text:p>
          </table:table-cell>
          <table:table-cell office:value-type="float" office:value="29.968253968254" calcext:value-type="float">
            <text:p>29.968253968254</text:p>
          </table:table-cell>
          <table:table-cell office:value-type="float" office:value="30.1587301587302" calcext:value-type="float">
            <text:p>30.1587301587302</text:p>
          </table:table-cell>
          <table:table-cell office:value-type="float" office:value="30.2857142857143" calcext:value-type="float">
            <text:p>30.2857142857143</text:p>
          </table:table-cell>
          <table:table-cell office:value-type="float" office:value="30.3492063492063" calcext:value-type="float">
            <text:p>30.3492063492063</text:p>
          </table:table-cell>
          <table:table-cell office:value-type="float" office:value="30.3809523809524" calcext:value-type="float">
            <text:p>30.380952380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no_div_random_terms_huge</text:p>
          </table:table-cell>
          <table:table-cell office:value-type="float" office:value="20.0952380952381" calcext:value-type="float">
            <text:p>20.0952380952381</text:p>
          </table:table-cell>
          <table:table-cell office:value-type="float" office:value="26.4444444444444" calcext:value-type="float">
            <text:p>26.4444444444444</text:p>
          </table:table-cell>
          <table:table-cell office:value-type="float" office:value="28.3174603174603" calcext:value-type="float">
            <text:p>28.3174603174603</text:p>
          </table:table-cell>
          <table:table-cell office:value-type="float" office:value="29.968253968254" calcext:value-type="float">
            <text:p>29.968253968254</text:p>
          </table:table-cell>
          <table:table-cell office:value-type="float" office:value="30.2857142857143" calcext:value-type="float">
            <text:p>30.2857142857143</text:p>
          </table:table-cell>
          <table:table-cell table:number-columns-repeated="2" office:value-type="float" office:value="30.4126984126984" calcext:value-type="float">
            <text:p>30.4126984126984</text:p>
          </table:table-cell>
          <table:table-cell office:value-type="float" office:value="30.4444444444444" calcext:value-type="float">
            <text:p>30.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no_div_random_terms_huge</text:p>
          </table:table-cell>
          <table:table-cell office:value-type="float" office:value="20.0952380952381" calcext:value-type="float">
            <text:p>20.0952380952381</text:p>
          </table:table-cell>
          <table:table-cell office:value-type="float" office:value="26.4761904761905" calcext:value-type="float">
            <text:p>26.4761904761905</text:p>
          </table:table-cell>
          <table:table-cell office:value-type="float" office:value="28.031746031746" calcext:value-type="float">
            <text:p>28.031746031746</text:p>
          </table:table-cell>
          <table:table-cell office:value-type="float" office:value="30.2539682539683" calcext:value-type="float">
            <text:p>30.2539682539683</text:p>
          </table:table-cell>
          <table:table-cell office:value-type="float" office:value="30.3174603174603" calcext:value-type="float">
            <text:p>30.3174603174603</text:p>
          </table:table-cell>
          <table:table-cell table:number-columns-repeated="2" office:value-type="float" office:value="30.4126984126984" calcext:value-type="float">
            <text:p>30.4126984126984</text:p>
          </table:table-cell>
          <table:table-cell office:value-type="float" office:value="30.4444444444444" calcext:value-type="float">
            <text:p>30.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no_div_random_terms_huge</text:p>
          </table:table-cell>
          <table:table-cell office:value-type="float" office:value="19.6190476190476" calcext:value-type="float">
            <text:p>19.6190476190476</text:p>
          </table:table-cell>
          <table:table-cell office:value-type="float" office:value="24.031746031746" calcext:value-type="float">
            <text:p>24.031746031746</text:p>
          </table:table-cell>
          <table:table-cell office:value-type="float" office:value="26.2222222222222" calcext:value-type="float">
            <text:p>26.2222222222222</text:p>
          </table:table-cell>
          <table:table-cell office:value-type="float" office:value="29.6190476190476" calcext:value-type="float">
            <text:p>29.6190476190476</text:p>
          </table:table-cell>
          <table:table-cell office:value-type="float" office:value="30.1269841269841" calcext:value-type="float">
            <text:p>30.1269841269841</text:p>
          </table:table-cell>
          <table:table-cell table:number-columns-repeated="3" office:value-type="float" office:value="30.4761904761905" calcext:value-type="float">
            <text:p>30.4761904761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no_div_random_terms_huge</text:p>
          </table:table-cell>
          <table:table-cell office:value-type="float" office:value="16.3809523809524" calcext:value-type="float">
            <text:p>16.3809523809524</text:p>
          </table:table-cell>
          <table:table-cell office:value-type="float" office:value="20.2539682539683" calcext:value-type="float">
            <text:p>20.2539682539683</text:p>
          </table:table-cell>
          <table:table-cell office:value-type="float" office:value="26.3492063492063" calcext:value-type="float">
            <text:p>26.3492063492063</text:p>
          </table:table-cell>
          <table:table-cell office:value-type="float" office:value="29.5238095238095" calcext:value-type="float">
            <text:p>29.5238095238095</text:p>
          </table:table-cell>
          <table:table-cell office:value-type="float" office:value="29.8412698412698" calcext:value-type="float">
            <text:p>29.8412698412698</text:p>
          </table:table-cell>
          <table:table-cell office:value-type="float" office:value="30.4126984126984" calcext:value-type="float">
            <text:p>30.4126984126984</text:p>
          </table:table-cell>
          <table:table-cell table:number-columns-repeated="2" office:value-type="float" office:value="30.5079365079365" calcext:value-type="float">
            <text:p>30.5079365079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Rules_no_div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2142857142857" calcext:value-type="float">
            <text:p>6.72142857142857</text:p>
          </table:table-cell>
          <table:table-cell office:value-type="float" office:value="7.74285714285714" calcext:value-type="float">
            <text:p>7.74285714285714</text:p>
          </table:table-cell>
          <table:table-cell office:value-type="float" office:value="7.86428571428571" calcext:value-type="float">
            <text:p>7.86428571428571</text:p>
          </table:table-cell>
          <table:table-cell table:number-columns-repeated="7" office:value-type="float" office:value="7.94285714285714" calcext:value-type="float">
            <text:p>7.94285714285714</text:p>
          </table:table-cell>
        </table:table-row>
        <table:table-row table:style-name="ro1">
          <table:table-cell office:value-type="string" calcext:value-type="string">
            <text:p>math_no_diff_int_no_div_KBC_max_rules_4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36428571428571" calcext:value-type="float">
            <text:p>7.36428571428571</text:p>
          </table:table-cell>
          <table:table-cell office:value-type="float" office:value="7.5" calcext:value-type="float">
            <text:p>7.5</text:p>
          </table:table-cell>
          <table:table-cell table:number-columns-repeated="8" office:value-type="float" office:value="7.52142857142857" calcext:value-type="float">
            <text:p>7.52142857142857</text:p>
          </table:table-cell>
        </table:table-row>
        <table:table-row table:style-name="ro1">
          <table:table-cell office:value-type="string" calcext:value-type="string">
            <text:p>math_no_diff_int_no_div_KBC_max_rules_6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4" calcext:value-type="float">
            <text:p>7.4</text:p>
          </table:table-cell>
          <table:table-cell office:value-type="float" office:value="7.76428571428571" calcext:value-type="float">
            <text:p>7.76428571428571</text:p>
          </table:table-cell>
          <table:table-cell office:value-type="float" office:value="7.78571428571429" calcext:value-type="float">
            <text:p>7.78571428571429</text:p>
          </table:table-cell>
          <table:table-cell table:number-columns-repeated="7"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math_no_diff_int_no_div_KBC_max_rules_8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42142857142857" calcext:value-type="float">
            <text:p>7.42142857142857</text:p>
          </table:table-cell>
          <table:table-cell office:value-type="float" office:value="7.88571428571429" calcext:value-type="float">
            <text:p>7.88571428571429</text:p>
          </table:table-cell>
          <table:table-cell office:value-type="float" office:value="7.90714285714286" calcext:value-type="float">
            <text:p>7.90714285714286</text:p>
          </table:table-cell>
          <table:table-cell table:number-columns-repeated="7" office:value-type="float" office:value="7.93571428571429" calcext:value-type="float">
            <text:p>7.93571428571429</text:p>
          </table:table-cell>
        </table:table-row>
        <table:table-row table:style-name="ro1">
          <table:table-cell office:value-type="string" calcext:value-type="string">
            <text:p>math_no_diff_int_no_div_KBC_max_rules_10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65714285714286" calcext:value-type="float">
            <text:p>7.65714285714286</text:p>
          </table:table-cell>
          <table:table-cell office:value-type="float" office:value="8.19285714285714" calcext:value-type="float">
            <text:p>8.19285714285714</text:p>
          </table:table-cell>
          <table:table-cell office:value-type="float" office:value="8.24285714285714" calcext:value-type="float">
            <text:p>8.24285714285714</text:p>
          </table:table-cell>
          <table:table-cell table:number-columns-repeated="7" office:value-type="float" office:value="8.25" calcext:value-type="float">
            <text:p>8.25</text:p>
          </table:table-cell>
        </table:table-row>
        <table:table-row table:style-name="ro1">
          <table:table-cell office:value-type="string" calcext:value-type="string">
            <text:p>math_no_diff_int_no_div_KBC_max_rules_15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16428571428572" calcext:value-type="float">
            <text:p>7.16428571428572</text:p>
          </table:table-cell>
          <table:table-cell office:value-type="float" office:value="8.12142857142857" calcext:value-type="float">
            <text:p>8.12142857142857</text:p>
          </table:table-cell>
          <table:table-cell office:value-type="float" office:value="8.21428571428571" calcext:value-type="float">
            <text:p>8.21428571428571</text:p>
          </table:table-cell>
          <table:table-cell office:value-type="float" office:value="8.3" calcext:value-type="float">
            <text:p>8.3</text:p>
          </table:table-cell>
          <table:table-cell table:number-columns-repeated="6" office:value-type="float" office:value="8.30714285714286" calcext:value-type="float">
            <text:p>8.30714285714286</text:p>
          </table:table-cell>
        </table:table-row>
        <table:table-row table:style-name="ro1">
          <table:table-cell office:value-type="string" calcext:value-type="string">
            <text:p>math_no_diff_int_no_div_KBC_max_rules_200</text:p>
          </table:table-cell>
          <table:table-cell office:value-type="string" calcext:value-type="string">
            <text:p>no_div_random_terms_large</text:p>
          </table:table-cell>
          <table:table-cell office:value-type="float" office:value="6.83571428571429" calcext:value-type="float">
            <text:p>6.83571428571429</text:p>
          </table:table-cell>
          <table:table-cell office:value-type="float" office:value="8.08571428571429" calcext:value-type="float">
            <text:p>8.08571428571429</text:p>
          </table:table-cell>
          <table:table-cell office:value-type="float" office:value="8.22857142857143" calcext:value-type="float">
            <text:p>8.22857142857143</text:p>
          </table:table-cell>
          <table:table-cell table:number-columns-repeated="7" office:value-type="float" office:value="8.30714285714286" calcext:value-type="float">
            <text:p>8.30714285714286</text:p>
          </table:table-cell>
        </table:table-row>
        <table:table-row table:style-name="ro1">
          <table:table-cell office:value-type="string" calcext:value-type="string">
            <text:p>BaseRules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9285714285714" calcext:value-type="float">
            <text:p>6.79285714285714</text:p>
          </table:table-cell>
          <table:table-cell office:value-type="float" office:value="7.83571428571429" calcext:value-type="float">
            <text:p>7.83571428571429</text:p>
          </table:table-cell>
          <table:table-cell office:value-type="float" office:value="7.96428571428571" calcext:value-type="float">
            <text:p>7.96428571428571</text:p>
          </table:table-cell>
          <table:table-cell table:number-columns-repeated="7"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no_div_random_terms_large</text:p>
          </table:table-cell>
          <table:table-cell office:value-type="float" office:value="6.63571428571429" calcext:value-type="float">
            <text:p>6.63571428571429</text:p>
          </table:table-cell>
          <table:table-cell table:number-columns-repeated="9" office:value-type="float" office:value="6.73571428571429" calcext:value-type="float">
            <text:p>6.73571428571429</text:p>
          </table:table-cell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02142857142857" calcext:value-type="float">
            <text:p>7.02142857142857</text:p>
          </table:table-cell>
          <table:table-cell table:number-columns-repeated="9"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00714285714286" calcext:value-type="float">
            <text:p>7.00714285714286</text:p>
          </table:table-cell>
          <table:table-cell office:value-type="float" office:value="7.18571428571429" calcext:value-type="float">
            <text:p>7.18571428571429</text:p>
          </table:table-cell>
          <table:table-cell table:number-columns-repeated="8" office:value-type="float" office:value="7.19285714285714" calcext:value-type="float">
            <text:p>7.19285714285714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25" calcext:value-type="float">
            <text:p>7.25</text:p>
          </table:table-cell>
          <table:table-cell table:number-columns-repeated="9" office:value-type="float" office:value="7.42857142857143" calcext:value-type="float">
            <text:p>7.42857142857143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56428571428571" calcext:value-type="float">
            <text:p>7.56428571428571</text:p>
          </table:table-cell>
          <table:table-cell office:value-type="float" office:value="8.12142857142857" calcext:value-type="float">
            <text:p>8.12142857142857</text:p>
          </table:table-cell>
          <table:table-cell table:number-columns-repeated="8" office:value-type="float" office:value="8.13571428571429" calcext:value-type="float">
            <text:p>8.13571428571429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25" calcext:value-type="float">
            <text:p>7.25</text:p>
          </table:table-cell>
          <table:table-cell office:value-type="float" office:value="8.29285714285714" calcext:value-type="float">
            <text:p>8.29285714285714</text:p>
          </table:table-cell>
          <table:table-cell office:value-type="float" office:value="8.45" calcext:value-type="float">
            <text:p>8.45</text:p>
          </table:table-cell>
          <table:table-cell table:number-columns-repeated="7" office:value-type="float" office:value="8.50714285714286" calcext:value-type="float">
            <text:p>8.50714285714286</text:p>
          </table:table-cell>
        </table:table-row>
        <table:table-row table:style-name="ro1">
          <table:table-cell office:value-type="string" calcext:value-type="string">
            <text:p>math_no_diff_int_true_sep_div_KBC_max_rules_4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43571428571429" calcext:value-type="float">
            <text:p>7.43571428571429</text:p>
          </table:table-cell>
          <table:table-cell office:value-type="float" office:value="7.68571428571429" calcext:value-type="float">
            <text:p>7.68571428571429</text:p>
          </table:table-cell>
          <table:table-cell table:number-columns-repeated="8" office:value-type="float" office:value="7.70714285714286" calcext:value-type="float">
            <text:p>7.70714285714286</text:p>
          </table:table-cell>
        </table:table-row>
        <table:table-row table:style-name="ro1">
          <table:table-cell office:value-type="string" calcext:value-type="string">
            <text:p>math_no_diff_int_true_sep_div_KBC_max_rules_6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41428571428572" calcext:value-type="float">
            <text:p>7.41428571428572</text:p>
          </table:table-cell>
          <table:table-cell office:value-type="float" office:value="7.95714285714286" calcext:value-type="float">
            <text:p>7.95714285714286</text:p>
          </table:table-cell>
          <table:table-cell office:value-type="float" office:value="7.97857142857143" calcext:value-type="float">
            <text:p>7.97857142857143</text:p>
          </table:table-cell>
          <table:table-cell table:number-columns-repeated="7" office:value-type="float" office:value="7.99285714285714" calcext:value-type="float">
            <text:p>7.99285714285714</text:p>
          </table:table-cell>
        </table:table-row>
        <table:table-row table:style-name="ro1">
          <table:table-cell office:value-type="string" calcext:value-type="string">
            <text:p>math_no_diff_int_true_sep_div_KBC_max_rules_8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43571428571429" calcext:value-type="float">
            <text:p>7.43571428571429</text:p>
          </table:table-cell>
          <table:table-cell office:value-type="float" office:value="8.07142857142857" calcext:value-type="float">
            <text:p>8.07142857142857</text:p>
          </table:table-cell>
          <table:table-cell office:value-type="float" office:value="8.1" calcext:value-type="float">
            <text:p>8.1</text:p>
          </table:table-cell>
          <table:table-cell table:number-columns-repeated="7" office:value-type="float" office:value="8.12857142857143" calcext:value-type="float">
            <text:p>8.12857142857143</text:p>
          </table:table-cell>
        </table:table-row>
        <table:table-row table:style-name="ro1">
          <table:table-cell office:value-type="string" calcext:value-type="string">
            <text:p>math_no_diff_int_true_sep_div_KBC_max_rules_10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68571428571429" calcext:value-type="float">
            <text:p>7.68571428571429</text:p>
          </table:table-cell>
          <table:table-cell office:value-type="float" office:value="8.38571428571429" calcext:value-type="float">
            <text:p>8.38571428571429</text:p>
          </table:table-cell>
          <table:table-cell office:value-type="float" office:value="8.45" calcext:value-type="float">
            <text:p>8.45</text:p>
          </table:table-cell>
          <table:table-cell table:number-columns-repeated="7" office:value-type="float" office:value="8.45714285714286" calcext:value-type="float">
            <text:p>8.45714285714286</text:p>
          </table:table-cell>
        </table:table-row>
        <table:table-row table:style-name="ro1">
          <table:table-cell office:value-type="string" calcext:value-type="string">
            <text:p>math_no_diff_int_true_sep_div_KBC_max_rules_15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03571428571429" calcext:value-type="float">
            <text:p>7.03571428571429</text:p>
          </table:table-cell>
          <table:table-cell office:value-type="float" office:value="8.29285714285714" calcext:value-type="float">
            <text:p>8.29285714285714</text:p>
          </table:table-cell>
          <table:table-cell office:value-type="float" office:value="8.42142857142857" calcext:value-type="float">
            <text:p>8.42142857142857</text:p>
          </table:table-cell>
          <table:table-cell office:value-type="float" office:value="8.51428571428571" calcext:value-type="float">
            <text:p>8.51428571428571</text:p>
          </table:table-cell>
          <table:table-cell table:number-columns-repeated="6" office:value-type="float" office:value="8.52142857142857" calcext:value-type="float">
            <text:p>8.52142857142857</text:p>
          </table:table-cell>
        </table:table-row>
        <table:table-row table:style-name="ro1">
          <table:table-cell office:value-type="string" calcext:value-type="string">
            <text:p>math_no_diff_int_true_sep_div_KBC_max_rules_200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1428571428571" calcext:value-type="float">
            <text:p>6.71428571428571</text:p>
          </table:table-cell>
          <table:table-cell office:value-type="float" office:value="8.24285714285714" calcext:value-type="float">
            <text:p>8.24285714285714</text:p>
          </table:table-cell>
          <table:table-cell office:value-type="float" office:value="8.43571428571429" calcext:value-type="float">
            <text:p>8.43571428571429</text:p>
          </table:table-cell>
          <table:table-cell office:value-type="float" office:value="8.52142857142857" calcext:value-type="float">
            <text:p>8.52142857142857</text:p>
          </table:table-cell>
          <table:table-cell table:number-columns-repeated="6" office:value-type="float" office:value="8.52857142857143" calcext:value-type="float">
            <text:p>8.52857142857143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42857142857143" calcext:value-type="float">
            <text:p>7.42857142857143</text:p>
          </table:table-cell>
          <table:table-cell office:value-type="float" office:value="7.55" calcext:value-type="float">
            <text:p>7.55</text:p>
          </table:table-cell>
          <table:table-cell table:number-columns-repeated="8" office:value-type="float" office:value="7.57142857142857" calcext:value-type="float">
            <text:p>7.57142857142857</text:p>
          </table:table-cell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49285714285714" calcext:value-type="float">
            <text:p>7.49285714285714</text:p>
          </table:table-cell>
          <table:table-cell office:value-type="float" office:value="7.77142857142857" calcext:value-type="float">
            <text:p>7.77142857142857</text:p>
          </table:table-cell>
          <table:table-cell table:number-columns-repeated="8" office:value-type="float" office:value="7.79285714285714" calcext:value-type="float">
            <text:p>7.79285714285714</text:p>
          </table:table-cell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53571428571429" calcext:value-type="float">
            <text:p>7.53571428571429</text:p>
          </table:table-cell>
          <table:table-cell office:value-type="float" office:value="7.96428571428571" calcext:value-type="float">
            <text:p>7.96428571428571</text:p>
          </table:table-cell>
          <table:table-cell office:value-type="float" office:value="7.98571428571429" calcext:value-type="float">
            <text:p>7.98571428571429</text:p>
          </table:table-cell>
          <table:table-cell table:number-columns-repeated="7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5" calcext:value-type="float">
            <text:p>7.5</text:p>
          </table:table-cell>
          <table:table-cell office:value-type="float" office:value="8.04285714285714" calcext:value-type="float">
            <text:p>8.04285714285714</text:p>
          </table:table-cell>
          <table:table-cell office:value-type="float" office:value="8.09285714285714" calcext:value-type="float">
            <text:p>8.09285714285714</text:p>
          </table:table-cell>
          <table:table-cell table:number-columns-repeated="7" office:value-type="float" office:value="8.10714285714286" calcext:value-type="float">
            <text:p>8.10714285714286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28571428571429" calcext:value-type="float">
            <text:p>7.28571428571429</text:p>
          </table:table-cell>
          <table:table-cell office:value-type="float" office:value="8.25" calcext:value-type="float">
            <text:p>8.25</text:p>
          </table:table-cell>
          <table:table-cell office:value-type="float" office:value="8.34285714285714" calcext:value-type="float">
            <text:p>8.34285714285714</text:p>
          </table:table-cell>
          <table:table-cell table:number-columns-repeated="7" office:value-type="float" office:value="8.41428571428572" calcext:value-type="float">
            <text:p>8.41428571428572</text:p>
          </table:table-cell>
        </table:table-row>
        <table:table-row table:style-name="ro1">
          <table:table-cell office:value-type="string" calcext:value-type="string">
            <text:p>math_no_diff_int_KBC_max_term_size_3</text:p>
          </table:table-cell>
          <table:table-cell office:value-type="string" calcext:value-type="string">
            <text:p>no_div_random_terms_large</text:p>
          </table:table-cell>
          <table:table-cell table:number-columns-repeated="10" office:value-type="float" office:value="7.04285714285714" calcext:value-type="float">
            <text:p>7.04285714285714</text:p>
          </table:table-cell>
        </table:table-row>
        <table:table-row table:style-name="ro1">
          <table:table-cell office:value-type="string" calcext:value-type="string">
            <text:p>math_no_diff_int_KBC_max_term_size_4</text:p>
          </table:table-cell>
          <table:table-cell office:value-type="string" calcext:value-type="string">
            <text:p>no_div_random_terms_large</text:p>
          </table:table-cell>
          <table:table-cell office:value-type="float" office:value="7.10714285714286" calcext:value-type="float">
            <text:p>7.10714285714286</text:p>
          </table:table-cell>
          <table:table-cell table:number-columns-repeated="9" office:value-type="float" office:value="7.12857142857143" calcext:value-type="float">
            <text:p>7.12857142857143</text:p>
          </table:table-cell>
        </table:table-row>
        <table:table-row table:style-name="ro1">
          <table:table-cell office:value-type="string" calcext:value-type="string">
            <text:p>math_no_diff_int_KBC_max_term_size_6</text:p>
          </table:table-cell>
          <table:table-cell office:value-type="string" calcext:value-type="string">
            <text:p>no_div_random_terms_large</text:p>
          </table:table-cell>
          <table:table-cell office:value-type="float" office:value="7.17857142857143" calcext:value-type="float">
            <text:p>7.17857142857143</text:p>
          </table:table-cell>
          <table:table-cell office:value-type="float" office:value="7.38571428571429" calcext:value-type="float">
            <text:p>7.38571428571429</text:p>
          </table:table-cell>
          <table:table-cell office:value-type="float" office:value="7.39285714285714" calcext:value-type="float">
            <text:p>7.39285714285714</text:p>
          </table:table-cell>
          <table:table-cell table:number-columns-repeated="7" office:value-type="float" office:value="7.40714285714286" calcext:value-type="float">
            <text:p>7.40714285714286</text:p>
          </table:table-cell>
        </table:table-row>
        <table:table-row table:style-name="ro1">
          <table:table-cell office:value-type="string" calcext:value-type="string">
            <text:p>math_no_diff_int_KBC_max_term_size_8</text:p>
          </table:table-cell>
          <table:table-cell office:value-type="string" calcext:value-type="string">
            <text:p>no_div_random_terms_large</text:p>
          </table:table-cell>
          <table:table-cell office:value-type="float" office:value="5.27142857142857" calcext:value-type="float">
            <text:p>5.27142857142857</text:p>
          </table:table-cell>
          <table:table-cell office:value-type="float" office:value="7.59285714285714" calcext:value-type="float">
            <text:p>7.59285714285714</text:p>
          </table:table-cell>
          <table:table-cell office:value-type="float" office:value="7.96428571428571" calcext:value-type="float">
            <text:p>7.96428571428571</text:p>
          </table:table-cell>
          <table:table-cell office:value-type="float" office:value="8.22142857142857" calcext:value-type="float">
            <text:p>8.22142857142857</text:p>
          </table:table-cell>
          <table:table-cell office:value-type="float" office:value="8.25" calcext:value-type="float">
            <text:p>8.25</text:p>
          </table:table-cell>
          <table:table-cell table:number-columns-repeated="5" office:value-type="float" office:value="8.25714285714286" calcext:value-type="float">
            <text:p>8.25714285714286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no_div_random_terms_large</text:p>
          </table:table-cell>
          <table:table-cell office:value-type="float" office:value="7.02142857142857" calcext:value-type="float">
            <text:p>7.02142857142857</text:p>
          </table:table-cell>
          <table:table-cell office:value-type="float" office:value="7.89285714285714" calcext:value-type="float">
            <text:p>7.89285714285714</text:p>
          </table:table-cell>
          <table:table-cell office:value-type="float" office:value="8.02857142857143" calcext:value-type="float">
            <text:p>8.02857142857143</text:p>
          </table:table-cell>
          <table:table-cell office:value-type="float" office:value="8.09285714285714" calcext:value-type="float">
            <text:p>8.09285714285714</text:p>
          </table:table-cell>
          <table:table-cell table:number-columns-repeated="5" office:value-type="float" office:value="8.1" calcext:value-type="float">
            <text:p>8.1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5" calcext:value-type="float">
            <text:p>6.75</text:p>
          </table:table-cell>
          <table:table-cell office:value-type="float" office:value="7.97142857142857" calcext:value-type="float">
            <text:p>7.97142857142857</text:p>
          </table:table-cell>
          <table:table-cell office:value-type="float" office:value="8.19285714285714" calcext:value-type="float">
            <text:p>8.19285714285714</text:p>
          </table:table-cell>
          <table:table-cell table:number-columns-repeated="7" office:value-type="float" office:value="8.32142857142857" calcext:value-type="float">
            <text:p>8.32142857142857</text:p>
          </table:table-cell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no_div_random_terms_large</text:p>
          </table:table-cell>
          <table:table-cell office:value-type="float" office:value="6.57142857142857" calcext:value-type="float">
            <text:p>6.57142857142857</text:p>
          </table:table-cell>
          <table:table-cell office:value-type="float" office:value="7.97857142857143" calcext:value-type="float">
            <text:p>7.97857142857143</text:p>
          </table:table-cell>
          <table:table-cell office:value-type="float" office:value="8.20714285714286" calcext:value-type="float">
            <text:p>8.20714285714286</text:p>
          </table:table-cell>
          <table:table-cell table:number-columns-repeated="7" office:value-type="float" office:value="8.37857142857143" calcext:value-type="float">
            <text:p>8.37857142857143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no_div_random_terms_large</text:p>
          </table:table-cell>
          <table:table-cell office:value-type="float" office:value="6.36428571428571" calcext:value-type="float">
            <text:p>6.36428571428571</text:p>
          </table:table-cell>
          <table:table-cell office:value-type="float" office:value="7.97857142857143" calcext:value-type="float">
            <text:p>7.97857142857143</text:p>
          </table:table-cell>
          <table:table-cell office:value-type="float" office:value="8.2" calcext:value-type="float">
            <text:p>8.2</text:p>
          </table:table-cell>
          <table:table-cell table:number-columns-repeated="7" office:value-type="float" office:value="8.37857142857143" calcext:value-type="float">
            <text:p>8.37857142857143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no_div_random_terms_large</text:p>
          </table:table-cell>
          <table:table-cell office:value-type="float" office:value="6.18571428571429" calcext:value-type="float">
            <text:p>6.18571428571429</text:p>
          </table:table-cell>
          <table:table-cell office:value-type="float" office:value="7.72142857142857" calcext:value-type="float">
            <text:p>7.72142857142857</text:p>
          </table:table-cell>
          <table:table-cell office:value-type="float" office:value="8.23571428571429" calcext:value-type="float">
            <text:p>8.23571428571429</text:p>
          </table:table-cell>
          <table:table-cell office:value-type="float" office:value="8.44285714285714" calcext:value-type="float">
            <text:p>8.44285714285714</text:p>
          </table:table-cell>
          <table:table-cell office:value-type="float" office:value="8.45714285714286" calcext:value-type="float">
            <text:p>8.45714285714286</text:p>
          </table:table-cell>
          <table:table-cell table:number-columns-repeated="5" office:value-type="float" office:value="8.46428571428571" calcext:value-type="float">
            <text:p>8.46428571428571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no_div_random_terms_large</text:p>
          </table:table-cell>
          <table:table-cell office:value-type="float" office:value="6.19285714285714" calcext:value-type="float">
            <text:p>6.19285714285714</text:p>
          </table:table-cell>
          <table:table-cell office:value-type="float" office:value="7.65" calcext:value-type="float">
            <text:p>7.65</text:p>
          </table:table-cell>
          <table:table-cell office:value-type="float" office:value="8.02857142857143" calcext:value-type="float">
            <text:p>8.02857142857143</text:p>
          </table:table-cell>
          <table:table-cell office:value-type="float" office:value="8.40714285714286" calcext:value-type="float">
            <text:p>8.40714285714286</text:p>
          </table:table-cell>
          <table:table-cell office:value-type="float" office:value="8.45714285714286" calcext:value-type="float">
            <text:p>8.45714285714286</text:p>
          </table:table-cell>
          <table:table-cell table:number-columns-repeated="5" office:value-type="float" office:value="8.46428571428571" calcext:value-type="float">
            <text:p>8.46428571428571</text:p>
          </table:table-cell>
        </table:table-row>
        <table:table-row table:style-name="ro1">
          <table:table-cell office:value-type="string" calcext:value-type="string">
            <text:p>BaseRules_no_div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41922563417891" calcext:value-type="float">
            <text:p>4.41922563417891</text:p>
          </table:table-cell>
          <table:table-cell office:value-type="float" office:value="4.95060080106809" calcext:value-type="float">
            <text:p>4.95060080106809</text:p>
          </table:table-cell>
          <table:table-cell office:value-type="float" office:value="5.02002670226969" calcext:value-type="float">
            <text:p>5.02002670226969</text:p>
          </table:table-cell>
          <table:table-cell table:number-columns-repeated="7" office:value-type="float" office:value="5.02803738317757" calcext:value-type="float">
            <text:p>5.02803738317757</text:p>
          </table:table-cell>
        </table:table-row>
        <table:table-row table:style-name="ro1">
          <table:table-cell office:value-type="string" calcext:value-type="string">
            <text:p>math_no_diff_int_no_div_KBC_max_rules_4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59279038718291" calcext:value-type="float">
            <text:p>4.59279038718291</text:p>
          </table:table-cell>
          <table:table-cell table:number-columns-repeated="9" office:value-type="float" office:value="4.62216288384513" calcext:value-type="float">
            <text:p>4.62216288384513</text:p>
          </table:table-cell>
        </table:table-row>
        <table:table-row table:style-name="ro1">
          <table:table-cell office:value-type="string" calcext:value-type="string">
            <text:p>math_no_diff_int_no_div_KBC_max_rules_6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71295060080107" calcext:value-type="float">
            <text:p>4.71295060080107</text:p>
          </table:table-cell>
          <table:table-cell office:value-type="float" office:value="4.79572763684913" calcext:value-type="float">
            <text:p>4.79572763684913</text:p>
          </table:table-cell>
          <table:table-cell table:number-columns-repeated="8" office:value-type="float" office:value="4.79839786381842" calcext:value-type="float">
            <text:p>4.79839786381842</text:p>
          </table:table-cell>
        </table:table-row>
        <table:table-row table:style-name="ro1">
          <table:table-cell office:value-type="string" calcext:value-type="string">
            <text:p>math_no_diff_int_no_div_KBC_max_rules_8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79572763684913" calcext:value-type="float">
            <text:p>4.79572763684913</text:p>
          </table:table-cell>
          <table:table-cell table:number-columns-repeated="9" office:value-type="float" office:value="4.94259012016021" calcext:value-type="float">
            <text:p>4.94259012016021</text:p>
          </table:table-cell>
        </table:table-row>
        <table:table-row table:style-name="ro1">
          <table:table-cell office:value-type="string" calcext:value-type="string">
            <text:p>math_no_diff_int_no_div_KBC_max_rules_10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99866488651535" calcext:value-type="float">
            <text:p>4.99866488651535</text:p>
          </table:table-cell>
          <table:table-cell table:number-columns-repeated="9" office:value-type="float" office:value="5.14552736982644" calcext:value-type="float">
            <text:p>5.14552736982644</text:p>
          </table:table-cell>
        </table:table-row>
        <table:table-row table:style-name="ro1">
          <table:table-cell office:value-type="string" calcext:value-type="string">
            <text:p>math_no_diff_int_no_div_KBC_max_rules_15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76902536715621" calcext:value-type="float">
            <text:p>4.76902536715621</text:p>
          </table:table-cell>
          <table:table-cell office:value-type="float" office:value="5.14552736982644" calcext:value-type="float">
            <text:p>5.14552736982644</text:p>
          </table:table-cell>
          <table:table-cell office:value-type="float" office:value="5.16955941255007" calcext:value-type="float">
            <text:p>5.16955941255007</text:p>
          </table:table-cell>
          <table:table-cell table:number-columns-repeated="7" office:value-type="float" office:value="5.17222963951936" calcext:value-type="float">
            <text:p>5.17222963951936</text:p>
          </table:table-cell>
        </table:table-row>
        <table:table-row table:style-name="ro1">
          <table:table-cell office:value-type="string" calcext:value-type="string">
            <text:p>math_no_diff_int_no_div_KBC_max_rules_20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67556742323098" calcext:value-type="float">
            <text:p>4.67556742323098</text:p>
          </table:table-cell>
          <table:table-cell office:value-type="float" office:value="5.16421895861148" calcext:value-type="float">
            <text:p>5.16421895861148</text:p>
          </table:table-cell>
          <table:table-cell office:value-type="float" office:value="5.19092122830441" calcext:value-type="float">
            <text:p>5.19092122830441</text:p>
          </table:table-cell>
          <table:table-cell table:number-columns-repeated="7" office:value-type="float" office:value="5.19626168224299" calcext:value-type="float">
            <text:p>5.19626168224299</text:p>
          </table:table-cell>
        </table:table-row>
        <table:table-row table:style-name="ro1">
          <table:table-cell office:value-type="string" calcext:value-type="string">
            <text:p>BaseRules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54739652870494" calcext:value-type="float">
            <text:p>4.54739652870494</text:p>
          </table:table-cell>
          <table:table-cell office:value-type="float" office:value="5.09212283044059" calcext:value-type="float">
            <text:p>5.09212283044059</text:p>
          </table:table-cell>
          <table:table-cell office:value-type="float" office:value="5.16421895861148" calcext:value-type="float">
            <text:p>5.16421895861148</text:p>
          </table:table-cell>
          <table:table-cell table:number-columns-repeated="7" office:value-type="float" office:value="5.17222963951936" calcext:value-type="float">
            <text:p>5.17222963951936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19225634178905" calcext:value-type="float">
            <text:p>4.19225634178905</text:p>
          </table:table-cell>
          <table:table-cell table:number-columns-repeated="9" office:value-type="float" office:value="4.20293724966622" calcext:value-type="float">
            <text:p>4.20293724966622</text:p>
          </table:table-cell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39252336448598" calcext:value-type="float">
            <text:p>4.39252336448598</text:p>
          </table:table-cell>
          <table:table-cell table:number-columns-repeated="9" office:value-type="float" office:value="4.40587449933244" calcext:value-type="float">
            <text:p>4.40587449933244</text:p>
          </table:table-cell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46194926568758" calcext:value-type="float">
            <text:p>4.46194926568758</text:p>
          </table:table-cell>
          <table:table-cell table:number-columns-repeated="9" office:value-type="float" office:value="4.47797062750334" calcext:value-type="float">
            <text:p>4.47797062750334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57676902536716" calcext:value-type="float">
            <text:p>4.57676902536716</text:p>
          </table:table-cell>
          <table:table-cell office:value-type="float" office:value="4.60347129506008" calcext:value-type="float">
            <text:p>4.60347129506008</text:p>
          </table:table-cell>
          <table:table-cell table:number-columns-repeated="8" office:value-type="float" office:value="4.60614152202937" calcext:value-type="float">
            <text:p>4.60614152202937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no_div_random_terms_medium</text:p>
          </table:table-cell>
          <table:table-cell office:value-type="float" office:value="5.03070761014686" calcext:value-type="float">
            <text:p>5.03070761014686</text:p>
          </table:table-cell>
          <table:table-cell table:number-columns-repeated="9" office:value-type="float" office:value="5.16421895861148" calcext:value-type="float">
            <text:p>5.16421895861148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87049399198932" calcext:value-type="float">
            <text:p>4.87049399198932</text:p>
          </table:table-cell>
          <table:table-cell office:value-type="float" office:value="5.31909212283044" calcext:value-type="float">
            <text:p>5.31909212283044</text:p>
          </table:table-cell>
          <table:table-cell office:value-type="float" office:value="5.32443257676903" calcext:value-type="float">
            <text:p>5.32443257676903</text:p>
          </table:table-cell>
          <table:table-cell table:number-columns-repeated="7" office:value-type="float" office:value="5.32710280373832" calcext:value-type="float">
            <text:p>5.32710280373832</text:p>
          </table:table-cell>
        </table:table-row>
        <table:table-row table:style-name="ro1">
          <table:table-cell office:value-type="string" calcext:value-type="string">
            <text:p>math_no_diff_int_true_sep_div_KBC_max_rules_4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72897196261682" calcext:value-type="float">
            <text:p>4.72897196261682</text:p>
          </table:table-cell>
          <table:table-cell table:number-columns-repeated="9" office:value-type="float" office:value="4.79305740987984" calcext:value-type="float">
            <text:p>4.79305740987984</text:p>
          </table:table-cell>
        </table:table-row>
        <table:table-row table:style-name="ro1">
          <table:table-cell office:value-type="string" calcext:value-type="string">
            <text:p>math_no_diff_int_true_sep_div_KBC_max_rules_6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8437917222964" calcext:value-type="float">
            <text:p>4.8437917222964</text:p>
          </table:table-cell>
          <table:table-cell office:value-type="float" office:value="4.96929238985314" calcext:value-type="float">
            <text:p>4.96929238985314</text:p>
          </table:table-cell>
          <table:table-cell table:number-columns-repeated="8" office:value-type="float" office:value="4.97196261682243" calcext:value-type="float">
            <text:p>4.97196261682243</text:p>
          </table:table-cell>
        </table:table-row>
        <table:table-row table:style-name="ro1">
          <table:table-cell office:value-type="string" calcext:value-type="string">
            <text:p>math_no_diff_int_true_sep_div_KBC_max_rules_8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93724966622163" calcext:value-type="float">
            <text:p>4.93724966622163</text:p>
          </table:table-cell>
          <table:table-cell table:number-columns-repeated="9" office:value-type="float" office:value="5.12950600801068" calcext:value-type="float">
            <text:p>5.12950600801068</text:p>
          </table:table-cell>
        </table:table-row>
        <table:table-row table:style-name="ro1">
          <table:table-cell office:value-type="string" calcext:value-type="string">
            <text:p>math_no_diff_int_true_sep_div_KBC_max_rules_100</text:p>
          </table:table-cell>
          <table:table-cell office:value-type="string" calcext:value-type="string">
            <text:p>no_div_random_terms_medium</text:p>
          </table:table-cell>
          <table:table-cell office:value-type="float" office:value="5.11882510013351" calcext:value-type="float">
            <text:p>5.11882510013351</text:p>
          </table:table-cell>
          <table:table-cell table:number-columns-repeated="9" office:value-type="float" office:value="5.34312416555407" calcext:value-type="float">
            <text:p>5.34312416555407</text:p>
          </table:table-cell>
        </table:table-row>
        <table:table-row table:style-name="ro1">
          <table:table-cell office:value-type="string" calcext:value-type="string">
            <text:p>math_no_diff_int_true_sep_div_KBC_max_rules_15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85981308411215" calcext:value-type="float">
            <text:p>4.85981308411215</text:p>
          </table:table-cell>
          <table:table-cell office:value-type="float" office:value="5.3324432576769" calcext:value-type="float">
            <text:p>5.3324432576769</text:p>
          </table:table-cell>
          <table:table-cell office:value-type="float" office:value="5.36448598130841" calcext:value-type="float">
            <text:p>5.36448598130841</text:p>
          </table:table-cell>
          <table:table-cell table:number-columns-repeated="7" office:value-type="float" office:value="5.3671562082777" calcext:value-type="float">
            <text:p>5.3671562082777</text:p>
          </table:table-cell>
        </table:table-row>
        <table:table-row table:style-name="ro1">
          <table:table-cell office:value-type="string" calcext:value-type="string">
            <text:p>math_no_diff_int_true_sep_div_KBC_max_rules_20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73164218958612" calcext:value-type="float">
            <text:p>4.73164218958612</text:p>
          </table:table-cell>
          <table:table-cell office:value-type="float" office:value="5.34579439252337" calcext:value-type="float">
            <text:p>5.34579439252337</text:p>
          </table:table-cell>
          <table:table-cell office:value-type="float" office:value="5.38584779706275" calcext:value-type="float">
            <text:p>5.38584779706275</text:p>
          </table:table-cell>
          <table:table-cell table:number-columns-repeated="7" office:value-type="float" office:value="5.39118825100134" calcext:value-type="float">
            <text:p>5.39118825100134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71028037383178" calcext:value-type="float">
            <text:p>4.71028037383178</text:p>
          </table:table-cell>
          <table:table-cell table:number-columns-repeated="9" office:value-type="float" office:value="4.73965287049399" calcext:value-type="float">
            <text:p>4.73965287049399</text:p>
          </table:table-cell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83044058744993" calcext:value-type="float">
            <text:p>4.83044058744993</text:p>
          </table:table-cell>
          <table:table-cell table:number-columns-repeated="9" office:value-type="float" office:value="4.89452603471295" calcext:value-type="float">
            <text:p>4.89452603471295</text:p>
          </table:table-cell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92656875834446" calcext:value-type="float">
            <text:p>4.92656875834446</text:p>
          </table:table-cell>
          <table:table-cell table:number-columns-repeated="8" office:value-type="float" office:value="5.04138851802403" calcext:value-type="float">
            <text:p>5.04138851802403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96929238985314" calcext:value-type="float">
            <text:p>4.96929238985314</text:p>
          </table:table-cell>
          <table:table-cell table:number-columns-repeated="9" office:value-type="float" office:value="5.12950600801068" calcext:value-type="float">
            <text:p>5.12950600801068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90787716955941" calcext:value-type="float">
            <text:p>4.90787716955941</text:p>
          </table:table-cell>
          <table:table-cell office:value-type="float" office:value="5.29506008010681" calcext:value-type="float">
            <text:p>5.29506008010681</text:p>
          </table:table-cell>
          <table:table-cell office:value-type="float" office:value="5.31642189586115" calcext:value-type="float">
            <text:p>5.31642189586115</text:p>
          </table:table-cell>
          <table:table-cell table:number-columns-repeated="7" office:value-type="float" office:value="5.31909212283044" calcext:value-type="float">
            <text:p>5.31909212283044</text:p>
          </table:table-cell>
        </table:table-row>
        <table:table-row table:style-name="ro1">
          <table:table-cell office:value-type="string" calcext:value-type="string">
            <text:p>math_no_diff_int_KBC_max_term_size_3</text:p>
          </table:table-cell>
          <table:table-cell office:value-type="string" calcext:value-type="string">
            <text:p>no_div_random_terms_medium</text:p>
          </table:table-cell>
          <table:table-cell table:number-columns-repeated="10" office:value-type="float" office:value="4.4218958611482" calcext:value-type="float">
            <text:p>4.4218958611482</text:p>
          </table:table-cell>
        </table:table-row>
        <table:table-row table:style-name="ro1">
          <table:table-cell office:value-type="string" calcext:value-type="string">
            <text:p>math_no_diff_int_KBC_max_term_size_4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45393858477971" calcext:value-type="float">
            <text:p>4.45393858477971</text:p>
          </table:table-cell>
          <table:table-cell table:number-columns-repeated="9" office:value-type="float" office:value="4.456608811749" calcext:value-type="float">
            <text:p>4.456608811749</text:p>
          </table:table-cell>
        </table:table-row>
        <table:table-row table:style-name="ro1">
          <table:table-cell office:value-type="string" calcext:value-type="string">
            <text:p>math_no_diff_int_KBC_max_term_size_6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56341789052069" calcext:value-type="float">
            <text:p>4.56341789052069</text:p>
          </table:table-cell>
          <table:table-cell table:number-columns-repeated="9" office:value-type="float" office:value="4.62483311081442" calcext:value-type="float">
            <text:p>4.62483311081442</text:p>
          </table:table-cell>
        </table:table-row>
        <table:table-row table:style-name="ro1">
          <table:table-cell office:value-type="string" calcext:value-type="string">
            <text:p>math_no_diff_int_KBC_max_term_size_8</text:p>
          </table:table-cell>
          <table:table-cell office:value-type="string" calcext:value-type="string">
            <text:p>no_div_random_terms_medium</text:p>
          </table:table-cell>
          <table:table-cell office:value-type="float" office:value="3.86648865153538" calcext:value-type="float">
            <text:p>3.86648865153538</text:p>
          </table:table-cell>
          <table:table-cell office:value-type="float" office:value="5.01468624833111" calcext:value-type="float">
            <text:p>5.01468624833111</text:p>
          </table:table-cell>
          <table:table-cell office:value-type="float" office:value="5.15086782376502" calcext:value-type="float">
            <text:p>5.15086782376502</text:p>
          </table:table-cell>
          <table:table-cell office:value-type="float" office:value="5.23364485981308" calcext:value-type="float">
            <text:p>5.23364485981308</text:p>
          </table:table-cell>
          <table:table-cell office:value-type="float" office:value="5.23631508678238" calcext:value-type="float">
            <text:p>5.23631508678238</text:p>
          </table:table-cell>
          <table:table-cell table:number-columns-repeated="2" office:value-type="float" office:value="5.24432576769025" calcext:value-type="float">
            <text:p>5.24432576769025</text:p>
          </table:table-cell>
          <table:table-cell table:number-columns-repeated="3" office:value-type="float" office:value="5.24699599465955" calcext:value-type="float">
            <text:p>5.24699599465955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67022696929239" calcext:value-type="float">
            <text:p>4.67022696929239</text:p>
          </table:table-cell>
          <table:table-cell office:value-type="float" office:value="4.99866488651535" calcext:value-type="float">
            <text:p>4.99866488651535</text:p>
          </table:table-cell>
          <table:table-cell office:value-type="float" office:value="5.02536715620828" calcext:value-type="float">
            <text:p>5.02536715620828</text:p>
          </table:table-cell>
          <table:table-cell table:number-columns-repeated="6" office:value-type="float" office:value="5.03604806408545" calcext:value-type="float">
            <text:p>5.03604806408545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71562082777036" calcext:value-type="float">
            <text:p>4.71562082777036</text:p>
          </table:table-cell>
          <table:table-cell office:value-type="float" office:value="5.21762349799733" calcext:value-type="float">
            <text:p>5.21762349799733</text:p>
          </table:table-cell>
          <table:table-cell office:value-type="float" office:value="5.26568758344459" calcext:value-type="float">
            <text:p>5.26568758344459</text:p>
          </table:table-cell>
          <table:table-cell table:number-columns-repeated="6" office:value-type="float" office:value="5.2977303070761" calcext:value-type="float">
            <text:p>5.2977303070761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57409879839786" calcext:value-type="float">
            <text:p>4.57409879839786</text:p>
          </table:table-cell>
          <table:table-cell office:value-type="float" office:value="5.20427236315087" calcext:value-type="float">
            <text:p>5.20427236315087</text:p>
          </table:table-cell>
          <table:table-cell office:value-type="float" office:value="5.30307076101469" calcext:value-type="float">
            <text:p>5.30307076101469</text:p>
          </table:table-cell>
          <table:table-cell table:number-columns-repeated="6" office:value-type="float" office:value="5.33778371161549" calcext:value-type="float">
            <text:p>5.33778371161549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43257676902537" calcext:value-type="float">
            <text:p>4.43257676902537</text:p>
          </table:table-cell>
          <table:table-cell office:value-type="float" office:value="5.23898531375167" calcext:value-type="float">
            <text:p>5.23898531375167</text:p>
          </table:table-cell>
          <table:table-cell office:value-type="float" office:value="5.30841121495327" calcext:value-type="float">
            <text:p>5.30841121495327</text:p>
          </table:table-cell>
          <table:table-cell table:number-columns-repeated="6" office:value-type="float" office:value="5.33778371161549" calcext:value-type="float">
            <text:p>5.33778371161549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07743658210948" calcext:value-type="float">
            <text:p>4.07743658210948</text:p>
          </table:table-cell>
          <table:table-cell office:value-type="float" office:value="5.11348464619493" calcext:value-type="float">
            <text:p>5.11348464619493</text:p>
          </table:table-cell>
          <table:table-cell office:value-type="float" office:value="5.2977303070761" calcext:value-type="float">
            <text:p>5.2977303070761</text:p>
          </table:table-cell>
          <table:table-cell office:value-type="float" office:value="5.3671562082777" calcext:value-type="float">
            <text:p>5.3671562082777</text:p>
          </table:table-cell>
          <table:table-cell office:value-type="float" office:value="5.369826435247" calcext:value-type="float">
            <text:p>5.369826435247</text:p>
          </table:table-cell>
          <table:table-cell table:number-columns-repeated="4" office:value-type="float" office:value="5.37249666221629" calcext:value-type="float">
            <text:p>5.37249666221629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02136181575434" calcext:value-type="float">
            <text:p>4.02136181575434</text:p>
          </table:table-cell>
          <table:table-cell office:value-type="float" office:value="5.02002670226969" calcext:value-type="float">
            <text:p>5.02002670226969</text:p>
          </table:table-cell>
          <table:table-cell office:value-type="float" office:value="5.25233644859813" calcext:value-type="float">
            <text:p>5.25233644859813</text:p>
          </table:table-cell>
          <table:table-cell office:value-type="float" office:value="5.37249666221629" calcext:value-type="float">
            <text:p>5.37249666221629</text:p>
          </table:table-cell>
          <table:table-cell table:number-columns-repeated="5" office:value-type="float" office:value="5.38317757009346" calcext:value-type="float">
            <text:p>5.38317757009346</text:p>
          </table:table-cell>
          <table:table-cell/>
        </table:table-row>
        <table:table-row table:style-name="ro1">
          <table:table-cell office:value-type="string" calcext:value-type="string">
            <text:p>BaseRules_no_div</text:p>
          </table:table-cell>
          <table:table-cell office:value-type="string" calcext:value-type="string">
            <text:p>no_div_random_terms_small</text:p>
          </table:table-cell>
          <table:table-cell office:value-type="float" office:value="2.40433636097275" calcext:value-type="float">
            <text:p>2.40433636097275</text:p>
          </table:table-cell>
          <table:table-cell office:value-type="float" office:value="2.52798124816877" calcext:value-type="float">
            <text:p>2.52798124816877</text:p>
          </table:table-cell>
          <table:table-cell table:number-columns-repeated="8" office:value-type="float" office:value="2.52856724289481" calcext:value-type="float">
            <text:p>2.52856724289481</text:p>
          </table:table-cell>
        </table:table-row>
        <table:table-row table:style-name="ro1">
          <table:table-cell office:value-type="string" calcext:value-type="string">
            <text:p>math_no_diff_int_no_div_KBC_max_rules_4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44242601816584" calcext:value-type="float">
            <text:p>2.44242601816584</text:p>
          </table:table-cell>
          <table:table-cell table:number-columns-repeated="9" office:value-type="float" office:value="2.44301201289188" calcext:value-type="float">
            <text:p>2.44301201289188</text:p>
          </table:table-cell>
        </table:table-row>
        <table:table-row table:style-name="ro1">
          <table:table-cell office:value-type="string" calcext:value-type="string">
            <text:p>math_no_diff_int_no_div_KBC_max_rules_6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49399355405801" calcext:value-type="float">
            <text:p>2.49399355405801</text:p>
          </table:table-cell>
          <table:table-cell table:number-columns-repeated="9" office:value-type="float" office:value="2.49809551714035" calcext:value-type="float">
            <text:p>2.49809551714035</text:p>
          </table:table-cell>
        </table:table-row>
        <table:table-row table:style-name="ro1">
          <table:table-cell office:value-type="string" calcext:value-type="string">
            <text:p>math_no_diff_int_no_div_KBC_max_rules_8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53677116905948" calcext:value-type="float">
            <text:p>2.53677116905948</text:p>
          </table:table-cell>
          <table:table-cell table:number-columns-repeated="9" office:value-type="float" office:value="2.54497509522414" calcext:value-type="float">
            <text:p>2.54497509522414</text:p>
          </table:table-cell>
        </table:table-row>
        <table:table-row table:style-name="ro1">
          <table:table-cell office:value-type="string" calcext:value-type="string">
            <text:p>math_no_diff_int_no_div_KBC_max_rules_10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58658072077351" calcext:value-type="float">
            <text:p>2.58658072077351</text:p>
          </table:table-cell>
          <table:table-cell table:number-columns-repeated="9" office:value-type="float" office:value="2.59126867858189" calcext:value-type="float">
            <text:p>2.59126867858189</text:p>
          </table:table-cell>
        </table:table-row>
        <table:table-row table:style-name="ro1">
          <table:table-cell office:value-type="string" calcext:value-type="string">
            <text:p>math_no_diff_int_no_div_KBC_max_rules_15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54204512159391" calcext:value-type="float">
            <text:p>2.54204512159391</text:p>
          </table:table-cell>
          <table:table-cell table:number-columns-repeated="9" office:value-type="float" office:value="2.59244066803399" calcext:value-type="float">
            <text:p>2.59244066803399</text:p>
          </table:table-cell>
        </table:table-row>
        <table:table-row table:style-name="ro1">
          <table:table-cell office:value-type="string" calcext:value-type="string">
            <text:p>math_no_diff_int_no_div_KBC_max_rules_20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52387928508643" calcext:value-type="float">
            <text:p>2.52387928508643</text:p>
          </table:table-cell>
          <table:table-cell table:number-columns-repeated="9" office:value-type="float" office:value="2.59244066803399" calcext:value-type="float">
            <text:p>2.59244066803399</text:p>
          </table:table-cell>
        </table:table-row>
        <table:table-row table:style-name="ro1">
          <table:table-cell office:value-type="string" calcext:value-type="string">
            <text:p>BaseRules</text:p>
          </table:table-cell>
          <table:table-cell office:value-type="string" calcext:value-type="string">
            <text:p>no_div_random_terms_small</text:p>
          </table:table-cell>
          <table:table-cell office:value-type="float" office:value="2.46820978611193" calcext:value-type="float">
            <text:p>2.46820978611193</text:p>
          </table:table-cell>
          <table:table-cell office:value-type="float" office:value="2.59478464693818" calcext:value-type="float">
            <text:p>2.59478464693818</text:p>
          </table:table-cell>
          <table:table-cell table:number-columns-repeated="8" office:value-type="float" office:value="2.59595663639027" calcext:value-type="float">
            <text:p>2.59595663639027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no_div_random_terms_small</text:p>
          </table:table-cell>
          <table:table-cell table:number-columns-repeated="10" office:value-type="float" office:value="2.24611778493994" calcext:value-type="float">
            <text:p>2.24611778493994</text:p>
          </table:table-cell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no_div_random_terms_small</text:p>
          </table:table-cell>
          <table:table-cell table:number-columns-repeated="10" office:value-type="float" office:value="2.33518898329915" calcext:value-type="float">
            <text:p>2.33518898329915</text:p>
          </table:table-cell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no_div_random_terms_small</text:p>
          </table:table-cell>
          <table:table-cell table:number-columns-repeated="10" office:value-type="float" office:value="2.36038675651919" calcext:value-type="float">
            <text:p>2.36038675651919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44711397597422" calcext:value-type="float">
            <text:p>2.44711397597422</text:p>
          </table:table-cell>
          <table:table-cell table:number-columns-repeated="9" office:value-type="float" office:value="2.44769997070026" calcext:value-type="float">
            <text:p>2.44769997070026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61822443598008" calcext:value-type="float">
            <text:p>2.61822443598008</text:p>
          </table:table-cell>
          <table:table-cell table:number-columns-repeated="8" office:value-type="float" office:value="2.62760035159684" calcext:value-type="float">
            <text:p>2.62760035159684</text:p>
          </table:table-cell>
          <table:table-cell/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60533255200703" calcext:value-type="float">
            <text:p>2.60533255200703</text:p>
          </table:table-cell>
          <table:table-cell table:number-columns-repeated="8" office:value-type="float" office:value="2.65221213009083" calcext:value-type="float">
            <text:p>2.65221213009083</text:p>
          </table:table-cell>
          <table:table-cell/>
        </table:table-row>
        <table:table-row table:style-name="ro1">
          <table:table-cell office:value-type="string" calcext:value-type="string">
            <text:p>math_no_diff_int_true_sep_div_KBC_max_rules_4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52446527981248" calcext:value-type="float">
            <text:p>2.52446527981248</text:p>
          </table:table-cell>
          <table:table-cell table:number-columns-repeated="8" office:value-type="float" office:value="2.52680925871667" calcext:value-type="float">
            <text:p>2.52680925871667</text:p>
          </table:table-cell>
          <table:table-cell/>
        </table:table-row>
        <table:table-row table:style-name="ro1">
          <table:table-cell office:value-type="string" calcext:value-type="string">
            <text:p>math_no_diff_int_true_sep_div_KBC_max_rules_6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57368883680047" calcext:value-type="float">
            <text:p>2.57368883680047</text:p>
          </table:table-cell>
          <table:table-cell table:number-columns-repeated="8" office:value-type="float" office:value="2.58247875769118" calcext:value-type="float">
            <text:p>2.58247875769118</text:p>
          </table:table-cell>
          <table:table-cell/>
        </table:table-row>
        <table:table-row table:style-name="ro1">
          <table:table-cell office:value-type="string" calcext:value-type="string">
            <text:p>math_no_diff_int_true_sep_div_KBC_max_rules_8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61295048344565" calcext:value-type="float">
            <text:p>2.61295048344565</text:p>
          </table:table-cell>
          <table:table-cell table:number-columns-repeated="8" office:value-type="float" office:value="2.63053032522707" calcext:value-type="float">
            <text:p>2.63053032522707</text:p>
          </table:table-cell>
          <table:table-cell/>
        </table:table-row>
        <table:table-row table:style-name="ro1">
          <table:table-cell office:value-type="string" calcext:value-type="string">
            <text:p>math_no_diff_int_true_sep_div_KBC_max_rules_10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66158804570759" calcext:value-type="float">
            <text:p>2.66158804570759</text:p>
          </table:table-cell>
          <table:table-cell table:number-columns-repeated="8" office:value-type="float" office:value="2.67740990331087" calcext:value-type="float">
            <text:p>2.67740990331087</text:p>
          </table:table-cell>
          <table:table-cell/>
        </table:table-row>
        <table:table-row table:style-name="ro1">
          <table:table-cell office:value-type="string" calcext:value-type="string">
            <text:p>math_no_diff_int_true_sep_div_KBC_max_rules_15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61470846762379" calcext:value-type="float">
            <text:p>2.61470846762379</text:p>
          </table:table-cell>
          <table:table-cell table:number-columns-repeated="8" office:value-type="float" office:value="2.67975388221506" calcext:value-type="float">
            <text:p>2.67975388221506</text:p>
          </table:table-cell>
          <table:table-cell/>
        </table:table-row>
        <table:table-row table:style-name="ro1">
          <table:table-cell office:value-type="string" calcext:value-type="string">
            <text:p>math_no_diff_int_true_sep_div_KBC_max_rules_20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59361265748608" calcext:value-type="float">
            <text:p>2.59361265748608</text:p>
          </table:table-cell>
          <table:table-cell table:number-columns-repeated="8" office:value-type="float" office:value="2.67975388221506" calcext:value-type="float">
            <text:p>2.67975388221506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no_div_random_terms_small</text:p>
          </table:table-cell>
          <table:table-cell table:number-columns-repeated="9" office:value-type="float" office:value="2.50219748022268" calcext:value-type="float">
            <text:p>2.50219748022268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56431292118371" calcext:value-type="float">
            <text:p>2.56431292118371</text:p>
          </table:table-cell>
          <table:table-cell table:number-columns-repeated="8" office:value-type="float" office:value="2.56724289481395" calcext:value-type="float">
            <text:p>2.56724289481395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60474655728098" calcext:value-type="float">
            <text:p>2.60474655728098</text:p>
          </table:table-cell>
          <table:table-cell table:number-columns-repeated="8" office:value-type="float" office:value="2.61295048344565" calcext:value-type="float">
            <text:p>2.61295048344565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62232639906241" calcext:value-type="float">
            <text:p>2.62232639906241</text:p>
          </table:table-cell>
          <table:table-cell table:number-columns-repeated="8" office:value-type="float" office:value="2.62994433050103" calcext:value-type="float">
            <text:p>2.62994433050103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61646645180193" calcext:value-type="float">
            <text:p>2.61646645180193</text:p>
          </table:table-cell>
          <table:table-cell table:number-columns-repeated="8" office:value-type="float" office:value="2.66393202461178" calcext:value-type="float">
            <text:p>2.66393202461178</text:p>
          </table:table-cell>
          <table:table-cell/>
        </table:table-row>
        <table:table-row table:style-name="ro1">
          <table:table-cell office:value-type="string" calcext:value-type="string">
            <text:p>math_no_diff_int_KBC_max_term_size_3</text:p>
          </table:table-cell>
          <table:table-cell office:value-type="string" calcext:value-type="string">
            <text:p>no_div_random_terms_small</text:p>
          </table:table-cell>
          <table:table-cell table:number-columns-repeated="9" office:value-type="float" office:value="2.37386463521828" calcext:value-type="float">
            <text:p>2.37386463521828</text:p>
          </table:table-cell>
          <table:table-cell/>
        </table:table-row>
        <table:table-row table:style-name="ro1">
          <table:table-cell office:value-type="string" calcext:value-type="string">
            <text:p>math_no_diff_int_KBC_max_term_size_4</text:p>
          </table:table-cell>
          <table:table-cell office:value-type="string" calcext:value-type="string">
            <text:p>no_div_random_terms_small</text:p>
          </table:table-cell>
          <table:table-cell table:number-columns-repeated="9" office:value-type="float" office:value="2.39144447699971" calcext:value-type="float">
            <text:p>2.39144447699971</text:p>
          </table:table-cell>
          <table:table-cell/>
        </table:table-row>
        <table:table-row table:style-name="ro1">
          <table:table-cell office:value-type="string" calcext:value-type="string">
            <text:p>math_no_diff_int_KBC_max_term_size_6</text:p>
          </table:table-cell>
          <table:table-cell office:value-type="string" calcext:value-type="string">
            <text:p>no_div_random_terms_small</text:p>
          </table:table-cell>
          <table:table-cell office:value-type="float" office:value="2.43598007617931" calcext:value-type="float">
            <text:p>2.43598007617931</text:p>
          </table:table-cell>
          <table:table-cell table:number-columns-repeated="8" office:value-type="float" office:value="2.43891004980955" calcext:value-type="float">
            <text:p>2.43891004980955</text:p>
          </table:table-cell>
          <table:table-cell/>
        </table:table-row>
        <table:table-row table:style-name="ro1">
          <table:table-cell office:value-type="string" calcext:value-type="string">
            <text:p>math_no_diff_int_KBC_max_term_size_8</text:p>
          </table:table-cell>
          <table:table-cell office:value-type="string" calcext:value-type="string">
            <text:p>no_div_random_terms_small</text:p>
          </table:table-cell>
          <table:table-cell office:value-type="float" office:value="2.32171110460006" calcext:value-type="float">
            <text:p>2.32171110460006</text:p>
          </table:table-cell>
          <table:table-cell office:value-type="float" office:value="2.60181658365075" calcext:value-type="float">
            <text:p>2.60181658365075</text:p>
          </table:table-cell>
          <table:table-cell table:number-columns-repeated="7" office:value-type="float" office:value="2.61412247289774" calcext:value-type="float">
            <text:p>2.61412247289774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no_div_random_terms_small</text:p>
          </table:table-cell>
          <table:table-cell office:value-type="float" office:value="2.51391737474363" calcext:value-type="float">
            <text:p>2.51391737474363</text:p>
          </table:table-cell>
          <table:table-cell table:number-columns-repeated="8" office:value-type="float" office:value="2.59361265748608" calcext:value-type="float">
            <text:p>2.59361265748608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no_div_random_terms_small</text:p>
          </table:table-cell>
          <table:table-cell office:value-type="float" office:value="2.56958687371814" calcext:value-type="float">
            <text:p>2.56958687371814</text:p>
          </table:table-cell>
          <table:table-cell office:value-type="float" office:value="2.65104014063873" calcext:value-type="float">
            <text:p>2.65104014063873</text:p>
          </table:table-cell>
          <table:table-cell table:number-columns-repeated="7" office:value-type="float" office:value="2.65455610899502" calcext:value-type="float">
            <text:p>2.65455610899502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no_div_random_terms_small</text:p>
          </table:table-cell>
          <table:table-cell office:value-type="float" office:value="2.56900087899209" calcext:value-type="float">
            <text:p>2.56900087899209</text:p>
          </table:table-cell>
          <table:table-cell office:value-type="float" office:value="2.66393202461178" calcext:value-type="float">
            <text:p>2.66393202461178</text:p>
          </table:table-cell>
          <table:table-cell table:number-columns-repeated="7" office:value-type="float" office:value="2.66979197187225" calcext:value-type="float">
            <text:p>2.66979197187225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no_div_random_terms_small</text:p>
          </table:table-cell>
          <table:table-cell office:value-type="float" office:value="2.58306475241723" calcext:value-type="float">
            <text:p>2.58306475241723</text:p>
          </table:table-cell>
          <table:table-cell office:value-type="float" office:value="2.66158804570759" calcext:value-type="float">
            <text:p>2.66158804570759</text:p>
          </table:table-cell>
          <table:table-cell office:value-type="float" office:value="2.66920597714621" calcext:value-type="float">
            <text:p>2.66920597714621</text:p>
          </table:table-cell>
          <table:table-cell table:number-columns-repeated="6" office:value-type="float" office:value="2.66979197187225" calcext:value-type="float">
            <text:p>2.66979197187225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no_div_random_terms_small</text:p>
          </table:table-cell>
          <table:table-cell office:value-type="float" office:value="2.48110167008497" calcext:value-type="float">
            <text:p>2.48110167008497</text:p>
          </table:table-cell>
          <table:table-cell office:value-type="float" office:value="2.65983006152945" calcext:value-type="float">
            <text:p>2.65983006152945</text:p>
          </table:table-cell>
          <table:table-cell office:value-type="float" office:value="2.67506592440668" calcext:value-type="float">
            <text:p>2.67506592440668</text:p>
          </table:table-cell>
          <table:table-cell table:number-columns-repeated="6" office:value-type="float" office:value="2.67799589803692" calcext:value-type="float">
            <text:p>2.67799589803692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no_div_random_terms_small</text:p>
          </table:table-cell>
          <table:table-cell office:value-type="float" office:value="2.37679460884852" calcext:value-type="float">
            <text:p>2.37679460884852</text:p>
          </table:table-cell>
          <table:table-cell office:value-type="float" office:value="2.64869616173454" calcext:value-type="float">
            <text:p>2.64869616173454</text:p>
          </table:table-cell>
          <table:table-cell office:value-type="float" office:value="2.66861998242016" calcext:value-type="float">
            <text:p>2.66861998242016</text:p>
          </table:table-cell>
          <table:table-cell table:number-columns-repeated="6" office:value-type="float" office:value="2.67858189276297" calcext:value-type="float">
            <text:p>2.67858189276297</text:p>
          </table:table-cell>
          <table:table-cell/>
        </table:table-row>
        <table:table-row table:style-name="ro1">
          <table:table-cell office:value-type="string" calcext:value-type="string">
            <text:p>BaseRules_no_div</text:p>
          </table:table-cell>
          <table:table-cell office:value-type="string" calcext:value-type="string">
            <text:p>random_terms_huge</text:p>
          </table:table-cell>
          <table:table-cell office:value-type="float" office:value="14.7822580645161" calcext:value-type="float">
            <text:p>14.7822580645161</text:p>
          </table:table-cell>
          <table:table-cell office:value-type="float" office:value="19.7177419354839" calcext:value-type="float">
            <text:p>19.7177419354839</text:p>
          </table:table-cell>
          <table:table-cell office:value-type="float" office:value="20.0241935483871" calcext:value-type="float">
            <text:p>20.0241935483871</text:p>
          </table:table-cell>
          <table:table-cell office:value-type="float" office:value="20.4274193548387" calcext:value-type="float">
            <text:p>20.4274193548387</text:p>
          </table:table-cell>
          <table:table-cell office:value-type="float" office:value="20.4596774193548" calcext:value-type="float">
            <text:p>20.4596774193548</text:p>
          </table:table-cell>
          <table:table-cell office:value-type="float" office:value="20.5" calcext:value-type="float">
            <text:p>20.5</text:p>
          </table:table-cell>
          <table:table-cell office:value-type="float" office:value="20.508064516129" calcext:value-type="float">
            <text:p>20.508064516129</text:p>
          </table:table-cell>
          <table:table-cell office:value-type="float" office:value="20.5241935483871" calcext:value-type="float">
            <text:p>20.5241935483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no_div_KBC_max_rules_40</text:p>
          </table:table-cell>
          <table:table-cell office:value-type="string" calcext:value-type="string">
            <text:p>random_terms_huge</text:p>
          </table:table-cell>
          <table:table-cell office:value-type="float" office:value="18.8467741935484" calcext:value-type="float">
            <text:p>18.8467741935484</text:p>
          </table:table-cell>
          <table:table-cell office:value-type="float" office:value="19.8225806451613" calcext:value-type="float">
            <text:p>19.8225806451613</text:p>
          </table:table-cell>
          <table:table-cell table:number-columns-repeated="6" office:value-type="float" office:value="19.8629032258065" calcext:value-type="float">
            <text:p>19.8629032258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no_div_KBC_max_rules_60</text:p>
          </table:table-cell>
          <table:table-cell office:value-type="string" calcext:value-type="string">
            <text:p>random_terms_huge</text:p>
          </table:table-cell>
          <table:table-cell office:value-type="float" office:value="18.1048387096774" calcext:value-type="float">
            <text:p>18.1048387096774</text:p>
          </table:table-cell>
          <table:table-cell office:value-type="float" office:value="20.3548387096774" calcext:value-type="float">
            <text:p>20.3548387096774</text:p>
          </table:table-cell>
          <table:table-cell office:value-type="float" office:value="20.4274193548387" calcext:value-type="float">
            <text:p>20.4274193548387</text:p>
          </table:table-cell>
          <table:table-cell table:number-columns-repeated="5" office:value-type="float" office:value="20.5241935483871" calcext:value-type="float">
            <text:p>20.5241935483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no_div_KBC_max_rules_80</text:p>
          </table:table-cell>
          <table:table-cell office:value-type="string" calcext:value-type="string">
            <text:p>random_terms_huge</text:p>
          </table:table-cell>
          <table:table-cell office:value-type="float" office:value="16.6693548387097" calcext:value-type="float">
            <text:p>16.6693548387097</text:p>
          </table:table-cell>
          <table:table-cell office:value-type="float" office:value="20.491935483871" calcext:value-type="float">
            <text:p>20.491935483871</text:p>
          </table:table-cell>
          <table:table-cell office:value-type="float" office:value="20.6532258064516" calcext:value-type="float">
            <text:p>20.6532258064516</text:p>
          </table:table-cell>
          <table:table-cell office:value-type="float" office:value="20.7661290322581" calcext:value-type="float">
            <text:p>20.7661290322581</text:p>
          </table:table-cell>
          <table:table-cell table:number-columns-repeated="4" office:value-type="float" office:value="20.7741935483871" calcext:value-type="float">
            <text:p>20.7741935483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no_div_KBC_max_rules_100</text:p>
          </table:table-cell>
          <table:table-cell office:value-type="string" calcext:value-type="string">
            <text:p>random_terms_huge</text:p>
          </table:table-cell>
          <table:table-cell office:value-type="float" office:value="15.9193548387097" calcext:value-type="float">
            <text:p>15.9193548387097</text:p>
          </table:table-cell>
          <table:table-cell office:value-type="float" office:value="20.7983870967742" calcext:value-type="float">
            <text:p>20.7983870967742</text:p>
          </table:table-cell>
          <table:table-cell office:value-type="float" office:value="20.9516129032258" calcext:value-type="float">
            <text:p>20.9516129032258</text:p>
          </table:table-cell>
          <table:table-cell table:number-columns-repeated="5" office:value-type="float" office:value="21.0725806451613" calcext:value-type="float">
            <text:p>21.0725806451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no_div_KBC_max_rules_150</text:p>
          </table:table-cell>
          <table:table-cell office:value-type="string" calcext:value-type="string">
            <text:p>random_terms_huge</text:p>
          </table:table-cell>
          <table:table-cell office:value-type="float" office:value="15.1129032258065" calcext:value-type="float">
            <text:p>15.1129032258065</text:p>
          </table:table-cell>
          <table:table-cell office:value-type="float" office:value="20.3629032258065" calcext:value-type="float">
            <text:p>20.3629032258065</text:p>
          </table:table-cell>
          <table:table-cell office:value-type="float" office:value="20.9032258064516" calcext:value-type="float">
            <text:p>20.9032258064516</text:p>
          </table:table-cell>
          <table:table-cell office:value-type="float" office:value="21.1532258064516" calcext:value-type="float">
            <text:p>21.1532258064516</text:p>
          </table:table-cell>
          <table:table-cell office:value-type="float" office:value="21.1854838709677" calcext:value-type="float">
            <text:p>21.1854838709677</text:p>
          </table:table-cell>
          <table:table-cell office:value-type="float" office:value="21.2258064516129" calcext:value-type="float">
            <text:p>21.2258064516129</text:p>
          </table:table-cell>
          <table:table-cell office:value-type="float" office:value="21.2338709677419" calcext:value-type="float">
            <text:p>21.2338709677419</text:p>
          </table:table-cell>
          <table:table-cell office:value-type="float" office:value="21.25" calcext:value-type="float">
            <text:p>2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no_div_KBC_max_rules_200</text:p>
          </table:table-cell>
          <table:table-cell office:value-type="string" calcext:value-type="string">
            <text:p>random_terms_huge</text:p>
          </table:table-cell>
          <table:table-cell office:value-type="float" office:value="15.0725806451613" calcext:value-type="float">
            <text:p>15.0725806451613</text:p>
          </table:table-cell>
          <table:table-cell office:value-type="float" office:value="19.8145161290323" calcext:value-type="float">
            <text:p>19.8145161290323</text:p>
          </table:table-cell>
          <table:table-cell office:value-type="float" office:value="20.7983870967742" calcext:value-type="float">
            <text:p>20.7983870967742</text:p>
          </table:table-cell>
          <table:table-cell office:value-type="float" office:value="21.2016129032258" calcext:value-type="float">
            <text:p>21.2016129032258</text:p>
          </table:table-cell>
          <table:table-cell office:value-type="float" office:value="21.2338709677419" calcext:value-type="float">
            <text:p>21.2338709677419</text:p>
          </table:table-cell>
          <table:table-cell office:value-type="float" office:value="21.2741935483871" calcext:value-type="float">
            <text:p>21.2741935483871</text:p>
          </table:table-cell>
          <table:table-cell office:value-type="float" office:value="21.2822580645161" calcext:value-type="float">
            <text:p>21.2822580645161</text:p>
          </table:table-cell>
          <table:table-cell office:value-type="float" office:value="21.2903225806452" calcext:value-type="float">
            <text:p>21.2903225806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Rules</text:p>
          </table:table-cell>
          <table:table-cell office:value-type="string" calcext:value-type="string">
            <text:p>random_terms_huge</text:p>
          </table:table-cell>
          <table:table-cell office:value-type="float" office:value="15.8548387096774" calcext:value-type="float">
            <text:p>15.8548387096774</text:p>
          </table:table-cell>
          <table:table-cell office:value-type="float" office:value="23.8951612903226" calcext:value-type="float">
            <text:p>23.8951612903226</text:p>
          </table:table-cell>
          <table:table-cell office:value-type="float" office:value="25" calcext:value-type="float">
            <text:p>25</text:p>
          </table:table-cell>
          <table:table-cell office:value-type="float" office:value="25.8548387096774" calcext:value-type="float">
            <text:p>25.8548387096774</text:p>
          </table:table-cell>
          <table:table-cell office:value-type="float" office:value="26.0322580645161" calcext:value-type="float">
            <text:p>26.0322580645161</text:p>
          </table:table-cell>
          <table:table-cell office:value-type="float" office:value="26.1370967741935" calcext:value-type="float">
            <text:p>26.1370967741935</text:p>
          </table:table-cell>
          <table:table-cell office:value-type="float" office:value="26.1451612903226" calcext:value-type="float">
            <text:p>26.1451612903226</text:p>
          </table:table-cell>
          <table:table-cell office:value-type="float" office:value="26.2016129032258" calcext:value-type="float">
            <text:p>26.2016129032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random_terms_huge</text:p>
          </table:table-cell>
          <table:table-cell office:value-type="float" office:value="20.0645161290323" calcext:value-type="float">
            <text:p>20.0645161290323</text:p>
          </table:table-cell>
          <table:table-cell table:number-columns-repeated="2" office:value-type="float" office:value="21.5241935483871" calcext:value-type="float">
            <text:p>21.5241935483871</text:p>
          </table:table-cell>
          <table:table-cell table:number-columns-repeated="5" office:value-type="float" office:value="21.5403225806452" calcext:value-type="float">
            <text:p>21.5403225806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random_terms_huge</text:p>
          </table:table-cell>
          <table:table-cell office:value-type="float" office:value="20.2983870967742" calcext:value-type="float">
            <text:p>20.2983870967742</text:p>
          </table:table-cell>
          <table:table-cell office:value-type="float" office:value="22.008064516129" calcext:value-type="float">
            <text:p>22.008064516129</text:p>
          </table:table-cell>
          <table:table-cell office:value-type="float" office:value="22.0161290322581" calcext:value-type="float">
            <text:p>22.0161290322581</text:p>
          </table:table-cell>
          <table:table-cell table:number-columns-repeated="5" office:value-type="float" office:value="22.0322580645161" calcext:value-type="float">
            <text:p>22.0322580645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random_terms_huge</text:p>
          </table:table-cell>
          <table:table-cell office:value-type="float" office:value="17.7096774193548" calcext:value-type="float">
            <text:p>17.7096774193548</text:p>
          </table:table-cell>
          <table:table-cell office:value-type="float" office:value="22.1129032258065" calcext:value-type="float">
            <text:p>22.1129032258065</text:p>
          </table:table-cell>
          <table:table-cell office:value-type="float" office:value="22.1451612903226" calcext:value-type="float">
            <text:p>22.1451612903226</text:p>
          </table:table-cell>
          <table:table-cell table:number-columns-repeated="5" office:value-type="float" office:value="22.1693548387097" calcext:value-type="float">
            <text:p>22.1693548387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random_terms_huge</text:p>
          </table:table-cell>
          <table:table-cell office:value-type="float" office:value="18.1854838709677" calcext:value-type="float">
            <text:p>18.1854838709677</text:p>
          </table:table-cell>
          <table:table-cell office:value-type="float" office:value="22.6451612903226" calcext:value-type="float">
            <text:p>22.6451612903226</text:p>
          </table:table-cell>
          <table:table-cell office:value-type="float" office:value="22.6774193548387" calcext:value-type="float">
            <text:p>22.6774193548387</text:p>
          </table:table-cell>
          <table:table-cell table:number-columns-repeated="2" office:value-type="float" office:value="22.6935483870968" calcext:value-type="float">
            <text:p>22.6935483870968</text:p>
          </table:table-cell>
          <table:table-cell table:number-columns-repeated="3" office:value-type="float" office:value="22.7016129032258" calcext:value-type="float">
            <text:p>22.7016129032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random_terms_huge</text:p>
          </table:table-cell>
          <table:table-cell office:value-type="float" office:value="17.4112903225806" calcext:value-type="float">
            <text:p>17.4112903225806</text:p>
          </table:table-cell>
          <table:table-cell office:value-type="float" office:value="23.6774193548387" calcext:value-type="float">
            <text:p>23.6774193548387</text:p>
          </table:table-cell>
          <table:table-cell office:value-type="float" office:value="23.9677419354839" calcext:value-type="float">
            <text:p>23.9677419354839</text:p>
          </table:table-cell>
          <table:table-cell table:number-columns-repeated="2" office:value-type="float" office:value="24.0483870967742" calcext:value-type="float">
            <text:p>24.0483870967742</text:p>
          </table:table-cell>
          <table:table-cell table:number-columns-repeated="3" office:value-type="float" office:value="24.0564516129032" calcext:value-type="float">
            <text:p>24.0564516129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random_terms_huge</text:p>
          </table:table-cell>
          <table:table-cell office:value-type="float" office:value="17.3306451612903" calcext:value-type="float">
            <text:p>17.3306451612903</text:p>
          </table:table-cell>
          <table:table-cell office:value-type="float" office:value="25" calcext:value-type="float">
            <text:p>25</text:p>
          </table:table-cell>
          <table:table-cell office:value-type="float" office:value="25.8064516129032" calcext:value-type="float">
            <text:p>25.8064516129032</text:p>
          </table:table-cell>
          <table:table-cell office:value-type="float" office:value="26.3225806451613" calcext:value-type="float">
            <text:p>26.3225806451613</text:p>
          </table:table-cell>
          <table:table-cell office:value-type="float" office:value="26.4274193548387" calcext:value-type="float">
            <text:p>26.4274193548387</text:p>
          </table:table-cell>
          <table:table-cell office:value-type="float" office:value="26.5" calcext:value-type="float">
            <text:p>26.5</text:p>
          </table:table-cell>
          <table:table-cell office:value-type="float" office:value="26.508064516129" calcext:value-type="float">
            <text:p>26.508064516129</text:p>
          </table:table-cell>
          <table:table-cell office:value-type="float" office:value="26.5241935483871" calcext:value-type="float">
            <text:p>26.5241935483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true_sep_div_KBC_max_rules_40</text:p>
          </table:table-cell>
          <table:table-cell office:value-type="string" calcext:value-type="string">
            <text:p>random_terms_huge</text:p>
          </table:table-cell>
          <table:table-cell office:value-type="float" office:value="18.6612903225806" calcext:value-type="float">
            <text:p>18.6612903225806</text:p>
          </table:table-cell>
          <table:table-cell office:value-type="float" office:value="23.0241935483871" calcext:value-type="float">
            <text:p>23.0241935483871</text:p>
          </table:table-cell>
          <table:table-cell office:value-type="float" office:value="23.1209677419355" calcext:value-type="float">
            <text:p>23.1209677419355</text:p>
          </table:table-cell>
          <table:table-cell table:number-columns-repeated="5" office:value-type="float" office:value="23.1370967741935" calcext:value-type="float">
            <text:p>23.1370967741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true_sep_div_KBC_max_rules_60</text:p>
          </table:table-cell>
          <table:table-cell office:value-type="string" calcext:value-type="string">
            <text:p>random_terms_huge</text:p>
          </table:table-cell>
          <table:table-cell office:value-type="float" office:value="17.7338709677419" calcext:value-type="float">
            <text:p>17.7338709677419</text:p>
          </table:table-cell>
          <table:table-cell office:value-type="float" office:value="23.6612903225806" calcext:value-type="float">
            <text:p>23.6612903225806</text:p>
          </table:table-cell>
          <table:table-cell office:value-type="float" office:value="23.8951612903226" calcext:value-type="float">
            <text:p>23.8951612903226</text:p>
          </table:table-cell>
          <table:table-cell office:value-type="float" office:value="23.991935483871" calcext:value-type="float">
            <text:p>23.99193548387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4.008064516129" calcext:value-type="float">
            <text:p>24.008064516129</text:p>
          </table:table-cell>
          <table:table-cell office:value-type="float" office:value="24.0241935483871" calcext:value-type="float">
            <text:p>24.0241935483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true_sep_div_KBC_max_rules_80</text:p>
          </table:table-cell>
          <table:table-cell office:value-type="string" calcext:value-type="string">
            <text:p>random_terms_huge</text:p>
          </table:table-cell>
          <table:table-cell office:value-type="float" office:value="17.25" calcext:value-type="float">
            <text:p>17.25</text:p>
          </table:table-cell>
          <table:table-cell office:value-type="float" office:value="23.7177419354839" calcext:value-type="float">
            <text:p>23.7177419354839</text:p>
          </table:table-cell>
          <table:table-cell office:value-type="float" office:value="24.0806451612903" calcext:value-type="float">
            <text:p>24.0806451612903</text:p>
          </table:table-cell>
          <table:table-cell office:value-type="float" office:value="24.2822580645161" calcext:value-type="float">
            <text:p>24.2822580645161</text:p>
          </table:table-cell>
          <table:table-cell office:value-type="float" office:value="24.3064516129032" calcext:value-type="float">
            <text:p>24.3064516129032</text:p>
          </table:table-cell>
          <table:table-cell table:number-columns-repeated="3" office:value-type="float" office:value="24.3145161290323" calcext:value-type="float">
            <text:p>24.3145161290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true_sep_div_KBC_max_rules_100</text:p>
          </table:table-cell>
          <table:table-cell office:value-type="string" calcext:value-type="string">
            <text:p>random_terms_huge</text:p>
          </table:table-cell>
          <table:table-cell office:value-type="float" office:value="17.3225806451613" calcext:value-type="float">
            <text:p>17.3225806451613</text:p>
          </table:table-cell>
          <table:table-cell office:value-type="float" office:value="24.0483870967742" calcext:value-type="float">
            <text:p>24.0483870967742</text:p>
          </table:table-cell>
          <table:table-cell office:value-type="float" office:value="24.4032258064516" calcext:value-type="float">
            <text:p>24.4032258064516</text:p>
          </table:table-cell>
          <table:table-cell office:value-type="float" office:value="24.6370967741935" calcext:value-type="float">
            <text:p>24.6370967741935</text:p>
          </table:table-cell>
          <table:table-cell office:value-type="float" office:value="24.6451612903226" calcext:value-type="float">
            <text:p>24.6451612903226</text:p>
          </table:table-cell>
          <table:table-cell table:number-columns-repeated="3" office:value-type="float" office:value="24.6612903225806" calcext:value-type="float">
            <text:p>24.6612903225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true_sep_div_KBC_max_rules_150</text:p>
          </table:table-cell>
          <table:table-cell office:value-type="string" calcext:value-type="string">
            <text:p>random_terms_huge</text:p>
          </table:table-cell>
          <table:table-cell office:value-type="float" office:value="17.0403225806452" calcext:value-type="float">
            <text:p>17.0403225806452</text:p>
          </table:table-cell>
          <table:table-cell office:value-type="float" office:value="23.0161290322581" calcext:value-type="float">
            <text:p>23.0161290322581</text:p>
          </table:table-cell>
          <table:table-cell office:value-type="float" office:value="24.1935483870968" calcext:value-type="float">
            <text:p>24.1935483870968</text:p>
          </table:table-cell>
          <table:table-cell office:value-type="float" office:value="24.6935483870968" calcext:value-type="float">
            <text:p>24.6935483870968</text:p>
          </table:table-cell>
          <table:table-cell office:value-type="float" office:value="24.7661290322581" calcext:value-type="float">
            <text:p>24.7661290322581</text:p>
          </table:table-cell>
          <table:table-cell office:value-type="float" office:value="24.8064516129032" calcext:value-type="float">
            <text:p>24.8064516129032</text:p>
          </table:table-cell>
          <table:table-cell office:value-type="float" office:value="24.8225806451613" calcext:value-type="float">
            <text:p>24.8225806451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true_sep_div_KBC_max_rules_200</text:p>
          </table:table-cell>
          <table:table-cell office:value-type="string" calcext:value-type="string">
            <text:p>random_terms_huge</text:p>
          </table:table-cell>
          <table:table-cell office:value-type="float" office:value="16.0161290322581" calcext:value-type="float">
            <text:p>16.0161290322581</text:p>
          </table:table-cell>
          <table:table-cell office:value-type="float" office:value="22.4354838709677" calcext:value-type="float">
            <text:p>22.4354838709677</text:p>
          </table:table-cell>
          <table:table-cell office:value-type="float" office:value="24.0806451612903" calcext:value-type="float">
            <text:p>24.0806451612903</text:p>
          </table:table-cell>
          <table:table-cell office:value-type="float" office:value="24.758064516129" calcext:value-type="float">
            <text:p>24.758064516129</text:p>
          </table:table-cell>
          <table:table-cell office:value-type="float" office:value="24.8145161290323" calcext:value-type="float">
            <text:p>24.8145161290323</text:p>
          </table:table-cell>
          <table:table-cell table:number-columns-repeated="2" office:value-type="float" office:value="24.8629032258065" calcext:value-type="float">
            <text:p>24.8629032258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random_terms_huge</text:p>
          </table:table-cell>
          <table:table-cell office:value-type="float" office:value="20.1532258064516" calcext:value-type="float">
            <text:p>20.1532258064516</text:p>
          </table:table-cell>
          <table:table-cell office:value-type="float" office:value="21.2338709677419" calcext:value-type="float">
            <text:p>21.2338709677419</text:p>
          </table:table-cell>
          <table:table-cell table:number-columns-repeated="5" office:value-type="float" office:value="21.2741935483871" calcext:value-type="float">
            <text:p>21.2741935483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random_terms_huge</text:p>
          </table:table-cell>
          <table:table-cell office:value-type="float" office:value="19.0967741935484" calcext:value-type="float">
            <text:p>19.0967741935484</text:p>
          </table:table-cell>
          <table:table-cell office:value-type="float" office:value="21.5806451612903" calcext:value-type="float">
            <text:p>21.5806451612903</text:p>
          </table:table-cell>
          <table:table-cell office:value-type="float" office:value="21.6209677419355" calcext:value-type="float">
            <text:p>21.6209677419355</text:p>
          </table:table-cell>
          <table:table-cell table:number-columns-repeated="4" office:value-type="float" office:value="21.6532258064516" calcext:value-type="float">
            <text:p>21.6532258064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random_terms_huge</text:p>
          </table:table-cell>
          <table:table-cell office:value-type="float" office:value="18.0161290322581" calcext:value-type="float">
            <text:p>18.0161290322581</text:p>
          </table:table-cell>
          <table:table-cell office:value-type="float" office:value="21.8951612903226" calcext:value-type="float">
            <text:p>21.8951612903226</text:p>
          </table:table-cell>
          <table:table-cell office:value-type="float" office:value="22.0241935483871" calcext:value-type="float">
            <text:p>22.0241935483871</text:p>
          </table:table-cell>
          <table:table-cell office:value-type="float" office:value="22.0887096774194" calcext:value-type="float">
            <text:p>22.0887096774194</text:p>
          </table:table-cell>
          <table:table-cell table:number-columns-repeated="3" office:value-type="float" office:value="22.0967741935484" calcext:value-type="float">
            <text:p>22.0967741935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random_terms_huge</text:p>
          </table:table-cell>
          <table:table-cell office:value-type="float" office:value="16.6935483870968" calcext:value-type="float">
            <text:p>16.6935483870968</text:p>
          </table:table-cell>
          <table:table-cell office:value-type="float" office:value="21.991935483871" calcext:value-type="float">
            <text:p>21.991935483871</text:p>
          </table:table-cell>
          <table:table-cell office:value-type="float" office:value="22.1532258064516" calcext:value-type="float">
            <text:p>22.1532258064516</text:p>
          </table:table-cell>
          <table:table-cell table:number-columns-repeated="4" office:value-type="float" office:value="22.2661290322581" calcext:value-type="float">
            <text:p>22.2661290322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random_terms_huge</text:p>
          </table:table-cell>
          <table:table-cell office:value-type="float" office:value="16.8629032258065" calcext:value-type="float">
            <text:p>16.8629032258065</text:p>
          </table:table-cell>
          <table:table-cell office:value-type="float" office:value="23.991935483871" calcext:value-type="float">
            <text:p>23.991935483871</text:p>
          </table:table-cell>
          <table:table-cell office:value-type="float" office:value="24.5241935483871" calcext:value-type="float">
            <text:p>24.5241935483871</text:p>
          </table:table-cell>
          <table:table-cell office:value-type="float" office:value="24.8064516129032" calcext:value-type="float">
            <text:p>24.8064516129032</text:p>
          </table:table-cell>
          <table:table-cell office:value-type="float" office:value="24.8387096774194" calcext:value-type="float">
            <text:p>24.8387096774194</text:p>
          </table:table-cell>
          <table:table-cell office:value-type="float" office:value="24.8870967741935" calcext:value-type="float">
            <text:p>24.8870967741935</text:p>
          </table:table-cell>
          <table:table-cell office:value-type="float" office:value="24.8951612903226" calcext:value-type="float">
            <text:p>24.8951612903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KBC_max_term_size_3</text:p>
          </table:table-cell>
          <table:table-cell office:value-type="string" calcext:value-type="string">
            <text:p>random_terms_huge</text:p>
          </table:table-cell>
          <table:table-cell office:value-type="float" office:value="20.4677419354839" calcext:value-type="float">
            <text:p>20.4677419354839</text:p>
          </table:table-cell>
          <table:table-cell table:number-columns-repeated="6" office:value-type="float" office:value="20.5887096774194" calcext:value-type="float">
            <text:p>20.5887096774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KBC_max_term_size_4</text:p>
          </table:table-cell>
          <table:table-cell office:value-type="string" calcext:value-type="string">
            <text:p>random_terms_huge</text:p>
          </table:table-cell>
          <table:table-cell office:value-type="float" office:value="20.25" calcext:value-type="float">
            <text:p>20.25</text:p>
          </table:table-cell>
          <table:table-cell table:number-columns-repeated="6" office:value-type="float" office:value="20.7903225806452" calcext:value-type="float">
            <text:p>20.7903225806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KBC_max_term_size_6</text:p>
          </table:table-cell>
          <table:table-cell office:value-type="string" calcext:value-type="string">
            <text:p>random_terms_huge</text:p>
          </table:table-cell>
          <table:table-cell office:value-type="float" office:value="18.3709677419355" calcext:value-type="float">
            <text:p>18.3709677419355</text:p>
          </table:table-cell>
          <table:table-cell office:value-type="float" office:value="21.1370967741935" calcext:value-type="float">
            <text:p>21.1370967741935</text:p>
          </table:table-cell>
          <table:table-cell office:value-type="float" office:value="21.1532258064516" calcext:value-type="float">
            <text:p>21.1532258064516</text:p>
          </table:table-cell>
          <table:table-cell table:number-columns-repeated="4" office:value-type="float" office:value="21.1612903225806" calcext:value-type="float">
            <text:p>21.1612903225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KBC_max_term_size_8</text:p>
          </table:table-cell>
          <table:table-cell office:value-type="string" calcext:value-type="string">
            <text:p>random_terms_huge</text:p>
          </table:table-cell>
          <table:table-cell office:value-type="float" office:value="5.10483870967742" calcext:value-type="float">
            <text:p>5.10483870967742</text:p>
          </table:table-cell>
          <table:table-cell office:value-type="float" office:value="19.3790322580645" calcext:value-type="float">
            <text:p>19.3790322580645</text:p>
          </table:table-cell>
          <table:table-cell office:value-type="float" office:value="22.8145161290323" calcext:value-type="float">
            <text:p>22.8145161290323</text:p>
          </table:table-cell>
          <table:table-cell office:value-type="float" office:value="24.4435483870968" calcext:value-type="float">
            <text:p>24.4435483870968</text:p>
          </table:table-cell>
          <table:table-cell office:value-type="float" office:value="24.5322580645161" calcext:value-type="float">
            <text:p>24.5322580645161</text:p>
          </table:table-cell>
          <table:table-cell office:value-type="float" office:value="24.6451612903226" calcext:value-type="float">
            <text:p>24.6451612903226</text:p>
          </table:table-cell>
          <table:table-cell office:value-type="float" office:value="24.6774193548387" calcext:value-type="float">
            <text:p>24.6774193548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7.0725806451613" calcext:value-type="float">
            <text:p>17.0725806451613</text:p>
          </table:table-cell>
          <table:table-cell office:value-type="float" office:value="23.2741935483871" calcext:value-type="float">
            <text:p>23.2741935483871</text:p>
          </table:table-cell>
          <table:table-cell office:value-type="float" office:value="25.75" calcext:value-type="float">
            <text:p>25.75</text:p>
          </table:table-cell>
          <table:table-cell office:value-type="float" office:value="26.5" calcext:value-type="float">
            <text:p>26.5</text:p>
          </table:table-cell>
          <table:table-cell office:value-type="float" office:value="26.5322580645161" calcext:value-type="float">
            <text:p>26.5322580645161</text:p>
          </table:table-cell>
          <table:table-cell table:number-columns-repeated="2" office:value-type="float" office:value="26.5967741935484" calcext:value-type="float">
            <text:p>26.5967741935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7.1854838709677" calcext:value-type="float">
            <text:p>17.1854838709677</text:p>
          </table:table-cell>
          <table:table-cell office:value-type="float" office:value="23.2661290322581" calcext:value-type="float">
            <text:p>23.2661290322581</text:p>
          </table:table-cell>
          <table:table-cell office:value-type="float" office:value="25.6370967741935" calcext:value-type="float">
            <text:p>25.6370967741935</text:p>
          </table:table-cell>
          <table:table-cell office:value-type="float" office:value="26.8709677419355" calcext:value-type="float">
            <text:p>26.8709677419355</text:p>
          </table:table-cell>
          <table:table-cell office:value-type="float" office:value="26.9596774193548" calcext:value-type="float">
            <text:p>26.9596774193548</text:p>
          </table:table-cell>
          <table:table-cell office:value-type="float" office:value="27.0564516129032" calcext:value-type="float">
            <text:p>27.0564516129032</text:p>
          </table:table-cell>
          <table:table-cell office:value-type="float" office:value="27.0645161290323" calcext:value-type="float">
            <text:p>27.06451612903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7.1451612903226" calcext:value-type="float">
            <text:p>17.1451612903226</text:p>
          </table:table-cell>
          <table:table-cell office:value-type="float" office:value="23.3225806451613" calcext:value-type="float">
            <text:p>23.3225806451613</text:p>
          </table:table-cell>
          <table:table-cell office:value-type="float" office:value="25.3064516129032" calcext:value-type="float">
            <text:p>25.3064516129032</text:p>
          </table:table-cell>
          <table:table-cell office:value-type="float" office:value="26.9274193548387" calcext:value-type="float">
            <text:p>26.9274193548387</text:p>
          </table:table-cell>
          <table:table-cell office:value-type="float" office:value="27.0967741935484" calcext:value-type="float">
            <text:p>27.0967741935484</text:p>
          </table:table-cell>
          <table:table-cell office:value-type="float" office:value="27.1612903225806" calcext:value-type="float">
            <text:p>27.1612903225806</text:p>
          </table:table-cell>
          <table:table-cell office:value-type="float" office:value="27.1935483870968" calcext:value-type="float">
            <text:p>27.1935483870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7.1854838709677" calcext:value-type="float">
            <text:p>17.1854838709677</text:p>
          </table:table-cell>
          <table:table-cell office:value-type="float" office:value="23.3951612903226" calcext:value-type="float">
            <text:p>23.3951612903226</text:p>
          </table:table-cell>
          <table:table-cell office:value-type="float" office:value="24.6612903225806" calcext:value-type="float">
            <text:p>24.6612903225806</text:p>
          </table:table-cell>
          <table:table-cell office:value-type="float" office:value="27.0241935483871" calcext:value-type="float">
            <text:p>27.0241935483871</text:p>
          </table:table-cell>
          <table:table-cell office:value-type="float" office:value="27.1532258064516" calcext:value-type="float">
            <text:p>27.1532258064516</text:p>
          </table:table-cell>
          <table:table-cell office:value-type="float" office:value="27.1854838709677" calcext:value-type="float">
            <text:p>27.1854838709677</text:p>
          </table:table-cell>
          <table:table-cell office:value-type="float" office:value="27.2016129032258" calcext:value-type="float">
            <text:p>27.2016129032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7.6935483870968" calcext:value-type="float">
            <text:p>17.6935483870968</text:p>
          </table:table-cell>
          <table:table-cell office:value-type="float" office:value="22.2741935483871" calcext:value-type="float">
            <text:p>22.2741935483871</text:p>
          </table:table-cell>
          <table:table-cell office:value-type="float" office:value="23.9032258064516" calcext:value-type="float">
            <text:p>23.9032258064516</text:p>
          </table:table-cell>
          <table:table-cell office:value-type="float" office:value="26.7096774193548" calcext:value-type="float">
            <text:p>26.7096774193548</text:p>
          </table:table-cell>
          <table:table-cell office:value-type="float" office:value="27.1612903225806" calcext:value-type="float">
            <text:p>27.1612903225806</text:p>
          </table:table-cell>
          <table:table-cell office:value-type="float" office:value="27.3145161290323" calcext:value-type="float">
            <text:p>27.3145161290323</text:p>
          </table:table-cell>
          <table:table-cell office:value-type="float" office:value="27.3225806451613" calcext:value-type="float">
            <text:p>27.3225806451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6.6209677419355" calcext:value-type="float">
            <text:p>16.6209677419355</text:p>
          </table:table-cell>
          <table:table-cell office:value-type="float" office:value="18.4032258064516" calcext:value-type="float">
            <text:p>18.4032258064516</text:p>
          </table:table-cell>
          <table:table-cell office:value-type="float" office:value="23.8387096774194" calcext:value-type="float">
            <text:p>23.8387096774194</text:p>
          </table:table-cell>
          <table:table-cell office:value-type="float" office:value="26.4274193548387" calcext:value-type="float">
            <text:p>26.4274193548387</text:p>
          </table:table-cell>
          <table:table-cell office:value-type="float" office:value="26.9838709677419" calcext:value-type="float">
            <text:p>26.9838709677419</text:p>
          </table:table-cell>
          <table:table-cell office:value-type="float" office:value="27.3306451612903" calcext:value-type="float">
            <text:p>27.3306451612903</text:p>
          </table:table-cell>
          <table:table-cell office:value-type="float" office:value="27.4193548387097" calcext:value-type="float">
            <text:p>27.4193548387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Rules_no_div</text:p>
          </table:table-cell>
          <table:table-cell office:value-type="string" calcext:value-type="string">
            <text:p>random_terms_large</text:p>
          </table:table-cell>
          <table:table-cell office:value-type="float" office:value="4.94017094017094" calcext:value-type="float">
            <text:p>4.94017094017094</text:p>
          </table:table-cell>
          <table:table-cell office:value-type="float" office:value="5.5042735042735" calcext:value-type="float">
            <text:p>5.5042735042735</text:p>
          </table:table-cell>
          <table:table-cell office:value-type="float" office:value="5.57264957264957" calcext:value-type="float">
            <text:p>5.57264957264957</text:p>
          </table:table-cell>
          <table:table-cell table:number-columns-repeated="7" office:value-type="float" office:value="5.69230769230769" calcext:value-type="float">
            <text:p>5.69230769230769</text:p>
          </table:table-cell>
        </table:table-row>
        <table:table-row table:style-name="ro1">
          <table:table-cell office:value-type="string" calcext:value-type="string">
            <text:p>math_no_diff_int_no_div_KBC_max_rules_40</text:p>
          </table:table-cell>
          <table:table-cell office:value-type="string" calcext:value-type="string">
            <text:p>random_terms_large</text:p>
          </table:table-cell>
          <table:table-cell office:value-type="float" office:value="5.24786324786325" calcext:value-type="float">
            <text:p>5.24786324786325</text:p>
          </table:table-cell>
          <table:table-cell table:number-columns-repeated="9" office:value-type="float" office:value="5.26495726495727" calcext:value-type="float">
            <text:p>5.26495726495727</text:p>
          </table:table-cell>
        </table:table-row>
        <table:table-row table:style-name="ro1">
          <table:table-cell office:value-type="string" calcext:value-type="string">
            <text:p>math_no_diff_int_no_div_KBC_max_rules_60</text:p>
          </table:table-cell>
          <table:table-cell office:value-type="string" calcext:value-type="string">
            <text:p>random_terms_large</text:p>
          </table:table-cell>
          <table:table-cell office:value-type="float" office:value="5.4017094017094" calcext:value-type="float">
            <text:p>5.4017094017094</text:p>
          </table:table-cell>
          <table:table-cell table:number-columns-repeated="9" office:value-type="float" office:value="5.52136752136752" calcext:value-type="float">
            <text:p>5.52136752136752</text:p>
          </table:table-cell>
        </table:table-row>
        <table:table-row table:style-name="ro1">
          <table:table-cell office:value-type="string" calcext:value-type="string">
            <text:p>math_no_diff_int_no_div_KBC_max_rules_80</text:p>
          </table:table-cell>
          <table:table-cell office:value-type="string" calcext:value-type="string">
            <text:p>random_terms_large</text:p>
          </table:table-cell>
          <table:table-cell office:value-type="float" office:value="5.41880341880342" calcext:value-type="float">
            <text:p>5.41880341880342</text:p>
          </table:table-cell>
          <table:table-cell table:number-columns-repeated="9" office:value-type="float" office:value="5.67521367521368" calcext:value-type="float">
            <text:p>5.67521367521368</text:p>
          </table:table-cell>
        </table:table-row>
        <table:table-row table:style-name="ro1">
          <table:table-cell office:value-type="string" calcext:value-type="string">
            <text:p>math_no_diff_int_no_div_KBC_max_rules_100</text:p>
          </table:table-cell>
          <table:table-cell office:value-type="string" calcext:value-type="string">
            <text:p>random_terms_large</text:p>
          </table:table-cell>
          <table:table-cell office:value-type="float" office:value="5.57264957264957" calcext:value-type="float">
            <text:p>5.57264957264957</text:p>
          </table:table-cell>
          <table:table-cell office:value-type="float" office:value="5.81196581196581" calcext:value-type="float">
            <text:p>5.81196581196581</text:p>
          </table:table-cell>
          <table:table-cell table:number-columns-repeated="8" office:value-type="float" office:value="5.82905982905983" calcext:value-type="float">
            <text:p>5.82905982905983</text:p>
          </table:table-cell>
        </table:table-row>
        <table:table-row table:style-name="ro1">
          <table:table-cell office:value-type="string" calcext:value-type="string">
            <text:p>math_no_diff_int_no_div_KBC_max_rules_150</text:p>
          </table:table-cell>
          <table:table-cell office:value-type="string" calcext:value-type="string">
            <text:p>random_terms_large</text:p>
          </table:table-cell>
          <table:table-cell office:value-type="float" office:value="5.24786324786325" calcext:value-type="float">
            <text:p>5.24786324786325</text:p>
          </table:table-cell>
          <table:table-cell office:value-type="float" office:value="5.82905982905983" calcext:value-type="float">
            <text:p>5.82905982905983</text:p>
          </table:table-cell>
          <table:table-cell table:number-columns-repeated="3" office:value-type="float" office:value="5.88034188034188" calcext:value-type="float">
            <text:p>5.88034188034188</text:p>
          </table:table-cell>
          <table:table-cell table:number-columns-repeated="5" office:value-type="float" office:value="5.8974358974359" calcext:value-type="float">
            <text:p>5.8974358974359</text:p>
          </table:table-cell>
        </table:table-row>
        <table:table-row table:style-name="ro1">
          <table:table-cell office:value-type="string" calcext:value-type="string">
            <text:p>math_no_diff_int_no_div_KBC_max_rules_200</text:p>
          </table:table-cell>
          <table:table-cell office:value-type="string" calcext:value-type="string">
            <text:p>random_terms_large</text:p>
          </table:table-cell>
          <table:table-cell office:value-type="float" office:value="5.05982905982906" calcext:value-type="float">
            <text:p>5.05982905982906</text:p>
          </table:table-cell>
          <table:table-cell office:value-type="float" office:value="5.7948717948718" calcext:value-type="float">
            <text:p>5.7948717948718</text:p>
          </table:table-cell>
          <table:table-cell office:value-type="float" office:value="5.88034188034188" calcext:value-type="float">
            <text:p>5.88034188034188</text:p>
          </table:table-cell>
          <table:table-cell table:number-columns-repeated="7" office:value-type="float" office:value="5.8974358974359" calcext:value-type="float">
            <text:p>5.8974358974359</text:p>
          </table:table-cell>
        </table:table-row>
        <table:table-row table:style-name="ro1">
          <table:table-cell office:value-type="string" calcext:value-type="string">
            <text:p>BaseRules</text:p>
          </table:table-cell>
          <table:table-cell office:value-type="string" calcext:value-type="string">
            <text:p>random_terms_large</text:p>
          </table:table-cell>
          <table:table-cell office:value-type="float" office:value="5.47008547008547" calcext:value-type="float">
            <text:p>5.47008547008547</text:p>
          </table:table-cell>
          <table:table-cell office:value-type="float" office:value="7.43589743589744" calcext:value-type="float">
            <text:p>7.43589743589744</text:p>
          </table:table-cell>
          <table:table-cell office:value-type="float" office:value="7.53846153846154" calcext:value-type="float">
            <text:p>7.53846153846154</text:p>
          </table:table-cell>
          <table:table-cell table:number-columns-repeated="3" office:value-type="float" office:value="7.65811965811966" calcext:value-type="float">
            <text:p>7.65811965811966</text:p>
          </table:table-cell>
          <table:table-cell table:number-columns-repeated="4" office:value-type="float" office:value="7.70940170940171" calcext:value-type="float">
            <text:p>7.70940170940171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random_terms_large</text:p>
          </table:table-cell>
          <table:table-cell office:value-type="float" office:value="4.92307692307692" calcext:value-type="float">
            <text:p>4.92307692307692</text:p>
          </table:table-cell>
          <table:table-cell table:number-columns-repeated="9" office:value-type="float" office:value="5.84615384615385" calcext:value-type="float">
            <text:p>5.84615384615385</text:p>
          </table:table-cell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random_terms_large</text:p>
          </table:table-cell>
          <table:table-cell office:value-type="float" office:value="4.99145299145299" calcext:value-type="float">
            <text:p>4.99145299145299</text:p>
          </table:table-cell>
          <table:table-cell table:number-columns-repeated="9" office:value-type="float" office:value="5.98290598290598" calcext:value-type="float">
            <text:p>5.98290598290598</text:p>
          </table:table-cell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random_terms_large</text:p>
          </table:table-cell>
          <table:table-cell office:value-type="float" office:value="4.61538461538462" calcext:value-type="float">
            <text:p>4.61538461538462</text:p>
          </table:table-cell>
          <table:table-cell table:number-columns-repeated="9" office:value-type="float" office:value="6.03418803418803" calcext:value-type="float">
            <text:p>6.03418803418803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random_terms_large</text:p>
          </table:table-cell>
          <table:table-cell office:value-type="float" office:value="4.76923076923077" calcext:value-type="float">
            <text:p>4.76923076923077</text:p>
          </table:table-cell>
          <table:table-cell table:number-columns-repeated="9" office:value-type="float" office:value="6.22222222222222" calcext:value-type="float">
            <text:p>6.22222222222222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random_terms_large</text:p>
          </table:table-cell>
          <table:table-cell office:value-type="float" office:value="4.95726495726496" calcext:value-type="float">
            <text:p>4.95726495726496</text:p>
          </table:table-cell>
          <table:table-cell table:number-columns-repeated="9" office:value-type="float" office:value="6.71794871794872" calcext:value-type="float">
            <text:p>6.71794871794872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random_terms_large</text:p>
          </table:table-cell>
          <table:table-cell office:value-type="float" office:value="6.32478632478632" calcext:value-type="float">
            <text:p>6.32478632478632</text:p>
          </table:table-cell>
          <table:table-cell office:value-type="float" office:value="7.76068376068376" calcext:value-type="float">
            <text:p>7.76068376068376</text:p>
          </table:table-cell>
          <table:table-cell office:value-type="float" office:value="7.82905982905983" calcext:value-type="float">
            <text:p>7.82905982905983</text:p>
          </table:table-cell>
          <table:table-cell table:number-columns-repeated="7" office:value-type="float" office:value="7.88034188034188" calcext:value-type="float">
            <text:p>7.88034188034188</text:p>
          </table:table-cell>
        </table:table-row>
        <table:table-row table:style-name="ro1">
          <table:table-cell office:value-type="string" calcext:value-type="string">
            <text:p>math_no_diff_int_true_sep_div_KBC_max_rules_40</text:p>
          </table:table-cell>
          <table:table-cell office:value-type="string" calcext:value-type="string">
            <text:p>random_terms_large</text:p>
          </table:table-cell>
          <table:table-cell office:value-type="float" office:value="6.23931623931624" calcext:value-type="float">
            <text:p>6.23931623931624</text:p>
          </table:table-cell>
          <table:table-cell table:number-columns-repeated="9" office:value-type="float" office:value="6.42735042735043" calcext:value-type="float">
            <text:p>6.42735042735043</text:p>
          </table:table-cell>
        </table:table-row>
        <table:table-row table:style-name="ro1">
          <table:table-cell office:value-type="string" calcext:value-type="string">
            <text:p>math_no_diff_int_true_sep_div_KBC_max_rules_60</text:p>
          </table:table-cell>
          <table:table-cell office:value-type="string" calcext:value-type="string">
            <text:p>random_terms_large</text:p>
          </table:table-cell>
          <table:table-cell office:value-type="float" office:value="6.34188034188034" calcext:value-type="float">
            <text:p>6.34188034188034</text:p>
          </table:table-cell>
          <table:table-cell office:value-type="float" office:value="6.66666666666667" calcext:value-type="float">
            <text:p>6.66666666666667</text:p>
          </table:table-cell>
          <table:table-cell table:number-columns-repeated="8" office:value-type="float" office:value="6.68376068376068" calcext:value-type="float">
            <text:p>6.68376068376068</text:p>
          </table:table-cell>
        </table:table-row>
        <table:table-row table:style-name="ro1">
          <table:table-cell office:value-type="string" calcext:value-type="string">
            <text:p>math_no_diff_int_true_sep_div_KBC_max_rules_80</text:p>
          </table:table-cell>
          <table:table-cell office:value-type="string" calcext:value-type="string">
            <text:p>random_terms_large</text:p>
          </table:table-cell>
          <table:table-cell office:value-type="float" office:value="6.34188034188034" calcext:value-type="float">
            <text:p>6.34188034188034</text:p>
          </table:table-cell>
          <table:table-cell office:value-type="float" office:value="6.83760683760684" calcext:value-type="float">
            <text:p>6.83760683760684</text:p>
          </table:table-cell>
          <table:table-cell table:number-columns-repeated="8" office:value-type="float" office:value="6.85470085470085" calcext:value-type="float">
            <text:p>6.85470085470085</text:p>
          </table:table-cell>
        </table:table-row>
        <table:table-row table:style-name="ro1">
          <table:table-cell office:value-type="string" calcext:value-type="string">
            <text:p>math_no_diff_int_true_sep_div_KBC_max_rules_100</text:p>
          </table:table-cell>
          <table:table-cell office:value-type="string" calcext:value-type="string">
            <text:p>random_terms_large</text:p>
          </table:table-cell>
          <table:table-cell office:value-type="float" office:value="6.46153846153846" calcext:value-type="float">
            <text:p>6.46153846153846</text:p>
          </table:table-cell>
          <table:table-cell office:value-type="float" office:value="6.97435897435897" calcext:value-type="float">
            <text:p>6.97435897435897</text:p>
          </table:table-cell>
          <table:table-cell table:number-columns-repeated="8" office:value-type="float" office:value="6.99145299145299" calcext:value-type="float">
            <text:p>6.99145299145299</text:p>
          </table:table-cell>
        </table:table-row>
        <table:table-row table:style-name="ro1">
          <table:table-cell office:value-type="string" calcext:value-type="string">
            <text:p>math_no_diff_int_true_sep_div_KBC_max_rules_150</text:p>
          </table:table-cell>
          <table:table-cell office:value-type="string" calcext:value-type="string">
            <text:p>random_terms_large</text:p>
          </table:table-cell>
          <table:table-cell office:value-type="float" office:value="6.11965811965812" calcext:value-type="float">
            <text:p>6.11965811965812</text:p>
          </table:table-cell>
          <table:table-cell office:value-type="float" office:value="6.97435897435897" calcext:value-type="float">
            <text:p>6.97435897435897</text:p>
          </table:table-cell>
          <table:table-cell office:value-type="float" office:value="7.04273504273504" calcext:value-type="float">
            <text:p>7.04273504273504</text:p>
          </table:table-cell>
          <table:table-cell table:number-columns-repeated="7" office:value-type="float" office:value="7.09401709401709" calcext:value-type="float">
            <text:p>7.09401709401709</text:p>
          </table:table-cell>
        </table:table-row>
        <table:table-row table:style-name="ro1">
          <table:table-cell office:value-type="string" calcext:value-type="string">
            <text:p>math_no_diff_int_true_sep_div_KBC_max_rules_200</text:p>
          </table:table-cell>
          <table:table-cell office:value-type="string" calcext:value-type="string">
            <text:p>random_terms_large</text:p>
          </table:table-cell>
          <table:table-cell office:value-type="float" office:value="5.98290598290598" calcext:value-type="float">
            <text:p>5.98290598290598</text:p>
          </table:table-cell>
          <table:table-cell office:value-type="float" office:value="6.87179487179487" calcext:value-type="float">
            <text:p>6.87179487179487</text:p>
          </table:table-cell>
          <table:table-cell table:number-columns-repeated="2" office:value-type="float" office:value="7.04273504273504" calcext:value-type="float">
            <text:p>7.04273504273504</text:p>
          </table:table-cell>
          <table:table-cell table:number-columns-repeated="6" office:value-type="float" office:value="7.09401709401709" calcext:value-type="float">
            <text:p>7.09401709401709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random_terms_large</text:p>
          </table:table-cell>
          <table:table-cell table:number-columns-repeated="10" office:value-type="float" office:value="5.72649572649573" calcext:value-type="float">
            <text:p>5.72649572649573</text:p>
          </table:table-cell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random_terms_large</text:p>
          </table:table-cell>
          <table:table-cell office:value-type="float" office:value="5.88034188034188" calcext:value-type="float">
            <text:p>5.88034188034188</text:p>
          </table:table-cell>
          <table:table-cell table:number-columns-repeated="9" office:value-type="float" office:value="5.94871794871795" calcext:value-type="float">
            <text:p>5.94871794871795</text:p>
          </table:table-cell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random_terms_large</text:p>
          </table:table-cell>
          <table:table-cell office:value-type="float" office:value="5.93162393162393" calcext:value-type="float">
            <text:p>5.93162393162393</text:p>
          </table:table-cell>
          <table:table-cell table:number-columns-repeated="9" office:value-type="float" office:value="6.1025641025641" calcext:value-type="float">
            <text:p>6.1025641025641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random_terms_large</text:p>
          </table:table-cell>
          <table:table-cell office:value-type="float" office:value="5.86324786324786" calcext:value-type="float">
            <text:p>5.86324786324786</text:p>
          </table:table-cell>
          <table:table-cell office:value-type="float" office:value="6.13675213675214" calcext:value-type="float">
            <text:p>6.13675213675214</text:p>
          </table:table-cell>
          <table:table-cell table:number-columns-repeated="8" office:value-type="float" office:value="6.17094017094017" calcext:value-type="float">
            <text:p>6.17094017094017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random_terms_large</text:p>
          </table:table-cell>
          <table:table-cell office:value-type="float" office:value="6.68376068376068" calcext:value-type="float">
            <text:p>6.68376068376068</text:p>
          </table:table-cell>
          <table:table-cell table:number-columns-repeated="2" office:value-type="float" office:value="7.26495726495727" calcext:value-type="float">
            <text:p>7.26495726495727</text:p>
          </table:table-cell>
          <table:table-cell table:number-columns-repeated="7" office:value-type="float" office:value="7.28205128205128" calcext:value-type="float">
            <text:p>7.28205128205128</text:p>
          </table:table-cell>
        </table:table-row>
        <table:table-row table:style-name="ro1">
          <table:table-cell office:value-type="string" calcext:value-type="string">
            <text:p>math_no_diff_int_KBC_max_term_size_3</text:p>
          </table:table-cell>
          <table:table-cell office:value-type="string" calcext:value-type="string">
            <text:p>random_terms_large</text:p>
          </table:table-cell>
          <table:table-cell table:number-columns-repeated="10" office:value-type="float" office:value="5.4017094017094" calcext:value-type="float">
            <text:p>5.4017094017094</text:p>
          </table:table-cell>
        </table:table-row>
        <table:table-row table:style-name="ro1">
          <table:table-cell office:value-type="string" calcext:value-type="string">
            <text:p>math_no_diff_int_KBC_max_term_size_4</text:p>
          </table:table-cell>
          <table:table-cell office:value-type="string" calcext:value-type="string">
            <text:p>random_terms_large</text:p>
          </table:table-cell>
          <table:table-cell table:number-columns-repeated="10" office:value-type="float" office:value="5.43589743589744" calcext:value-type="float">
            <text:p>5.43589743589744</text:p>
          </table:table-cell>
        </table:table-row>
        <table:table-row table:style-name="ro1">
          <table:table-cell office:value-type="string" calcext:value-type="string">
            <text:p>math_no_diff_int_KBC_max_term_size_6</text:p>
          </table:table-cell>
          <table:table-cell office:value-type="string" calcext:value-type="string">
            <text:p>random_terms_large</text:p>
          </table:table-cell>
          <table:table-cell office:value-type="float" office:value="5.52136752136752" calcext:value-type="float">
            <text:p>5.52136752136752</text:p>
          </table:table-cell>
          <table:table-cell table:number-columns-repeated="9" office:value-type="float" office:value="5.55555555555556" calcext:value-type="float">
            <text:p>5.55555555555556</text:p>
          </table:table-cell>
        </table:table-row>
        <table:table-row table:style-name="ro1">
          <table:table-cell office:value-type="string" calcext:value-type="string">
            <text:p>math_no_diff_int_KBC_max_term_size_8</text:p>
          </table:table-cell>
          <table:table-cell office:value-type="string" calcext:value-type="string">
            <text:p>random_terms_large</text:p>
          </table:table-cell>
          <table:table-cell office:value-type="float" office:value="5.52136752136752" calcext:value-type="float">
            <text:p>5.52136752136752</text:p>
          </table:table-cell>
          <table:table-cell office:value-type="float" office:value="6.95726495726496" calcext:value-type="float">
            <text:p>6.95726495726496</text:p>
          </table:table-cell>
          <table:table-cell office:value-type="float" office:value="7.09401709401709" calcext:value-type="float">
            <text:p>7.09401709401709</text:p>
          </table:table-cell>
          <table:table-cell table:number-columns-repeated="2" office:value-type="float" office:value="7.14529914529915" calcext:value-type="float">
            <text:p>7.14529914529915</text:p>
          </table:table-cell>
          <table:table-cell table:number-columns-repeated="5" office:value-type="float" office:value="7.1965811965812" calcext:value-type="float">
            <text:p>7.1965811965812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6.29059829059829" calcext:value-type="float">
            <text:p>6.29059829059829</text:p>
          </table:table-cell>
          <table:table-cell office:value-type="float" office:value="7.57264957264957" calcext:value-type="float">
            <text:p>7.57264957264957</text:p>
          </table:table-cell>
          <table:table-cell office:value-type="float" office:value="7.72649572649573" calcext:value-type="float">
            <text:p>7.72649572649573</text:p>
          </table:table-cell>
          <table:table-cell table:number-columns-repeated="7" office:value-type="float" office:value="7.77777777777778" calcext:value-type="float">
            <text:p>7.77777777777778</text:p>
          </table:table-cell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77777777777778" calcext:value-type="float">
            <text:p>5.77777777777778</text:p>
          </table:table-cell>
          <table:table-cell office:value-type="float" office:value="7.64102564102564" calcext:value-type="float">
            <text:p>7.64102564102564</text:p>
          </table:table-cell>
          <table:table-cell office:value-type="float" office:value="7.93162393162393" calcext:value-type="float">
            <text:p>7.93162393162393</text:p>
          </table:table-cell>
          <table:table-cell table:number-columns-repeated="7" office:value-type="float" office:value="8.03418803418803" calcext:value-type="float">
            <text:p>8.03418803418803</text:p>
          </table:table-cell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55555555555556" calcext:value-type="float">
            <text:p>5.55555555555556</text:p>
          </table:table-cell>
          <table:table-cell office:value-type="float" office:value="7.67521367521368" calcext:value-type="float">
            <text:p>7.67521367521368</text:p>
          </table:table-cell>
          <table:table-cell office:value-type="float" office:value="7.8974358974359" calcext:value-type="float">
            <text:p>7.8974358974359</text:p>
          </table:table-cell>
          <table:table-cell table:number-columns-repeated="7" office:value-type="float" office:value="8.06837606837607" calcext:value-type="float">
            <text:p>8.06837606837607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17948717948718" calcext:value-type="float">
            <text:p>5.17948717948718</text:p>
          </table:table-cell>
          <table:table-cell office:value-type="float" office:value="7.60683760683761" calcext:value-type="float">
            <text:p>7.60683760683761</text:p>
          </table:table-cell>
          <table:table-cell office:value-type="float" office:value="7.94871794871795" calcext:value-type="float">
            <text:p>7.94871794871795</text:p>
          </table:table-cell>
          <table:table-cell table:number-columns-repeated="7" office:value-type="float" office:value="8.06837606837607" calcext:value-type="float">
            <text:p>8.06837606837607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74358974358974" calcext:value-type="float">
            <text:p>5.74358974358974</text:p>
          </table:table-cell>
          <table:table-cell office:value-type="float" office:value="7.38461538461539" calcext:value-type="float">
            <text:p>7.38461538461539</text:p>
          </table:table-cell>
          <table:table-cell office:value-type="float" office:value="7.81196581196581" calcext:value-type="float">
            <text:p>7.81196581196581</text:p>
          </table:table-cell>
          <table:table-cell office:value-type="float" office:value="8.15384615384615" calcext:value-type="float">
            <text:p>8.15384615384615</text:p>
          </table:table-cell>
          <table:table-cell office:value-type="float" office:value="8.17094017094017" calcext:value-type="float">
            <text:p>8.17094017094017</text:p>
          </table:table-cell>
          <table:table-cell table:number-columns-repeated="5" office:value-type="float" office:value="8.18803418803419" calcext:value-type="float">
            <text:p>8.18803418803419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69230769230769" calcext:value-type="float">
            <text:p>5.69230769230769</text:p>
          </table:table-cell>
          <table:table-cell office:value-type="float" office:value="7.05982905982906" calcext:value-type="float">
            <text:p>7.05982905982906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8.13675213675214" calcext:value-type="float">
            <text:p>8.13675213675214</text:p>
          </table:table-cell>
          <table:table-cell office:value-type="float" office:value="8.18803418803419" calcext:value-type="float">
            <text:p>8.18803418803419</text:p>
          </table:table-cell>
          <table:table-cell table:number-columns-repeated="5" office:value-type="float" office:value="8.2051282051282" calcext:value-type="float">
            <text:p>8.2051282051282</text:p>
          </table:table-cell>
        </table:table-row>
        <table:table-row table:style-name="ro1">
          <table:table-cell office:value-type="string" calcext:value-type="string">
            <text:p>BaseRules_no_div</text:p>
          </table:table-cell>
          <table:table-cell office:value-type="string" calcext:value-type="string">
            <text:p>random_terms_medium</text:p>
          </table:table-cell>
          <table:table-cell office:value-type="float" office:value="3.55172413793103" calcext:value-type="float">
            <text:p>3.55172413793103</text:p>
          </table:table-cell>
          <table:table-cell office:value-type="float" office:value="3.78325123152709" calcext:value-type="float">
            <text:p>3.78325123152709</text:p>
          </table:table-cell>
          <table:table-cell office:value-type="float" office:value="3.79310344827586" calcext:value-type="float">
            <text:p>3.79310344827586</text:p>
          </table:table-cell>
          <table:table-cell table:number-columns-repeated="7" office:value-type="float" office:value="3.80295566502463" calcext:value-type="float">
            <text:p>3.80295566502463</text:p>
          </table:table-cell>
        </table:table-row>
        <table:table-row table:style-name="ro1">
          <table:table-cell office:value-type="string" calcext:value-type="string">
            <text:p>math_no_diff_int_no_div_KBC_max_rules_40</text:p>
          </table:table-cell>
          <table:table-cell office:value-type="string" calcext:value-type="string">
            <text:p>random_terms_medium</text:p>
          </table:table-cell>
          <table:table-cell office:value-type="float" office:value="3.61576354679803" calcext:value-type="float">
            <text:p>3.61576354679803</text:p>
          </table:table-cell>
          <table:table-cell table:number-columns-repeated="9" office:value-type="float" office:value="3.62068965517241" calcext:value-type="float">
            <text:p>3.62068965517241</text:p>
          </table:table-cell>
        </table:table-row>
        <table:table-row table:style-name="ro1">
          <table:table-cell office:value-type="string" calcext:value-type="string">
            <text:p>math_no_diff_int_no_div_KBC_max_rules_60</text:p>
          </table:table-cell>
          <table:table-cell office:value-type="string" calcext:value-type="string">
            <text:p>random_terms_medium</text:p>
          </table:table-cell>
          <table:table-cell office:value-type="float" office:value="3.68965517241379" calcext:value-type="float">
            <text:p>3.68965517241379</text:p>
          </table:table-cell>
          <table:table-cell office:value-type="float" office:value="3.70443349753695" calcext:value-type="float">
            <text:p>3.70443349753695</text:p>
          </table:table-cell>
          <table:table-cell table:number-columns-repeated="8" office:value-type="float" office:value="3.70935960591133" calcext:value-type="float">
            <text:p>3.70935960591133</text:p>
          </table:table-cell>
        </table:table-row>
        <table:table-row table:style-name="ro1">
          <table:table-cell office:value-type="string" calcext:value-type="string">
            <text:p>math_no_diff_int_no_div_KBC_max_rules_80</text:p>
          </table:table-cell>
          <table:table-cell office:value-type="string" calcext:value-type="string">
            <text:p>random_terms_medium</text:p>
          </table:table-cell>
          <table:table-cell office:value-type="float" office:value="3.72413793103448" calcext:value-type="float">
            <text:p>3.72413793103448</text:p>
          </table:table-cell>
          <table:table-cell office:value-type="float" office:value="3.75862068965517" calcext:value-type="float">
            <text:p>3.75862068965517</text:p>
          </table:table-cell>
          <table:table-cell table:number-columns-repeated="8" office:value-type="float" office:value="3.76354679802956" calcext:value-type="float">
            <text:p>3.76354679802956</text:p>
          </table:table-cell>
        </table:table-row>
        <table:table-row table:style-name="ro1">
          <table:table-cell office:value-type="string" calcext:value-type="string">
            <text:p>math_no_diff_int_no_div_KBC_max_rules_100</text:p>
          </table:table-cell>
          <table:table-cell office:value-type="string" calcext:value-type="string">
            <text:p>random_terms_medium</text:p>
          </table:table-cell>
          <table:table-cell office:value-type="float" office:value="3.8128078817734" calcext:value-type="float">
            <text:p>3.8128078817734</text:p>
          </table:table-cell>
          <table:table-cell office:value-type="float" office:value="3.89655172413793" calcext:value-type="float">
            <text:p>3.89655172413793</text:p>
          </table:table-cell>
          <table:table-cell table:number-columns-repeated="8" office:value-type="float" office:value="3.90147783251232" calcext:value-type="float">
            <text:p>3.90147783251232</text:p>
          </table:table-cell>
        </table:table-row>
        <table:table-row table:style-name="ro1">
          <table:table-cell office:value-type="string" calcext:value-type="string">
            <text:p>math_no_diff_int_no_div_KBC_max_rules_150</text:p>
          </table:table-cell>
          <table:table-cell office:value-type="string" calcext:value-type="string">
            <text:p>random_terms_medium</text:p>
          </table:table-cell>
          <table:table-cell office:value-type="float" office:value="3.73399014778325" calcext:value-type="float">
            <text:p>3.73399014778325</text:p>
          </table:table-cell>
          <table:table-cell table:number-columns-repeated="9" office:value-type="float" office:value="3.9064039408867" calcext:value-type="float">
            <text:p>3.9064039408867</text:p>
          </table:table-cell>
        </table:table-row>
        <table:table-row table:style-name="ro1">
          <table:table-cell office:value-type="string" calcext:value-type="string">
            <text:p>math_no_diff_int_no_div_KBC_max_rules_200</text:p>
          </table:table-cell>
          <table:table-cell office:value-type="string" calcext:value-type="string">
            <text:p>random_terms_medium</text:p>
          </table:table-cell>
          <table:table-cell office:value-type="float" office:value="3.69950738916256" calcext:value-type="float">
            <text:p>3.69950738916256</text:p>
          </table:table-cell>
          <table:table-cell office:value-type="float" office:value="3.90147783251232" calcext:value-type="float">
            <text:p>3.90147783251232</text:p>
          </table:table-cell>
          <table:table-cell table:number-columns-repeated="8" office:value-type="float" office:value="3.92118226600985" calcext:value-type="float">
            <text:p>3.92118226600985</text:p>
          </table:table-cell>
        </table:table-row>
        <table:table-row table:style-name="ro1">
          <table:table-cell office:value-type="string" calcext:value-type="string">
            <text:p>BaseRules</text:p>
          </table:table-cell>
          <table:table-cell office:value-type="string" calcext:value-type="string">
            <text:p>random_terms_medium</text:p>
          </table:table-cell>
          <table:table-cell office:value-type="float" office:value="4.0935960591133" calcext:value-type="float">
            <text:p>4.0935960591133</text:p>
          </table:table-cell>
          <table:table-cell office:value-type="float" office:value="4.70935960591133" calcext:value-type="float">
            <text:p>4.70935960591133</text:p>
          </table:table-cell>
          <table:table-cell office:value-type="float" office:value="4.73399014778325" calcext:value-type="float">
            <text:p>4.73399014778325</text:p>
          </table:table-cell>
          <table:table-cell table:number-columns-repeated="7" office:value-type="float" office:value="4.74384236453202" calcext:value-type="float">
            <text:p>4.74384236453202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random_terms_medium</text:p>
          </table:table-cell>
          <table:table-cell office:value-type="float" office:value="3.83251231527094" calcext:value-type="float">
            <text:p>3.83251231527094</text:p>
          </table:table-cell>
          <table:table-cell table:number-columns-repeated="9" office:value-type="float" office:value="3.8423645320197" calcext:value-type="float">
            <text:p>3.8423645320197</text:p>
          </table:table-cell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random_terms_medium</text:p>
          </table:table-cell>
          <table:table-cell office:value-type="float" office:value="3.94581280788177" calcext:value-type="float">
            <text:p>3.94581280788177</text:p>
          </table:table-cell>
          <table:table-cell table:number-columns-repeated="9" office:value-type="float" office:value="3.95566502463054" calcext:value-type="float">
            <text:p>3.95566502463054</text:p>
          </table:table-cell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random_terms_medium</text:p>
          </table:table-cell>
          <table:table-cell office:value-type="float" office:value="3.95073891625616" calcext:value-type="float">
            <text:p>3.95073891625616</text:p>
          </table:table-cell>
          <table:table-cell table:number-columns-repeated="9" office:value-type="float" office:value="3.97536945812808" calcext:value-type="float">
            <text:p>3.97536945812808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random_terms_medium</text:p>
          </table:table-cell>
          <table:table-cell office:value-type="float" office:value="4.11822660098522" calcext:value-type="float">
            <text:p>4.11822660098522</text:p>
          </table:table-cell>
          <table:table-cell table:number-columns-repeated="9" office:value-type="float" office:value="4.14778325123153" calcext:value-type="float">
            <text:p>4.14778325123153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random_terms_medium</text:p>
          </table:table-cell>
          <table:table-cell office:value-type="float" office:value="4.30541871921182" calcext:value-type="float">
            <text:p>4.30541871921182</text:p>
          </table:table-cell>
          <table:table-cell table:number-columns-repeated="9" office:value-type="float" office:value="4.45320197044335" calcext:value-type="float">
            <text:p>4.45320197044335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random_terms_medium</text:p>
          </table:table-cell>
          <table:table-cell office:value-type="float" office:value="4.63054187192118" calcext:value-type="float">
            <text:p>4.63054187192118</text:p>
          </table:table-cell>
          <table:table-cell office:value-type="float" office:value="4.88669950738916" calcext:value-type="float">
            <text:p>4.88669950738916</text:p>
          </table:table-cell>
          <table:table-cell table:number-columns-repeated="8" office:value-type="float" office:value="4.90147783251232" calcext:value-type="float">
            <text:p>4.90147783251232</text:p>
          </table:table-cell>
        </table:table-row>
        <table:table-row table:style-name="ro1">
          <table:table-cell office:value-type="string" calcext:value-type="string">
            <text:p>math_no_diff_int_true_sep_div_KBC_max_rules_40</text:p>
          </table:table-cell>
          <table:table-cell office:value-type="string" calcext:value-type="string">
            <text:p>random_terms_medium</text:p>
          </table:table-cell>
          <table:table-cell office:value-type="float" office:value="4.20689655172414" calcext:value-type="float">
            <text:p>4.20689655172414</text:p>
          </table:table-cell>
          <table:table-cell table:number-columns-repeated="9" office:value-type="float" office:value="4.26108374384237" calcext:value-type="float">
            <text:p>4.26108374384237</text:p>
          </table:table-cell>
        </table:table-row>
        <table:table-row table:style-name="ro1">
          <table:table-cell office:value-type="string" calcext:value-type="string">
            <text:p>math_no_diff_int_true_sep_div_KBC_max_rules_60</text:p>
          </table:table-cell>
          <table:table-cell office:value-type="string" calcext:value-type="string">
            <text:p>random_terms_medium</text:p>
          </table:table-cell>
          <table:table-cell office:value-type="float" office:value="4.25615763546798" calcext:value-type="float">
            <text:p>4.25615763546798</text:p>
          </table:table-cell>
          <table:table-cell office:value-type="float" office:value="4.35467980295567" calcext:value-type="float">
            <text:p>4.35467980295567</text:p>
          </table:table-cell>
          <table:table-cell table:number-columns-repeated="8" office:value-type="float" office:value="4.36453201970443" calcext:value-type="float">
            <text:p>4.36453201970443</text:p>
          </table:table-cell>
        </table:table-row>
        <table:table-row table:style-name="ro1">
          <table:table-cell office:value-type="string" calcext:value-type="string">
            <text:p>math_no_diff_int_true_sep_div_KBC_max_rules_80</text:p>
          </table:table-cell>
          <table:table-cell office:value-type="string" calcext:value-type="string">
            <text:p>random_terms_medium</text:p>
          </table:table-cell>
          <table:table-cell office:value-type="float" office:value="4.29064039408867" calcext:value-type="float">
            <text:p>4.29064039408867</text:p>
          </table:table-cell>
          <table:table-cell office:value-type="float" office:value="4.41379310344828" calcext:value-type="float">
            <text:p>4.41379310344828</text:p>
          </table:table-cell>
          <table:table-cell table:number-columns-repeated="8" office:value-type="float" office:value="4.42364532019704" calcext:value-type="float">
            <text:p>4.42364532019704</text:p>
          </table:table-cell>
        </table:table-row>
        <table:table-row table:style-name="ro1">
          <table:table-cell office:value-type="string" calcext:value-type="string">
            <text:p>math_no_diff_int_true_sep_div_KBC_max_rules_100</text:p>
          </table:table-cell>
          <table:table-cell office:value-type="string" calcext:value-type="string">
            <text:p>random_terms_medium</text:p>
          </table:table-cell>
          <table:table-cell office:value-type="float" office:value="4.36453201970443" calcext:value-type="float">
            <text:p>4.36453201970443</text:p>
          </table:table-cell>
          <table:table-cell office:value-type="float" office:value="4.55172413793104" calcext:value-type="float">
            <text:p>4.55172413793104</text:p>
          </table:table-cell>
          <table:table-cell table:number-columns-repeated="8" office:value-type="float" office:value="4.5615763546798" calcext:value-type="float">
            <text:p>4.5615763546798</text:p>
          </table:table-cell>
        </table:table-row>
        <table:table-row table:style-name="ro1">
          <table:table-cell office:value-type="string" calcext:value-type="string">
            <text:p>math_no_diff_int_true_sep_div_KBC_max_rules_150</text:p>
          </table:table-cell>
          <table:table-cell office:value-type="string" calcext:value-type="string">
            <text:p>random_terms_medium</text:p>
          </table:table-cell>
          <table:table-cell office:value-type="float" office:value="4.2807881773399" calcext:value-type="float">
            <text:p>4.2807881773399</text:p>
          </table:table-cell>
          <table:table-cell office:value-type="float" office:value="4.55665024630542" calcext:value-type="float">
            <text:p>4.55665024630542</text:p>
          </table:table-cell>
          <table:table-cell table:number-columns-repeated="8" office:value-type="float" office:value="4.57635467980296" calcext:value-type="float">
            <text:p>4.57635467980296</text:p>
          </table:table-cell>
        </table:table-row>
        <table:table-row table:style-name="ro1">
          <table:table-cell office:value-type="string" calcext:value-type="string">
            <text:p>math_no_diff_int_true_sep_div_KBC_max_rules_200</text:p>
          </table:table-cell>
          <table:table-cell office:value-type="string" calcext:value-type="string">
            <text:p>random_terms_medium</text:p>
          </table:table-cell>
          <table:table-cell office:value-type="float" office:value="4.20689655172414" calcext:value-type="float">
            <text:p>4.20689655172414</text:p>
          </table:table-cell>
          <table:table-cell office:value-type="float" office:value="4.5615763546798" calcext:value-type="float">
            <text:p>4.5615763546798</text:p>
          </table:table-cell>
          <table:table-cell table:number-columns-repeated="8" office:value-type="float" office:value="4.59113300492611" calcext:value-type="float">
            <text:p>4.59113300492611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random_terms_medium</text:p>
          </table:table-cell>
          <table:table-cell table:number-columns-repeated="10" office:value-type="float" office:value="3.76847290640394" calcext:value-type="float">
            <text:p>3.76847290640394</text:p>
          </table:table-cell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random_terms_medium</text:p>
          </table:table-cell>
          <table:table-cell office:value-type="float" office:value="3.85714285714286" calcext:value-type="float">
            <text:p>3.85714285714286</text:p>
          </table:table-cell>
          <table:table-cell table:number-columns-repeated="9" office:value-type="float" office:value="3.86206896551724" calcext:value-type="float">
            <text:p>3.86206896551724</text:p>
          </table:table-cell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random_terms_medium</text:p>
          </table:table-cell>
          <table:table-cell office:value-type="float" office:value="3.9064039408867" calcext:value-type="float">
            <text:p>3.9064039408867</text:p>
          </table:table-cell>
          <table:table-cell office:value-type="float" office:value="3.93596059113301" calcext:value-type="float">
            <text:p>3.93596059113301</text:p>
          </table:table-cell>
          <table:table-cell table:number-columns-repeated="7" office:value-type="float" office:value="3.94088669950739" calcext:value-type="float">
            <text:p>3.94088669950739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random_terms_medium</text:p>
          </table:table-cell>
          <table:table-cell office:value-type="float" office:value="3.88177339901478" calcext:value-type="float">
            <text:p>3.88177339901478</text:p>
          </table:table-cell>
          <table:table-cell office:value-type="float" office:value="3.98522167487685" calcext:value-type="float">
            <text:p>3.98522167487685</text:p>
          </table:table-cell>
          <table:table-cell table:number-columns-repeated="7" office:value-type="float" office:value="3.99014778325123" calcext:value-type="float">
            <text:p>3.99014778325123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random_terms_medium</text:p>
          </table:table-cell>
          <table:table-cell office:value-type="float" office:value="4.29064039408867" calcext:value-type="float">
            <text:p>4.29064039408867</text:p>
          </table:table-cell>
          <table:table-cell table:number-columns-repeated="8" office:value-type="float" office:value="4.46305418719212" calcext:value-type="float">
            <text:p>4.46305418719212</text:p>
          </table:table-cell>
          <table:table-cell/>
        </table:table-row>
        <table:table-row table:style-name="ro1">
          <table:table-cell office:value-type="string" calcext:value-type="string">
            <text:p>math_no_diff_int_KBC_max_term_size_3</text:p>
          </table:table-cell>
          <table:table-cell office:value-type="string" calcext:value-type="string">
            <text:p>random_terms_medium</text:p>
          </table:table-cell>
          <table:table-cell table:number-columns-repeated="9" office:value-type="float" office:value="3.62068965517241" calcext:value-type="float">
            <text:p>3.62068965517241</text:p>
          </table:table-cell>
          <table:table-cell/>
        </table:table-row>
        <table:table-row table:style-name="ro1">
          <table:table-cell office:value-type="string" calcext:value-type="string">
            <text:p>math_no_diff_int_KBC_max_term_size_4</text:p>
          </table:table-cell>
          <table:table-cell office:value-type="string" calcext:value-type="string">
            <text:p>random_terms_medium</text:p>
          </table:table-cell>
          <table:table-cell table:number-columns-repeated="9" office:value-type="float" office:value="3.64532019704434" calcext:value-type="float">
            <text:p>3.64532019704434</text:p>
          </table:table-cell>
          <table:table-cell/>
        </table:table-row>
        <table:table-row table:style-name="ro1">
          <table:table-cell office:value-type="string" calcext:value-type="string">
            <text:p>math_no_diff_int_KBC_max_term_size_6</text:p>
          </table:table-cell>
          <table:table-cell office:value-type="string" calcext:value-type="string">
            <text:p>random_terms_medium</text:p>
          </table:table-cell>
          <table:table-cell office:value-type="float" office:value="3.72413793103448" calcext:value-type="float">
            <text:p>3.72413793103448</text:p>
          </table:table-cell>
          <table:table-cell office:value-type="float" office:value="3.74384236453202" calcext:value-type="float">
            <text:p>3.74384236453202</text:p>
          </table:table-cell>
          <table:table-cell table:number-columns-repeated="7" office:value-type="float" office:value="3.7487684729064" calcext:value-type="float">
            <text:p>3.7487684729064</text:p>
          </table:table-cell>
          <table:table-cell/>
        </table:table-row>
        <table:table-row table:style-name="ro1">
          <table:table-cell office:value-type="string" calcext:value-type="string">
            <text:p>math_no_diff_int_KBC_max_term_size_8</text:p>
          </table:table-cell>
          <table:table-cell office:value-type="string" calcext:value-type="string">
            <text:p>random_terms_medium</text:p>
          </table:table-cell>
          <table:table-cell office:value-type="float" office:value="3.58128078817734" calcext:value-type="float">
            <text:p>3.58128078817734</text:p>
          </table:table-cell>
          <table:table-cell office:value-type="float" office:value="4.33497536945813" calcext:value-type="float">
            <text:p>4.33497536945813</text:p>
          </table:table-cell>
          <table:table-cell office:value-type="float" office:value="4.36945812807882" calcext:value-type="float">
            <text:p>4.36945812807882</text:p>
          </table:table-cell>
          <table:table-cell table:number-columns-repeated="6" office:value-type="float" office:value="4.40886699507389" calcext:value-type="float">
            <text:p>4.40886699507389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random_terms_medium</text:p>
          </table:table-cell>
          <table:table-cell office:value-type="float" office:value="4.29556650246305" calcext:value-type="float">
            <text:p>4.29556650246305</text:p>
          </table:table-cell>
          <table:table-cell office:value-type="float" office:value="4.72413793103448" calcext:value-type="float">
            <text:p>4.72413793103448</text:p>
          </table:table-cell>
          <table:table-cell table:number-columns-repeated="7" office:value-type="float" office:value="4.7487684729064" calcext:value-type="float">
            <text:p>4.7487684729064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random_terms_medium</text:p>
          </table:table-cell>
          <table:table-cell office:value-type="float" office:value="4.29556650246305" calcext:value-type="float">
            <text:p>4.29556650246305</text:p>
          </table:table-cell>
          <table:table-cell office:value-type="float" office:value="4.77832512315271" calcext:value-type="float">
            <text:p>4.77832512315271</text:p>
          </table:table-cell>
          <table:table-cell office:value-type="float" office:value="4.84729064039409" calcext:value-type="float">
            <text:p>4.84729064039409</text:p>
          </table:table-cell>
          <table:table-cell table:number-columns-repeated="6" office:value-type="float" office:value="4.85714285714286" calcext:value-type="float">
            <text:p>4.85714285714286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random_terms_medium</text:p>
          </table:table-cell>
          <table:table-cell office:value-type="float" office:value="4.1576354679803" calcext:value-type="float">
            <text:p>4.1576354679803</text:p>
          </table:table-cell>
          <table:table-cell office:value-type="float" office:value="4.80788177339902" calcext:value-type="float">
            <text:p>4.80788177339902</text:p>
          </table:table-cell>
          <table:table-cell office:value-type="float" office:value="4.87684729064039" calcext:value-type="float">
            <text:p>4.87684729064039</text:p>
          </table:table-cell>
          <table:table-cell table:number-columns-repeated="6" office:value-type="float" office:value="4.89162561576355" calcext:value-type="float">
            <text:p>4.89162561576355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random_terms_medium</text:p>
          </table:table-cell>
          <table:table-cell office:value-type="float" office:value="4.00985221674877" calcext:value-type="float">
            <text:p>4.00985221674877</text:p>
          </table:table-cell>
          <table:table-cell office:value-type="float" office:value="4.78817733990148" calcext:value-type="float">
            <text:p>4.78817733990148</text:p>
          </table:table-cell>
          <table:table-cell office:value-type="float" office:value="4.88177339901478" calcext:value-type="float">
            <text:p>4.88177339901478</text:p>
          </table:table-cell>
          <table:table-cell office:value-type="float" office:value="4.89162561576355" calcext:value-type="float">
            <text:p>4.89162561576355</text:p>
          </table:table-cell>
          <table:table-cell office:value-type="float" office:value="4.89655172413793" calcext:value-type="float">
            <text:p>4.89655172413793</text:p>
          </table:table-cell>
          <table:table-cell table:number-columns-repeated="4" office:value-type="float" office:value="4.90147783251232" calcext:value-type="float">
            <text:p>4.90147783251232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random_terms_medium</text:p>
          </table:table-cell>
          <table:table-cell office:value-type="float" office:value="3.79802955665025" calcext:value-type="float">
            <text:p>3.79802955665025</text:p>
          </table:table-cell>
          <table:table-cell office:value-type="float" office:value="4.74384236453202" calcext:value-type="float">
            <text:p>4.74384236453202</text:p>
          </table:table-cell>
          <table:table-cell office:value-type="float" office:value="4.87192118226601" calcext:value-type="float">
            <text:p>4.87192118226601</text:p>
          </table:table-cell>
          <table:table-cell table:number-columns-repeated="2" office:value-type="float" office:value="4.96551724137931" calcext:value-type="float">
            <text:p>4.96551724137931</text:p>
          </table:table-cell>
          <table:table-cell table:number-columns-repeated="4" office:value-type="float" office:value="4.97536945812808" calcext:value-type="float">
            <text:p>4.97536945812808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random_terms_medium</text:p>
          </table:table-cell>
          <table:table-cell office:value-type="float" office:value="3.70443349753695" calcext:value-type="float">
            <text:p>3.70443349753695</text:p>
          </table:table-cell>
          <table:table-cell office:value-type="float" office:value="4.64532019704434" calcext:value-type="float">
            <text:p>4.64532019704434</text:p>
          </table:table-cell>
          <table:table-cell office:value-type="float" office:value="4.8128078817734" calcext:value-type="float">
            <text:p>4.8128078817734</text:p>
          </table:table-cell>
          <table:table-cell office:value-type="float" office:value="4.97536945812808" calcext:value-type="float">
            <text:p>4.97536945812808</text:p>
          </table:table-cell>
          <table:table-cell office:value-type="float" office:value="4.98029556650246" calcext:value-type="float">
            <text:p>4.98029556650246</text:p>
          </table:table-cell>
          <table:table-cell table:number-columns-repeated="4" office:value-type="float" office:value="4.99014778325123" calcext:value-type="float">
            <text:p>4.99014778325123</text:p>
          </table:table-cell>
          <table:table-cell/>
        </table:table-row>
        <table:table-row table:style-name="ro1">
          <table:table-cell office:value-type="string" calcext:value-type="string">
            <text:p>BaseRules_no_div</text:p>
          </table:table-cell>
          <table:table-cell office:value-type="string" calcext:value-type="string">
            <text:p>random_terms_small</text:p>
          </table:table-cell>
          <table:table-cell office:value-type="float" office:value="1.8723259762309" calcext:value-type="float">
            <text:p>1.8723259762309</text:p>
          </table:table-cell>
          <table:table-cell table:number-columns-repeated="9" office:value-type="float" office:value="1.94091680814941" calcext:value-type="float">
            <text:p>1.94091680814941</text:p>
          </table:table-cell>
        </table:table-row>
        <table:table-row table:style-name="ro1">
          <table:table-cell office:value-type="string" calcext:value-type="string">
            <text:p>math_no_diff_int_no_div_KBC_max_rules_40</text:p>
          </table:table-cell>
          <table:table-cell office:value-type="string" calcext:value-type="string">
            <text:p>random_terms_small</text:p>
          </table:table-cell>
          <table:table-cell office:value-type="float" office:value="1.87436332767402" calcext:value-type="float">
            <text:p>1.87436332767402</text:p>
          </table:table-cell>
          <table:table-cell table:number-columns-repeated="9" office:value-type="float" office:value="1.87504244482173" calcext:value-type="float">
            <text:p>1.87504244482173</text:p>
          </table:table-cell>
        </table:table-row>
        <table:table-row table:style-name="ro1">
          <table:table-cell office:value-type="string" calcext:value-type="string">
            <text:p>math_no_diff_int_no_div_KBC_max_rules_60</text:p>
          </table:table-cell>
          <table:table-cell office:value-type="string" calcext:value-type="string">
            <text:p>random_terms_small</text:p>
          </table:table-cell>
          <table:table-cell office:value-type="float" office:value="1.9151103565365" calcext:value-type="float">
            <text:p>1.9151103565365</text:p>
          </table:table-cell>
          <table:table-cell table:number-columns-repeated="9" office:value-type="float" office:value="1.91714770797963" calcext:value-type="float">
            <text:p>1.91714770797963</text:p>
          </table:table-cell>
        </table:table-row>
        <table:table-row table:style-name="ro1">
          <table:table-cell office:value-type="string" calcext:value-type="string">
            <text:p>math_no_diff_int_no_div_KBC_max_rules_80</text:p>
          </table:table-cell>
          <table:table-cell office:value-type="string" calcext:value-type="string">
            <text:p>random_terms_small</text:p>
          </table:table-cell>
          <table:table-cell office:value-type="float" office:value="1.93752122241087" calcext:value-type="float">
            <text:p>1.93752122241087</text:p>
          </table:table-cell>
          <table:table-cell table:number-columns-repeated="9" office:value-type="float" office:value="1.94363327674024" calcext:value-type="float">
            <text:p>1.94363327674024</text:p>
          </table:table-cell>
        </table:table-row>
        <table:table-row table:style-name="ro1">
          <table:table-cell office:value-type="string" calcext:value-type="string">
            <text:p>math_no_diff_int_no_div_KBC_max_rules_100</text:p>
          </table:table-cell>
          <table:table-cell office:value-type="string" calcext:value-type="string">
            <text:p>random_terms_small</text:p>
          </table:table-cell>
          <table:table-cell office:value-type="float" office:value="1.97758913412564" calcext:value-type="float">
            <text:p>1.97758913412564</text:p>
          </table:table-cell>
          <table:table-cell table:number-columns-repeated="9" office:value-type="float" office:value="1.98166383701188" calcext:value-type="float">
            <text:p>1.98166383701188</text:p>
          </table:table-cell>
        </table:table-row>
        <table:table-row table:style-name="ro1">
          <table:table-cell office:value-type="string" calcext:value-type="string">
            <text:p>math_no_diff_int_no_div_KBC_max_rules_150</text:p>
          </table:table-cell>
          <table:table-cell office:value-type="string" calcext:value-type="string">
            <text:p>random_terms_small</text:p>
          </table:table-cell>
          <table:table-cell office:value-type="float" office:value="1.95314091680815" calcext:value-type="float">
            <text:p>1.95314091680815</text:p>
          </table:table-cell>
          <table:table-cell table:number-columns-repeated="9" office:value-type="float" office:value="1.97962648556876" calcext:value-type="float">
            <text:p>1.97962648556876</text:p>
          </table:table-cell>
        </table:table-row>
        <table:table-row table:style-name="ro1">
          <table:table-cell office:value-type="string" calcext:value-type="string">
            <text:p>math_no_diff_int_no_div_KBC_max_rules_200</text:p>
          </table:table-cell>
          <table:table-cell office:value-type="string" calcext:value-type="string">
            <text:p>random_terms_small</text:p>
          </table:table-cell>
          <table:table-cell office:value-type="float" office:value="1.9402376910017" calcext:value-type="float">
            <text:p>1.9402376910017</text:p>
          </table:table-cell>
          <table:table-cell table:number-columns-repeated="9" office:value-type="float" office:value="1.97962648556876" calcext:value-type="float">
            <text:p>1.97962648556876</text:p>
          </table:table-cell>
        </table:table-row>
        <table:table-row table:style-name="ro1">
          <table:table-cell office:value-type="string" calcext:value-type="string">
            <text:p>BaseRules</text:p>
          </table:table-cell>
          <table:table-cell office:value-type="string" calcext:value-type="string">
            <text:p>random_terms_small</text:p>
          </table:table-cell>
          <table:table-cell office:value-type="float" office:value="2.29405772495756" calcext:value-type="float">
            <text:p>2.29405772495756</text:p>
          </table:table-cell>
          <table:table-cell office:value-type="float" office:value="2.4088285229202" calcext:value-type="float">
            <text:p>2.4088285229202</text:p>
          </table:table-cell>
          <table:table-cell table:number-columns-repeated="8" office:value-type="float" office:value="2.41018675721562" calcext:value-type="float">
            <text:p>2.41018675721562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random_terms_small</text:p>
          </table:table-cell>
          <table:table-cell table:number-columns-repeated="10" office:value-type="float" office:value="2.02784380305603" calcext:value-type="float">
            <text:p>2.02784380305603</text:p>
          </table:table-cell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random_terms_small</text:p>
          </table:table-cell>
          <table:table-cell table:number-columns-repeated="10" office:value-type="float" office:value="2.0848896434635" calcext:value-type="float">
            <text:p>2.0848896434635</text:p>
          </table:table-cell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random_terms_small</text:p>
          </table:table-cell>
          <table:table-cell table:number-columns-repeated="10" office:value-type="float" office:value="2.09915110356537" calcext:value-type="float">
            <text:p>2.09915110356537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random_terms_small</text:p>
          </table:table-cell>
          <table:table-cell office:value-type="float" office:value="2.16230899830221" calcext:value-type="float">
            <text:p>2.16230899830221</text:p>
          </table:table-cell>
          <table:table-cell table:number-columns-repeated="9" office:value-type="float" office:value="2.16298811544992" calcext:value-type="float">
            <text:p>2.16298811544992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random_terms_small</text:p>
          </table:table-cell>
          <table:table-cell office:value-type="float" office:value="2.27436332767402" calcext:value-type="float">
            <text:p>2.27436332767402</text:p>
          </table:table-cell>
          <table:table-cell table:number-columns-repeated="9" office:value-type="float" office:value="2.2811544991511" calcext:value-type="float">
            <text:p>2.2811544991511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random_terms_small</text:p>
          </table:table-cell>
          <table:table-cell office:value-type="float" office:value="2.3918505942275" calcext:value-type="float">
            <text:p>2.3918505942275</text:p>
          </table:table-cell>
          <table:table-cell table:number-columns-repeated="9" office:value-type="float" office:value="2.41629881154499" calcext:value-type="float">
            <text:p>2.41629881154499</text:p>
          </table:table-cell>
        </table:table-row>
        <table:table-row table:style-name="ro1">
          <table:table-cell office:value-type="string" calcext:value-type="string">
            <text:p>math_no_diff_int_true_sep_div_KBC_max_rules_40</text:p>
          </table:table-cell>
          <table:table-cell office:value-type="string" calcext:value-type="string">
            <text:p>random_terms_small</text:p>
          </table:table-cell>
          <table:table-cell office:value-type="float" office:value="2.20373514431239" calcext:value-type="float">
            <text:p>2.20373514431239</text:p>
          </table:table-cell>
          <table:table-cell table:number-columns-repeated="9" office:value-type="float" office:value="2.20577249575552" calcext:value-type="float">
            <text:p>2.20577249575552</text:p>
          </table:table-cell>
        </table:table-row>
        <table:table-row table:style-name="ro1">
          <table:table-cell office:value-type="string" calcext:value-type="string">
            <text:p>math_no_diff_int_true_sep_div_KBC_max_rules_60</text:p>
          </table:table-cell>
          <table:table-cell office:value-type="string" calcext:value-type="string">
            <text:p>random_terms_small</text:p>
          </table:table-cell>
          <table:table-cell office:value-type="float" office:value="2.24380305602717" calcext:value-type="float">
            <text:p>2.24380305602717</text:p>
          </table:table-cell>
          <table:table-cell table:number-columns-repeated="9" office:value-type="float" office:value="2.24787775891341" calcext:value-type="float">
            <text:p>2.24787775891341</text:p>
          </table:table-cell>
        </table:table-row>
        <table:table-row table:style-name="ro1">
          <table:table-cell office:value-type="string" calcext:value-type="string">
            <text:p>math_no_diff_int_true_sep_div_KBC_max_rules_80</text:p>
          </table:table-cell>
          <table:table-cell office:value-type="string" calcext:value-type="string">
            <text:p>random_terms_small</text:p>
          </table:table-cell>
          <table:table-cell office:value-type="float" office:value="2.26485568760611" calcext:value-type="float">
            <text:p>2.26485568760611</text:p>
          </table:table-cell>
          <table:table-cell table:number-columns-repeated="9" office:value-type="float" office:value="2.27436332767402" calcext:value-type="float">
            <text:p>2.27436332767402</text:p>
          </table:table-cell>
        </table:table-row>
        <table:table-row table:style-name="ro1">
          <table:table-cell office:value-type="string" calcext:value-type="string">
            <text:p>math_no_diff_int_true_sep_div_KBC_max_rules_100</text:p>
          </table:table-cell>
          <table:table-cell office:value-type="string" calcext:value-type="string">
            <text:p>random_terms_small</text:p>
          </table:table-cell>
          <table:table-cell office:value-type="float" office:value="2.30084889643464" calcext:value-type="float">
            <text:p>2.30084889643464</text:p>
          </table:table-cell>
          <table:table-cell table:number-columns-repeated="9" office:value-type="float" office:value="2.31239388794567" calcext:value-type="float">
            <text:p>2.31239388794567</text:p>
          </table:table-cell>
        </table:table-row>
        <table:table-row table:style-name="ro1">
          <table:table-cell office:value-type="string" calcext:value-type="string">
            <text:p>math_no_diff_int_true_sep_div_KBC_max_rules_150</text:p>
          </table:table-cell>
          <table:table-cell office:value-type="string" calcext:value-type="string">
            <text:p>random_terms_small</text:p>
          </table:table-cell>
          <table:table-cell office:value-type="float" office:value="2.26893039049236" calcext:value-type="float">
            <text:p>2.26893039049236</text:p>
          </table:table-cell>
          <table:table-cell table:number-columns-repeated="9" office:value-type="float" office:value="2.31103565365025" calcext:value-type="float">
            <text:p>2.31103565365025</text:p>
          </table:table-cell>
        </table:table-row>
        <table:table-row table:style-name="ro1">
          <table:table-cell office:value-type="string" calcext:value-type="string">
            <text:p>math_no_diff_int_true_sep_div_KBC_max_rules_200</text:p>
          </table:table-cell>
          <table:table-cell office:value-type="string" calcext:value-type="string">
            <text:p>random_terms_small</text:p>
          </table:table-cell>
          <table:table-cell office:value-type="float" office:value="2.25127334465195" calcext:value-type="float">
            <text:p>2.25127334465195</text:p>
          </table:table-cell>
          <table:table-cell table:number-columns-repeated="9" office:value-type="float" office:value="2.31103565365025" calcext:value-type="float">
            <text:p>2.31103565365025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random_terms_small</text:p>
          </table:table-cell>
          <table:table-cell office:value-type="float" office:value="2.05297113752122" calcext:value-type="float">
            <text:p>2.05297113752122</text:p>
          </table:table-cell>
          <table:table-cell table:number-columns-repeated="9" office:value-type="float" office:value="2.05365025466893" calcext:value-type="float">
            <text:p>2.05365025466893</text:p>
          </table:table-cell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random_terms_small</text:p>
          </table:table-cell>
          <table:table-cell office:value-type="float" office:value="2.0937181663837" calcext:value-type="float">
            <text:p>2.0937181663837</text:p>
          </table:table-cell>
          <table:table-cell table:number-columns-repeated="9" office:value-type="float" office:value="2.09575551782683" calcext:value-type="float">
            <text:p>2.09575551782683</text:p>
          </table:table-cell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random_terms_small</text:p>
          </table:table-cell>
          <table:table-cell office:value-type="float" office:value="2.12359932088285" calcext:value-type="float">
            <text:p>2.12359932088285</text:p>
          </table:table-cell>
          <table:table-cell table:number-columns-repeated="8" office:value-type="float" office:value="2.12835314091681" calcext:value-type="float">
            <text:p>2.12835314091681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random_terms_small</text:p>
          </table:table-cell>
          <table:table-cell office:value-type="float" office:value="2.1358234295416" calcext:value-type="float">
            <text:p>2.1358234295416</text:p>
          </table:table-cell>
          <table:table-cell table:number-columns-repeated="8" office:value-type="float" office:value="2.14125636672326" calcext:value-type="float">
            <text:p>2.14125636672326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random_terms_small</text:p>
          </table:table-cell>
          <table:table-cell office:value-type="float" office:value="2.2723259762309" calcext:value-type="float">
            <text:p>2.2723259762309</text:p>
          </table:table-cell>
          <table:table-cell table:number-columns-repeated="8" office:value-type="float" office:value="2.29881154499151" calcext:value-type="float">
            <text:p>2.29881154499151</text:p>
          </table:table-cell>
          <table:table-cell/>
        </table:table-row>
        <table:table-row table:style-name="ro1">
          <table:table-cell office:value-type="string" calcext:value-type="string">
            <text:p>math_no_diff_int_KBC_max_term_size_3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1.98573853989813" calcext:value-type="float">
            <text:p>1.98573853989813</text:p>
          </table:table-cell>
          <table:table-cell/>
        </table:table-row>
        <table:table-row table:style-name="ro1">
          <table:table-cell office:value-type="string" calcext:value-type="string">
            <text:p>math_no_diff_int_KBC_max_term_size_4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1.99932088285229" calcext:value-type="float">
            <text:p>1.99932088285229</text:p>
          </table:table-cell>
          <table:table-cell/>
        </table:table-row>
        <table:table-row table:style-name="ro1">
          <table:table-cell office:value-type="string" calcext:value-type="string">
            <text:p>math_no_diff_int_KBC_max_term_size_6</text:p>
          </table:table-cell>
          <table:table-cell office:value-type="string" calcext:value-type="string">
            <text:p>random_terms_small</text:p>
          </table:table-cell>
          <table:table-cell office:value-type="float" office:value="2.02920203735144" calcext:value-type="float">
            <text:p>2.02920203735144</text:p>
          </table:table-cell>
          <table:table-cell table:number-columns-repeated="8" office:value-type="float" office:value="2.02988115449915" calcext:value-type="float">
            <text:p>2.02988115449915</text:p>
          </table:table-cell>
          <table:table-cell/>
        </table:table-row>
        <table:table-row table:style-name="ro1">
          <table:table-cell office:value-type="string" calcext:value-type="string">
            <text:p>math_no_diff_int_KBC_max_term_size_8</text:p>
          </table:table-cell>
          <table:table-cell office:value-type="string" calcext:value-type="string">
            <text:p>random_terms_small</text:p>
          </table:table-cell>
          <table:table-cell office:value-type="float" office:value="2.09711375212224" calcext:value-type="float">
            <text:p>2.09711375212224</text:p>
          </table:table-cell>
          <table:table-cell office:value-type="float" office:value="2.26825127334465" calcext:value-type="float">
            <text:p>2.26825127334465</text:p>
          </table:table-cell>
          <table:table-cell office:value-type="float" office:value="2.27300509337861" calcext:value-type="float">
            <text:p>2.27300509337861</text:p>
          </table:table-cell>
          <table:table-cell table:number-columns-repeated="6" office:value-type="float" office:value="2.27436332767402" calcext:value-type="float">
            <text:p>2.27436332767402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2974533106961" calcext:value-type="float">
            <text:p>2.2974533106961</text:p>
          </table:table-cell>
          <table:table-cell office:value-type="float" office:value="2.40475382003396" calcext:value-type="float">
            <text:p>2.40475382003396</text:p>
          </table:table-cell>
          <table:table-cell table:number-columns-repeated="7" office:value-type="float" office:value="2.4081494057725" calcext:value-type="float">
            <text:p>2.4081494057725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31035653650255" calcext:value-type="float">
            <text:p>2.31035653650255</text:p>
          </table:table-cell>
          <table:table-cell office:value-type="float" office:value="2.44821731748727" calcext:value-type="float">
            <text:p>2.44821731748727</text:p>
          </table:table-cell>
          <table:table-cell table:number-columns-repeated="7" office:value-type="float" office:value="2.45297113752122" calcext:value-type="float">
            <text:p>2.45297113752122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31782682512733" calcext:value-type="float">
            <text:p>2.31782682512733</text:p>
          </table:table-cell>
          <table:table-cell office:value-type="float" office:value="2.45840407470289" calcext:value-type="float">
            <text:p>2.45840407470289</text:p>
          </table:table-cell>
          <table:table-cell table:number-columns-repeated="7" office:value-type="float" office:value="2.46587436332767" calcext:value-type="float">
            <text:p>2.46587436332767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32122241086587" calcext:value-type="float">
            <text:p>2.32122241086587</text:p>
          </table:table-cell>
          <table:table-cell office:value-type="float" office:value="2.45840407470289" calcext:value-type="float">
            <text:p>2.45840407470289</text:p>
          </table:table-cell>
          <table:table-cell office:value-type="float" office:value="2.46519524617997" calcext:value-type="float">
            <text:p>2.46519524617997</text:p>
          </table:table-cell>
          <table:table-cell table:number-columns-repeated="6" office:value-type="float" office:value="2.46587436332767" calcext:value-type="float">
            <text:p>2.46587436332767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25398981324278" calcext:value-type="float">
            <text:p>2.25398981324278</text:p>
          </table:table-cell>
          <table:table-cell office:value-type="float" office:value="2.44617996604414" calcext:value-type="float">
            <text:p>2.44617996604414</text:p>
          </table:table-cell>
          <table:table-cell office:value-type="float" office:value="2.47538200339559" calcext:value-type="float">
            <text:p>2.47538200339559</text:p>
          </table:table-cell>
          <table:table-cell table:number-columns-repeated="6" office:value-type="float" office:value="2.48217317487267" calcext:value-type="float">
            <text:p>2.48217317487267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16095076400679" calcext:value-type="float">
            <text:p>2.16095076400679</text:p>
          </table:table-cell>
          <table:table-cell office:value-type="float" office:value="2.42444821731749" calcext:value-type="float">
            <text:p>2.42444821731749</text:p>
          </table:table-cell>
          <table:table-cell office:value-type="float" office:value="2.46519524617997" calcext:value-type="float">
            <text:p>2.46519524617997</text:p>
          </table:table-cell>
          <table:table-cell table:number-columns-repeated="6" office:value-type="float" office:value="2.4848896434635" calcext:value-type="float">
            <text:p>2.4848896434635</text:p>
          </table:table-cell>
          <table:table-cell/>
        </table:table-row>
      </table:table>
      <table:table table:name="Pivot Table_only_simplifiable_1" table:style-name="ta1">
        <table:table-column table:style-name="co2" table:default-cell-style-name="Default"/>
        <table:table-column table:style-name="co1" table:default-cell-style-name="Default"/>
        <table:table-column table:style-name="co5" table:number-columns-repeated="2" table:default-cell-style-name="ce40"/>
        <table:table-column table:style-name="co6" table:number-columns-repeated="2" table:default-cell-style-name="ce40"/>
        <table:table-column table:style-name="co7" table:number-columns-repeated="2" table:default-cell-style-name="ce40"/>
        <table:table-column table:style-name="co8" table:number-columns-repeated="3" table:default-cell-style-name="ce40"/>
        <table:table-column table:style-name="co9" table:default-cell-style-name="ce40"/>
        <table:table-row table:style-name="ro1">
          <table:table-cell table:style-name="ce1"/>
          <table:table-cell table:style-name="ce7"/>
          <table:table-cell table:style-name="ce13" office:value-type="string" calcext:value-type="string">
            <text:p>Data</text:p>
          </table:table-cell>
          <table:table-cell table:style-name="ce41" table:number-columns-repeated="8"/>
          <table:table-cell table:style-name="ce68"/>
        </table:table-row>
        <table:table-row table:style-name="ro1">
          <table:table-cell table:style-name="ce2" office:value-type="string" calcext:value-type="string">
            <text:p>testSet</text:p>
          </table:table-cell>
          <table:table-cell table:style-name="ce8" office:value-type="string" calcext:value-type="string">
            <text:p>ruleSet</text:p>
          </table:table-cell>
          <table:table-cell table:style-name="ce14" office:value-type="string" calcext:value-type="string">
            <text:p>Sum - 0.0001</text:p>
          </table:table-cell>
          <table:table-cell table:style-name="ce42" office:value-type="string" calcext:value-type="string">
            <text:p>Sum - 0.0005</text:p>
          </table:table-cell>
          <table:table-cell table:style-name="ce42" office:value-type="string" calcext:value-type="string">
            <text:p>Sum - 0.001</text:p>
          </table:table-cell>
          <table:table-cell table:style-name="ce42" office:value-type="string" calcext:value-type="string">
            <text:p>Sum - 0.005</text:p>
          </table:table-cell>
          <table:table-cell table:style-name="ce42" office:value-type="string" calcext:value-type="string">
            <text:p>Sum - 0.01</text:p>
          </table:table-cell>
          <table:table-cell table:style-name="ce42" office:value-type="string" calcext:value-type="string">
            <text:p>Sum - 0.05</text:p>
          </table:table-cell>
          <table:table-cell table:style-name="ce42" office:value-type="string" calcext:value-type="string">
            <text:p>Sum - 0.1</text:p>
          </table:table-cell>
          <table:table-cell table:style-name="ce42" office:value-type="string" calcext:value-type="string">
            <text:p>Sum - 0.5</text:p>
          </table:table-cell>
          <table:table-cell table:style-name="ce42" office:value-type="string" calcext:value-type="string">
            <text:p>Sum - 1</text:p>
          </table:table-cell>
          <table:table-cell table:style-name="ce69" office:value-type="string" calcext:value-type="string">
            <text:p>Sum - 2</text:p>
          </table:table-cell>
        </table:table-row>
        <table:table-row table:style-name="ro1">
          <table:table-cell table:style-name="ce3" office:value-type="string" calcext:value-type="string">
            <text:p>no_div_random_terms_huge</text:p>
          </table:table-cell>
          <table:table-cell table:style-name="ce9" office:value-type="string" calcext:value-type="string">
            <text:p>BaseRules</text:p>
          </table:table-cell>
          <table:table-cell table:style-name="ce15" office:value-type="float" office:value="17.7142857142857" calcext:value-type="float">
            <text:p>17.7143</text:p>
          </table:table-cell>
          <table:table-cell table:style-name="ce43" office:value-type="float" office:value="25.5873015873016" calcext:value-type="float">
            <text:p>25.5873</text:p>
          </table:table-cell>
          <table:table-cell table:style-name="ce43" office:value-type="float" office:value="27.3968253968254" calcext:value-type="float">
            <text:p>27.3968</text:p>
          </table:table-cell>
          <table:table-cell table:style-name="ce43" office:value-type="float" office:value="28.5396825396825" calcext:value-type="float">
            <text:p>28.5397</text:p>
          </table:table-cell>
          <table:table-cell table:style-name="ce43" office:value-type="float" office:value="28.7936507936508" calcext:value-type="float">
            <text:p>28.7937</text:p>
          </table:table-cell>
          <table:table-cell table:style-name="ce43" office:value-type="float" office:value="29.0793650793651" calcext:value-type="float">
            <text:p>29.0794</text:p>
          </table:table-cell>
          <table:table-cell table:style-name="ce43" office:value-type="float" office:value="29.1111111111111" calcext:value-type="float">
            <text:p>29.1111</text:p>
          </table:table-cell>
          <table:table-cell table:number-columns-repeated="2" table:style-name="ce43" office:value-type="float" office:value="29.1428571428571" calcext:value-type="float">
            <text:p>29.1429</text:p>
          </table:table-cell>
          <table:table-cell table:style-name="ce70"/>
        </table:table-row>
        <table:table-row table:style-name="ro1">
          <table:table-cell table:style-name="ce4"/>
          <table:table-cell table:style-name="ce10" office:value-type="string" calcext:value-type="string">
            <text:p>BaseRules_no_div</text:p>
          </table:table-cell>
          <table:table-cell table:style-name="ce16" office:value-type="float" office:value="17.1111111111111" calcext:value-type="float">
            <text:p>17.1111</text:p>
          </table:table-cell>
          <table:table-cell table:style-name="ce44" office:value-type="float" office:value="24.8571428571429" calcext:value-type="float">
            <text:p>24.8571</text:p>
          </table:table-cell>
          <table:table-cell table:style-name="ce44" office:value-type="float" office:value="26.6666666666667" calcext:value-type="float">
            <text:p>26.6667</text:p>
          </table:table-cell>
          <table:table-cell table:style-name="ce44" office:value-type="float" office:value="27.8095238095238" calcext:value-type="float">
            <text:p>27.8095</text:p>
          </table:table-cell>
          <table:table-cell table:style-name="ce44" office:value-type="float" office:value="28.1269841269841" calcext:value-type="float">
            <text:p>28.1270</text:p>
          </table:table-cell>
          <table:table-cell table:style-name="ce44" office:value-type="float" office:value="28.4126984126984" calcext:value-type="float">
            <text:p>28.4127</text:p>
          </table:table-cell>
          <table:table-cell table:style-name="ce44" office:value-type="float" office:value="28.4444444444444" calcext:value-type="float">
            <text:p>28.4444</text:p>
          </table:table-cell>
          <table:table-cell table:number-columns-repeated="2" table:style-name="ce44" office:value-type="float" office:value="28.4761904761905" calcext:value-type="float">
            <text:p>28.4762</text:p>
          </table:table-cell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</text:p>
          </table:table-cell>
          <table:table-cell table:style-name="ce16" office:value-type="float" office:value="19.1746031746032" calcext:value-type="float">
            <text:p>19.1746</text:p>
          </table:table-cell>
          <table:table-cell table:style-name="ce44" office:value-type="float" office:value="28.3174603174603" calcext:value-type="float">
            <text:p>28.3175</text:p>
          </table:table-cell>
          <table:table-cell table:style-name="ce44" office:value-type="float" office:value="29.3333333333333" calcext:value-type="float">
            <text:p>29.3333</text:p>
          </table:table-cell>
          <table:table-cell table:number-columns-repeated="2" table:style-name="ce44" office:value-type="float" office:value="29.9365079365079" calcext:value-type="float">
            <text:p>29.9365</text:p>
          </table:table-cell>
          <table:table-cell table:number-columns-repeated="3" table:style-name="ce44" office:value-type="float" office:value="30" calcext:value-type="float">
            <text:p>30.0000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_extended</text:p>
          </table:table-cell>
          <table:table-cell table:style-name="ce16" office:value-type="float" office:value="20.0952380952381" calcext:value-type="float">
            <text:p>20.0952</text:p>
          </table:table-cell>
          <table:table-cell table:style-name="ce44" office:value-type="float" office:value="26.4761904761905" calcext:value-type="float">
            <text:p>26.4762</text:p>
          </table:table-cell>
          <table:table-cell table:style-name="ce44" office:value-type="float" office:value="28.031746031746" calcext:value-type="float">
            <text:p>28.0317</text:p>
          </table:table-cell>
          <table:table-cell table:style-name="ce44" office:value-type="float" office:value="30.2539682539683" calcext:value-type="float">
            <text:p>30.2540</text:p>
          </table:table-cell>
          <table:table-cell table:style-name="ce44" office:value-type="float" office:value="30.3174603174603" calcext:value-type="float">
            <text:p>30.3175</text:p>
          </table:table-cell>
          <table:table-cell table:number-columns-repeated="2" table:style-name="ce44" office:value-type="float" office:value="30.4126984126984" calcext:value-type="float">
            <text:p>30.4127</text:p>
          </table:table-cell>
          <table:table-cell table:style-name="ce44" office:value-type="float" office:value="30.4444444444444" calcext:value-type="float">
            <text:p>30.4444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</text:p>
          </table:table-cell>
          <table:table-cell table:style-name="ce16" office:value-type="float" office:value="19.015873015873" calcext:value-type="float">
            <text:p>19.0159</text:p>
          </table:table-cell>
          <table:table-cell table:style-name="ce44" office:value-type="float" office:value="27.3333333333333" calcext:value-type="float">
            <text:p>27.3333</text:p>
          </table:table-cell>
          <table:table-cell table:style-name="ce44" office:value-type="float" office:value="28.9206349206349" calcext:value-type="float">
            <text:p>28.9206</text:p>
          </table:table-cell>
          <table:table-cell table:style-name="ce44" office:value-type="float" office:value="30.1587301587302" calcext:value-type="float">
            <text:p>30.1587</text:p>
          </table:table-cell>
          <table:table-cell table:style-name="ce44" office:value-type="float" office:value="30.2857142857143" calcext:value-type="float">
            <text:p>30.2857</text:p>
          </table:table-cell>
          <table:table-cell table:number-columns-repeated="2" table:style-name="ce44" office:value-type="float" office:value="30.4126984126984" calcext:value-type="float">
            <text:p>30.4127</text:p>
          </table:table-cell>
          <table:table-cell table:style-name="ce44" office:value-type="float" office:value="30.4444444444444" calcext:value-type="float">
            <text:p>30.4444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_extended</text:p>
          </table:table-cell>
          <table:table-cell table:style-name="ce16" office:value-type="float" office:value="19.6190476190476" calcext:value-type="float">
            <text:p>19.6190</text:p>
          </table:table-cell>
          <table:table-cell table:style-name="ce44" office:value-type="float" office:value="24.031746031746" calcext:value-type="float">
            <text:p>24.0317</text:p>
          </table:table-cell>
          <table:table-cell table:style-name="ce44" office:value-type="float" office:value="26.2222222222222" calcext:value-type="float">
            <text:p>26.2222</text:p>
          </table:table-cell>
          <table:table-cell table:style-name="ce44" office:value-type="float" office:value="29.6190476190476" calcext:value-type="float">
            <text:p>29.6190</text:p>
          </table:table-cell>
          <table:table-cell table:style-name="ce44" office:value-type="float" office:value="30.1269841269841" calcext:value-type="float">
            <text:p>30.1270</text:p>
          </table:table-cell>
          <table:table-cell table:number-columns-repeated="3" table:style-name="ce44" office:value-type="float" office:value="30.4761904761905" calcext:value-type="float">
            <text:p>30.4762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200_extended</text:p>
          </table:table-cell>
          <table:table-cell table:style-name="ce16" office:value-type="float" office:value="16.3809523809524" calcext:value-type="float">
            <text:p>16.3810</text:p>
          </table:table-cell>
          <table:table-cell table:style-name="ce44" office:value-type="float" office:value="20.2539682539683" calcext:value-type="float">
            <text:p>20.2540</text:p>
          </table:table-cell>
          <table:table-cell table:style-name="ce44" office:value-type="float" office:value="26.3492063492063" calcext:value-type="float">
            <text:p>26.3492</text:p>
          </table:table-cell>
          <table:table-cell table:style-name="ce44" office:value-type="float" office:value="29.5238095238095" calcext:value-type="float">
            <text:p>29.5238</text:p>
          </table:table-cell>
          <table:table-cell table:style-name="ce44" office:value-type="float" office:value="29.8412698412698" calcext:value-type="float">
            <text:p>29.8413</text:p>
          </table:table-cell>
          <table:table-cell table:style-name="ce44" office:value-type="float" office:value="30.4126984126984" calcext:value-type="float">
            <text:p>30.4127</text:p>
          </table:table-cell>
          <table:table-cell table:number-columns-repeated="2" table:style-name="ce44" office:value-type="float" office:value="30.5079365079365" calcext:value-type="float">
            <text:p>30.5079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</text:p>
          </table:table-cell>
          <table:table-cell table:style-name="ce16" office:value-type="float" office:value="23.8095238095238" calcext:value-type="float">
            <text:p>23.8095</text:p>
          </table:table-cell>
          <table:table-cell table:style-name="ce44" office:value-type="float" office:value="27.2380952380952" calcext:value-type="float">
            <text:p>27.2381</text:p>
          </table:table-cell>
          <table:table-cell table:number-columns-repeated="6" table:style-name="ce44" office:value-type="float" office:value="27.5555555555556" calcext:value-type="float">
            <text:p>27.5556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_extended</text:p>
          </table:table-cell>
          <table:table-cell table:style-name="ce16" office:value-type="float" office:value="19.9365079365079" calcext:value-type="float">
            <text:p>19.9365</text:p>
          </table:table-cell>
          <table:table-cell table:style-name="ce44" office:value-type="float" office:value="26.3492063492063" calcext:value-type="float">
            <text:p>26.3492</text:p>
          </table:table-cell>
          <table:table-cell table:style-name="ce44" office:value-type="float" office:value="28.4126984126984" calcext:value-type="float">
            <text:p>28.4127</text:p>
          </table:table-cell>
          <table:table-cell table:style-name="ce44" office:value-type="float" office:value="29.2063492063492" calcext:value-type="float">
            <text:p>29.2063</text:p>
          </table:table-cell>
          <table:table-cell table:style-name="ce44" office:value-type="float" office:value="29.4285714285714" calcext:value-type="float">
            <text:p>29.4286</text:p>
          </table:table-cell>
          <table:table-cell table:style-name="ce44" office:value-type="float" office:value="29.5238095238095" calcext:value-type="float">
            <text:p>29.5238</text:p>
          </table:table-cell>
          <table:table-cell table:number-columns-repeated="2" table:style-name="ce44" office:value-type="float" office:value="29.5555555555556" calcext:value-type="float">
            <text:p>29.5556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</text:p>
          </table:table-cell>
          <table:table-cell table:style-name="ce16" office:value-type="float" office:value="21.3333333333333" calcext:value-type="float">
            <text:p>21.3333</text:p>
          </table:table-cell>
          <table:table-cell table:style-name="ce44" office:value-type="float" office:value="27.7777777777778" calcext:value-type="float">
            <text:p>27.7778</text:p>
          </table:table-cell>
          <table:table-cell table:style-name="ce44" office:value-type="float" office:value="28.2857142857143" calcext:value-type="float">
            <text:p>28.2857</text:p>
          </table:table-cell>
          <table:table-cell table:number-columns-repeated="5" table:style-name="ce44" office:value-type="float" office:value="28.4761904761905" calcext:value-type="float">
            <text:p>28.4762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_extended</text:p>
          </table:table-cell>
          <table:table-cell table:style-name="ce16" office:value-type="float" office:value="20.3809523809524" calcext:value-type="float">
            <text:p>20.3810</text:p>
          </table:table-cell>
          <table:table-cell table:style-name="ce44" office:value-type="float" office:value="26.0634920634921" calcext:value-type="float">
            <text:p>26.0635</text:p>
          </table:table-cell>
          <table:table-cell table:style-name="ce44" office:value-type="float" office:value="28.4761904761905" calcext:value-type="float">
            <text:p>28.4762</text:p>
          </table:table-cell>
          <table:table-cell table:style-name="ce44" office:value-type="float" office:value="29.968253968254" calcext:value-type="float">
            <text:p>29.9683</text:p>
          </table:table-cell>
          <table:table-cell table:style-name="ce44" office:value-type="float" office:value="30.1587301587302" calcext:value-type="float">
            <text:p>30.1587</text:p>
          </table:table-cell>
          <table:table-cell table:style-name="ce44" office:value-type="float" office:value="30.2857142857143" calcext:value-type="float">
            <text:p>30.2857</text:p>
          </table:table-cell>
          <table:table-cell table:style-name="ce44" office:value-type="float" office:value="30.3492063492063" calcext:value-type="float">
            <text:p>30.3492</text:p>
          </table:table-cell>
          <table:table-cell table:style-name="ce44" office:value-type="float" office:value="30.3809523809524" calcext:value-type="float">
            <text:p>30.3810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</text:p>
          </table:table-cell>
          <table:table-cell table:style-name="ce16" office:value-type="float" office:value="20.5396825396825" calcext:value-type="float">
            <text:p>20.5397</text:p>
          </table:table-cell>
          <table:table-cell table:style-name="ce44" office:value-type="float" office:value="28.3492063492063" calcext:value-type="float">
            <text:p>28.3492</text:p>
          </table:table-cell>
          <table:table-cell table:style-name="ce44" office:value-type="float" office:value="29.047619047619" calcext:value-type="float">
            <text:p>29.0476</text:p>
          </table:table-cell>
          <table:table-cell table:number-columns-repeated="2" table:style-name="ce44" office:value-type="float" office:value="29.6507936507937" calcext:value-type="float">
            <text:p>29.6508</text:p>
          </table:table-cell>
          <table:table-cell table:number-columns-repeated="3" table:style-name="ce44" office:value-type="float" office:value="29.6825396825397" calcext:value-type="float">
            <text:p>29.6825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_extended</text:p>
          </table:table-cell>
          <table:table-cell table:style-name="ce16" office:value-type="float" office:value="20.0952380952381" calcext:value-type="float">
            <text:p>20.0952</text:p>
          </table:table-cell>
          <table:table-cell table:style-name="ce44" office:value-type="float" office:value="26.4444444444444" calcext:value-type="float">
            <text:p>26.4444</text:p>
          </table:table-cell>
          <table:table-cell table:style-name="ce44" office:value-type="float" office:value="28.3174603174603" calcext:value-type="float">
            <text:p>28.3175</text:p>
          </table:table-cell>
          <table:table-cell table:style-name="ce44" office:value-type="float" office:value="29.968253968254" calcext:value-type="float">
            <text:p>29.9683</text:p>
          </table:table-cell>
          <table:table-cell table:style-name="ce44" office:value-type="float" office:value="30.2857142857143" calcext:value-type="float">
            <text:p>30.2857</text:p>
          </table:table-cell>
          <table:table-cell table:number-columns-repeated="2" table:style-name="ce44" office:value-type="float" office:value="30.4126984126984" calcext:value-type="float">
            <text:p>30.4127</text:p>
          </table:table-cell>
          <table:table-cell table:style-name="ce44" office:value-type="float" office:value="30.4444444444444" calcext:value-type="float">
            <text:p>30.4444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3</text:p>
          </table:table-cell>
          <table:table-cell table:style-name="ce16" office:value-type="float" office:value="25.2698412698413" calcext:value-type="float">
            <text:p>25.2698</text:p>
          </table:table-cell>
          <table:table-cell table:style-name="ce44" office:value-type="float" office:value="25.7460317460317" calcext:value-type="float">
            <text:p>25.7460</text:p>
          </table:table-cell>
          <table:table-cell table:number-columns-repeated="6" table:style-name="ce44" office:value-type="float" office:value="25.7777777777778" calcext:value-type="float">
            <text:p>25.7778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4</text:p>
          </table:table-cell>
          <table:table-cell table:style-name="ce16" office:value-type="float" office:value="24.6984126984127" calcext:value-type="float">
            <text:p>24.6984</text:p>
          </table:table-cell>
          <table:table-cell table:style-name="ce44" office:value-type="float" office:value="25.9365079365079" calcext:value-type="float">
            <text:p>25.9365</text:p>
          </table:table-cell>
          <table:table-cell table:number-columns-repeated="6" table:style-name="ce44" office:value-type="float" office:value="25.968253968254" calcext:value-type="float">
            <text:p>25.9683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6</text:p>
          </table:table-cell>
          <table:table-cell table:style-name="ce16" office:value-type="float" office:value="20.3492063492063" calcext:value-type="float">
            <text:p>20.3492</text:p>
          </table:table-cell>
          <table:table-cell table:style-name="ce44" office:value-type="float" office:value="26.4444444444444" calcext:value-type="float">
            <text:p>26.4444</text:p>
          </table:table-cell>
          <table:table-cell table:style-name="ce44" office:value-type="float" office:value="26.6666666666667" calcext:value-type="float">
            <text:p>26.6667</text:p>
          </table:table-cell>
          <table:table-cell table:number-columns-repeated="5" table:style-name="ce44" office:value-type="float" office:value="26.6984126984127" calcext:value-type="float">
            <text:p>26.6984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8</text:p>
          </table:table-cell>
          <table:table-cell table:style-name="ce16" office:value-type="float" office:value="5.26984126984127" calcext:value-type="float">
            <text:p>5.2698</text:p>
          </table:table-cell>
          <table:table-cell table:style-name="ce44" office:value-type="float" office:value="19.5238095238095" calcext:value-type="float">
            <text:p>19.5238</text:p>
          </table:table-cell>
          <table:table-cell table:style-name="ce44" office:value-type="float" office:value="25.8730158730159" calcext:value-type="float">
            <text:p>25.8730</text:p>
          </table:table-cell>
          <table:table-cell table:style-name="ce44" office:value-type="float" office:value="28.6349206349206" calcext:value-type="float">
            <text:p>28.6349</text:p>
          </table:table-cell>
          <table:table-cell table:style-name="ce44" office:value-type="float" office:value="29.1428571428571" calcext:value-type="float">
            <text:p>29.1429</text:p>
          </table:table-cell>
          <table:table-cell table:style-name="ce44" office:value-type="float" office:value="29.7777777777778" calcext:value-type="float">
            <text:p>29.7778</text:p>
          </table:table-cell>
          <table:table-cell table:style-name="ce44" office:value-type="float" office:value="29.8730158730159" calcext:value-type="float">
            <text:p>29.8730</text:p>
          </table:table-cell>
          <table:table-cell table:style-name="ce44" office:value-type="float" office:value="29.9365079365079" calcext:value-type="float">
            <text:p>29.9365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00</text:p>
          </table:table-cell>
          <table:table-cell table:style-name="ce16" office:value-type="float" office:value="18.6984126984127" calcext:value-type="float">
            <text:p>18.6984</text:p>
          </table:table-cell>
          <table:table-cell table:style-name="ce44" office:value-type="float" office:value="27.6190476190476" calcext:value-type="float">
            <text:p>27.6190</text:p>
          </table:table-cell>
          <table:table-cell table:style-name="ce44" office:value-type="float" office:value="28.6349206349206" calcext:value-type="float">
            <text:p>28.6349</text:p>
          </table:table-cell>
          <table:table-cell table:style-name="ce44" office:value-type="float" office:value="29.2063492063492" calcext:value-type="float">
            <text:p>29.2063</text:p>
          </table:table-cell>
          <table:table-cell table:style-name="ce44" office:value-type="float" office:value="29.2698412698413" calcext:value-type="float">
            <text:p>29.2698</text:p>
          </table:table-cell>
          <table:table-cell table:number-columns-repeated="4" table:style-name="ce44" office:value-type="float" office:value="29.3650793650794" calcext:value-type="float">
            <text:p>29.3651</text:p>
          </table:table-cell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50</text:p>
          </table:table-cell>
          <table:table-cell table:style-name="ce16" office:value-type="float" office:value="18.2857142857143" calcext:value-type="float">
            <text:p>18.2857</text:p>
          </table:table-cell>
          <table:table-cell table:style-name="ce44" office:value-type="float" office:value="26.1269841269841" calcext:value-type="float">
            <text:p>26.1270</text:p>
          </table:table-cell>
          <table:table-cell table:style-name="ce44" office:value-type="float" office:value="27.968253968254" calcext:value-type="float">
            <text:p>27.9683</text:p>
          </table:table-cell>
          <table:table-cell table:style-name="ce44" office:value-type="float" office:value="29.047619047619" calcext:value-type="float">
            <text:p>29.0476</text:p>
          </table:table-cell>
          <table:table-cell table:style-name="ce44" office:value-type="float" office:value="29.2698412698413" calcext:value-type="float">
            <text:p>29.2698</text:p>
          </table:table-cell>
          <table:table-cell table:number-columns-repeated="2" table:style-name="ce44" office:value-type="float" office:value="29.4285714285714" calcext:value-type="float">
            <text:p>29.4286</text:p>
          </table:table-cell>
          <table:table-cell table:number-columns-repeated="2" table:style-name="ce44" office:value-type="float" office:value="29.4603174603175" calcext:value-type="float">
            <text:p>29.4603</text:p>
          </table:table-cell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200</text:p>
          </table:table-cell>
          <table:table-cell table:style-name="ce16" office:value-type="float" office:value="17.5238095238095" calcext:value-type="float">
            <text:p>17.5238</text:p>
          </table:table-cell>
          <table:table-cell table:style-name="ce44" office:value-type="float" office:value="25.4603174603175" calcext:value-type="float">
            <text:p>25.4603</text:p>
          </table:table-cell>
          <table:table-cell table:style-name="ce44" office:value-type="float" office:value="27.4603174603175" calcext:value-type="float">
            <text:p>27.4603</text:p>
          </table:table-cell>
          <table:table-cell table:style-name="ce44" office:value-type="float" office:value="29.015873015873" calcext:value-type="float">
            <text:p>29.0159</text:p>
          </table:table-cell>
          <table:table-cell table:style-name="ce44" office:value-type="float" office:value="29.3015873015873" calcext:value-type="float">
            <text:p>29.3016</text:p>
          </table:table-cell>
          <table:table-cell table:number-columns-repeated="2" table:style-name="ce44" office:value-type="float" office:value="29.4603174603175" calcext:value-type="float">
            <text:p>29.4603</text:p>
          </table:table-cell>
          <table:table-cell table:number-columns-repeated="2" table:style-name="ce44" office:value-type="float" office:value="29.4920634920635" calcext:value-type="float">
            <text:p>29.4921</text:p>
          </table:table-cell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40</text:p>
          </table:table-cell>
          <table:table-cell table:style-name="ce16" office:value-type="float" office:value="22.7936507936508" calcext:value-type="float">
            <text:p>22.7937</text:p>
          </table:table-cell>
          <table:table-cell table:style-name="ce44" office:value-type="float" office:value="26.4126984126984" calcext:value-type="float">
            <text:p>26.4127</text:p>
          </table:table-cell>
          <table:table-cell table:number-columns-repeated="7" table:style-name="ce44" office:value-type="float" office:value="26.7301587301587" calcext:value-type="float">
            <text:p>26.7302</text:p>
          </table:table-cell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60</text:p>
          </table:table-cell>
          <table:table-cell table:style-name="ce16" office:value-type="float" office:value="20.6984126984127" calcext:value-type="float">
            <text:p>20.6984</text:p>
          </table:table-cell>
          <table:table-cell table:style-name="ce44" office:value-type="float" office:value="27.2698412698413" calcext:value-type="float">
            <text:p>27.2698</text:p>
          </table:table-cell>
          <table:table-cell table:style-name="ce44" office:value-type="float" office:value="28.0634920634921" calcext:value-type="float">
            <text:p>28.0635</text:p>
          </table:table-cell>
          <table:table-cell table:style-name="ce44" office:value-type="float" office:value="28.3174603174603" calcext:value-type="float">
            <text:p>28.3175</text:p>
          </table:table-cell>
          <table:table-cell table:number-columns-repeated="5" table:style-name="ce44" office:value-type="float" office:value="28.3492063492063" calcext:value-type="float">
            <text:p>28.3492</text:p>
          </table:table-cell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80</text:p>
          </table:table-cell>
          <table:table-cell table:style-name="ce16" office:value-type="float" office:value="19.4920634920635" calcext:value-type="float">
            <text:p>19.4921</text:p>
          </table:table-cell>
          <table:table-cell table:style-name="ce44" office:value-type="float" office:value="27.4603174603175" calcext:value-type="float">
            <text:p>27.4603</text:p>
          </table:table-cell>
          <table:table-cell table:style-name="ce44" office:value-type="float" office:value="28.2222222222222" calcext:value-type="float">
            <text:p>28.2222</text:p>
          </table:table-cell>
          <table:table-cell table:number-columns-repeated="2" table:style-name="ce44" office:value-type="float" office:value="28.8571428571429" calcext:value-type="float">
            <text:p>28.8571</text:p>
          </table:table-cell>
          <table:table-cell table:number-columns-repeated="4" table:style-name="ce44" office:value-type="float" office:value="28.9206349206349" calcext:value-type="float">
            <text:p>28.9206</text:p>
          </table:table-cell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00</text:p>
          </table:table-cell>
          <table:table-cell table:style-name="ce16" office:value-type="float" office:value="19.1428571428571" calcext:value-type="float">
            <text:p>19.1429</text:p>
          </table:table-cell>
          <table:table-cell table:style-name="ce44" office:value-type="float" office:value="26.7301587301587" calcext:value-type="float">
            <text:p>26.7302</text:p>
          </table:table-cell>
          <table:table-cell table:number-columns-repeated="5" table:style-name="ce44" office:value-type="float" office:value="27.1428571428571" calcext:value-type="float">
            <text:p>27.1429</text:p>
          </table:table-cell>
          <table:table-cell table:style-name="ce44" table:number-columns-repeated="2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50</text:p>
          </table:table-cell>
          <table:table-cell table:style-name="ce16" office:value-type="float" office:value="19.2063492063492" calcext:value-type="float">
            <text:p>19.2063</text:p>
          </table:table-cell>
          <table:table-cell table:style-name="ce44" office:value-type="float" office:value="28.1587301587302" calcext:value-type="float">
            <text:p>28.1587</text:p>
          </table:table-cell>
          <table:table-cell table:style-name="ce44" office:value-type="float" office:value="28.9206349206349" calcext:value-type="float">
            <text:p>28.9206</text:p>
          </table:table-cell>
          <table:table-cell table:style-name="ce44" office:value-type="float" office:value="29.1746031746032" calcext:value-type="float">
            <text:p>29.1746</text:p>
          </table:table-cell>
          <table:table-cell table:style-name="ce44" office:value-type="float" office:value="29.2063492063492" calcext:value-type="float">
            <text:p>29.2063</text:p>
          </table:table-cell>
          <table:table-cell table:style-name="ce44" office:value-type="float" office:value="29.2698412698413" calcext:value-type="float">
            <text:p>29.2698</text:p>
          </table:table-cell>
          <table:table-cell table:number-columns-repeated="2" table:style-name="ce44" office:value-type="float" office:value="29.3015873015873" calcext:value-type="float">
            <text:p>29.3016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200</text:p>
          </table:table-cell>
          <table:table-cell table:style-name="ce16" office:value-type="float" office:value="18.5079365079365" calcext:value-type="float">
            <text:p>18.5079</text:p>
          </table:table-cell>
          <table:table-cell table:style-name="ce44" office:value-type="float" office:value="27.015873015873" calcext:value-type="float">
            <text:p>27.0159</text:p>
          </table:table-cell>
          <table:table-cell table:style-name="ce44" office:value-type="float" office:value="28.4444444444444" calcext:value-type="float">
            <text:p>28.4444</text:p>
          </table:table-cell>
          <table:table-cell table:style-name="ce44" office:value-type="float" office:value="29.9047619047619" calcext:value-type="float">
            <text:p>29.9048</text:p>
          </table:table-cell>
          <table:table-cell table:style-name="ce44" office:value-type="float" office:value="30.1904761904762" calcext:value-type="float">
            <text:p>30.1905</text:p>
          </table:table-cell>
          <table:table-cell table:number-columns-repeated="3" table:style-name="ce44" office:value-type="float" office:value="30.3174603174603" calcext:value-type="float">
            <text:p>30.3175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40</text:p>
          </table:table-cell>
          <table:table-cell table:style-name="ce16" office:value-type="float" office:value="22.984126984127" calcext:value-type="float">
            <text:p>22.9841</text:p>
          </table:table-cell>
          <table:table-cell table:number-columns-repeated="8" table:style-name="ce44" office:value-type="float" office:value="24.7619047619048" calcext:value-type="float">
            <text:p>24.7619</text:p>
          </table:table-cell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60</text:p>
          </table:table-cell>
          <table:table-cell table:style-name="ce16" office:value-type="float" office:value="22.6031746031746" calcext:value-type="float">
            <text:p>22.6032</text:p>
          </table:table-cell>
          <table:table-cell table:style-name="ce44" office:value-type="float" office:value="25.6825396825397" calcext:value-type="float">
            <text:p>25.6825</text:p>
          </table:table-cell>
          <table:table-cell table:number-columns-repeated="7" table:style-name="ce44" office:value-type="float" office:value="25.7460317460317" calcext:value-type="float">
            <text:p>25.7460</text:p>
          </table:table-cell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80</text:p>
          </table:table-cell>
          <table:table-cell table:style-name="ce16" office:value-type="float" office:value="18.952380952381" calcext:value-type="float">
            <text:p>18.9524</text:p>
          </table:table-cell>
          <table:table-cell table:style-name="ce44" office:value-type="float" office:value="25.9365079365079" calcext:value-type="float">
            <text:p>25.9365</text:p>
          </table:table-cell>
          <table:table-cell table:number-columns-repeated="6" table:style-name="ce44" office:value-type="float" office:value="26.3492063492063" calcext:value-type="float">
            <text:p>26.3492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100</text:p>
          </table:table-cell>
          <table:table-cell table:style-name="ce16" office:value-type="float" office:value="19.047619047619" calcext:value-type="float">
            <text:p>19.0476</text:p>
          </table:table-cell>
          <table:table-cell table:style-name="ce44" office:value-type="float" office:value="28.3174603174603" calcext:value-type="float">
            <text:p>28.3175</text:p>
          </table:table-cell>
          <table:table-cell table:style-name="ce44" office:value-type="float" office:value="29.5873015873016" calcext:value-type="float">
            <text:p>29.5873</text:p>
          </table:table-cell>
          <table:table-cell table:style-name="ce44" office:value-type="float" office:value="30.3174603174603" calcext:value-type="float">
            <text:p>30.3175</text:p>
          </table:table-cell>
          <table:table-cell table:style-name="ce44" office:value-type="float" office:value="30.3809523809524" calcext:value-type="float">
            <text:p>30.3810</text:p>
          </table:table-cell>
          <table:table-cell table:number-columns-repeated="3" table:style-name="ce44" office:value-type="float" office:value="30.4444444444444" calcext:value-type="float">
            <text:p>30.4444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150</text:p>
          </table:table-cell>
          <table:table-cell table:style-name="ce16" office:value-type="float" office:value="18.7301587301587" calcext:value-type="float">
            <text:p>18.7302</text:p>
          </table:table-cell>
          <table:table-cell table:style-name="ce44" office:value-type="float" office:value="26.7301587301587" calcext:value-type="float">
            <text:p>26.7302</text:p>
          </table:table-cell>
          <table:table-cell table:style-name="ce44" office:value-type="float" office:value="28.6666666666667" calcext:value-type="float">
            <text:p>28.6667</text:p>
          </table:table-cell>
          <table:table-cell table:style-name="ce44" office:value-type="float" office:value="30.1269841269841" calcext:value-type="float">
            <text:p>30.1270</text:p>
          </table:table-cell>
          <table:table-cell table:style-name="ce44" office:value-type="float" office:value="30.3492063492063" calcext:value-type="float">
            <text:p>30.3492</text:p>
          </table:table-cell>
          <table:table-cell table:number-columns-repeated="3" table:style-name="ce44" office:value-type="float" office:value="30.5079365079365" calcext:value-type="float">
            <text:p>30.5079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200</text:p>
          </table:table-cell>
          <table:table-cell table:style-name="ce16" office:value-type="float" office:value="15.6190476190476" calcext:value-type="float">
            <text:p>15.6190</text:p>
          </table:table-cell>
          <table:table-cell table:style-name="ce44" office:value-type="float" office:value="26.4126984126984" calcext:value-type="float">
            <text:p>26.4127</text:p>
          </table:table-cell>
          <table:table-cell table:style-name="ce44" office:value-type="float" office:value="28" calcext:value-type="float">
            <text:p>28.0000</text:p>
          </table:table-cell>
          <table:table-cell table:style-name="ce44" office:value-type="float" office:value="30.031746031746" calcext:value-type="float">
            <text:p>30.0317</text:p>
          </table:table-cell>
          <table:table-cell table:style-name="ce44" office:value-type="float" office:value="30.3809523809524" calcext:value-type="float">
            <text:p>30.3810</text:p>
          </table:table-cell>
          <table:table-cell table:number-columns-repeated="3" table:style-name="ce44" office:value-type="float" office:value="30.5396825396825" calcext:value-type="float">
            <text:p>30.5397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40</text:p>
          </table:table-cell>
          <table:table-cell table:style-name="ce16" office:value-type="float" office:value="19.8095238095238" calcext:value-type="float">
            <text:p>19.8095</text:p>
          </table:table-cell>
          <table:table-cell table:style-name="ce44" office:value-type="float" office:value="27.2063492063492" calcext:value-type="float">
            <text:p>27.2063</text:p>
          </table:table-cell>
          <table:table-cell table:style-name="ce44" office:value-type="float" office:value="27.6190476190476" calcext:value-type="float">
            <text:p>27.6190</text:p>
          </table:table-cell>
          <table:table-cell table:number-columns-repeated="5" table:style-name="ce44" office:value-type="float" office:value="27.6825396825397" calcext:value-type="float">
            <text:p>27.6825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60</text:p>
          </table:table-cell>
          <table:table-cell table:style-name="ce16" office:value-type="float" office:value="19.2698412698413" calcext:value-type="float">
            <text:p>19.2698</text:p>
          </table:table-cell>
          <table:table-cell table:style-name="ce44" office:value-type="float" office:value="28.031746031746" calcext:value-type="float">
            <text:p>28.0317</text:p>
          </table:table-cell>
          <table:table-cell table:style-name="ce44" office:value-type="float" office:value="28.8253968253968" calcext:value-type="float">
            <text:p>28.8254</text:p>
          </table:table-cell>
          <table:table-cell table:number-columns-repeated="5" table:style-name="ce44" office:value-type="float" office:value="29.3650793650794" calcext:value-type="float">
            <text:p>29.3651</text:p>
          </table:table-cell>
          <table:table-cell table:style-name="ce44"/>
          <table:table-cell table:style-name="ce71"/>
        </table:table-row>
        <table:table-row table:style-name="ro1">
          <table:table-cell table:style-name="ce5"/>
          <table:table-cell table:style-name="ce11" office:value-type="string" calcext:value-type="string">
            <text:p>math_no_diff_int_true_sep_div_KBC_max_rules_80</text:p>
          </table:table-cell>
          <table:table-cell table:style-name="ce17" office:value-type="float" office:value="18.952380952381" calcext:value-type="float">
            <text:p>18.9524</text:p>
          </table:table-cell>
          <table:table-cell table:style-name="ce45" office:value-type="float" office:value="28.031746031746" calcext:value-type="float">
            <text:p>28.0317</text:p>
          </table:table-cell>
          <table:table-cell table:style-name="ce45" office:value-type="float" office:value="29.047619047619" calcext:value-type="float">
            <text:p>29.0476</text:p>
          </table:table-cell>
          <table:table-cell table:number-columns-repeated="2" table:style-name="ce45" office:value-type="float" office:value="29.8730158730159" calcext:value-type="float">
            <text:p>29.8730</text:p>
          </table:table-cell>
          <table:table-cell table:number-columns-repeated="3" table:style-name="ce45" office:value-type="float" office:value="29.9047619047619" calcext:value-type="float">
            <text:p>29.9048</text:p>
          </table:table-cell>
          <table:table-cell table:style-name="ce45"/>
          <table:table-cell table:style-name="ce72"/>
        </table:table-row>
        <table:table-row table:style-name="ro1">
          <table:table-cell table:style-name="ce3" office:value-type="string" calcext:value-type="string">
            <text:p>no_div_random_terms_large</text:p>
          </table:table-cell>
          <table:table-cell table:style-name="ce9" office:value-type="string" calcext:value-type="string">
            <text:p>BaseRules</text:p>
          </table:table-cell>
          <table:table-cell table:style-name="ce18" office:value-type="float" office:value="6.79285714285714" calcext:value-type="float">
            <text:p>6.7929</text:p>
          </table:table-cell>
          <table:table-cell table:style-name="ce46" office:value-type="float" office:value="7.83571428571429" calcext:value-type="float">
            <text:p>7.8357</text:p>
          </table:table-cell>
          <table:table-cell table:style-name="ce46" office:value-type="float" office:value="7.96428571428571" calcext:value-type="float">
            <text:p>7.9643</text:p>
          </table:table-cell>
          <table:table-cell table:number-columns-repeated="6" table:style-name="ce46" office:value-type="float" office:value="8.05" calcext:value-type="float">
            <text:p>8.0500</text:p>
          </table:table-cell>
          <table:table-cell table:style-name="ce73" office:value-type="float" office:value="8.05" calcext:value-type="float">
            <text:p>8.05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BaseRules_no_div</text:p>
          </table:table-cell>
          <table:table-cell table:style-name="ce19" office:value-type="float" office:value="6.72142857142857" calcext:value-type="float">
            <text:p>6.7214</text:p>
          </table:table-cell>
          <table:table-cell table:style-name="ce47" office:value-type="float" office:value="7.74285714285714" calcext:value-type="float">
            <text:p>7.7429</text:p>
          </table:table-cell>
          <table:table-cell table:style-name="ce47" office:value-type="float" office:value="7.86428571428571" calcext:value-type="float">
            <text:p>7.8643</text:p>
          </table:table-cell>
          <table:table-cell table:number-columns-repeated="6" table:style-name="ce47" office:value-type="float" office:value="7.94285714285714" calcext:value-type="float">
            <text:p>7.9429</text:p>
          </table:table-cell>
          <table:table-cell table:style-name="ce74" office:value-type="float" office:value="7.94285714285714" calcext:value-type="float">
            <text:p>7.942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</text:p>
          </table:table-cell>
          <table:table-cell table:style-name="ce19" office:value-type="float" office:value="7.5" calcext:value-type="float">
            <text:p>7.5000</text:p>
          </table:table-cell>
          <table:table-cell table:style-name="ce47" office:value-type="float" office:value="8.04285714285714" calcext:value-type="float">
            <text:p>8.0429</text:p>
          </table:table-cell>
          <table:table-cell table:style-name="ce47" office:value-type="float" office:value="8.09285714285714" calcext:value-type="float">
            <text:p>8.0929</text:p>
          </table:table-cell>
          <table:table-cell table:number-columns-repeated="6" table:style-name="ce47" office:value-type="float" office:value="8.10714285714286" calcext:value-type="float">
            <text:p>8.1071</text:p>
          </table:table-cell>
          <table:table-cell table:style-name="ce74" office:value-type="float" office:value="8.10714285714286" calcext:value-type="float">
            <text:p>8.107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_extended</text:p>
          </table:table-cell>
          <table:table-cell table:style-name="ce19" office:value-type="float" office:value="6.36428571428571" calcext:value-type="float">
            <text:p>6.3643</text:p>
          </table:table-cell>
          <table:table-cell table:style-name="ce47" office:value-type="float" office:value="7.97857142857143" calcext:value-type="float">
            <text:p>7.9786</text:p>
          </table:table-cell>
          <table:table-cell table:style-name="ce47" office:value-type="float" office:value="8.2" calcext:value-type="float">
            <text:p>8.2000</text:p>
          </table:table-cell>
          <table:table-cell table:number-columns-repeated="6" table:style-name="ce47" office:value-type="float" office:value="8.37857142857143" calcext:value-type="float">
            <text:p>8.3786</text:p>
          </table:table-cell>
          <table:table-cell table:style-name="ce74" office:value-type="float" office:value="8.37857142857143" calcext:value-type="float">
            <text:p>8.378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</text:p>
          </table:table-cell>
          <table:table-cell table:style-name="ce19" office:value-type="float" office:value="7.28571428571429" calcext:value-type="float">
            <text:p>7.2857</text:p>
          </table:table-cell>
          <table:table-cell table:style-name="ce47" office:value-type="float" office:value="8.25" calcext:value-type="float">
            <text:p>8.2500</text:p>
          </table:table-cell>
          <table:table-cell table:style-name="ce47" office:value-type="float" office:value="8.34285714285714" calcext:value-type="float">
            <text:p>8.3429</text:p>
          </table:table-cell>
          <table:table-cell table:number-columns-repeated="6" table:style-name="ce47" office:value-type="float" office:value="8.41428571428572" calcext:value-type="float">
            <text:p>8.4143</text:p>
          </table:table-cell>
          <table:table-cell table:style-name="ce74" office:value-type="float" office:value="8.41428571428572" calcext:value-type="float">
            <text:p>8.414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_extended</text:p>
          </table:table-cell>
          <table:table-cell table:style-name="ce19" office:value-type="float" office:value="6.18571428571429" calcext:value-type="float">
            <text:p>6.1857</text:p>
          </table:table-cell>
          <table:table-cell table:style-name="ce47" office:value-type="float" office:value="7.72142857142857" calcext:value-type="float">
            <text:p>7.7214</text:p>
          </table:table-cell>
          <table:table-cell table:style-name="ce47" office:value-type="float" office:value="8.23571428571429" calcext:value-type="float">
            <text:p>8.2357</text:p>
          </table:table-cell>
          <table:table-cell table:style-name="ce47" office:value-type="float" office:value="8.44285714285714" calcext:value-type="float">
            <text:p>8.4429</text:p>
          </table:table-cell>
          <table:table-cell table:style-name="ce47" office:value-type="float" office:value="8.45714285714286" calcext:value-type="float">
            <text:p>8.4571</text:p>
          </table:table-cell>
          <table:table-cell table:number-columns-repeated="4" table:style-name="ce47" office:value-type="float" office:value="8.46428571428571" calcext:value-type="float">
            <text:p>8.4643</text:p>
          </table:table-cell>
          <table:table-cell table:style-name="ce74" office:value-type="float" office:value="8.46428571428571" calcext:value-type="float">
            <text:p>8.464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200_extended</text:p>
          </table:table-cell>
          <table:table-cell table:style-name="ce19" office:value-type="float" office:value="6.19285714285714" calcext:value-type="float">
            <text:p>6.1929</text:p>
          </table:table-cell>
          <table:table-cell table:style-name="ce47" office:value-type="float" office:value="7.65" calcext:value-type="float">
            <text:p>7.6500</text:p>
          </table:table-cell>
          <table:table-cell table:style-name="ce47" office:value-type="float" office:value="8.02857142857143" calcext:value-type="float">
            <text:p>8.0286</text:p>
          </table:table-cell>
          <table:table-cell table:style-name="ce47" office:value-type="float" office:value="8.40714285714286" calcext:value-type="float">
            <text:p>8.4071</text:p>
          </table:table-cell>
          <table:table-cell table:style-name="ce47" office:value-type="float" office:value="8.45714285714286" calcext:value-type="float">
            <text:p>8.4571</text:p>
          </table:table-cell>
          <table:table-cell table:number-columns-repeated="4" table:style-name="ce47" office:value-type="float" office:value="8.46428571428571" calcext:value-type="float">
            <text:p>8.4643</text:p>
          </table:table-cell>
          <table:table-cell table:style-name="ce74" office:value-type="float" office:value="8.46428571428571" calcext:value-type="float">
            <text:p>8.464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</text:p>
          </table:table-cell>
          <table:table-cell table:style-name="ce19" office:value-type="float" office:value="7.42857142857143" calcext:value-type="float">
            <text:p>7.4286</text:p>
          </table:table-cell>
          <table:table-cell table:style-name="ce47" office:value-type="float" office:value="7.55" calcext:value-type="float">
            <text:p>7.5500</text:p>
          </table:table-cell>
          <table:table-cell table:number-columns-repeated="7" table:style-name="ce47" office:value-type="float" office:value="7.57142857142857" calcext:value-type="float">
            <text:p>7.5714</text:p>
          </table:table-cell>
          <table:table-cell table:style-name="ce74" office:value-type="float" office:value="7.57142857142857" calcext:value-type="float">
            <text:p>7.571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_extended</text:p>
          </table:table-cell>
          <table:table-cell table:style-name="ce19" office:value-type="float" office:value="7.02142857142857" calcext:value-type="float">
            <text:p>7.0214</text:p>
          </table:table-cell>
          <table:table-cell table:style-name="ce47" office:value-type="float" office:value="7.89285714285714" calcext:value-type="float">
            <text:p>7.8929</text:p>
          </table:table-cell>
          <table:table-cell table:style-name="ce47" office:value-type="float" office:value="8.02857142857143" calcext:value-type="float">
            <text:p>8.0286</text:p>
          </table:table-cell>
          <table:table-cell table:style-name="ce47" office:value-type="float" office:value="8.09285714285714" calcext:value-type="float">
            <text:p>8.0929</text:p>
          </table:table-cell>
          <table:table-cell table:number-columns-repeated="5" table:style-name="ce47" office:value-type="float" office:value="8.1" calcext:value-type="float">
            <text:p>8.1000</text:p>
          </table:table-cell>
          <table:table-cell table:style-name="ce74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</text:p>
          </table:table-cell>
          <table:table-cell table:style-name="ce19" office:value-type="float" office:value="7.49285714285714" calcext:value-type="float">
            <text:p>7.4929</text:p>
          </table:table-cell>
          <table:table-cell table:style-name="ce47" office:value-type="float" office:value="7.77142857142857" calcext:value-type="float">
            <text:p>7.7714</text:p>
          </table:table-cell>
          <table:table-cell table:number-columns-repeated="7" table:style-name="ce47" office:value-type="float" office:value="7.79285714285714" calcext:value-type="float">
            <text:p>7.7929</text:p>
          </table:table-cell>
          <table:table-cell table:style-name="ce74" office:value-type="float" office:value="7.79285714285714" calcext:value-type="float">
            <text:p>7.792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_extended</text:p>
          </table:table-cell>
          <table:table-cell table:style-name="ce19" office:value-type="float" office:value="6.75" calcext:value-type="float">
            <text:p>6.7500</text:p>
          </table:table-cell>
          <table:table-cell table:style-name="ce47" office:value-type="float" office:value="7.97142857142857" calcext:value-type="float">
            <text:p>7.9714</text:p>
          </table:table-cell>
          <table:table-cell table:style-name="ce47" office:value-type="float" office:value="8.19285714285714" calcext:value-type="float">
            <text:p>8.1929</text:p>
          </table:table-cell>
          <table:table-cell table:number-columns-repeated="6" table:style-name="ce47" office:value-type="float" office:value="8.32142857142857" calcext:value-type="float">
            <text:p>8.3214</text:p>
          </table:table-cell>
          <table:table-cell table:style-name="ce74" office:value-type="float" office:value="8.32142857142857" calcext:value-type="float">
            <text:p>8.321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</text:p>
          </table:table-cell>
          <table:table-cell table:style-name="ce19" office:value-type="float" office:value="7.53571428571429" calcext:value-type="float">
            <text:p>7.5357</text:p>
          </table:table-cell>
          <table:table-cell table:style-name="ce47" office:value-type="float" office:value="7.96428571428571" calcext:value-type="float">
            <text:p>7.9643</text:p>
          </table:table-cell>
          <table:table-cell table:style-name="ce47" office:value-type="float" office:value="7.98571428571429" calcext:value-type="float">
            <text:p>7.9857</text:p>
          </table:table-cell>
          <table:table-cell table:number-columns-repeated="6" table:style-name="ce47" office:value-type="float" office:value="8" calcext:value-type="float">
            <text:p>8.0000</text:p>
          </table:table-cell>
          <table:table-cell table:style-name="ce74" office:value-type="float" office:value="8" calcext:value-type="float">
            <text:p>8.00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_extended</text:p>
          </table:table-cell>
          <table:table-cell table:style-name="ce19" office:value-type="float" office:value="6.57142857142857" calcext:value-type="float">
            <text:p>6.5714</text:p>
          </table:table-cell>
          <table:table-cell table:style-name="ce47" office:value-type="float" office:value="7.97857142857143" calcext:value-type="float">
            <text:p>7.9786</text:p>
          </table:table-cell>
          <table:table-cell table:style-name="ce47" office:value-type="float" office:value="8.20714285714286" calcext:value-type="float">
            <text:p>8.2071</text:p>
          </table:table-cell>
          <table:table-cell table:number-columns-repeated="6" table:style-name="ce47" office:value-type="float" office:value="8.37857142857143" calcext:value-type="float">
            <text:p>8.3786</text:p>
          </table:table-cell>
          <table:table-cell table:style-name="ce74" office:value-type="float" office:value="8.37857142857143" calcext:value-type="float">
            <text:p>8.378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3</text:p>
          </table:table-cell>
          <table:table-cell table:style-name="ce19" office:value-type="float" office:value="7.04285714285714" calcext:value-type="float">
            <text:p>7.0429</text:p>
          </table:table-cell>
          <table:table-cell table:number-columns-repeated="8" table:style-name="ce47" office:value-type="float" office:value="7.04285714285714" calcext:value-type="float">
            <text:p>7.0429</text:p>
          </table:table-cell>
          <table:table-cell table:style-name="ce74" office:value-type="float" office:value="7.04285714285714" calcext:value-type="float">
            <text:p>7.042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4</text:p>
          </table:table-cell>
          <table:table-cell table:style-name="ce19" office:value-type="float" office:value="7.10714285714286" calcext:value-type="float">
            <text:p>7.1071</text:p>
          </table:table-cell>
          <table:table-cell table:number-columns-repeated="8" table:style-name="ce47" office:value-type="float" office:value="7.12857142857143" calcext:value-type="float">
            <text:p>7.1286</text:p>
          </table:table-cell>
          <table:table-cell table:style-name="ce74" office:value-type="float" office:value="7.12857142857143" calcext:value-type="float">
            <text:p>7.128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6</text:p>
          </table:table-cell>
          <table:table-cell table:style-name="ce19" office:value-type="float" office:value="7.17857142857143" calcext:value-type="float">
            <text:p>7.1786</text:p>
          </table:table-cell>
          <table:table-cell table:style-name="ce47" office:value-type="float" office:value="7.38571428571429" calcext:value-type="float">
            <text:p>7.3857</text:p>
          </table:table-cell>
          <table:table-cell table:style-name="ce47" office:value-type="float" office:value="7.39285714285714" calcext:value-type="float">
            <text:p>7.3929</text:p>
          </table:table-cell>
          <table:table-cell table:number-columns-repeated="6" table:style-name="ce47" office:value-type="float" office:value="7.40714285714286" calcext:value-type="float">
            <text:p>7.4071</text:p>
          </table:table-cell>
          <table:table-cell table:style-name="ce74" office:value-type="float" office:value="7.40714285714286" calcext:value-type="float">
            <text:p>7.407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8</text:p>
          </table:table-cell>
          <table:table-cell table:style-name="ce19" office:value-type="float" office:value="5.27142857142857" calcext:value-type="float">
            <text:p>5.2714</text:p>
          </table:table-cell>
          <table:table-cell table:style-name="ce47" office:value-type="float" office:value="7.59285714285714" calcext:value-type="float">
            <text:p>7.5929</text:p>
          </table:table-cell>
          <table:table-cell table:style-name="ce47" office:value-type="float" office:value="7.96428571428571" calcext:value-type="float">
            <text:p>7.9643</text:p>
          </table:table-cell>
          <table:table-cell table:style-name="ce47" office:value-type="float" office:value="8.22142857142857" calcext:value-type="float">
            <text:p>8.2214</text:p>
          </table:table-cell>
          <table:table-cell table:style-name="ce47" office:value-type="float" office:value="8.25" calcext:value-type="float">
            <text:p>8.2500</text:p>
          </table:table-cell>
          <table:table-cell table:number-columns-repeated="4" table:style-name="ce47" office:value-type="float" office:value="8.25714285714286" calcext:value-type="float">
            <text:p>8.2571</text:p>
          </table:table-cell>
          <table:table-cell table:style-name="ce74" office:value-type="float" office:value="8.25714285714286" calcext:value-type="float">
            <text:p>8.257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00</text:p>
          </table:table-cell>
          <table:table-cell table:style-name="ce19" office:value-type="float" office:value="7.65714285714286" calcext:value-type="float">
            <text:p>7.6571</text:p>
          </table:table-cell>
          <table:table-cell table:style-name="ce47" office:value-type="float" office:value="8.19285714285714" calcext:value-type="float">
            <text:p>8.1929</text:p>
          </table:table-cell>
          <table:table-cell table:style-name="ce47" office:value-type="float" office:value="8.24285714285714" calcext:value-type="float">
            <text:p>8.2429</text:p>
          </table:table-cell>
          <table:table-cell table:number-columns-repeated="6" table:style-name="ce47" office:value-type="float" office:value="8.25" calcext:value-type="float">
            <text:p>8.2500</text:p>
          </table:table-cell>
          <table:table-cell table:style-name="ce74" office:value-type="float" office:value="8.25" calcext:value-type="float">
            <text:p>8.25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50</text:p>
          </table:table-cell>
          <table:table-cell table:style-name="ce19" office:value-type="float" office:value="7.16428571428572" calcext:value-type="float">
            <text:p>7.1643</text:p>
          </table:table-cell>
          <table:table-cell table:style-name="ce47" office:value-type="float" office:value="8.12142857142857" calcext:value-type="float">
            <text:p>8.1214</text:p>
          </table:table-cell>
          <table:table-cell table:style-name="ce47" office:value-type="float" office:value="8.21428571428571" calcext:value-type="float">
            <text:p>8.2143</text:p>
          </table:table-cell>
          <table:table-cell table:style-name="ce47" office:value-type="float" office:value="8.3" calcext:value-type="float">
            <text:p>8.3000</text:p>
          </table:table-cell>
          <table:table-cell table:number-columns-repeated="5" table:style-name="ce47" office:value-type="float" office:value="8.30714285714286" calcext:value-type="float">
            <text:p>8.3071</text:p>
          </table:table-cell>
          <table:table-cell table:style-name="ce74" office:value-type="float" office:value="8.30714285714286" calcext:value-type="float">
            <text:p>8.307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200</text:p>
          </table:table-cell>
          <table:table-cell table:style-name="ce19" office:value-type="float" office:value="6.83571428571429" calcext:value-type="float">
            <text:p>6.8357</text:p>
          </table:table-cell>
          <table:table-cell table:style-name="ce47" office:value-type="float" office:value="8.08571428571429" calcext:value-type="float">
            <text:p>8.0857</text:p>
          </table:table-cell>
          <table:table-cell table:style-name="ce47" office:value-type="float" office:value="8.22857142857143" calcext:value-type="float">
            <text:p>8.2286</text:p>
          </table:table-cell>
          <table:table-cell table:number-columns-repeated="6" table:style-name="ce47" office:value-type="float" office:value="8.30714285714286" calcext:value-type="float">
            <text:p>8.3071</text:p>
          </table:table-cell>
          <table:table-cell table:style-name="ce74" office:value-type="float" office:value="8.30714285714286" calcext:value-type="float">
            <text:p>8.307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40</text:p>
          </table:table-cell>
          <table:table-cell table:style-name="ce19" office:value-type="float" office:value="7.36428571428571" calcext:value-type="float">
            <text:p>7.3643</text:p>
          </table:table-cell>
          <table:table-cell table:style-name="ce47" office:value-type="float" office:value="7.5" calcext:value-type="float">
            <text:p>7.5000</text:p>
          </table:table-cell>
          <table:table-cell table:number-columns-repeated="7" table:style-name="ce47" office:value-type="float" office:value="7.52142857142857" calcext:value-type="float">
            <text:p>7.5214</text:p>
          </table:table-cell>
          <table:table-cell table:style-name="ce74" office:value-type="float" office:value="7.52142857142857" calcext:value-type="float">
            <text:p>7.521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60</text:p>
          </table:table-cell>
          <table:table-cell table:style-name="ce19" office:value-type="float" office:value="7.4" calcext:value-type="float">
            <text:p>7.4000</text:p>
          </table:table-cell>
          <table:table-cell table:style-name="ce47" office:value-type="float" office:value="7.76428571428571" calcext:value-type="float">
            <text:p>7.7643</text:p>
          </table:table-cell>
          <table:table-cell table:style-name="ce47" office:value-type="float" office:value="7.78571428571429" calcext:value-type="float">
            <text:p>7.7857</text:p>
          </table:table-cell>
          <table:table-cell table:number-columns-repeated="6" table:style-name="ce47" office:value-type="float" office:value="7.8" calcext:value-type="float">
            <text:p>7.8000</text:p>
          </table:table-cell>
          <table:table-cell table:style-name="ce74" office:value-type="float" office:value="7.8" calcext:value-type="float">
            <text:p>7.80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80</text:p>
          </table:table-cell>
          <table:table-cell table:style-name="ce19" office:value-type="float" office:value="7.42142857142857" calcext:value-type="float">
            <text:p>7.4214</text:p>
          </table:table-cell>
          <table:table-cell table:style-name="ce47" office:value-type="float" office:value="7.88571428571429" calcext:value-type="float">
            <text:p>7.8857</text:p>
          </table:table-cell>
          <table:table-cell table:style-name="ce47" office:value-type="float" office:value="7.90714285714286" calcext:value-type="float">
            <text:p>7.9071</text:p>
          </table:table-cell>
          <table:table-cell table:number-columns-repeated="6" table:style-name="ce47" office:value-type="float" office:value="7.93571428571429" calcext:value-type="float">
            <text:p>7.9357</text:p>
          </table:table-cell>
          <table:table-cell table:style-name="ce74" office:value-type="float" office:value="7.93571428571429" calcext:value-type="float">
            <text:p>7.935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00</text:p>
          </table:table-cell>
          <table:table-cell table:style-name="ce19" office:value-type="float" office:value="7.25" calcext:value-type="float">
            <text:p>7.2500</text:p>
          </table:table-cell>
          <table:table-cell table:number-columns-repeated="8" table:style-name="ce47" office:value-type="float" office:value="7.42857142857143" calcext:value-type="float">
            <text:p>7.4286</text:p>
          </table:table-cell>
          <table:table-cell table:style-name="ce74" office:value-type="float" office:value="7.42857142857143" calcext:value-type="float">
            <text:p>7.428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50</text:p>
          </table:table-cell>
          <table:table-cell table:style-name="ce19" office:value-type="float" office:value="7.56428571428571" calcext:value-type="float">
            <text:p>7.5643</text:p>
          </table:table-cell>
          <table:table-cell table:style-name="ce47" office:value-type="float" office:value="8.12142857142857" calcext:value-type="float">
            <text:p>8.1214</text:p>
          </table:table-cell>
          <table:table-cell table:number-columns-repeated="7" table:style-name="ce47" office:value-type="float" office:value="8.13571428571429" calcext:value-type="float">
            <text:p>8.1357</text:p>
          </table:table-cell>
          <table:table-cell table:style-name="ce74" office:value-type="float" office:value="8.13571428571429" calcext:value-type="float">
            <text:p>8.135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200</text:p>
          </table:table-cell>
          <table:table-cell table:style-name="ce19" office:value-type="float" office:value="7.25" calcext:value-type="float">
            <text:p>7.2500</text:p>
          </table:table-cell>
          <table:table-cell table:style-name="ce47" office:value-type="float" office:value="8.29285714285714" calcext:value-type="float">
            <text:p>8.2929</text:p>
          </table:table-cell>
          <table:table-cell table:style-name="ce47" office:value-type="float" office:value="8.45" calcext:value-type="float">
            <text:p>8.4500</text:p>
          </table:table-cell>
          <table:table-cell table:number-columns-repeated="6" table:style-name="ce47" office:value-type="float" office:value="8.50714285714286" calcext:value-type="float">
            <text:p>8.5071</text:p>
          </table:table-cell>
          <table:table-cell table:style-name="ce74" office:value-type="float" office:value="8.50714285714286" calcext:value-type="float">
            <text:p>8.507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40</text:p>
          </table:table-cell>
          <table:table-cell table:style-name="ce19" office:value-type="float" office:value="6.63571428571429" calcext:value-type="float">
            <text:p>6.6357</text:p>
          </table:table-cell>
          <table:table-cell table:number-columns-repeated="8" table:style-name="ce47" office:value-type="float" office:value="6.73571428571429" calcext:value-type="float">
            <text:p>6.7357</text:p>
          </table:table-cell>
          <table:table-cell table:style-name="ce74" office:value-type="float" office:value="6.73571428571429" calcext:value-type="float">
            <text:p>6.735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60</text:p>
          </table:table-cell>
          <table:table-cell table:style-name="ce19" office:value-type="float" office:value="7.02142857142857" calcext:value-type="float">
            <text:p>7.0214</text:p>
          </table:table-cell>
          <table:table-cell table:number-columns-repeated="8" table:style-name="ce47" office:value-type="float" office:value="7.1" calcext:value-type="float">
            <text:p>7.1000</text:p>
          </table:table-cell>
          <table:table-cell table:style-name="ce74" office:value-type="float" office:value="7.1" calcext:value-type="float">
            <text:p>7.10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80</text:p>
          </table:table-cell>
          <table:table-cell table:style-name="ce19" office:value-type="float" office:value="7.00714285714286" calcext:value-type="float">
            <text:p>7.0071</text:p>
          </table:table-cell>
          <table:table-cell table:style-name="ce47" office:value-type="float" office:value="7.18571428571429" calcext:value-type="float">
            <text:p>7.1857</text:p>
          </table:table-cell>
          <table:table-cell table:number-columns-repeated="7" table:style-name="ce47" office:value-type="float" office:value="7.19285714285714" calcext:value-type="float">
            <text:p>7.1929</text:p>
          </table:table-cell>
          <table:table-cell table:style-name="ce74" office:value-type="float" office:value="7.19285714285714" calcext:value-type="float">
            <text:p>7.192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100</text:p>
          </table:table-cell>
          <table:table-cell table:style-name="ce19" office:value-type="float" office:value="7.68571428571429" calcext:value-type="float">
            <text:p>7.6857</text:p>
          </table:table-cell>
          <table:table-cell table:style-name="ce47" office:value-type="float" office:value="8.38571428571429" calcext:value-type="float">
            <text:p>8.3857</text:p>
          </table:table-cell>
          <table:table-cell table:style-name="ce47" office:value-type="float" office:value="8.45" calcext:value-type="float">
            <text:p>8.4500</text:p>
          </table:table-cell>
          <table:table-cell table:number-columns-repeated="6" table:style-name="ce47" office:value-type="float" office:value="8.45714285714286" calcext:value-type="float">
            <text:p>8.4571</text:p>
          </table:table-cell>
          <table:table-cell table:style-name="ce74" office:value-type="float" office:value="8.45714285714286" calcext:value-type="float">
            <text:p>8.457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150</text:p>
          </table:table-cell>
          <table:table-cell table:style-name="ce19" office:value-type="float" office:value="7.03571428571429" calcext:value-type="float">
            <text:p>7.0357</text:p>
          </table:table-cell>
          <table:table-cell table:style-name="ce47" office:value-type="float" office:value="8.29285714285714" calcext:value-type="float">
            <text:p>8.2929</text:p>
          </table:table-cell>
          <table:table-cell table:style-name="ce47" office:value-type="float" office:value="8.42142857142857" calcext:value-type="float">
            <text:p>8.4214</text:p>
          </table:table-cell>
          <table:table-cell table:style-name="ce47" office:value-type="float" office:value="8.51428571428571" calcext:value-type="float">
            <text:p>8.5143</text:p>
          </table:table-cell>
          <table:table-cell table:number-columns-repeated="5" table:style-name="ce47" office:value-type="float" office:value="8.52142857142857" calcext:value-type="float">
            <text:p>8.5214</text:p>
          </table:table-cell>
          <table:table-cell table:style-name="ce74" office:value-type="float" office:value="8.52142857142857" calcext:value-type="float">
            <text:p>8.521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200</text:p>
          </table:table-cell>
          <table:table-cell table:style-name="ce19" office:value-type="float" office:value="6.71428571428571" calcext:value-type="float">
            <text:p>6.7143</text:p>
          </table:table-cell>
          <table:table-cell table:style-name="ce47" office:value-type="float" office:value="8.24285714285714" calcext:value-type="float">
            <text:p>8.2429</text:p>
          </table:table-cell>
          <table:table-cell table:style-name="ce47" office:value-type="float" office:value="8.43571428571429" calcext:value-type="float">
            <text:p>8.4357</text:p>
          </table:table-cell>
          <table:table-cell table:style-name="ce47" office:value-type="float" office:value="8.52142857142857" calcext:value-type="float">
            <text:p>8.5214</text:p>
          </table:table-cell>
          <table:table-cell table:number-columns-repeated="5" table:style-name="ce47" office:value-type="float" office:value="8.52857142857143" calcext:value-type="float">
            <text:p>8.5286</text:p>
          </table:table-cell>
          <table:table-cell table:style-name="ce74" office:value-type="float" office:value="8.52857142857143" calcext:value-type="float">
            <text:p>8.528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40</text:p>
          </table:table-cell>
          <table:table-cell table:style-name="ce19" office:value-type="float" office:value="7.43571428571429" calcext:value-type="float">
            <text:p>7.4357</text:p>
          </table:table-cell>
          <table:table-cell table:style-name="ce47" office:value-type="float" office:value="7.68571428571429" calcext:value-type="float">
            <text:p>7.6857</text:p>
          </table:table-cell>
          <table:table-cell table:number-columns-repeated="7" table:style-name="ce47" office:value-type="float" office:value="7.70714285714286" calcext:value-type="float">
            <text:p>7.7071</text:p>
          </table:table-cell>
          <table:table-cell table:style-name="ce74" office:value-type="float" office:value="7.70714285714286" calcext:value-type="float">
            <text:p>7.707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60</text:p>
          </table:table-cell>
          <table:table-cell table:style-name="ce19" office:value-type="float" office:value="7.41428571428572" calcext:value-type="float">
            <text:p>7.4143</text:p>
          </table:table-cell>
          <table:table-cell table:style-name="ce47" office:value-type="float" office:value="7.95714285714286" calcext:value-type="float">
            <text:p>7.9571</text:p>
          </table:table-cell>
          <table:table-cell table:style-name="ce47" office:value-type="float" office:value="7.97857142857143" calcext:value-type="float">
            <text:p>7.9786</text:p>
          </table:table-cell>
          <table:table-cell table:number-columns-repeated="6" table:style-name="ce47" office:value-type="float" office:value="7.99285714285714" calcext:value-type="float">
            <text:p>7.9929</text:p>
          </table:table-cell>
          <table:table-cell table:style-name="ce74" office:value-type="float" office:value="7.99285714285714" calcext:value-type="float">
            <text:p>7.9929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math_no_diff_int_true_sep_div_KBC_max_rules_80</text:p>
          </table:table-cell>
          <table:table-cell table:style-name="ce20" office:value-type="float" office:value="7.43571428571429" calcext:value-type="float">
            <text:p>7.4357</text:p>
          </table:table-cell>
          <table:table-cell table:style-name="ce48" office:value-type="float" office:value="8.07142857142857" calcext:value-type="float">
            <text:p>8.0714</text:p>
          </table:table-cell>
          <table:table-cell table:style-name="ce48" office:value-type="float" office:value="8.1" calcext:value-type="float">
            <text:p>8.1000</text:p>
          </table:table-cell>
          <table:table-cell table:number-columns-repeated="6" table:style-name="ce48" office:value-type="float" office:value="8.12857142857143" calcext:value-type="float">
            <text:p>8.1286</text:p>
          </table:table-cell>
          <table:table-cell table:style-name="ce75" office:value-type="float" office:value="8.12857142857143" calcext:value-type="float">
            <text:p>8.1286</text:p>
          </table:table-cell>
        </table:table-row>
        <table:table-row table:style-name="ro1">
          <table:table-cell table:style-name="ce3" office:value-type="string" calcext:value-type="string">
            <text:p>no_div_random_terms_medium</text:p>
          </table:table-cell>
          <table:table-cell table:style-name="ce9" office:value-type="string" calcext:value-type="string">
            <text:p>BaseRules</text:p>
          </table:table-cell>
          <table:table-cell table:style-name="ce21" office:value-type="float" office:value="4.54739652870494" calcext:value-type="float">
            <text:p>4.5474</text:p>
          </table:table-cell>
          <table:table-cell table:style-name="ce49" office:value-type="float" office:value="5.09212283044059" calcext:value-type="float">
            <text:p>5.0921</text:p>
          </table:table-cell>
          <table:table-cell table:style-name="ce49" office:value-type="float" office:value="5.16421895861148" calcext:value-type="float">
            <text:p>5.1642</text:p>
          </table:table-cell>
          <table:table-cell table:number-columns-repeated="6" table:style-name="ce49" office:value-type="float" office:value="5.17222963951936" calcext:value-type="float">
            <text:p>5.1722</text:p>
          </table:table-cell>
          <table:table-cell table:style-name="ce76" office:value-type="float" office:value="5.17222963951936" calcext:value-type="float">
            <text:p>5.172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BaseRules_no_div</text:p>
          </table:table-cell>
          <table:table-cell table:style-name="ce22" office:value-type="float" office:value="4.41922563417891" calcext:value-type="float">
            <text:p>4.4192</text:p>
          </table:table-cell>
          <table:table-cell table:style-name="ce50" office:value-type="float" office:value="4.95060080106809" calcext:value-type="float">
            <text:p>4.9506</text:p>
          </table:table-cell>
          <table:table-cell table:style-name="ce50" office:value-type="float" office:value="5.02002670226969" calcext:value-type="float">
            <text:p>5.0200</text:p>
          </table:table-cell>
          <table:table-cell table:number-columns-repeated="6" table:style-name="ce50" office:value-type="float" office:value="5.02803738317757" calcext:value-type="float">
            <text:p>5.0280</text:p>
          </table:table-cell>
          <table:table-cell table:style-name="ce77" office:value-type="float" office:value="5.02803738317757" calcext:value-type="float">
            <text:p>5.028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</text:p>
          </table:table-cell>
          <table:table-cell table:style-name="ce22" office:value-type="float" office:value="4.96929238985314" calcext:value-type="float">
            <text:p>4.9693</text:p>
          </table:table-cell>
          <table:table-cell table:number-columns-repeated="8" table:style-name="ce50" office:value-type="float" office:value="5.12950600801068" calcext:value-type="float">
            <text:p>5.1295</text:p>
          </table:table-cell>
          <table:table-cell table:style-name="ce77" office:value-type="float" office:value="5.12950600801068" calcext:value-type="float">
            <text:p>5.129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_extended</text:p>
          </table:table-cell>
          <table:table-cell table:style-name="ce22" office:value-type="float" office:value="4.43257676902537" calcext:value-type="float">
            <text:p>4.4326</text:p>
          </table:table-cell>
          <table:table-cell table:style-name="ce50" office:value-type="float" office:value="5.23898531375167" calcext:value-type="float">
            <text:p>5.2390</text:p>
          </table:table-cell>
          <table:table-cell table:style-name="ce50" office:value-type="float" office:value="5.30841121495327" calcext:value-type="float">
            <text:p>5.3084</text:p>
          </table:table-cell>
          <table:table-cell table:number-columns-repeated="6" table:style-name="ce50" office:value-type="float" office:value="5.33778371161549" calcext:value-type="float">
            <text:p>5.3378</text:p>
          </table:table-cell>
          <table:table-cell table:style-name="ce77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</text:p>
          </table:table-cell>
          <table:table-cell table:style-name="ce22" office:value-type="float" office:value="4.90787716955941" calcext:value-type="float">
            <text:p>4.9079</text:p>
          </table:table-cell>
          <table:table-cell table:style-name="ce50" office:value-type="float" office:value="5.29506008010681" calcext:value-type="float">
            <text:p>5.2951</text:p>
          </table:table-cell>
          <table:table-cell table:style-name="ce50" office:value-type="float" office:value="5.31642189586115" calcext:value-type="float">
            <text:p>5.3164</text:p>
          </table:table-cell>
          <table:table-cell table:number-columns-repeated="6" table:style-name="ce50" office:value-type="float" office:value="5.31909212283044" calcext:value-type="float">
            <text:p>5.3191</text:p>
          </table:table-cell>
          <table:table-cell table:style-name="ce77" office:value-type="float" office:value="5.31909212283044" calcext:value-type="float">
            <text:p>5.319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_extended</text:p>
          </table:table-cell>
          <table:table-cell table:style-name="ce22" office:value-type="float" office:value="4.07743658210948" calcext:value-type="float">
            <text:p>4.0774</text:p>
          </table:table-cell>
          <table:table-cell table:style-name="ce50" office:value-type="float" office:value="5.11348464619493" calcext:value-type="float">
            <text:p>5.1135</text:p>
          </table:table-cell>
          <table:table-cell table:style-name="ce50" office:value-type="float" office:value="5.2977303070761" calcext:value-type="float">
            <text:p>5.2977</text:p>
          </table:table-cell>
          <table:table-cell table:style-name="ce50" office:value-type="float" office:value="5.3671562082777" calcext:value-type="float">
            <text:p>5.3672</text:p>
          </table:table-cell>
          <table:table-cell table:style-name="ce50" office:value-type="float" office:value="5.369826435247" calcext:value-type="float">
            <text:p>5.3698</text:p>
          </table:table-cell>
          <table:table-cell table:number-columns-repeated="4" table:style-name="ce50" office:value-type="float" office:value="5.37249666221629" calcext:value-type="float">
            <text:p>5.3725</text:p>
          </table:table-cell>
          <table:table-cell table:style-name="ce77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200_extended</text:p>
          </table:table-cell>
          <table:table-cell table:style-name="ce22" office:value-type="float" office:value="4.02136181575434" calcext:value-type="float">
            <text:p>4.0214</text:p>
          </table:table-cell>
          <table:table-cell table:style-name="ce50" office:value-type="float" office:value="5.02002670226969" calcext:value-type="float">
            <text:p>5.0200</text:p>
          </table:table-cell>
          <table:table-cell table:style-name="ce50" office:value-type="float" office:value="5.25233644859813" calcext:value-type="float">
            <text:p>5.2523</text:p>
          </table:table-cell>
          <table:table-cell table:style-name="ce50" office:value-type="float" office:value="5.37249666221629" calcext:value-type="float">
            <text:p>5.3725</text:p>
          </table:table-cell>
          <table:table-cell table:number-columns-repeated="5" table:style-name="ce50" office:value-type="float" office:value="5.38317757009346" calcext:value-type="float">
            <text:p>5.3832</text:p>
          </table:table-cell>
          <table:table-cell table:style-name="ce77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</text:p>
          </table:table-cell>
          <table:table-cell table:style-name="ce22" office:value-type="float" office:value="4.71028037383178" calcext:value-type="float">
            <text:p>4.7103</text:p>
          </table:table-cell>
          <table:table-cell table:number-columns-repeated="8" table:style-name="ce50" office:value-type="float" office:value="4.73965287049399" calcext:value-type="float">
            <text:p>4.7397</text:p>
          </table:table-cell>
          <table:table-cell table:style-name="ce77" office:value-type="float" office:value="4.73965287049399" calcext:value-type="float">
            <text:p>4.739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_extended</text:p>
          </table:table-cell>
          <table:table-cell table:style-name="ce22" office:value-type="float" office:value="4.67022696929239" calcext:value-type="float">
            <text:p>4.6702</text:p>
          </table:table-cell>
          <table:table-cell table:style-name="ce50" office:value-type="float" office:value="4.99866488651535" calcext:value-type="float">
            <text:p>4.9987</text:p>
          </table:table-cell>
          <table:table-cell table:style-name="ce50" office:value-type="float" office:value="5.02536715620828" calcext:value-type="float">
            <text:p>5.0254</text:p>
          </table:table-cell>
          <table:table-cell table:number-columns-repeated="6" table:style-name="ce50" office:value-type="float" office:value="5.03604806408545" calcext:value-type="float">
            <text:p>5.0360</text:p>
          </table:table-cell>
          <table:table-cell table:style-name="ce77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</text:p>
          </table:table-cell>
          <table:table-cell table:style-name="ce22" office:value-type="float" office:value="4.83044058744993" calcext:value-type="float">
            <text:p>4.8304</text:p>
          </table:table-cell>
          <table:table-cell table:number-columns-repeated="8" table:style-name="ce50" office:value-type="float" office:value="4.89452603471295" calcext:value-type="float">
            <text:p>4.8945</text:p>
          </table:table-cell>
          <table:table-cell table:style-name="ce77" office:value-type="float" office:value="4.89452603471295" calcext:value-type="float">
            <text:p>4.894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_extended</text:p>
          </table:table-cell>
          <table:table-cell table:style-name="ce22" office:value-type="float" office:value="4.71562082777036" calcext:value-type="float">
            <text:p>4.7156</text:p>
          </table:table-cell>
          <table:table-cell table:style-name="ce50" office:value-type="float" office:value="5.21762349799733" calcext:value-type="float">
            <text:p>5.2176</text:p>
          </table:table-cell>
          <table:table-cell table:style-name="ce50" office:value-type="float" office:value="5.26568758344459" calcext:value-type="float">
            <text:p>5.2657</text:p>
          </table:table-cell>
          <table:table-cell table:number-columns-repeated="6" table:style-name="ce50" office:value-type="float" office:value="5.2977303070761" calcext:value-type="float">
            <text:p>5.2977</text:p>
          </table:table-cell>
          <table:table-cell table:style-name="ce77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</text:p>
          </table:table-cell>
          <table:table-cell table:style-name="ce22" office:value-type="float" office:value="4.92656875834446" calcext:value-type="float">
            <text:p>4.9266</text:p>
          </table:table-cell>
          <table:table-cell table:number-columns-repeated="8" table:style-name="ce50" office:value-type="float" office:value="5.04138851802403" calcext:value-type="float">
            <text:p>5.0414</text:p>
          </table:table-cell>
          <table:table-cell table:style-name="ce77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_extended</text:p>
          </table:table-cell>
          <table:table-cell table:style-name="ce22" office:value-type="float" office:value="4.57409879839786" calcext:value-type="float">
            <text:p>4.5741</text:p>
          </table:table-cell>
          <table:table-cell table:style-name="ce50" office:value-type="float" office:value="5.20427236315087" calcext:value-type="float">
            <text:p>5.2043</text:p>
          </table:table-cell>
          <table:table-cell table:style-name="ce50" office:value-type="float" office:value="5.30307076101469" calcext:value-type="float">
            <text:p>5.3031</text:p>
          </table:table-cell>
          <table:table-cell table:number-columns-repeated="6" table:style-name="ce50" office:value-type="float" office:value="5.33778371161549" calcext:value-type="float">
            <text:p>5.3378</text:p>
          </table:table-cell>
          <table:table-cell table:style-name="ce77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3</text:p>
          </table:table-cell>
          <table:table-cell table:style-name="ce22" office:value-type="float" office:value="4.4218958611482" calcext:value-type="float">
            <text:p>4.4219</text:p>
          </table:table-cell>
          <table:table-cell table:number-columns-repeated="8" table:style-name="ce50" office:value-type="float" office:value="4.4218958611482" calcext:value-type="float">
            <text:p>4.4219</text:p>
          </table:table-cell>
          <table:table-cell table:style-name="ce77" office:value-type="float" office:value="4.4218958611482" calcext:value-type="float">
            <text:p>4.421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4</text:p>
          </table:table-cell>
          <table:table-cell table:style-name="ce22" office:value-type="float" office:value="4.45393858477971" calcext:value-type="float">
            <text:p>4.4539</text:p>
          </table:table-cell>
          <table:table-cell table:number-columns-repeated="8" table:style-name="ce50" office:value-type="float" office:value="4.456608811749" calcext:value-type="float">
            <text:p>4.4566</text:p>
          </table:table-cell>
          <table:table-cell table:style-name="ce77" office:value-type="float" office:value="4.456608811749" calcext:value-type="float">
            <text:p>4.456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6</text:p>
          </table:table-cell>
          <table:table-cell table:style-name="ce22" office:value-type="float" office:value="4.56341789052069" calcext:value-type="float">
            <text:p>4.5634</text:p>
          </table:table-cell>
          <table:table-cell table:number-columns-repeated="8" table:style-name="ce50" office:value-type="float" office:value="4.62483311081442" calcext:value-type="float">
            <text:p>4.6248</text:p>
          </table:table-cell>
          <table:table-cell table:style-name="ce77" office:value-type="float" office:value="4.62483311081442" calcext:value-type="float">
            <text:p>4.624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8</text:p>
          </table:table-cell>
          <table:table-cell table:style-name="ce22" office:value-type="float" office:value="3.86648865153538" calcext:value-type="float">
            <text:p>3.8665</text:p>
          </table:table-cell>
          <table:table-cell table:style-name="ce50" office:value-type="float" office:value="5.01468624833111" calcext:value-type="float">
            <text:p>5.0147</text:p>
          </table:table-cell>
          <table:table-cell table:style-name="ce50" office:value-type="float" office:value="5.15086782376502" calcext:value-type="float">
            <text:p>5.1509</text:p>
          </table:table-cell>
          <table:table-cell table:style-name="ce50" office:value-type="float" office:value="5.23364485981308" calcext:value-type="float">
            <text:p>5.2336</text:p>
          </table:table-cell>
          <table:table-cell table:style-name="ce50" office:value-type="float" office:value="5.23631508678238" calcext:value-type="float">
            <text:p>5.2363</text:p>
          </table:table-cell>
          <table:table-cell table:number-columns-repeated="2" table:style-name="ce50" office:value-type="float" office:value="5.24432576769025" calcext:value-type="float">
            <text:p>5.2443</text:p>
          </table:table-cell>
          <table:table-cell table:number-columns-repeated="2" table:style-name="ce50" office:value-type="float" office:value="5.24699599465955" calcext:value-type="float">
            <text:p>5.2470</text:p>
          </table:table-cell>
          <table:table-cell table:style-name="ce77" office:value-type="float" office:value="5.24699599465955" calcext:value-type="float">
            <text:p>5.247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00</text:p>
          </table:table-cell>
          <table:table-cell table:style-name="ce22" office:value-type="float" office:value="4.99866488651535" calcext:value-type="float">
            <text:p>4.9987</text:p>
          </table:table-cell>
          <table:table-cell table:number-columns-repeated="8" table:style-name="ce50" office:value-type="float" office:value="5.14552736982644" calcext:value-type="float">
            <text:p>5.1455</text:p>
          </table:table-cell>
          <table:table-cell table:style-name="ce77" office:value-type="float" office:value="5.14552736982644" calcext:value-type="float">
            <text:p>5.145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50</text:p>
          </table:table-cell>
          <table:table-cell table:style-name="ce22" office:value-type="float" office:value="4.76902536715621" calcext:value-type="float">
            <text:p>4.7690</text:p>
          </table:table-cell>
          <table:table-cell table:style-name="ce50" office:value-type="float" office:value="5.14552736982644" calcext:value-type="float">
            <text:p>5.1455</text:p>
          </table:table-cell>
          <table:table-cell table:style-name="ce50" office:value-type="float" office:value="5.16955941255007" calcext:value-type="float">
            <text:p>5.1696</text:p>
          </table:table-cell>
          <table:table-cell table:number-columns-repeated="6" table:style-name="ce50" office:value-type="float" office:value="5.17222963951936" calcext:value-type="float">
            <text:p>5.1722</text:p>
          </table:table-cell>
          <table:table-cell table:style-name="ce77" office:value-type="float" office:value="5.17222963951936" calcext:value-type="float">
            <text:p>5.172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200</text:p>
          </table:table-cell>
          <table:table-cell table:style-name="ce22" office:value-type="float" office:value="4.67556742323098" calcext:value-type="float">
            <text:p>4.6756</text:p>
          </table:table-cell>
          <table:table-cell table:style-name="ce50" office:value-type="float" office:value="5.16421895861148" calcext:value-type="float">
            <text:p>5.1642</text:p>
          </table:table-cell>
          <table:table-cell table:style-name="ce50" office:value-type="float" office:value="5.19092122830441" calcext:value-type="float">
            <text:p>5.1909</text:p>
          </table:table-cell>
          <table:table-cell table:number-columns-repeated="6" table:style-name="ce50" office:value-type="float" office:value="5.19626168224299" calcext:value-type="float">
            <text:p>5.1963</text:p>
          </table:table-cell>
          <table:table-cell table:style-name="ce77" office:value-type="float" office:value="5.19626168224299" calcext:value-type="float">
            <text:p>5.196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40</text:p>
          </table:table-cell>
          <table:table-cell table:style-name="ce22" office:value-type="float" office:value="4.59279038718291" calcext:value-type="float">
            <text:p>4.5928</text:p>
          </table:table-cell>
          <table:table-cell table:number-columns-repeated="8" table:style-name="ce50" office:value-type="float" office:value="4.62216288384513" calcext:value-type="float">
            <text:p>4.6222</text:p>
          </table:table-cell>
          <table:table-cell table:style-name="ce77" office:value-type="float" office:value="4.62216288384513" calcext:value-type="float">
            <text:p>4.622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60</text:p>
          </table:table-cell>
          <table:table-cell table:style-name="ce22" office:value-type="float" office:value="4.71295060080107" calcext:value-type="float">
            <text:p>4.7130</text:p>
          </table:table-cell>
          <table:table-cell table:style-name="ce50" office:value-type="float" office:value="4.79572763684913" calcext:value-type="float">
            <text:p>4.7957</text:p>
          </table:table-cell>
          <table:table-cell table:number-columns-repeated="7" table:style-name="ce50" office:value-type="float" office:value="4.79839786381842" calcext:value-type="float">
            <text:p>4.7984</text:p>
          </table:table-cell>
          <table:table-cell table:style-name="ce77" office:value-type="float" office:value="4.79839786381842" calcext:value-type="float">
            <text:p>4.798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80</text:p>
          </table:table-cell>
          <table:table-cell table:style-name="ce22" office:value-type="float" office:value="4.79572763684913" calcext:value-type="float">
            <text:p>4.7957</text:p>
          </table:table-cell>
          <table:table-cell table:number-columns-repeated="8" table:style-name="ce50" office:value-type="float" office:value="4.94259012016021" calcext:value-type="float">
            <text:p>4.9426</text:p>
          </table:table-cell>
          <table:table-cell table:style-name="ce77" office:value-type="float" office:value="4.94259012016021" calcext:value-type="float">
            <text:p>4.942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00</text:p>
          </table:table-cell>
          <table:table-cell table:style-name="ce22" office:value-type="float" office:value="4.57676902536716" calcext:value-type="float">
            <text:p>4.5768</text:p>
          </table:table-cell>
          <table:table-cell table:style-name="ce50" office:value-type="float" office:value="4.60347129506008" calcext:value-type="float">
            <text:p>4.6035</text:p>
          </table:table-cell>
          <table:table-cell table:number-columns-repeated="7" table:style-name="ce50" office:value-type="float" office:value="4.60614152202937" calcext:value-type="float">
            <text:p>4.6061</text:p>
          </table:table-cell>
          <table:table-cell table:style-name="ce77" office:value-type="float" office:value="4.60614152202937" calcext:value-type="float">
            <text:p>4.606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50</text:p>
          </table:table-cell>
          <table:table-cell table:style-name="ce22" office:value-type="float" office:value="5.03070761014686" calcext:value-type="float">
            <text:p>5.0307</text:p>
          </table:table-cell>
          <table:table-cell table:number-columns-repeated="8" table:style-name="ce50" office:value-type="float" office:value="5.16421895861148" calcext:value-type="float">
            <text:p>5.1642</text:p>
          </table:table-cell>
          <table:table-cell table:style-name="ce77" office:value-type="float" office:value="5.16421895861148" calcext:value-type="float">
            <text:p>5.164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200</text:p>
          </table:table-cell>
          <table:table-cell table:style-name="ce22" office:value-type="float" office:value="4.87049399198932" calcext:value-type="float">
            <text:p>4.8705</text:p>
          </table:table-cell>
          <table:table-cell table:style-name="ce50" office:value-type="float" office:value="5.31909212283044" calcext:value-type="float">
            <text:p>5.3191</text:p>
          </table:table-cell>
          <table:table-cell table:style-name="ce50" office:value-type="float" office:value="5.32443257676903" calcext:value-type="float">
            <text:p>5.3244</text:p>
          </table:table-cell>
          <table:table-cell table:number-columns-repeated="6" table:style-name="ce50" office:value-type="float" office:value="5.32710280373832" calcext:value-type="float">
            <text:p>5.3271</text:p>
          </table:table-cell>
          <table:table-cell table:style-name="ce77" office:value-type="float" office:value="5.32710280373832" calcext:value-type="float">
            <text:p>5.327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40</text:p>
          </table:table-cell>
          <table:table-cell table:style-name="ce22" office:value-type="float" office:value="4.19225634178905" calcext:value-type="float">
            <text:p>4.1923</text:p>
          </table:table-cell>
          <table:table-cell table:number-columns-repeated="8" table:style-name="ce50" office:value-type="float" office:value="4.20293724966622" calcext:value-type="float">
            <text:p>4.2029</text:p>
          </table:table-cell>
          <table:table-cell table:style-name="ce77" office:value-type="float" office:value="4.20293724966622" calcext:value-type="float">
            <text:p>4.202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60</text:p>
          </table:table-cell>
          <table:table-cell table:style-name="ce22" office:value-type="float" office:value="4.39252336448598" calcext:value-type="float">
            <text:p>4.3925</text:p>
          </table:table-cell>
          <table:table-cell table:number-columns-repeated="8" table:style-name="ce50" office:value-type="float" office:value="4.40587449933244" calcext:value-type="float">
            <text:p>4.4059</text:p>
          </table:table-cell>
          <table:table-cell table:style-name="ce77" office:value-type="float" office:value="4.40587449933244" calcext:value-type="float">
            <text:p>4.405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80</text:p>
          </table:table-cell>
          <table:table-cell table:style-name="ce22" office:value-type="float" office:value="4.46194926568758" calcext:value-type="float">
            <text:p>4.4619</text:p>
          </table:table-cell>
          <table:table-cell table:number-columns-repeated="8" table:style-name="ce50" office:value-type="float" office:value="4.47797062750334" calcext:value-type="float">
            <text:p>4.4780</text:p>
          </table:table-cell>
          <table:table-cell table:style-name="ce77" office:value-type="float" office:value="4.47797062750334" calcext:value-type="float">
            <text:p>4.478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100</text:p>
          </table:table-cell>
          <table:table-cell table:style-name="ce22" office:value-type="float" office:value="5.11882510013351" calcext:value-type="float">
            <text:p>5.1188</text:p>
          </table:table-cell>
          <table:table-cell table:number-columns-repeated="8" table:style-name="ce50" office:value-type="float" office:value="5.34312416555407" calcext:value-type="float">
            <text:p>5.3431</text:p>
          </table:table-cell>
          <table:table-cell table:style-name="ce77" office:value-type="float" office:value="5.34312416555407" calcext:value-type="float">
            <text:p>5.343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150</text:p>
          </table:table-cell>
          <table:table-cell table:style-name="ce22" office:value-type="float" office:value="4.85981308411215" calcext:value-type="float">
            <text:p>4.8598</text:p>
          </table:table-cell>
          <table:table-cell table:style-name="ce50" office:value-type="float" office:value="5.3324432576769" calcext:value-type="float">
            <text:p>5.3324</text:p>
          </table:table-cell>
          <table:table-cell table:style-name="ce50" office:value-type="float" office:value="5.36448598130841" calcext:value-type="float">
            <text:p>5.3645</text:p>
          </table:table-cell>
          <table:table-cell table:number-columns-repeated="6" table:style-name="ce50" office:value-type="float" office:value="5.3671562082777" calcext:value-type="float">
            <text:p>5.3672</text:p>
          </table:table-cell>
          <table:table-cell table:style-name="ce77" office:value-type="float" office:value="5.3671562082777" calcext:value-type="float">
            <text:p>5.367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200</text:p>
          </table:table-cell>
          <table:table-cell table:style-name="ce22" office:value-type="float" office:value="4.73164218958612" calcext:value-type="float">
            <text:p>4.7316</text:p>
          </table:table-cell>
          <table:table-cell table:style-name="ce50" office:value-type="float" office:value="5.34579439252337" calcext:value-type="float">
            <text:p>5.3458</text:p>
          </table:table-cell>
          <table:table-cell table:style-name="ce50" office:value-type="float" office:value="5.38584779706275" calcext:value-type="float">
            <text:p>5.3858</text:p>
          </table:table-cell>
          <table:table-cell table:number-columns-repeated="6" table:style-name="ce50" office:value-type="float" office:value="5.39118825100134" calcext:value-type="float">
            <text:p>5.3912</text:p>
          </table:table-cell>
          <table:table-cell table:style-name="ce77" office:value-type="float" office:value="5.39118825100134" calcext:value-type="float">
            <text:p>5.391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40</text:p>
          </table:table-cell>
          <table:table-cell table:style-name="ce22" office:value-type="float" office:value="4.72897196261682" calcext:value-type="float">
            <text:p>4.7290</text:p>
          </table:table-cell>
          <table:table-cell table:number-columns-repeated="8" table:style-name="ce50" office:value-type="float" office:value="4.79305740987984" calcext:value-type="float">
            <text:p>4.7931</text:p>
          </table:table-cell>
          <table:table-cell table:style-name="ce77" office:value-type="float" office:value="4.79305740987984" calcext:value-type="float">
            <text:p>4.793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60</text:p>
          </table:table-cell>
          <table:table-cell table:style-name="ce22" office:value-type="float" office:value="4.8437917222964" calcext:value-type="float">
            <text:p>4.8438</text:p>
          </table:table-cell>
          <table:table-cell table:style-name="ce50" office:value-type="float" office:value="4.96929238985314" calcext:value-type="float">
            <text:p>4.9693</text:p>
          </table:table-cell>
          <table:table-cell table:number-columns-repeated="7" table:style-name="ce50" office:value-type="float" office:value="4.97196261682243" calcext:value-type="float">
            <text:p>4.9720</text:p>
          </table:table-cell>
          <table:table-cell table:style-name="ce77" office:value-type="float" office:value="4.97196261682243" calcext:value-type="float">
            <text:p>4.9720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math_no_diff_int_true_sep_div_KBC_max_rules_80</text:p>
          </table:table-cell>
          <table:table-cell table:style-name="ce23" office:value-type="float" office:value="4.93724966622163" calcext:value-type="float">
            <text:p>4.9372</text:p>
          </table:table-cell>
          <table:table-cell table:number-columns-repeated="8" table:style-name="ce51" office:value-type="float" office:value="5.12950600801068" calcext:value-type="float">
            <text:p>5.1295</text:p>
          </table:table-cell>
          <table:table-cell table:style-name="ce78" office:value-type="float" office:value="5.12950600801068" calcext:value-type="float">
            <text:p>5.1295</text:p>
          </table:table-cell>
        </table:table-row>
        <table:table-row table:style-name="ro1">
          <table:table-cell table:style-name="ce3" office:value-type="string" calcext:value-type="string">
            <text:p>no_div_random_terms_small</text:p>
          </table:table-cell>
          <table:table-cell table:style-name="ce9" office:value-type="string" calcext:value-type="string">
            <text:p>BaseRules</text:p>
          </table:table-cell>
          <table:table-cell table:style-name="ce24" office:value-type="float" office:value="2.46820978611193" calcext:value-type="float">
            <text:p>2.4682</text:p>
          </table:table-cell>
          <table:table-cell table:style-name="ce52" office:value-type="float" office:value="2.59478464693818" calcext:value-type="float">
            <text:p>2.5948</text:p>
          </table:table-cell>
          <table:table-cell table:number-columns-repeated="7" table:style-name="ce52" office:value-type="float" office:value="2.59595663639027" calcext:value-type="float">
            <text:p>2.5960</text:p>
          </table:table-cell>
          <table:table-cell table:style-name="ce79" office:value-type="float" office:value="2.59595663639027" calcext:value-type="float">
            <text:p>2.596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BaseRules_no_div</text:p>
          </table:table-cell>
          <table:table-cell table:style-name="ce25" office:value-type="float" office:value="2.40433636097275" calcext:value-type="float">
            <text:p>2.4043</text:p>
          </table:table-cell>
          <table:table-cell table:style-name="ce53" office:value-type="float" office:value="2.52798124816877" calcext:value-type="float">
            <text:p>2.5280</text:p>
          </table:table-cell>
          <table:table-cell table:number-columns-repeated="7" table:style-name="ce53" office:value-type="float" office:value="2.52856724289481" calcext:value-type="float">
            <text:p>2.5286</text:p>
          </table:table-cell>
          <table:table-cell table:style-name="ce80" office:value-type="float" office:value="2.52856724289481" calcext:value-type="float">
            <text:p>2.528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</text:p>
          </table:table-cell>
          <table:table-cell table:style-name="ce25" office:value-type="float" office:value="2.62232639906241" calcext:value-type="float">
            <text:p>2.6223</text:p>
          </table:table-cell>
          <table:table-cell table:number-columns-repeated="8" table:style-name="ce53" office:value-type="float" office:value="2.62994433050103" calcext:value-type="float">
            <text:p>2.6299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_extended</text:p>
          </table:table-cell>
          <table:table-cell table:style-name="ce25" office:value-type="float" office:value="2.58306475241723" calcext:value-type="float">
            <text:p>2.5831</text:p>
          </table:table-cell>
          <table:table-cell table:style-name="ce53" office:value-type="float" office:value="2.66158804570759" calcext:value-type="float">
            <text:p>2.6616</text:p>
          </table:table-cell>
          <table:table-cell table:style-name="ce53" office:value-type="float" office:value="2.66920597714621" calcext:value-type="float">
            <text:p>2.6692</text:p>
          </table:table-cell>
          <table:table-cell table:number-columns-repeated="6" table:style-name="ce53" office:value-type="float" office:value="2.66979197187225" calcext:value-type="float">
            <text:p>2.6698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</text:p>
          </table:table-cell>
          <table:table-cell table:style-name="ce25" office:value-type="float" office:value="2.61646645180193" calcext:value-type="float">
            <text:p>2.6165</text:p>
          </table:table-cell>
          <table:table-cell table:number-columns-repeated="8" table:style-name="ce53" office:value-type="float" office:value="2.66393202461178" calcext:value-type="float">
            <text:p>2.6639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_extended</text:p>
          </table:table-cell>
          <table:table-cell table:style-name="ce25" office:value-type="float" office:value="2.48110167008497" calcext:value-type="float">
            <text:p>2.4811</text:p>
          </table:table-cell>
          <table:table-cell table:style-name="ce53" office:value-type="float" office:value="2.65983006152945" calcext:value-type="float">
            <text:p>2.6598</text:p>
          </table:table-cell>
          <table:table-cell table:style-name="ce53" office:value-type="float" office:value="2.67506592440668" calcext:value-type="float">
            <text:p>2.6751</text:p>
          </table:table-cell>
          <table:table-cell table:number-columns-repeated="6" table:style-name="ce53" office:value-type="float" office:value="2.67799589803692" calcext:value-type="float">
            <text:p>2.6780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200_extended</text:p>
          </table:table-cell>
          <table:table-cell table:style-name="ce25" office:value-type="float" office:value="2.37679460884852" calcext:value-type="float">
            <text:p>2.3768</text:p>
          </table:table-cell>
          <table:table-cell table:style-name="ce53" office:value-type="float" office:value="2.64869616173454" calcext:value-type="float">
            <text:p>2.6487</text:p>
          </table:table-cell>
          <table:table-cell table:style-name="ce53" office:value-type="float" office:value="2.66861998242016" calcext:value-type="float">
            <text:p>2.6686</text:p>
          </table:table-cell>
          <table:table-cell table:number-columns-repeated="6" table:style-name="ce53" office:value-type="float" office:value="2.67858189276297" calcext:value-type="float">
            <text:p>2.6786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</text:p>
          </table:table-cell>
          <table:table-cell table:style-name="ce25" office:value-type="float" office:value="2.50219748022268" calcext:value-type="float">
            <text:p>2.5022</text:p>
          </table:table-cell>
          <table:table-cell table:number-columns-repeated="8" table:style-name="ce53" office:value-type="float" office:value="2.50219748022268" calcext:value-type="float">
            <text:p>2.5022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_extended</text:p>
          </table:table-cell>
          <table:table-cell table:style-name="ce25" office:value-type="float" office:value="2.51391737474363" calcext:value-type="float">
            <text:p>2.5139</text:p>
          </table:table-cell>
          <table:table-cell table:number-columns-repeated="8" table:style-name="ce53" office:value-type="float" office:value="2.59361265748608" calcext:value-type="float">
            <text:p>2.5936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</text:p>
          </table:table-cell>
          <table:table-cell table:style-name="ce25" office:value-type="float" office:value="2.56431292118371" calcext:value-type="float">
            <text:p>2.5643</text:p>
          </table:table-cell>
          <table:table-cell table:number-columns-repeated="8" table:style-name="ce53" office:value-type="float" office:value="2.56724289481395" calcext:value-type="float">
            <text:p>2.5672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_extended</text:p>
          </table:table-cell>
          <table:table-cell table:style-name="ce25" office:value-type="float" office:value="2.56958687371814" calcext:value-type="float">
            <text:p>2.5696</text:p>
          </table:table-cell>
          <table:table-cell table:style-name="ce53" office:value-type="float" office:value="2.65104014063873" calcext:value-type="float">
            <text:p>2.6510</text:p>
          </table:table-cell>
          <table:table-cell table:number-columns-repeated="7" table:style-name="ce53" office:value-type="float" office:value="2.65455610899502" calcext:value-type="float">
            <text:p>2.6546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</text:p>
          </table:table-cell>
          <table:table-cell table:style-name="ce25" office:value-type="float" office:value="2.60474655728098" calcext:value-type="float">
            <text:p>2.6047</text:p>
          </table:table-cell>
          <table:table-cell table:number-columns-repeated="8" table:style-name="ce53" office:value-type="float" office:value="2.61295048344565" calcext:value-type="float">
            <text:p>2.6130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_extended</text:p>
          </table:table-cell>
          <table:table-cell table:style-name="ce25" office:value-type="float" office:value="2.56900087899209" calcext:value-type="float">
            <text:p>2.5690</text:p>
          </table:table-cell>
          <table:table-cell table:style-name="ce53" office:value-type="float" office:value="2.66393202461178" calcext:value-type="float">
            <text:p>2.6639</text:p>
          </table:table-cell>
          <table:table-cell table:number-columns-repeated="7" table:style-name="ce53" office:value-type="float" office:value="2.66979197187225" calcext:value-type="float">
            <text:p>2.6698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3</text:p>
          </table:table-cell>
          <table:table-cell table:style-name="ce25" office:value-type="float" office:value="2.37386463521828" calcext:value-type="float">
            <text:p>2.3739</text:p>
          </table:table-cell>
          <table:table-cell table:number-columns-repeated="8" table:style-name="ce53" office:value-type="float" office:value="2.37386463521828" calcext:value-type="float">
            <text:p>2.3739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4</text:p>
          </table:table-cell>
          <table:table-cell table:style-name="ce25" office:value-type="float" office:value="2.39144447699971" calcext:value-type="float">
            <text:p>2.3914</text:p>
          </table:table-cell>
          <table:table-cell table:number-columns-repeated="8" table:style-name="ce53" office:value-type="float" office:value="2.39144447699971" calcext:value-type="float">
            <text:p>2.3914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6</text:p>
          </table:table-cell>
          <table:table-cell table:style-name="ce25" office:value-type="float" office:value="2.43598007617931" calcext:value-type="float">
            <text:p>2.4360</text:p>
          </table:table-cell>
          <table:table-cell table:number-columns-repeated="8" table:style-name="ce53" office:value-type="float" office:value="2.43891004980955" calcext:value-type="float">
            <text:p>2.4389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8</text:p>
          </table:table-cell>
          <table:table-cell table:style-name="ce25" office:value-type="float" office:value="2.32171110460006" calcext:value-type="float">
            <text:p>2.3217</text:p>
          </table:table-cell>
          <table:table-cell table:style-name="ce53" office:value-type="float" office:value="2.60181658365075" calcext:value-type="float">
            <text:p>2.6018</text:p>
          </table:table-cell>
          <table:table-cell table:number-columns-repeated="7" table:style-name="ce53" office:value-type="float" office:value="2.61412247289774" calcext:value-type="float">
            <text:p>2.6141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00</text:p>
          </table:table-cell>
          <table:table-cell table:style-name="ce25" office:value-type="float" office:value="2.58658072077351" calcext:value-type="float">
            <text:p>2.5866</text:p>
          </table:table-cell>
          <table:table-cell table:number-columns-repeated="8" table:style-name="ce53" office:value-type="float" office:value="2.59126867858189" calcext:value-type="float">
            <text:p>2.5913</text:p>
          </table:table-cell>
          <table:table-cell table:style-name="ce80" office:value-type="float" office:value="2.59126867858189" calcext:value-type="float">
            <text:p>2.591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50</text:p>
          </table:table-cell>
          <table:table-cell table:style-name="ce25" office:value-type="float" office:value="2.54204512159391" calcext:value-type="float">
            <text:p>2.5420</text:p>
          </table:table-cell>
          <table:table-cell table:number-columns-repeated="8" table:style-name="ce53" office:value-type="float" office:value="2.59244066803399" calcext:value-type="float">
            <text:p>2.5924</text:p>
          </table:table-cell>
          <table:table-cell table:style-name="ce80" office:value-type="float" office:value="2.59244066803399" calcext:value-type="float">
            <text:p>2.592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200</text:p>
          </table:table-cell>
          <table:table-cell table:style-name="ce25" office:value-type="float" office:value="2.52387928508643" calcext:value-type="float">
            <text:p>2.5239</text:p>
          </table:table-cell>
          <table:table-cell table:number-columns-repeated="8" table:style-name="ce53" office:value-type="float" office:value="2.59244066803399" calcext:value-type="float">
            <text:p>2.5924</text:p>
          </table:table-cell>
          <table:table-cell table:style-name="ce80" office:value-type="float" office:value="2.59244066803399" calcext:value-type="float">
            <text:p>2.592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40</text:p>
          </table:table-cell>
          <table:table-cell table:style-name="ce25" office:value-type="float" office:value="2.44242601816584" calcext:value-type="float">
            <text:p>2.4424</text:p>
          </table:table-cell>
          <table:table-cell table:number-columns-repeated="8" table:style-name="ce53" office:value-type="float" office:value="2.44301201289188" calcext:value-type="float">
            <text:p>2.4430</text:p>
          </table:table-cell>
          <table:table-cell table:style-name="ce80" office:value-type="float" office:value="2.44301201289188" calcext:value-type="float">
            <text:p>2.443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60</text:p>
          </table:table-cell>
          <table:table-cell table:style-name="ce25" office:value-type="float" office:value="2.49399355405801" calcext:value-type="float">
            <text:p>2.4940</text:p>
          </table:table-cell>
          <table:table-cell table:number-columns-repeated="8" table:style-name="ce53" office:value-type="float" office:value="2.49809551714035" calcext:value-type="float">
            <text:p>2.4981</text:p>
          </table:table-cell>
          <table:table-cell table:style-name="ce80" office:value-type="float" office:value="2.49809551714035" calcext:value-type="float">
            <text:p>2.498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80</text:p>
          </table:table-cell>
          <table:table-cell table:style-name="ce25" office:value-type="float" office:value="2.53677116905948" calcext:value-type="float">
            <text:p>2.5368</text:p>
          </table:table-cell>
          <table:table-cell table:number-columns-repeated="8" table:style-name="ce53" office:value-type="float" office:value="2.54497509522414" calcext:value-type="float">
            <text:p>2.5450</text:p>
          </table:table-cell>
          <table:table-cell table:style-name="ce80" office:value-type="float" office:value="2.54497509522414" calcext:value-type="float">
            <text:p>2.545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00</text:p>
          </table:table-cell>
          <table:table-cell table:style-name="ce25" office:value-type="float" office:value="2.44711397597422" calcext:value-type="float">
            <text:p>2.4471</text:p>
          </table:table-cell>
          <table:table-cell table:number-columns-repeated="8" table:style-name="ce53" office:value-type="float" office:value="2.44769997070026" calcext:value-type="float">
            <text:p>2.4477</text:p>
          </table:table-cell>
          <table:table-cell table:style-name="ce80" office:value-type="float" office:value="2.44769997070026" calcext:value-type="float">
            <text:p>2.447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50</text:p>
          </table:table-cell>
          <table:table-cell table:style-name="ce25" office:value-type="float" office:value="2.61822443598008" calcext:value-type="float">
            <text:p>2.6182</text:p>
          </table:table-cell>
          <table:table-cell table:number-columns-repeated="8" table:style-name="ce53" office:value-type="float" office:value="2.62760035159684" calcext:value-type="float">
            <text:p>2.6276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200</text:p>
          </table:table-cell>
          <table:table-cell table:style-name="ce25" office:value-type="float" office:value="2.60533255200703" calcext:value-type="float">
            <text:p>2.6053</text:p>
          </table:table-cell>
          <table:table-cell table:number-columns-repeated="8" table:style-name="ce53" office:value-type="float" office:value="2.65221213009083" calcext:value-type="float">
            <text:p>2.6522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40</text:p>
          </table:table-cell>
          <table:table-cell table:style-name="ce25" office:value-type="float" office:value="2.24611778493994" calcext:value-type="float">
            <text:p>2.2461</text:p>
          </table:table-cell>
          <table:table-cell table:number-columns-repeated="8" table:style-name="ce53" office:value-type="float" office:value="2.24611778493994" calcext:value-type="float">
            <text:p>2.2461</text:p>
          </table:table-cell>
          <table:table-cell table:style-name="ce80" office:value-type="float" office:value="2.24611778493994" calcext:value-type="float">
            <text:p>2.246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60</text:p>
          </table:table-cell>
          <table:table-cell table:style-name="ce25" office:value-type="float" office:value="2.33518898329915" calcext:value-type="float">
            <text:p>2.3352</text:p>
          </table:table-cell>
          <table:table-cell table:number-columns-repeated="8" table:style-name="ce53" office:value-type="float" office:value="2.33518898329915" calcext:value-type="float">
            <text:p>2.3352</text:p>
          </table:table-cell>
          <table:table-cell table:style-name="ce80" office:value-type="float" office:value="2.33518898329915" calcext:value-type="float">
            <text:p>2.335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80</text:p>
          </table:table-cell>
          <table:table-cell table:style-name="ce25" office:value-type="float" office:value="2.36038675651919" calcext:value-type="float">
            <text:p>2.3604</text:p>
          </table:table-cell>
          <table:table-cell table:number-columns-repeated="8" table:style-name="ce53" office:value-type="float" office:value="2.36038675651919" calcext:value-type="float">
            <text:p>2.3604</text:p>
          </table:table-cell>
          <table:table-cell table:style-name="ce80" office:value-type="float" office:value="2.36038675651919" calcext:value-type="float">
            <text:p>2.360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100</text:p>
          </table:table-cell>
          <table:table-cell table:style-name="ce25" office:value-type="float" office:value="2.66158804570759" calcext:value-type="float">
            <text:p>2.6616</text:p>
          </table:table-cell>
          <table:table-cell table:number-columns-repeated="8" table:style-name="ce53" office:value-type="float" office:value="2.67740990331087" calcext:value-type="float">
            <text:p>2.6774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150</text:p>
          </table:table-cell>
          <table:table-cell table:style-name="ce25" office:value-type="float" office:value="2.61470846762379" calcext:value-type="float">
            <text:p>2.6147</text:p>
          </table:table-cell>
          <table:table-cell table:number-columns-repeated="8" table:style-name="ce53" office:value-type="float" office:value="2.67975388221506" calcext:value-type="float">
            <text:p>2.6798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200</text:p>
          </table:table-cell>
          <table:table-cell table:style-name="ce25" office:value-type="float" office:value="2.59361265748608" calcext:value-type="float">
            <text:p>2.5936</text:p>
          </table:table-cell>
          <table:table-cell table:number-columns-repeated="8" table:style-name="ce53" office:value-type="float" office:value="2.67975388221506" calcext:value-type="float">
            <text:p>2.6798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40</text:p>
          </table:table-cell>
          <table:table-cell table:style-name="ce25" office:value-type="float" office:value="2.52446527981248" calcext:value-type="float">
            <text:p>2.5245</text:p>
          </table:table-cell>
          <table:table-cell table:number-columns-repeated="8" table:style-name="ce53" office:value-type="float" office:value="2.52680925871667" calcext:value-type="float">
            <text:p>2.5268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60</text:p>
          </table:table-cell>
          <table:table-cell table:style-name="ce25" office:value-type="float" office:value="2.57368883680047" calcext:value-type="float">
            <text:p>2.5737</text:p>
          </table:table-cell>
          <table:table-cell table:number-columns-repeated="8" table:style-name="ce53" office:value-type="float" office:value="2.58247875769118" calcext:value-type="float">
            <text:p>2.5825</text:p>
          </table:table-cell>
          <table:table-cell table:style-name="ce80"/>
        </table:table-row>
        <table:table-row table:style-name="ro1">
          <table:table-cell table:style-name="ce5"/>
          <table:table-cell table:style-name="ce11" office:value-type="string" calcext:value-type="string">
            <text:p>math_no_diff_int_true_sep_div_KBC_max_rules_80</text:p>
          </table:table-cell>
          <table:table-cell table:style-name="ce26" office:value-type="float" office:value="2.61295048344565" calcext:value-type="float">
            <text:p>2.6130</text:p>
          </table:table-cell>
          <table:table-cell table:number-columns-repeated="8" table:style-name="ce54" office:value-type="float" office:value="2.63053032522707" calcext:value-type="float">
            <text:p>2.6305</text:p>
          </table:table-cell>
          <table:table-cell table:style-name="ce81"/>
        </table:table-row>
        <table:table-row table:style-name="ro1">
          <table:table-cell table:style-name="ce3" office:value-type="string" calcext:value-type="string">
            <text:p>random_terms_huge</text:p>
          </table:table-cell>
          <table:table-cell table:style-name="ce9" office:value-type="string" calcext:value-type="string">
            <text:p>BaseRules</text:p>
          </table:table-cell>
          <table:table-cell table:style-name="ce27" office:value-type="float" office:value="15.8548387096774" calcext:value-type="float">
            <text:p>15.8548</text:p>
          </table:table-cell>
          <table:table-cell table:style-name="ce55" office:value-type="float" office:value="23.8951612903226" calcext:value-type="float">
            <text:p>23.8952</text:p>
          </table:table-cell>
          <table:table-cell table:style-name="ce55" office:value-type="float" office:value="25" calcext:value-type="float">
            <text:p>25.0000</text:p>
          </table:table-cell>
          <table:table-cell table:style-name="ce55" office:value-type="float" office:value="25.8548387096774" calcext:value-type="float">
            <text:p>25.8548</text:p>
          </table:table-cell>
          <table:table-cell table:style-name="ce55" office:value-type="float" office:value="26.0322580645161" calcext:value-type="float">
            <text:p>26.0323</text:p>
          </table:table-cell>
          <table:table-cell table:style-name="ce55" office:value-type="float" office:value="26.1370967741935" calcext:value-type="float">
            <text:p>26.1371</text:p>
          </table:table-cell>
          <table:table-cell table:style-name="ce55" office:value-type="float" office:value="26.1451612903226" calcext:value-type="float">
            <text:p>26.1452</text:p>
          </table:table-cell>
          <table:table-cell table:style-name="ce55" office:value-type="float" office:value="26.2016129032258" calcext:value-type="float">
            <text:p>26.2016</text:p>
          </table:table-cell>
          <table:table-cell table:style-name="ce55"/>
          <table:table-cell table:style-name="ce82"/>
        </table:table-row>
        <table:table-row table:style-name="ro1">
          <table:table-cell table:style-name="ce4"/>
          <table:table-cell table:style-name="ce10" office:value-type="string" calcext:value-type="string">
            <text:p>BaseRules_no_div</text:p>
          </table:table-cell>
          <table:table-cell table:style-name="ce28" office:value-type="float" office:value="14.7822580645161" calcext:value-type="float">
            <text:p>14.7823</text:p>
          </table:table-cell>
          <table:table-cell table:style-name="ce56" office:value-type="float" office:value="19.7177419354839" calcext:value-type="float">
            <text:p>19.7177</text:p>
          </table:table-cell>
          <table:table-cell table:style-name="ce56" office:value-type="float" office:value="20.0241935483871" calcext:value-type="float">
            <text:p>20.0242</text:p>
          </table:table-cell>
          <table:table-cell table:style-name="ce56" office:value-type="float" office:value="20.4274193548387" calcext:value-type="float">
            <text:p>20.4274</text:p>
          </table:table-cell>
          <table:table-cell table:style-name="ce56" office:value-type="float" office:value="20.4596774193548" calcext:value-type="float">
            <text:p>20.4597</text:p>
          </table:table-cell>
          <table:table-cell table:style-name="ce56" office:value-type="float" office:value="20.5" calcext:value-type="float">
            <text:p>20.5000</text:p>
          </table:table-cell>
          <table:table-cell table:style-name="ce56" office:value-type="float" office:value="20.508064516129" calcext:value-type="float">
            <text:p>20.5081</text:p>
          </table:table-cell>
          <table:table-cell table:style-name="ce56" office:value-type="float" office:value="20.5241935483871" calcext:value-type="float">
            <text:p>20.5242</text:p>
          </table:table-cell>
          <table:table-cell table:style-name="ce56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</text:p>
          </table:table-cell>
          <table:table-cell table:style-name="ce28" office:value-type="float" office:value="16.6935483870968" calcext:value-type="float">
            <text:p>16.6935</text:p>
          </table:table-cell>
          <table:table-cell table:style-name="ce56" office:value-type="float" office:value="21.991935483871" calcext:value-type="float">
            <text:p>21.9919</text:p>
          </table:table-cell>
          <table:table-cell table:style-name="ce56" office:value-type="float" office:value="22.1532258064516" calcext:value-type="float">
            <text:p>22.1532</text:p>
          </table:table-cell>
          <table:table-cell table:number-columns-repeated="4" table:style-name="ce56" office:value-type="float" office:value="22.2661290322581" calcext:value-type="float">
            <text:p>22.2661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_extended</text:p>
          </table:table-cell>
          <table:table-cell table:style-name="ce28" office:value-type="float" office:value="17.1854838709677" calcext:value-type="float">
            <text:p>17.1855</text:p>
          </table:table-cell>
          <table:table-cell table:style-name="ce56" office:value-type="float" office:value="23.3951612903226" calcext:value-type="float">
            <text:p>23.3952</text:p>
          </table:table-cell>
          <table:table-cell table:style-name="ce56" office:value-type="float" office:value="24.6612903225806" calcext:value-type="float">
            <text:p>24.6613</text:p>
          </table:table-cell>
          <table:table-cell table:style-name="ce56" office:value-type="float" office:value="27.0241935483871" calcext:value-type="float">
            <text:p>27.0242</text:p>
          </table:table-cell>
          <table:table-cell table:style-name="ce56" office:value-type="float" office:value="27.1532258064516" calcext:value-type="float">
            <text:p>27.1532</text:p>
          </table:table-cell>
          <table:table-cell table:style-name="ce56" office:value-type="float" office:value="27.1854838709677" calcext:value-type="float">
            <text:p>27.1855</text:p>
          </table:table-cell>
          <table:table-cell table:style-name="ce56" office:value-type="float" office:value="27.2016129032258" calcext:value-type="float">
            <text:p>27.2016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</text:p>
          </table:table-cell>
          <table:table-cell table:style-name="ce28" office:value-type="float" office:value="16.8629032258065" calcext:value-type="float">
            <text:p>16.8629</text:p>
          </table:table-cell>
          <table:table-cell table:style-name="ce56" office:value-type="float" office:value="23.991935483871" calcext:value-type="float">
            <text:p>23.9919</text:p>
          </table:table-cell>
          <table:table-cell table:style-name="ce56" office:value-type="float" office:value="24.5241935483871" calcext:value-type="float">
            <text:p>24.5242</text:p>
          </table:table-cell>
          <table:table-cell table:style-name="ce56" office:value-type="float" office:value="24.8064516129032" calcext:value-type="float">
            <text:p>24.8065</text:p>
          </table:table-cell>
          <table:table-cell table:style-name="ce56" office:value-type="float" office:value="24.8387096774194" calcext:value-type="float">
            <text:p>24.8387</text:p>
          </table:table-cell>
          <table:table-cell table:style-name="ce56" office:value-type="float" office:value="24.8870967741935" calcext:value-type="float">
            <text:p>24.8871</text:p>
          </table:table-cell>
          <table:table-cell table:style-name="ce56" office:value-type="float" office:value="24.8951612903226" calcext:value-type="float">
            <text:p>24.8952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_extended</text:p>
          </table:table-cell>
          <table:table-cell table:style-name="ce28" office:value-type="float" office:value="17.6935483870968" calcext:value-type="float">
            <text:p>17.6935</text:p>
          </table:table-cell>
          <table:table-cell table:style-name="ce56" office:value-type="float" office:value="22.2741935483871" calcext:value-type="float">
            <text:p>22.2742</text:p>
          </table:table-cell>
          <table:table-cell table:style-name="ce56" office:value-type="float" office:value="23.9032258064516" calcext:value-type="float">
            <text:p>23.9032</text:p>
          </table:table-cell>
          <table:table-cell table:style-name="ce56" office:value-type="float" office:value="26.7096774193548" calcext:value-type="float">
            <text:p>26.7097</text:p>
          </table:table-cell>
          <table:table-cell table:style-name="ce56" office:value-type="float" office:value="27.1612903225806" calcext:value-type="float">
            <text:p>27.1613</text:p>
          </table:table-cell>
          <table:table-cell table:style-name="ce56" office:value-type="float" office:value="27.3145161290323" calcext:value-type="float">
            <text:p>27.3145</text:p>
          </table:table-cell>
          <table:table-cell table:style-name="ce56" office:value-type="float" office:value="27.3225806451613" calcext:value-type="float">
            <text:p>27.3226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200_extended</text:p>
          </table:table-cell>
          <table:table-cell table:style-name="ce28" office:value-type="float" office:value="16.6209677419355" calcext:value-type="float">
            <text:p>16.6210</text:p>
          </table:table-cell>
          <table:table-cell table:style-name="ce56" office:value-type="float" office:value="18.4032258064516" calcext:value-type="float">
            <text:p>18.4032</text:p>
          </table:table-cell>
          <table:table-cell table:style-name="ce56" office:value-type="float" office:value="23.8387096774194" calcext:value-type="float">
            <text:p>23.8387</text:p>
          </table:table-cell>
          <table:table-cell table:style-name="ce56" office:value-type="float" office:value="26.4274193548387" calcext:value-type="float">
            <text:p>26.4274</text:p>
          </table:table-cell>
          <table:table-cell table:style-name="ce56" office:value-type="float" office:value="26.9838709677419" calcext:value-type="float">
            <text:p>26.9839</text:p>
          </table:table-cell>
          <table:table-cell table:style-name="ce56" office:value-type="float" office:value="27.3306451612903" calcext:value-type="float">
            <text:p>27.3306</text:p>
          </table:table-cell>
          <table:table-cell table:style-name="ce56" office:value-type="float" office:value="27.4193548387097" calcext:value-type="float">
            <text:p>27.4194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</text:p>
          </table:table-cell>
          <table:table-cell table:style-name="ce28" office:value-type="float" office:value="20.1532258064516" calcext:value-type="float">
            <text:p>20.1532</text:p>
          </table:table-cell>
          <table:table-cell table:style-name="ce56" office:value-type="float" office:value="21.2338709677419" calcext:value-type="float">
            <text:p>21.2339</text:p>
          </table:table-cell>
          <table:table-cell table:number-columns-repeated="5" table:style-name="ce56" office:value-type="float" office:value="21.2741935483871" calcext:value-type="float">
            <text:p>21.2742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_extended</text:p>
          </table:table-cell>
          <table:table-cell table:style-name="ce28" office:value-type="float" office:value="17.0725806451613" calcext:value-type="float">
            <text:p>17.0726</text:p>
          </table:table-cell>
          <table:table-cell table:style-name="ce56" office:value-type="float" office:value="23.2741935483871" calcext:value-type="float">
            <text:p>23.2742</text:p>
          </table:table-cell>
          <table:table-cell table:style-name="ce56" office:value-type="float" office:value="25.75" calcext:value-type="float">
            <text:p>25.7500</text:p>
          </table:table-cell>
          <table:table-cell table:style-name="ce56" office:value-type="float" office:value="26.5" calcext:value-type="float">
            <text:p>26.5000</text:p>
          </table:table-cell>
          <table:table-cell table:style-name="ce56" office:value-type="float" office:value="26.5322580645161" calcext:value-type="float">
            <text:p>26.5323</text:p>
          </table:table-cell>
          <table:table-cell table:number-columns-repeated="2" table:style-name="ce56" office:value-type="float" office:value="26.5967741935484" calcext:value-type="float">
            <text:p>26.5968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</text:p>
          </table:table-cell>
          <table:table-cell table:style-name="ce28" office:value-type="float" office:value="19.0967741935484" calcext:value-type="float">
            <text:p>19.0968</text:p>
          </table:table-cell>
          <table:table-cell table:style-name="ce56" office:value-type="float" office:value="21.5806451612903" calcext:value-type="float">
            <text:p>21.5806</text:p>
          </table:table-cell>
          <table:table-cell table:style-name="ce56" office:value-type="float" office:value="21.6209677419355" calcext:value-type="float">
            <text:p>21.6210</text:p>
          </table:table-cell>
          <table:table-cell table:number-columns-repeated="4" table:style-name="ce56" office:value-type="float" office:value="21.6532258064516" calcext:value-type="float">
            <text:p>21.6532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_extended</text:p>
          </table:table-cell>
          <table:table-cell table:style-name="ce28" office:value-type="float" office:value="17.1854838709677" calcext:value-type="float">
            <text:p>17.1855</text:p>
          </table:table-cell>
          <table:table-cell table:style-name="ce56" office:value-type="float" office:value="23.2661290322581" calcext:value-type="float">
            <text:p>23.2661</text:p>
          </table:table-cell>
          <table:table-cell table:style-name="ce56" office:value-type="float" office:value="25.6370967741935" calcext:value-type="float">
            <text:p>25.6371</text:p>
          </table:table-cell>
          <table:table-cell table:style-name="ce56" office:value-type="float" office:value="26.8709677419355" calcext:value-type="float">
            <text:p>26.8710</text:p>
          </table:table-cell>
          <table:table-cell table:style-name="ce56" office:value-type="float" office:value="26.9596774193548" calcext:value-type="float">
            <text:p>26.9597</text:p>
          </table:table-cell>
          <table:table-cell table:style-name="ce56" office:value-type="float" office:value="27.0564516129032" calcext:value-type="float">
            <text:p>27.0565</text:p>
          </table:table-cell>
          <table:table-cell table:style-name="ce56" office:value-type="float" office:value="27.0645161290323" calcext:value-type="float">
            <text:p>27.0645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</text:p>
          </table:table-cell>
          <table:table-cell table:style-name="ce28" office:value-type="float" office:value="18.0161290322581" calcext:value-type="float">
            <text:p>18.0161</text:p>
          </table:table-cell>
          <table:table-cell table:style-name="ce56" office:value-type="float" office:value="21.8951612903226" calcext:value-type="float">
            <text:p>21.8952</text:p>
          </table:table-cell>
          <table:table-cell table:style-name="ce56" office:value-type="float" office:value="22.0241935483871" calcext:value-type="float">
            <text:p>22.0242</text:p>
          </table:table-cell>
          <table:table-cell table:style-name="ce56" office:value-type="float" office:value="22.0887096774194" calcext:value-type="float">
            <text:p>22.0887</text:p>
          </table:table-cell>
          <table:table-cell table:number-columns-repeated="3" table:style-name="ce56" office:value-type="float" office:value="22.0967741935484" calcext:value-type="float">
            <text:p>22.0968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_extended</text:p>
          </table:table-cell>
          <table:table-cell table:style-name="ce28" office:value-type="float" office:value="17.1451612903226" calcext:value-type="float">
            <text:p>17.1452</text:p>
          </table:table-cell>
          <table:table-cell table:style-name="ce56" office:value-type="float" office:value="23.3225806451613" calcext:value-type="float">
            <text:p>23.3226</text:p>
          </table:table-cell>
          <table:table-cell table:style-name="ce56" office:value-type="float" office:value="25.3064516129032" calcext:value-type="float">
            <text:p>25.3065</text:p>
          </table:table-cell>
          <table:table-cell table:style-name="ce56" office:value-type="float" office:value="26.9274193548387" calcext:value-type="float">
            <text:p>26.9274</text:p>
          </table:table-cell>
          <table:table-cell table:style-name="ce56" office:value-type="float" office:value="27.0967741935484" calcext:value-type="float">
            <text:p>27.0968</text:p>
          </table:table-cell>
          <table:table-cell table:style-name="ce56" office:value-type="float" office:value="27.1612903225806" calcext:value-type="float">
            <text:p>27.1613</text:p>
          </table:table-cell>
          <table:table-cell table:style-name="ce56" office:value-type="float" office:value="27.1935483870968" calcext:value-type="float">
            <text:p>27.1935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3</text:p>
          </table:table-cell>
          <table:table-cell table:style-name="ce28" office:value-type="float" office:value="20.4677419354839" calcext:value-type="float">
            <text:p>20.4677</text:p>
          </table:table-cell>
          <table:table-cell table:number-columns-repeated="6" table:style-name="ce56" office:value-type="float" office:value="20.5887096774194" calcext:value-type="float">
            <text:p>20.5887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4</text:p>
          </table:table-cell>
          <table:table-cell table:style-name="ce28" office:value-type="float" office:value="20.25" calcext:value-type="float">
            <text:p>20.2500</text:p>
          </table:table-cell>
          <table:table-cell table:number-columns-repeated="6" table:style-name="ce56" office:value-type="float" office:value="20.7903225806452" calcext:value-type="float">
            <text:p>20.7903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6</text:p>
          </table:table-cell>
          <table:table-cell table:style-name="ce28" office:value-type="float" office:value="18.3709677419355" calcext:value-type="float">
            <text:p>18.3710</text:p>
          </table:table-cell>
          <table:table-cell table:style-name="ce56" office:value-type="float" office:value="21.1370967741935" calcext:value-type="float">
            <text:p>21.1371</text:p>
          </table:table-cell>
          <table:table-cell table:style-name="ce56" office:value-type="float" office:value="21.1532258064516" calcext:value-type="float">
            <text:p>21.1532</text:p>
          </table:table-cell>
          <table:table-cell table:number-columns-repeated="4" table:style-name="ce56" office:value-type="float" office:value="21.1612903225806" calcext:value-type="float">
            <text:p>21.1613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8</text:p>
          </table:table-cell>
          <table:table-cell table:style-name="ce28" office:value-type="float" office:value="5.10483870967742" calcext:value-type="float">
            <text:p>5.1048</text:p>
          </table:table-cell>
          <table:table-cell table:style-name="ce56" office:value-type="float" office:value="19.3790322580645" calcext:value-type="float">
            <text:p>19.3790</text:p>
          </table:table-cell>
          <table:table-cell table:style-name="ce56" office:value-type="float" office:value="22.8145161290323" calcext:value-type="float">
            <text:p>22.8145</text:p>
          </table:table-cell>
          <table:table-cell table:style-name="ce56" office:value-type="float" office:value="24.4435483870968" calcext:value-type="float">
            <text:p>24.4435</text:p>
          </table:table-cell>
          <table:table-cell table:style-name="ce56" office:value-type="float" office:value="24.5322580645161" calcext:value-type="float">
            <text:p>24.5323</text:p>
          </table:table-cell>
          <table:table-cell table:style-name="ce56" office:value-type="float" office:value="24.6451612903226" calcext:value-type="float">
            <text:p>24.6452</text:p>
          </table:table-cell>
          <table:table-cell table:style-name="ce56" office:value-type="float" office:value="24.6774193548387" calcext:value-type="float">
            <text:p>24.6774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00</text:p>
          </table:table-cell>
          <table:table-cell table:style-name="ce28" office:value-type="float" office:value="15.9193548387097" calcext:value-type="float">
            <text:p>15.9194</text:p>
          </table:table-cell>
          <table:table-cell table:style-name="ce56" office:value-type="float" office:value="20.7983870967742" calcext:value-type="float">
            <text:p>20.7984</text:p>
          </table:table-cell>
          <table:table-cell table:style-name="ce56" office:value-type="float" office:value="20.9516129032258" calcext:value-type="float">
            <text:p>20.9516</text:p>
          </table:table-cell>
          <table:table-cell table:number-columns-repeated="5" table:style-name="ce56" office:value-type="float" office:value="21.0725806451613" calcext:value-type="float">
            <text:p>21.0726</text:p>
          </table:table-cell>
          <table:table-cell table:style-name="ce56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50</text:p>
          </table:table-cell>
          <table:table-cell table:style-name="ce28" office:value-type="float" office:value="15.1129032258065" calcext:value-type="float">
            <text:p>15.1129</text:p>
          </table:table-cell>
          <table:table-cell table:style-name="ce56" office:value-type="float" office:value="20.3629032258065" calcext:value-type="float">
            <text:p>20.3629</text:p>
          </table:table-cell>
          <table:table-cell table:style-name="ce56" office:value-type="float" office:value="20.9032258064516" calcext:value-type="float">
            <text:p>20.9032</text:p>
          </table:table-cell>
          <table:table-cell table:style-name="ce56" office:value-type="float" office:value="21.1532258064516" calcext:value-type="float">
            <text:p>21.1532</text:p>
          </table:table-cell>
          <table:table-cell table:style-name="ce56" office:value-type="float" office:value="21.1854838709677" calcext:value-type="float">
            <text:p>21.1855</text:p>
          </table:table-cell>
          <table:table-cell table:style-name="ce56" office:value-type="float" office:value="21.2258064516129" calcext:value-type="float">
            <text:p>21.2258</text:p>
          </table:table-cell>
          <table:table-cell table:style-name="ce56" office:value-type="float" office:value="21.2338709677419" calcext:value-type="float">
            <text:p>21.2339</text:p>
          </table:table-cell>
          <table:table-cell table:style-name="ce56" office:value-type="float" office:value="21.25" calcext:value-type="float">
            <text:p>21.2500</text:p>
          </table:table-cell>
          <table:table-cell table:style-name="ce56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200</text:p>
          </table:table-cell>
          <table:table-cell table:style-name="ce28" office:value-type="float" office:value="15.0725806451613" calcext:value-type="float">
            <text:p>15.0726</text:p>
          </table:table-cell>
          <table:table-cell table:style-name="ce56" office:value-type="float" office:value="19.8145161290323" calcext:value-type="float">
            <text:p>19.8145</text:p>
          </table:table-cell>
          <table:table-cell table:style-name="ce56" office:value-type="float" office:value="20.7983870967742" calcext:value-type="float">
            <text:p>20.7984</text:p>
          </table:table-cell>
          <table:table-cell table:style-name="ce56" office:value-type="float" office:value="21.2016129032258" calcext:value-type="float">
            <text:p>21.2016</text:p>
          </table:table-cell>
          <table:table-cell table:style-name="ce56" office:value-type="float" office:value="21.2338709677419" calcext:value-type="float">
            <text:p>21.2339</text:p>
          </table:table-cell>
          <table:table-cell table:style-name="ce56" office:value-type="float" office:value="21.2741935483871" calcext:value-type="float">
            <text:p>21.2742</text:p>
          </table:table-cell>
          <table:table-cell table:style-name="ce56" office:value-type="float" office:value="21.2822580645161" calcext:value-type="float">
            <text:p>21.2823</text:p>
          </table:table-cell>
          <table:table-cell table:style-name="ce56" office:value-type="float" office:value="21.2903225806452" calcext:value-type="float">
            <text:p>21.2903</text:p>
          </table:table-cell>
          <table:table-cell table:style-name="ce56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40</text:p>
          </table:table-cell>
          <table:table-cell table:style-name="ce28" office:value-type="float" office:value="18.8467741935484" calcext:value-type="float">
            <text:p>18.8468</text:p>
          </table:table-cell>
          <table:table-cell table:style-name="ce56" office:value-type="float" office:value="19.8225806451613" calcext:value-type="float">
            <text:p>19.8226</text:p>
          </table:table-cell>
          <table:table-cell table:number-columns-repeated="6" table:style-name="ce56" office:value-type="float" office:value="19.8629032258065" calcext:value-type="float">
            <text:p>19.8629</text:p>
          </table:table-cell>
          <table:table-cell table:style-name="ce56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60</text:p>
          </table:table-cell>
          <table:table-cell table:style-name="ce28" office:value-type="float" office:value="18.1048387096774" calcext:value-type="float">
            <text:p>18.1048</text:p>
          </table:table-cell>
          <table:table-cell table:style-name="ce56" office:value-type="float" office:value="20.3548387096774" calcext:value-type="float">
            <text:p>20.3548</text:p>
          </table:table-cell>
          <table:table-cell table:style-name="ce56" office:value-type="float" office:value="20.4274193548387" calcext:value-type="float">
            <text:p>20.4274</text:p>
          </table:table-cell>
          <table:table-cell table:number-columns-repeated="5" table:style-name="ce56" office:value-type="float" office:value="20.5241935483871" calcext:value-type="float">
            <text:p>20.5242</text:p>
          </table:table-cell>
          <table:table-cell table:style-name="ce56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80</text:p>
          </table:table-cell>
          <table:table-cell table:style-name="ce28" office:value-type="float" office:value="16.6693548387097" calcext:value-type="float">
            <text:p>16.6694</text:p>
          </table:table-cell>
          <table:table-cell table:style-name="ce56" office:value-type="float" office:value="20.491935483871" calcext:value-type="float">
            <text:p>20.4919</text:p>
          </table:table-cell>
          <table:table-cell table:style-name="ce56" office:value-type="float" office:value="20.6532258064516" calcext:value-type="float">
            <text:p>20.6532</text:p>
          </table:table-cell>
          <table:table-cell table:style-name="ce56" office:value-type="float" office:value="20.7661290322581" calcext:value-type="float">
            <text:p>20.7661</text:p>
          </table:table-cell>
          <table:table-cell table:number-columns-repeated="4" table:style-name="ce56" office:value-type="float" office:value="20.7741935483871" calcext:value-type="float">
            <text:p>20.7742</text:p>
          </table:table-cell>
          <table:table-cell table:style-name="ce56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00</text:p>
          </table:table-cell>
          <table:table-cell table:style-name="ce28" office:value-type="float" office:value="18.1854838709677" calcext:value-type="float">
            <text:p>18.1855</text:p>
          </table:table-cell>
          <table:table-cell table:style-name="ce56" office:value-type="float" office:value="22.6451612903226" calcext:value-type="float">
            <text:p>22.6452</text:p>
          </table:table-cell>
          <table:table-cell table:style-name="ce56" office:value-type="float" office:value="22.6774193548387" calcext:value-type="float">
            <text:p>22.6774</text:p>
          </table:table-cell>
          <table:table-cell table:number-columns-repeated="2" table:style-name="ce56" office:value-type="float" office:value="22.6935483870968" calcext:value-type="float">
            <text:p>22.6935</text:p>
          </table:table-cell>
          <table:table-cell table:number-columns-repeated="3" table:style-name="ce56" office:value-type="float" office:value="22.7016129032258" calcext:value-type="float">
            <text:p>22.7016</text:p>
          </table:table-cell>
          <table:table-cell table:style-name="ce56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50</text:p>
          </table:table-cell>
          <table:table-cell table:style-name="ce28" office:value-type="float" office:value="17.4112903225806" calcext:value-type="float">
            <text:p>17.4113</text:p>
          </table:table-cell>
          <table:table-cell table:style-name="ce56" office:value-type="float" office:value="23.6774193548387" calcext:value-type="float">
            <text:p>23.6774</text:p>
          </table:table-cell>
          <table:table-cell table:style-name="ce56" office:value-type="float" office:value="23.9677419354839" calcext:value-type="float">
            <text:p>23.9677</text:p>
          </table:table-cell>
          <table:table-cell table:number-columns-repeated="2" table:style-name="ce56" office:value-type="float" office:value="24.0483870967742" calcext:value-type="float">
            <text:p>24.0484</text:p>
          </table:table-cell>
          <table:table-cell table:number-columns-repeated="3" table:style-name="ce56" office:value-type="float" office:value="24.0564516129032" calcext:value-type="float">
            <text:p>24.0565</text:p>
          </table:table-cell>
          <table:table-cell table:style-name="ce56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200</text:p>
          </table:table-cell>
          <table:table-cell table:style-name="ce28" office:value-type="float" office:value="17.3306451612903" calcext:value-type="float">
            <text:p>17.3306</text:p>
          </table:table-cell>
          <table:table-cell table:style-name="ce56" office:value-type="float" office:value="25" calcext:value-type="float">
            <text:p>25.0000</text:p>
          </table:table-cell>
          <table:table-cell table:style-name="ce56" office:value-type="float" office:value="25.8064516129032" calcext:value-type="float">
            <text:p>25.8065</text:p>
          </table:table-cell>
          <table:table-cell table:style-name="ce56" office:value-type="float" office:value="26.3225806451613" calcext:value-type="float">
            <text:p>26.3226</text:p>
          </table:table-cell>
          <table:table-cell table:style-name="ce56" office:value-type="float" office:value="26.4274193548387" calcext:value-type="float">
            <text:p>26.4274</text:p>
          </table:table-cell>
          <table:table-cell table:style-name="ce56" office:value-type="float" office:value="26.5" calcext:value-type="float">
            <text:p>26.5000</text:p>
          </table:table-cell>
          <table:table-cell table:style-name="ce56" office:value-type="float" office:value="26.508064516129" calcext:value-type="float">
            <text:p>26.5081</text:p>
          </table:table-cell>
          <table:table-cell table:style-name="ce56" office:value-type="float" office:value="26.5241935483871" calcext:value-type="float">
            <text:p>26.5242</text:p>
          </table:table-cell>
          <table:table-cell table:style-name="ce56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40</text:p>
          </table:table-cell>
          <table:table-cell table:style-name="ce28" office:value-type="float" office:value="20.0645161290323" calcext:value-type="float">
            <text:p>20.0645</text:p>
          </table:table-cell>
          <table:table-cell table:number-columns-repeated="2" table:style-name="ce56" office:value-type="float" office:value="21.5241935483871" calcext:value-type="float">
            <text:p>21.5242</text:p>
          </table:table-cell>
          <table:table-cell table:number-columns-repeated="5" table:style-name="ce56" office:value-type="float" office:value="21.5403225806452" calcext:value-type="float">
            <text:p>21.5403</text:p>
          </table:table-cell>
          <table:table-cell table:style-name="ce56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60</text:p>
          </table:table-cell>
          <table:table-cell table:style-name="ce28" office:value-type="float" office:value="20.2983870967742" calcext:value-type="float">
            <text:p>20.2984</text:p>
          </table:table-cell>
          <table:table-cell table:style-name="ce56" office:value-type="float" office:value="22.008064516129" calcext:value-type="float">
            <text:p>22.0081</text:p>
          </table:table-cell>
          <table:table-cell table:style-name="ce56" office:value-type="float" office:value="22.0161290322581" calcext:value-type="float">
            <text:p>22.0161</text:p>
          </table:table-cell>
          <table:table-cell table:number-columns-repeated="5" table:style-name="ce56" office:value-type="float" office:value="22.0322580645161" calcext:value-type="float">
            <text:p>22.0323</text:p>
          </table:table-cell>
          <table:table-cell table:style-name="ce56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80</text:p>
          </table:table-cell>
          <table:table-cell table:style-name="ce28" office:value-type="float" office:value="17.7096774193548" calcext:value-type="float">
            <text:p>17.7097</text:p>
          </table:table-cell>
          <table:table-cell table:style-name="ce56" office:value-type="float" office:value="22.1129032258065" calcext:value-type="float">
            <text:p>22.1129</text:p>
          </table:table-cell>
          <table:table-cell table:style-name="ce56" office:value-type="float" office:value="22.1451612903226" calcext:value-type="float">
            <text:p>22.1452</text:p>
          </table:table-cell>
          <table:table-cell table:number-columns-repeated="5" table:style-name="ce56" office:value-type="float" office:value="22.1693548387097" calcext:value-type="float">
            <text:p>22.1694</text:p>
          </table:table-cell>
          <table:table-cell table:style-name="ce56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100</text:p>
          </table:table-cell>
          <table:table-cell table:style-name="ce28" office:value-type="float" office:value="17.3225806451613" calcext:value-type="float">
            <text:p>17.3226</text:p>
          </table:table-cell>
          <table:table-cell table:style-name="ce56" office:value-type="float" office:value="24.0483870967742" calcext:value-type="float">
            <text:p>24.0484</text:p>
          </table:table-cell>
          <table:table-cell table:style-name="ce56" office:value-type="float" office:value="24.4032258064516" calcext:value-type="float">
            <text:p>24.4032</text:p>
          </table:table-cell>
          <table:table-cell table:style-name="ce56" office:value-type="float" office:value="24.6370967741935" calcext:value-type="float">
            <text:p>24.6371</text:p>
          </table:table-cell>
          <table:table-cell table:style-name="ce56" office:value-type="float" office:value="24.6451612903226" calcext:value-type="float">
            <text:p>24.6452</text:p>
          </table:table-cell>
          <table:table-cell table:number-columns-repeated="3" table:style-name="ce56" office:value-type="float" office:value="24.6612903225806" calcext:value-type="float">
            <text:p>24.6613</text:p>
          </table:table-cell>
          <table:table-cell table:style-name="ce56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150</text:p>
          </table:table-cell>
          <table:table-cell table:style-name="ce28" office:value-type="float" office:value="17.0403225806452" calcext:value-type="float">
            <text:p>17.0403</text:p>
          </table:table-cell>
          <table:table-cell table:style-name="ce56" office:value-type="float" office:value="23.0161290322581" calcext:value-type="float">
            <text:p>23.0161</text:p>
          </table:table-cell>
          <table:table-cell table:style-name="ce56" office:value-type="float" office:value="24.1935483870968" calcext:value-type="float">
            <text:p>24.1935</text:p>
          </table:table-cell>
          <table:table-cell table:style-name="ce56" office:value-type="float" office:value="24.6935483870968" calcext:value-type="float">
            <text:p>24.6935</text:p>
          </table:table-cell>
          <table:table-cell table:style-name="ce56" office:value-type="float" office:value="24.7661290322581" calcext:value-type="float">
            <text:p>24.7661</text:p>
          </table:table-cell>
          <table:table-cell table:style-name="ce56" office:value-type="float" office:value="24.8064516129032" calcext:value-type="float">
            <text:p>24.8065</text:p>
          </table:table-cell>
          <table:table-cell table:style-name="ce56" office:value-type="float" office:value="24.8225806451613" calcext:value-type="float">
            <text:p>24.8226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200</text:p>
          </table:table-cell>
          <table:table-cell table:style-name="ce28" office:value-type="float" office:value="16.0161290322581" calcext:value-type="float">
            <text:p>16.0161</text:p>
          </table:table-cell>
          <table:table-cell table:style-name="ce56" office:value-type="float" office:value="22.4354838709677" calcext:value-type="float">
            <text:p>22.4355</text:p>
          </table:table-cell>
          <table:table-cell table:style-name="ce56" office:value-type="float" office:value="24.0806451612903" calcext:value-type="float">
            <text:p>24.0806</text:p>
          </table:table-cell>
          <table:table-cell table:style-name="ce56" office:value-type="float" office:value="24.758064516129" calcext:value-type="float">
            <text:p>24.7581</text:p>
          </table:table-cell>
          <table:table-cell table:style-name="ce56" office:value-type="float" office:value="24.8145161290323" calcext:value-type="float">
            <text:p>24.8145</text:p>
          </table:table-cell>
          <table:table-cell table:number-columns-repeated="2" table:style-name="ce56" office:value-type="float" office:value="24.8629032258065" calcext:value-type="float">
            <text:p>24.8629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40</text:p>
          </table:table-cell>
          <table:table-cell table:style-name="ce28" office:value-type="float" office:value="18.6612903225806" calcext:value-type="float">
            <text:p>18.6613</text:p>
          </table:table-cell>
          <table:table-cell table:style-name="ce56" office:value-type="float" office:value="23.0241935483871" calcext:value-type="float">
            <text:p>23.0242</text:p>
          </table:table-cell>
          <table:table-cell table:style-name="ce56" office:value-type="float" office:value="23.1209677419355" calcext:value-type="float">
            <text:p>23.1210</text:p>
          </table:table-cell>
          <table:table-cell table:number-columns-repeated="5" table:style-name="ce56" office:value-type="float" office:value="23.1370967741935" calcext:value-type="float">
            <text:p>23.1371</text:p>
          </table:table-cell>
          <table:table-cell table:style-name="ce56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60</text:p>
          </table:table-cell>
          <table:table-cell table:style-name="ce28" office:value-type="float" office:value="17.7338709677419" calcext:value-type="float">
            <text:p>17.7339</text:p>
          </table:table-cell>
          <table:table-cell table:style-name="ce56" office:value-type="float" office:value="23.6612903225806" calcext:value-type="float">
            <text:p>23.6613</text:p>
          </table:table-cell>
          <table:table-cell table:style-name="ce56" office:value-type="float" office:value="23.8951612903226" calcext:value-type="float">
            <text:p>23.8952</text:p>
          </table:table-cell>
          <table:table-cell table:style-name="ce56" office:value-type="float" office:value="23.991935483871" calcext:value-type="float">
            <text:p>23.9919</text:p>
          </table:table-cell>
          <table:table-cell table:style-name="ce56" office:value-type="float" office:value="24" calcext:value-type="float">
            <text:p>24.0000</text:p>
          </table:table-cell>
          <table:table-cell table:number-columns-repeated="2" table:style-name="ce56" office:value-type="float" office:value="24.008064516129" calcext:value-type="float">
            <text:p>24.0081</text:p>
          </table:table-cell>
          <table:table-cell table:style-name="ce56" office:value-type="float" office:value="24.0241935483871" calcext:value-type="float">
            <text:p>24.0242</text:p>
          </table:table-cell>
          <table:table-cell table:style-name="ce56"/>
          <table:table-cell table:style-name="ce83"/>
        </table:table-row>
        <table:table-row table:style-name="ro1">
          <table:table-cell table:style-name="ce5"/>
          <table:table-cell table:style-name="ce11" office:value-type="string" calcext:value-type="string">
            <text:p>math_no_diff_int_true_sep_div_KBC_max_rules_80</text:p>
          </table:table-cell>
          <table:table-cell table:style-name="ce29" office:value-type="float" office:value="17.25" calcext:value-type="float">
            <text:p>17.2500</text:p>
          </table:table-cell>
          <table:table-cell table:style-name="ce57" office:value-type="float" office:value="23.7177419354839" calcext:value-type="float">
            <text:p>23.7177</text:p>
          </table:table-cell>
          <table:table-cell table:style-name="ce57" office:value-type="float" office:value="24.0806451612903" calcext:value-type="float">
            <text:p>24.0806</text:p>
          </table:table-cell>
          <table:table-cell table:style-name="ce57" office:value-type="float" office:value="24.2822580645161" calcext:value-type="float">
            <text:p>24.2823</text:p>
          </table:table-cell>
          <table:table-cell table:style-name="ce57" office:value-type="float" office:value="24.3064516129032" calcext:value-type="float">
            <text:p>24.3065</text:p>
          </table:table-cell>
          <table:table-cell table:number-columns-repeated="3" table:style-name="ce57" office:value-type="float" office:value="24.3145161290323" calcext:value-type="float">
            <text:p>24.3145</text:p>
          </table:table-cell>
          <table:table-cell table:style-name="ce57"/>
          <table:table-cell table:style-name="ce84"/>
        </table:table-row>
        <table:table-row table:style-name="ro1">
          <table:table-cell table:style-name="ce3" office:value-type="string" calcext:value-type="string">
            <text:p>random_terms_large</text:p>
          </table:table-cell>
          <table:table-cell table:style-name="ce9" office:value-type="string" calcext:value-type="string">
            <text:p>BaseRules</text:p>
          </table:table-cell>
          <table:table-cell table:style-name="ce30" office:value-type="float" office:value="5.47008547008547" calcext:value-type="float">
            <text:p>5.4701</text:p>
          </table:table-cell>
          <table:table-cell table:style-name="ce58" office:value-type="float" office:value="7.43589743589744" calcext:value-type="float">
            <text:p>7.4359</text:p>
          </table:table-cell>
          <table:table-cell table:style-name="ce58" office:value-type="float" office:value="7.53846153846154" calcext:value-type="float">
            <text:p>7.5385</text:p>
          </table:table-cell>
          <table:table-cell table:number-columns-repeated="3" table:style-name="ce58" office:value-type="float" office:value="7.65811965811966" calcext:value-type="float">
            <text:p>7.6581</text:p>
          </table:table-cell>
          <table:table-cell table:number-columns-repeated="3" table:style-name="ce58" office:value-type="float" office:value="7.70940170940171" calcext:value-type="float">
            <text:p>7.7094</text:p>
          </table:table-cell>
          <table:table-cell table:style-name="ce85" office:value-type="float" office:value="7.70940170940171" calcext:value-type="float">
            <text:p>7.709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BaseRules_no_div</text:p>
          </table:table-cell>
          <table:table-cell table:style-name="ce31" office:value-type="float" office:value="4.94017094017094" calcext:value-type="float">
            <text:p>4.9402</text:p>
          </table:table-cell>
          <table:table-cell table:style-name="ce59" office:value-type="float" office:value="5.5042735042735" calcext:value-type="float">
            <text:p>5.5043</text:p>
          </table:table-cell>
          <table:table-cell table:style-name="ce59" office:value-type="float" office:value="5.57264957264957" calcext:value-type="float">
            <text:p>5.5726</text:p>
          </table:table-cell>
          <table:table-cell table:number-columns-repeated="6" table:style-name="ce59" office:value-type="float" office:value="5.69230769230769" calcext:value-type="float">
            <text:p>5.6923</text:p>
          </table:table-cell>
          <table:table-cell table:style-name="ce86" office:value-type="float" office:value="5.69230769230769" calcext:value-type="float">
            <text:p>5.692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</text:p>
          </table:table-cell>
          <table:table-cell table:style-name="ce31" office:value-type="float" office:value="5.86324786324786" calcext:value-type="float">
            <text:p>5.8632</text:p>
          </table:table-cell>
          <table:table-cell table:style-name="ce59" office:value-type="float" office:value="6.13675213675214" calcext:value-type="float">
            <text:p>6.1368</text:p>
          </table:table-cell>
          <table:table-cell table:number-columns-repeated="7" table:style-name="ce59" office:value-type="float" office:value="6.17094017094017" calcext:value-type="float">
            <text:p>6.1709</text:p>
          </table:table-cell>
          <table:table-cell table:style-name="ce86" office:value-type="float" office:value="6.17094017094017" calcext:value-type="float">
            <text:p>6.170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_extended</text:p>
          </table:table-cell>
          <table:table-cell table:style-name="ce31" office:value-type="float" office:value="5.17948717948718" calcext:value-type="float">
            <text:p>5.1795</text:p>
          </table:table-cell>
          <table:table-cell table:style-name="ce59" office:value-type="float" office:value="7.60683760683761" calcext:value-type="float">
            <text:p>7.6068</text:p>
          </table:table-cell>
          <table:table-cell table:style-name="ce59" office:value-type="float" office:value="7.94871794871795" calcext:value-type="float">
            <text:p>7.9487</text:p>
          </table:table-cell>
          <table:table-cell table:number-columns-repeated="6" table:style-name="ce59" office:value-type="float" office:value="8.06837606837607" calcext:value-type="float">
            <text:p>8.0684</text:p>
          </table:table-cell>
          <table:table-cell table:style-name="ce86" office:value-type="float" office:value="8.06837606837607" calcext:value-type="float">
            <text:p>8.068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</text:p>
          </table:table-cell>
          <table:table-cell table:style-name="ce31" office:value-type="float" office:value="6.68376068376068" calcext:value-type="float">
            <text:p>6.6838</text:p>
          </table:table-cell>
          <table:table-cell table:number-columns-repeated="2" table:style-name="ce59" office:value-type="float" office:value="7.26495726495727" calcext:value-type="float">
            <text:p>7.2650</text:p>
          </table:table-cell>
          <table:table-cell table:number-columns-repeated="6" table:style-name="ce59" office:value-type="float" office:value="7.28205128205128" calcext:value-type="float">
            <text:p>7.2821</text:p>
          </table:table-cell>
          <table:table-cell table:style-name="ce86" office:value-type="float" office:value="7.28205128205128" calcext:value-type="float">
            <text:p>7.282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_extended</text:p>
          </table:table-cell>
          <table:table-cell table:style-name="ce31" office:value-type="float" office:value="5.74358974358974" calcext:value-type="float">
            <text:p>5.7436</text:p>
          </table:table-cell>
          <table:table-cell table:style-name="ce59" office:value-type="float" office:value="7.38461538461539" calcext:value-type="float">
            <text:p>7.3846</text:p>
          </table:table-cell>
          <table:table-cell table:style-name="ce59" office:value-type="float" office:value="7.81196581196581" calcext:value-type="float">
            <text:p>7.8120</text:p>
          </table:table-cell>
          <table:table-cell table:style-name="ce59" office:value-type="float" office:value="8.15384615384615" calcext:value-type="float">
            <text:p>8.1538</text:p>
          </table:table-cell>
          <table:table-cell table:style-name="ce59" office:value-type="float" office:value="8.17094017094017" calcext:value-type="float">
            <text:p>8.1709</text:p>
          </table:table-cell>
          <table:table-cell table:number-columns-repeated="4" table:style-name="ce59" office:value-type="float" office:value="8.18803418803419" calcext:value-type="float">
            <text:p>8.1880</text:p>
          </table:table-cell>
          <table:table-cell table:style-name="ce86" office:value-type="float" office:value="8.18803418803419" calcext:value-type="float">
            <text:p>8.188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200_extended</text:p>
          </table:table-cell>
          <table:table-cell table:style-name="ce31" office:value-type="float" office:value="5.69230769230769" calcext:value-type="float">
            <text:p>5.6923</text:p>
          </table:table-cell>
          <table:table-cell table:style-name="ce59" office:value-type="float" office:value="7.05982905982906" calcext:value-type="float">
            <text:p>7.0598</text:p>
          </table:table-cell>
          <table:table-cell table:style-name="ce59" office:value-type="float" office:value="7.69230769230769" calcext:value-type="float">
            <text:p>7.6923</text:p>
          </table:table-cell>
          <table:table-cell table:style-name="ce59" office:value-type="float" office:value="8.13675213675214" calcext:value-type="float">
            <text:p>8.1368</text:p>
          </table:table-cell>
          <table:table-cell table:style-name="ce59" office:value-type="float" office:value="8.18803418803419" calcext:value-type="float">
            <text:p>8.1880</text:p>
          </table:table-cell>
          <table:table-cell table:number-columns-repeated="4" table:style-name="ce59" office:value-type="float" office:value="8.2051282051282" calcext:value-type="float">
            <text:p>8.2051</text:p>
          </table:table-cell>
          <table:table-cell table:style-name="ce86" office:value-type="float" office:value="8.2051282051282" calcext:value-type="float">
            <text:p>8.205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</text:p>
          </table:table-cell>
          <table:table-cell table:style-name="ce31" office:value-type="float" office:value="5.72649572649573" calcext:value-type="float">
            <text:p>5.7265</text:p>
          </table:table-cell>
          <table:table-cell table:number-columns-repeated="8" table:style-name="ce59" office:value-type="float" office:value="5.72649572649573" calcext:value-type="float">
            <text:p>5.7265</text:p>
          </table:table-cell>
          <table:table-cell table:style-name="ce86" office:value-type="float" office:value="5.72649572649573" calcext:value-type="float">
            <text:p>5.726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_extended</text:p>
          </table:table-cell>
          <table:table-cell table:style-name="ce31" office:value-type="float" office:value="6.29059829059829" calcext:value-type="float">
            <text:p>6.2906</text:p>
          </table:table-cell>
          <table:table-cell table:style-name="ce59" office:value-type="float" office:value="7.57264957264957" calcext:value-type="float">
            <text:p>7.5726</text:p>
          </table:table-cell>
          <table:table-cell table:style-name="ce59" office:value-type="float" office:value="7.72649572649573" calcext:value-type="float">
            <text:p>7.7265</text:p>
          </table:table-cell>
          <table:table-cell table:number-columns-repeated="6" table:style-name="ce59" office:value-type="float" office:value="7.77777777777778" calcext:value-type="float">
            <text:p>7.7778</text:p>
          </table:table-cell>
          <table:table-cell table:style-name="ce86" office:value-type="float" office:value="7.77777777777778" calcext:value-type="float">
            <text:p>7.777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</text:p>
          </table:table-cell>
          <table:table-cell table:style-name="ce31" office:value-type="float" office:value="5.88034188034188" calcext:value-type="float">
            <text:p>5.8803</text:p>
          </table:table-cell>
          <table:table-cell table:number-columns-repeated="8" table:style-name="ce59" office:value-type="float" office:value="5.94871794871795" calcext:value-type="float">
            <text:p>5.9487</text:p>
          </table:table-cell>
          <table:table-cell table:style-name="ce86" office:value-type="float" office:value="5.94871794871795" calcext:value-type="float">
            <text:p>5.948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_extended</text:p>
          </table:table-cell>
          <table:table-cell table:style-name="ce31" office:value-type="float" office:value="5.77777777777778" calcext:value-type="float">
            <text:p>5.7778</text:p>
          </table:table-cell>
          <table:table-cell table:style-name="ce59" office:value-type="float" office:value="7.64102564102564" calcext:value-type="float">
            <text:p>7.6410</text:p>
          </table:table-cell>
          <table:table-cell table:style-name="ce59" office:value-type="float" office:value="7.93162393162393" calcext:value-type="float">
            <text:p>7.9316</text:p>
          </table:table-cell>
          <table:table-cell table:number-columns-repeated="6" table:style-name="ce59" office:value-type="float" office:value="8.03418803418803" calcext:value-type="float">
            <text:p>8.0342</text:p>
          </table:table-cell>
          <table:table-cell table:style-name="ce86" office:value-type="float" office:value="8.03418803418803" calcext:value-type="float">
            <text:p>8.034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</text:p>
          </table:table-cell>
          <table:table-cell table:style-name="ce31" office:value-type="float" office:value="5.93162393162393" calcext:value-type="float">
            <text:p>5.9316</text:p>
          </table:table-cell>
          <table:table-cell table:number-columns-repeated="8" table:style-name="ce59" office:value-type="float" office:value="6.1025641025641" calcext:value-type="float">
            <text:p>6.1026</text:p>
          </table:table-cell>
          <table:table-cell table:style-name="ce86" office:value-type="float" office:value="6.1025641025641" calcext:value-type="float">
            <text:p>6.102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_extended</text:p>
          </table:table-cell>
          <table:table-cell table:style-name="ce31" office:value-type="float" office:value="5.55555555555556" calcext:value-type="float">
            <text:p>5.5556</text:p>
          </table:table-cell>
          <table:table-cell table:style-name="ce59" office:value-type="float" office:value="7.67521367521368" calcext:value-type="float">
            <text:p>7.6752</text:p>
          </table:table-cell>
          <table:table-cell table:style-name="ce59" office:value-type="float" office:value="7.8974358974359" calcext:value-type="float">
            <text:p>7.8974</text:p>
          </table:table-cell>
          <table:table-cell table:number-columns-repeated="6" table:style-name="ce59" office:value-type="float" office:value="8.06837606837607" calcext:value-type="float">
            <text:p>8.0684</text:p>
          </table:table-cell>
          <table:table-cell table:style-name="ce86" office:value-type="float" office:value="8.06837606837607" calcext:value-type="float">
            <text:p>8.068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3</text:p>
          </table:table-cell>
          <table:table-cell table:style-name="ce31" office:value-type="float" office:value="5.4017094017094" calcext:value-type="float">
            <text:p>5.4017</text:p>
          </table:table-cell>
          <table:table-cell table:number-columns-repeated="8" table:style-name="ce59" office:value-type="float" office:value="5.4017094017094" calcext:value-type="float">
            <text:p>5.4017</text:p>
          </table:table-cell>
          <table:table-cell table:style-name="ce86" office:value-type="float" office:value="5.4017094017094" calcext:value-type="float">
            <text:p>5.401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4</text:p>
          </table:table-cell>
          <table:table-cell table:style-name="ce31" office:value-type="float" office:value="5.43589743589744" calcext:value-type="float">
            <text:p>5.4359</text:p>
          </table:table-cell>
          <table:table-cell table:number-columns-repeated="8" table:style-name="ce59" office:value-type="float" office:value="5.43589743589744" calcext:value-type="float">
            <text:p>5.4359</text:p>
          </table:table-cell>
          <table:table-cell table:style-name="ce86" office:value-type="float" office:value="5.43589743589744" calcext:value-type="float">
            <text:p>5.435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6</text:p>
          </table:table-cell>
          <table:table-cell table:style-name="ce31" office:value-type="float" office:value="5.52136752136752" calcext:value-type="float">
            <text:p>5.5214</text:p>
          </table:table-cell>
          <table:table-cell table:number-columns-repeated="8" table:style-name="ce59" office:value-type="float" office:value="5.55555555555556" calcext:value-type="float">
            <text:p>5.5556</text:p>
          </table:table-cell>
          <table:table-cell table:style-name="ce86" office:value-type="float" office:value="5.55555555555556" calcext:value-type="float">
            <text:p>5.555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8</text:p>
          </table:table-cell>
          <table:table-cell table:style-name="ce31" office:value-type="float" office:value="5.52136752136752" calcext:value-type="float">
            <text:p>5.5214</text:p>
          </table:table-cell>
          <table:table-cell table:style-name="ce59" office:value-type="float" office:value="6.95726495726496" calcext:value-type="float">
            <text:p>6.9573</text:p>
          </table:table-cell>
          <table:table-cell table:style-name="ce59" office:value-type="float" office:value="7.09401709401709" calcext:value-type="float">
            <text:p>7.0940</text:p>
          </table:table-cell>
          <table:table-cell table:number-columns-repeated="2" table:style-name="ce59" office:value-type="float" office:value="7.14529914529915" calcext:value-type="float">
            <text:p>7.1453</text:p>
          </table:table-cell>
          <table:table-cell table:number-columns-repeated="4" table:style-name="ce59" office:value-type="float" office:value="7.1965811965812" calcext:value-type="float">
            <text:p>7.1966</text:p>
          </table:table-cell>
          <table:table-cell table:style-name="ce86" office:value-type="float" office:value="7.1965811965812" calcext:value-type="float">
            <text:p>7.196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00</text:p>
          </table:table-cell>
          <table:table-cell table:style-name="ce31" office:value-type="float" office:value="5.57264957264957" calcext:value-type="float">
            <text:p>5.5726</text:p>
          </table:table-cell>
          <table:table-cell table:style-name="ce59" office:value-type="float" office:value="5.81196581196581" calcext:value-type="float">
            <text:p>5.8120</text:p>
          </table:table-cell>
          <table:table-cell table:number-columns-repeated="7" table:style-name="ce59" office:value-type="float" office:value="5.82905982905983" calcext:value-type="float">
            <text:p>5.8291</text:p>
          </table:table-cell>
          <table:table-cell table:style-name="ce86" office:value-type="float" office:value="5.82905982905983" calcext:value-type="float">
            <text:p>5.829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50</text:p>
          </table:table-cell>
          <table:table-cell table:style-name="ce31" office:value-type="float" office:value="5.24786324786325" calcext:value-type="float">
            <text:p>5.2479</text:p>
          </table:table-cell>
          <table:table-cell table:style-name="ce59" office:value-type="float" office:value="5.82905982905983" calcext:value-type="float">
            <text:p>5.8291</text:p>
          </table:table-cell>
          <table:table-cell table:number-columns-repeated="3" table:style-name="ce59" office:value-type="float" office:value="5.88034188034188" calcext:value-type="float">
            <text:p>5.8803</text:p>
          </table:table-cell>
          <table:table-cell table:number-columns-repeated="4" table:style-name="ce59" office:value-type="float" office:value="5.8974358974359" calcext:value-type="float">
            <text:p>5.8974</text:p>
          </table:table-cell>
          <table:table-cell table:style-name="ce86" office:value-type="float" office:value="5.8974358974359" calcext:value-type="float">
            <text:p>5.897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200</text:p>
          </table:table-cell>
          <table:table-cell table:style-name="ce31" office:value-type="float" office:value="5.05982905982906" calcext:value-type="float">
            <text:p>5.0598</text:p>
          </table:table-cell>
          <table:table-cell table:style-name="ce59" office:value-type="float" office:value="5.7948717948718" calcext:value-type="float">
            <text:p>5.7949</text:p>
          </table:table-cell>
          <table:table-cell table:style-name="ce59" office:value-type="float" office:value="5.88034188034188" calcext:value-type="float">
            <text:p>5.8803</text:p>
          </table:table-cell>
          <table:table-cell table:number-columns-repeated="6" table:style-name="ce59" office:value-type="float" office:value="5.8974358974359" calcext:value-type="float">
            <text:p>5.8974</text:p>
          </table:table-cell>
          <table:table-cell table:style-name="ce86" office:value-type="float" office:value="5.8974358974359" calcext:value-type="float">
            <text:p>5.897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40</text:p>
          </table:table-cell>
          <table:table-cell table:style-name="ce31" office:value-type="float" office:value="5.24786324786325" calcext:value-type="float">
            <text:p>5.2479</text:p>
          </table:table-cell>
          <table:table-cell table:number-columns-repeated="8" table:style-name="ce59" office:value-type="float" office:value="5.26495726495727" calcext:value-type="float">
            <text:p>5.2650</text:p>
          </table:table-cell>
          <table:table-cell table:style-name="ce86" office:value-type="float" office:value="5.26495726495727" calcext:value-type="float">
            <text:p>5.265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60</text:p>
          </table:table-cell>
          <table:table-cell table:style-name="ce31" office:value-type="float" office:value="5.4017094017094" calcext:value-type="float">
            <text:p>5.4017</text:p>
          </table:table-cell>
          <table:table-cell table:number-columns-repeated="8" table:style-name="ce59" office:value-type="float" office:value="5.52136752136752" calcext:value-type="float">
            <text:p>5.5214</text:p>
          </table:table-cell>
          <table:table-cell table:style-name="ce86" office:value-type="float" office:value="5.52136752136752" calcext:value-type="float">
            <text:p>5.521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80</text:p>
          </table:table-cell>
          <table:table-cell table:style-name="ce31" office:value-type="float" office:value="5.41880341880342" calcext:value-type="float">
            <text:p>5.4188</text:p>
          </table:table-cell>
          <table:table-cell table:number-columns-repeated="8" table:style-name="ce59" office:value-type="float" office:value="5.67521367521368" calcext:value-type="float">
            <text:p>5.6752</text:p>
          </table:table-cell>
          <table:table-cell table:style-name="ce86" office:value-type="float" office:value="5.67521367521368" calcext:value-type="float">
            <text:p>5.675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00</text:p>
          </table:table-cell>
          <table:table-cell table:style-name="ce31" office:value-type="float" office:value="4.76923076923077" calcext:value-type="float">
            <text:p>4.7692</text:p>
          </table:table-cell>
          <table:table-cell table:number-columns-repeated="8" table:style-name="ce59" office:value-type="float" office:value="6.22222222222222" calcext:value-type="float">
            <text:p>6.2222</text:p>
          </table:table-cell>
          <table:table-cell table:style-name="ce86" office:value-type="float" office:value="6.22222222222222" calcext:value-type="float">
            <text:p>6.222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50</text:p>
          </table:table-cell>
          <table:table-cell table:style-name="ce31" office:value-type="float" office:value="4.95726495726496" calcext:value-type="float">
            <text:p>4.9573</text:p>
          </table:table-cell>
          <table:table-cell table:number-columns-repeated="8" table:style-name="ce59" office:value-type="float" office:value="6.71794871794872" calcext:value-type="float">
            <text:p>6.7179</text:p>
          </table:table-cell>
          <table:table-cell table:style-name="ce86" office:value-type="float" office:value="6.71794871794872" calcext:value-type="float">
            <text:p>6.717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200</text:p>
          </table:table-cell>
          <table:table-cell table:style-name="ce31" office:value-type="float" office:value="6.32478632478632" calcext:value-type="float">
            <text:p>6.3248</text:p>
          </table:table-cell>
          <table:table-cell table:style-name="ce59" office:value-type="float" office:value="7.76068376068376" calcext:value-type="float">
            <text:p>7.7607</text:p>
          </table:table-cell>
          <table:table-cell table:style-name="ce59" office:value-type="float" office:value="7.82905982905983" calcext:value-type="float">
            <text:p>7.8291</text:p>
          </table:table-cell>
          <table:table-cell table:number-columns-repeated="6" table:style-name="ce59" office:value-type="float" office:value="7.88034188034188" calcext:value-type="float">
            <text:p>7.8803</text:p>
          </table:table-cell>
          <table:table-cell table:style-name="ce86" office:value-type="float" office:value="7.88034188034188" calcext:value-type="float">
            <text:p>7.880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40</text:p>
          </table:table-cell>
          <table:table-cell table:style-name="ce31" office:value-type="float" office:value="4.92307692307692" calcext:value-type="float">
            <text:p>4.9231</text:p>
          </table:table-cell>
          <table:table-cell table:number-columns-repeated="8" table:style-name="ce59" office:value-type="float" office:value="5.84615384615385" calcext:value-type="float">
            <text:p>5.8462</text:p>
          </table:table-cell>
          <table:table-cell table:style-name="ce86" office:value-type="float" office:value="5.84615384615385" calcext:value-type="float">
            <text:p>5.846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60</text:p>
          </table:table-cell>
          <table:table-cell table:style-name="ce31" office:value-type="float" office:value="4.99145299145299" calcext:value-type="float">
            <text:p>4.9915</text:p>
          </table:table-cell>
          <table:table-cell table:number-columns-repeated="8" table:style-name="ce59" office:value-type="float" office:value="5.98290598290598" calcext:value-type="float">
            <text:p>5.9829</text:p>
          </table:table-cell>
          <table:table-cell table:style-name="ce86" office:value-type="float" office:value="5.98290598290598" calcext:value-type="float">
            <text:p>5.982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80</text:p>
          </table:table-cell>
          <table:table-cell table:style-name="ce31" office:value-type="float" office:value="4.61538461538462" calcext:value-type="float">
            <text:p>4.6154</text:p>
          </table:table-cell>
          <table:table-cell table:number-columns-repeated="8" table:style-name="ce59" office:value-type="float" office:value="6.03418803418803" calcext:value-type="float">
            <text:p>6.0342</text:p>
          </table:table-cell>
          <table:table-cell table:style-name="ce86" office:value-type="float" office:value="6.03418803418803" calcext:value-type="float">
            <text:p>6.034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100</text:p>
          </table:table-cell>
          <table:table-cell table:style-name="ce31" office:value-type="float" office:value="6.46153846153846" calcext:value-type="float">
            <text:p>6.4615</text:p>
          </table:table-cell>
          <table:table-cell table:style-name="ce59" office:value-type="float" office:value="6.97435897435897" calcext:value-type="float">
            <text:p>6.9744</text:p>
          </table:table-cell>
          <table:table-cell table:number-columns-repeated="7" table:style-name="ce59" office:value-type="float" office:value="6.99145299145299" calcext:value-type="float">
            <text:p>6.9915</text:p>
          </table:table-cell>
          <table:table-cell table:style-name="ce86" office:value-type="float" office:value="6.99145299145299" calcext:value-type="float">
            <text:p>6.991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150</text:p>
          </table:table-cell>
          <table:table-cell table:style-name="ce31" office:value-type="float" office:value="6.11965811965812" calcext:value-type="float">
            <text:p>6.1197</text:p>
          </table:table-cell>
          <table:table-cell table:style-name="ce59" office:value-type="float" office:value="6.97435897435897" calcext:value-type="float">
            <text:p>6.9744</text:p>
          </table:table-cell>
          <table:table-cell table:style-name="ce59" office:value-type="float" office:value="7.04273504273504" calcext:value-type="float">
            <text:p>7.0427</text:p>
          </table:table-cell>
          <table:table-cell table:number-columns-repeated="6" table:style-name="ce59" office:value-type="float" office:value="7.09401709401709" calcext:value-type="float">
            <text:p>7.0940</text:p>
          </table:table-cell>
          <table:table-cell table:style-name="ce86" office:value-type="float" office:value="7.09401709401709" calcext:value-type="float">
            <text:p>7.094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200</text:p>
          </table:table-cell>
          <table:table-cell table:style-name="ce31" office:value-type="float" office:value="5.98290598290598" calcext:value-type="float">
            <text:p>5.9829</text:p>
          </table:table-cell>
          <table:table-cell table:style-name="ce59" office:value-type="float" office:value="6.87179487179487" calcext:value-type="float">
            <text:p>6.8718</text:p>
          </table:table-cell>
          <table:table-cell table:number-columns-repeated="2" table:style-name="ce59" office:value-type="float" office:value="7.04273504273504" calcext:value-type="float">
            <text:p>7.0427</text:p>
          </table:table-cell>
          <table:table-cell table:number-columns-repeated="5" table:style-name="ce59" office:value-type="float" office:value="7.09401709401709" calcext:value-type="float">
            <text:p>7.0940</text:p>
          </table:table-cell>
          <table:table-cell table:style-name="ce86" office:value-type="float" office:value="7.09401709401709" calcext:value-type="float">
            <text:p>7.094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40</text:p>
          </table:table-cell>
          <table:table-cell table:style-name="ce31" office:value-type="float" office:value="6.23931623931624" calcext:value-type="float">
            <text:p>6.2393</text:p>
          </table:table-cell>
          <table:table-cell table:number-columns-repeated="8" table:style-name="ce59" office:value-type="float" office:value="6.42735042735043" calcext:value-type="float">
            <text:p>6.4274</text:p>
          </table:table-cell>
          <table:table-cell table:style-name="ce86" office:value-type="float" office:value="6.42735042735043" calcext:value-type="float">
            <text:p>6.427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60</text:p>
          </table:table-cell>
          <table:table-cell table:style-name="ce31" office:value-type="float" office:value="6.34188034188034" calcext:value-type="float">
            <text:p>6.3419</text:p>
          </table:table-cell>
          <table:table-cell table:style-name="ce59" office:value-type="float" office:value="6.66666666666667" calcext:value-type="float">
            <text:p>6.6667</text:p>
          </table:table-cell>
          <table:table-cell table:number-columns-repeated="7" table:style-name="ce59" office:value-type="float" office:value="6.68376068376068" calcext:value-type="float">
            <text:p>6.6838</text:p>
          </table:table-cell>
          <table:table-cell table:style-name="ce86" office:value-type="float" office:value="6.68376068376068" calcext:value-type="float">
            <text:p>6.6838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math_no_diff_int_true_sep_div_KBC_max_rules_80</text:p>
          </table:table-cell>
          <table:table-cell table:style-name="ce32" office:value-type="float" office:value="6.34188034188034" calcext:value-type="float">
            <text:p>6.3419</text:p>
          </table:table-cell>
          <table:table-cell table:style-name="ce60" office:value-type="float" office:value="6.83760683760684" calcext:value-type="float">
            <text:p>6.8376</text:p>
          </table:table-cell>
          <table:table-cell table:number-columns-repeated="7" table:style-name="ce60" office:value-type="float" office:value="6.85470085470085" calcext:value-type="float">
            <text:p>6.8547</text:p>
          </table:table-cell>
          <table:table-cell table:style-name="ce87" office:value-type="float" office:value="6.85470085470085" calcext:value-type="float">
            <text:p>6.8547</text:p>
          </table:table-cell>
        </table:table-row>
        <table:table-row table:style-name="ro1">
          <table:table-cell table:style-name="ce3" office:value-type="string" calcext:value-type="string">
            <text:p>random_terms_medium</text:p>
          </table:table-cell>
          <table:table-cell table:style-name="ce9" office:value-type="string" calcext:value-type="string">
            <text:p>BaseRules</text:p>
          </table:table-cell>
          <table:table-cell table:style-name="ce33" office:value-type="float" office:value="4.0935960591133" calcext:value-type="float">
            <text:p>4.0936</text:p>
          </table:table-cell>
          <table:table-cell table:style-name="ce61" office:value-type="float" office:value="4.70935960591133" calcext:value-type="float">
            <text:p>4.7094</text:p>
          </table:table-cell>
          <table:table-cell table:style-name="ce61" office:value-type="float" office:value="4.73399014778325" calcext:value-type="float">
            <text:p>4.7340</text:p>
          </table:table-cell>
          <table:table-cell table:number-columns-repeated="6" table:style-name="ce61" office:value-type="float" office:value="4.74384236453202" calcext:value-type="float">
            <text:p>4.7438</text:p>
          </table:table-cell>
          <table:table-cell table:style-name="ce88" office:value-type="float" office:value="4.74384236453202" calcext:value-type="float">
            <text:p>4.743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BaseRules_no_div</text:p>
          </table:table-cell>
          <table:table-cell table:style-name="ce34" office:value-type="float" office:value="3.55172413793103" calcext:value-type="float">
            <text:p>3.5517</text:p>
          </table:table-cell>
          <table:table-cell table:style-name="ce62" office:value-type="float" office:value="3.78325123152709" calcext:value-type="float">
            <text:p>3.7833</text:p>
          </table:table-cell>
          <table:table-cell table:style-name="ce62" office:value-type="float" office:value="3.79310344827586" calcext:value-type="float">
            <text:p>3.7931</text:p>
          </table:table-cell>
          <table:table-cell table:number-columns-repeated="6" table:style-name="ce62" office:value-type="float" office:value="3.80295566502463" calcext:value-type="float">
            <text:p>3.8030</text:p>
          </table:table-cell>
          <table:table-cell table:style-name="ce89" office:value-type="float" office:value="3.80295566502463" calcext:value-type="float">
            <text:p>3.803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</text:p>
          </table:table-cell>
          <table:table-cell table:style-name="ce34" office:value-type="float" office:value="3.88177339901478" calcext:value-type="float">
            <text:p>3.8818</text:p>
          </table:table-cell>
          <table:table-cell table:style-name="ce62" office:value-type="float" office:value="3.98522167487685" calcext:value-type="float">
            <text:p>3.9852</text:p>
          </table:table-cell>
          <table:table-cell table:number-columns-repeated="7" table:style-name="ce62" office:value-type="float" office:value="3.99014778325123" calcext:value-type="float">
            <text:p>3.9901</text:p>
          </table:table-cell>
          <table:table-cell table:style-name="ce89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_extended</text:p>
          </table:table-cell>
          <table:table-cell table:style-name="ce34" office:value-type="float" office:value="4.00985221674877" calcext:value-type="float">
            <text:p>4.0099</text:p>
          </table:table-cell>
          <table:table-cell table:style-name="ce62" office:value-type="float" office:value="4.78817733990148" calcext:value-type="float">
            <text:p>4.7882</text:p>
          </table:table-cell>
          <table:table-cell table:style-name="ce62" office:value-type="float" office:value="4.88177339901478" calcext:value-type="float">
            <text:p>4.8818</text:p>
          </table:table-cell>
          <table:table-cell table:style-name="ce62" office:value-type="float" office:value="4.89162561576355" calcext:value-type="float">
            <text:p>4.8916</text:p>
          </table:table-cell>
          <table:table-cell table:style-name="ce62" office:value-type="float" office:value="4.89655172413793" calcext:value-type="float">
            <text:p>4.8966</text:p>
          </table:table-cell>
          <table:table-cell table:number-columns-repeated="4" table:style-name="ce62" office:value-type="float" office:value="4.90147783251232" calcext:value-type="float">
            <text:p>4.9015</text:p>
          </table:table-cell>
          <table:table-cell table:style-name="ce89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</text:p>
          </table:table-cell>
          <table:table-cell table:style-name="ce34" office:value-type="float" office:value="4.29064039408867" calcext:value-type="float">
            <text:p>4.2906</text:p>
          </table:table-cell>
          <table:table-cell table:number-columns-repeated="8" table:style-name="ce62" office:value-type="float" office:value="4.46305418719212" calcext:value-type="float">
            <text:p>4.4631</text:p>
          </table:table-cell>
          <table:table-cell table:style-name="ce89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_extended</text:p>
          </table:table-cell>
          <table:table-cell table:style-name="ce34" office:value-type="float" office:value="3.79802955665025" calcext:value-type="float">
            <text:p>3.7980</text:p>
          </table:table-cell>
          <table:table-cell table:style-name="ce62" office:value-type="float" office:value="4.74384236453202" calcext:value-type="float">
            <text:p>4.7438</text:p>
          </table:table-cell>
          <table:table-cell table:style-name="ce62" office:value-type="float" office:value="4.87192118226601" calcext:value-type="float">
            <text:p>4.8719</text:p>
          </table:table-cell>
          <table:table-cell table:number-columns-repeated="2" table:style-name="ce62" office:value-type="float" office:value="4.96551724137931" calcext:value-type="float">
            <text:p>4.9655</text:p>
          </table:table-cell>
          <table:table-cell table:number-columns-repeated="4" table:style-name="ce62" office:value-type="float" office:value="4.97536945812808" calcext:value-type="float">
            <text:p>4.9754</text:p>
          </table:table-cell>
          <table:table-cell table:style-name="ce89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200_extended</text:p>
          </table:table-cell>
          <table:table-cell table:style-name="ce34" office:value-type="float" office:value="3.70443349753695" calcext:value-type="float">
            <text:p>3.7044</text:p>
          </table:table-cell>
          <table:table-cell table:style-name="ce62" office:value-type="float" office:value="4.64532019704434" calcext:value-type="float">
            <text:p>4.6453</text:p>
          </table:table-cell>
          <table:table-cell table:style-name="ce62" office:value-type="float" office:value="4.8128078817734" calcext:value-type="float">
            <text:p>4.8128</text:p>
          </table:table-cell>
          <table:table-cell table:style-name="ce62" office:value-type="float" office:value="4.97536945812808" calcext:value-type="float">
            <text:p>4.9754</text:p>
          </table:table-cell>
          <table:table-cell table:style-name="ce62" office:value-type="float" office:value="4.98029556650246" calcext:value-type="float">
            <text:p>4.9803</text:p>
          </table:table-cell>
          <table:table-cell table:number-columns-repeated="4" table:style-name="ce62" office:value-type="float" office:value="4.99014778325123" calcext:value-type="float">
            <text:p>4.9901</text:p>
          </table:table-cell>
          <table:table-cell table:style-name="ce89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</text:p>
          </table:table-cell>
          <table:table-cell table:style-name="ce34" office:value-type="float" office:value="3.76847290640394" calcext:value-type="float">
            <text:p>3.7685</text:p>
          </table:table-cell>
          <table:table-cell table:number-columns-repeated="8" table:style-name="ce62" office:value-type="float" office:value="3.76847290640394" calcext:value-type="float">
            <text:p>3.7685</text:p>
          </table:table-cell>
          <table:table-cell table:style-name="ce89" office:value-type="float" office:value="3.76847290640394" calcext:value-type="float">
            <text:p>3.768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_extended</text:p>
          </table:table-cell>
          <table:table-cell table:style-name="ce34" office:value-type="float" office:value="4.29556650246305" calcext:value-type="float">
            <text:p>4.2956</text:p>
          </table:table-cell>
          <table:table-cell table:style-name="ce62" office:value-type="float" office:value="4.72413793103448" calcext:value-type="float">
            <text:p>4.7241</text:p>
          </table:table-cell>
          <table:table-cell table:number-columns-repeated="7" table:style-name="ce62" office:value-type="float" office:value="4.7487684729064" calcext:value-type="float">
            <text:p>4.7488</text:p>
          </table:table-cell>
          <table:table-cell table:style-name="ce89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</text:p>
          </table:table-cell>
          <table:table-cell table:style-name="ce34" office:value-type="float" office:value="3.85714285714286" calcext:value-type="float">
            <text:p>3.8571</text:p>
          </table:table-cell>
          <table:table-cell table:number-columns-repeated="8" table:style-name="ce62" office:value-type="float" office:value="3.86206896551724" calcext:value-type="float">
            <text:p>3.8621</text:p>
          </table:table-cell>
          <table:table-cell table:style-name="ce89" office:value-type="float" office:value="3.86206896551724" calcext:value-type="float">
            <text:p>3.862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_extended</text:p>
          </table:table-cell>
          <table:table-cell table:style-name="ce34" office:value-type="float" office:value="4.29556650246305" calcext:value-type="float">
            <text:p>4.2956</text:p>
          </table:table-cell>
          <table:table-cell table:style-name="ce62" office:value-type="float" office:value="4.77832512315271" calcext:value-type="float">
            <text:p>4.7783</text:p>
          </table:table-cell>
          <table:table-cell table:style-name="ce62" office:value-type="float" office:value="4.84729064039409" calcext:value-type="float">
            <text:p>4.8473</text:p>
          </table:table-cell>
          <table:table-cell table:number-columns-repeated="6" table:style-name="ce62" office:value-type="float" office:value="4.85714285714286" calcext:value-type="float">
            <text:p>4.8571</text:p>
          </table:table-cell>
          <table:table-cell table:style-name="ce89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</text:p>
          </table:table-cell>
          <table:table-cell table:style-name="ce34" office:value-type="float" office:value="3.9064039408867" calcext:value-type="float">
            <text:p>3.9064</text:p>
          </table:table-cell>
          <table:table-cell table:style-name="ce62" office:value-type="float" office:value="3.93596059113301" calcext:value-type="float">
            <text:p>3.9360</text:p>
          </table:table-cell>
          <table:table-cell table:number-columns-repeated="7" table:style-name="ce62" office:value-type="float" office:value="3.94088669950739" calcext:value-type="float">
            <text:p>3.9409</text:p>
          </table:table-cell>
          <table:table-cell table:style-name="ce89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_extended</text:p>
          </table:table-cell>
          <table:table-cell table:style-name="ce34" office:value-type="float" office:value="4.1576354679803" calcext:value-type="float">
            <text:p>4.1576</text:p>
          </table:table-cell>
          <table:table-cell table:style-name="ce62" office:value-type="float" office:value="4.80788177339902" calcext:value-type="float">
            <text:p>4.8079</text:p>
          </table:table-cell>
          <table:table-cell table:style-name="ce62" office:value-type="float" office:value="4.87684729064039" calcext:value-type="float">
            <text:p>4.8768</text:p>
          </table:table-cell>
          <table:table-cell table:number-columns-repeated="6" table:style-name="ce62" office:value-type="float" office:value="4.89162561576355" calcext:value-type="float">
            <text:p>4.8916</text:p>
          </table:table-cell>
          <table:table-cell table:style-name="ce89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3</text:p>
          </table:table-cell>
          <table:table-cell table:style-name="ce34" office:value-type="float" office:value="3.62068965517241" calcext:value-type="float">
            <text:p>3.6207</text:p>
          </table:table-cell>
          <table:table-cell table:number-columns-repeated="8" table:style-name="ce62" office:value-type="float" office:value="3.62068965517241" calcext:value-type="float">
            <text:p>3.6207</text:p>
          </table:table-cell>
          <table:table-cell table:style-name="ce89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4</text:p>
          </table:table-cell>
          <table:table-cell table:style-name="ce34" office:value-type="float" office:value="3.64532019704434" calcext:value-type="float">
            <text:p>3.6453</text:p>
          </table:table-cell>
          <table:table-cell table:number-columns-repeated="8" table:style-name="ce62" office:value-type="float" office:value="3.64532019704434" calcext:value-type="float">
            <text:p>3.6453</text:p>
          </table:table-cell>
          <table:table-cell table:style-name="ce89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6</text:p>
          </table:table-cell>
          <table:table-cell table:style-name="ce34" office:value-type="float" office:value="3.72413793103448" calcext:value-type="float">
            <text:p>3.7241</text:p>
          </table:table-cell>
          <table:table-cell table:style-name="ce62" office:value-type="float" office:value="3.74384236453202" calcext:value-type="float">
            <text:p>3.7438</text:p>
          </table:table-cell>
          <table:table-cell table:number-columns-repeated="7" table:style-name="ce62" office:value-type="float" office:value="3.7487684729064" calcext:value-type="float">
            <text:p>3.7488</text:p>
          </table:table-cell>
          <table:table-cell table:style-name="ce89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8</text:p>
          </table:table-cell>
          <table:table-cell table:style-name="ce34" office:value-type="float" office:value="3.58128078817734" calcext:value-type="float">
            <text:p>3.5813</text:p>
          </table:table-cell>
          <table:table-cell table:style-name="ce62" office:value-type="float" office:value="4.33497536945813" calcext:value-type="float">
            <text:p>4.3350</text:p>
          </table:table-cell>
          <table:table-cell table:style-name="ce62" office:value-type="float" office:value="4.36945812807882" calcext:value-type="float">
            <text:p>4.3695</text:p>
          </table:table-cell>
          <table:table-cell table:number-columns-repeated="6" table:style-name="ce62" office:value-type="float" office:value="4.40886699507389" calcext:value-type="float">
            <text:p>4.4089</text:p>
          </table:table-cell>
          <table:table-cell table:style-name="ce89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00</text:p>
          </table:table-cell>
          <table:table-cell table:style-name="ce34" office:value-type="float" office:value="3.8128078817734" calcext:value-type="float">
            <text:p>3.8128</text:p>
          </table:table-cell>
          <table:table-cell table:style-name="ce62" office:value-type="float" office:value="3.89655172413793" calcext:value-type="float">
            <text:p>3.8966</text:p>
          </table:table-cell>
          <table:table-cell table:number-columns-repeated="7" table:style-name="ce62" office:value-type="float" office:value="3.90147783251232" calcext:value-type="float">
            <text:p>3.9015</text:p>
          </table:table-cell>
          <table:table-cell table:style-name="ce89" office:value-type="float" office:value="3.90147783251232" calcext:value-type="float">
            <text:p>3.901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50</text:p>
          </table:table-cell>
          <table:table-cell table:style-name="ce34" office:value-type="float" office:value="3.73399014778325" calcext:value-type="float">
            <text:p>3.7340</text:p>
          </table:table-cell>
          <table:table-cell table:number-columns-repeated="8" table:style-name="ce62" office:value-type="float" office:value="3.9064039408867" calcext:value-type="float">
            <text:p>3.9064</text:p>
          </table:table-cell>
          <table:table-cell table:style-name="ce89" office:value-type="float" office:value="3.9064039408867" calcext:value-type="float">
            <text:p>3.906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200</text:p>
          </table:table-cell>
          <table:table-cell table:style-name="ce34" office:value-type="float" office:value="3.69950738916256" calcext:value-type="float">
            <text:p>3.6995</text:p>
          </table:table-cell>
          <table:table-cell table:style-name="ce62" office:value-type="float" office:value="3.90147783251232" calcext:value-type="float">
            <text:p>3.9015</text:p>
          </table:table-cell>
          <table:table-cell table:number-columns-repeated="7" table:style-name="ce62" office:value-type="float" office:value="3.92118226600985" calcext:value-type="float">
            <text:p>3.9212</text:p>
          </table:table-cell>
          <table:table-cell table:style-name="ce89" office:value-type="float" office:value="3.92118226600985" calcext:value-type="float">
            <text:p>3.921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40</text:p>
          </table:table-cell>
          <table:table-cell table:style-name="ce34" office:value-type="float" office:value="3.61576354679803" calcext:value-type="float">
            <text:p>3.6158</text:p>
          </table:table-cell>
          <table:table-cell table:number-columns-repeated="8" table:style-name="ce62" office:value-type="float" office:value="3.62068965517241" calcext:value-type="float">
            <text:p>3.6207</text:p>
          </table:table-cell>
          <table:table-cell table:style-name="ce89" office:value-type="float" office:value="3.62068965517241" calcext:value-type="float">
            <text:p>3.620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60</text:p>
          </table:table-cell>
          <table:table-cell table:style-name="ce34" office:value-type="float" office:value="3.68965517241379" calcext:value-type="float">
            <text:p>3.6897</text:p>
          </table:table-cell>
          <table:table-cell table:style-name="ce62" office:value-type="float" office:value="3.70443349753695" calcext:value-type="float">
            <text:p>3.7044</text:p>
          </table:table-cell>
          <table:table-cell table:number-columns-repeated="7" table:style-name="ce62" office:value-type="float" office:value="3.70935960591133" calcext:value-type="float">
            <text:p>3.7094</text:p>
          </table:table-cell>
          <table:table-cell table:style-name="ce89" office:value-type="float" office:value="3.70935960591133" calcext:value-type="float">
            <text:p>3.709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80</text:p>
          </table:table-cell>
          <table:table-cell table:style-name="ce34" office:value-type="float" office:value="3.72413793103448" calcext:value-type="float">
            <text:p>3.7241</text:p>
          </table:table-cell>
          <table:table-cell table:style-name="ce62" office:value-type="float" office:value="3.75862068965517" calcext:value-type="float">
            <text:p>3.7586</text:p>
          </table:table-cell>
          <table:table-cell table:number-columns-repeated="7" table:style-name="ce62" office:value-type="float" office:value="3.76354679802956" calcext:value-type="float">
            <text:p>3.7635</text:p>
          </table:table-cell>
          <table:table-cell table:style-name="ce89" office:value-type="float" office:value="3.76354679802956" calcext:value-type="float">
            <text:p>3.763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00</text:p>
          </table:table-cell>
          <table:table-cell table:style-name="ce34" office:value-type="float" office:value="4.11822660098522" calcext:value-type="float">
            <text:p>4.1182</text:p>
          </table:table-cell>
          <table:table-cell table:number-columns-repeated="8" table:style-name="ce62" office:value-type="float" office:value="4.14778325123153" calcext:value-type="float">
            <text:p>4.1478</text:p>
          </table:table-cell>
          <table:table-cell table:style-name="ce89" office:value-type="float" office:value="4.14778325123153" calcext:value-type="float">
            <text:p>4.147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50</text:p>
          </table:table-cell>
          <table:table-cell table:style-name="ce34" office:value-type="float" office:value="4.30541871921182" calcext:value-type="float">
            <text:p>4.3054</text:p>
          </table:table-cell>
          <table:table-cell table:number-columns-repeated="8" table:style-name="ce62" office:value-type="float" office:value="4.45320197044335" calcext:value-type="float">
            <text:p>4.4532</text:p>
          </table:table-cell>
          <table:table-cell table:style-name="ce89" office:value-type="float" office:value="4.45320197044335" calcext:value-type="float">
            <text:p>4.453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200</text:p>
          </table:table-cell>
          <table:table-cell table:style-name="ce34" office:value-type="float" office:value="4.63054187192118" calcext:value-type="float">
            <text:p>4.6305</text:p>
          </table:table-cell>
          <table:table-cell table:style-name="ce62" office:value-type="float" office:value="4.88669950738916" calcext:value-type="float">
            <text:p>4.8867</text:p>
          </table:table-cell>
          <table:table-cell table:number-columns-repeated="7" table:style-name="ce62" office:value-type="float" office:value="4.90147783251232" calcext:value-type="float">
            <text:p>4.9015</text:p>
          </table:table-cell>
          <table:table-cell table:style-name="ce89" office:value-type="float" office:value="4.90147783251232" calcext:value-type="float">
            <text:p>4.901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40</text:p>
          </table:table-cell>
          <table:table-cell table:style-name="ce34" office:value-type="float" office:value="3.83251231527094" calcext:value-type="float">
            <text:p>3.8325</text:p>
          </table:table-cell>
          <table:table-cell table:number-columns-repeated="8" table:style-name="ce62" office:value-type="float" office:value="3.8423645320197" calcext:value-type="float">
            <text:p>3.8424</text:p>
          </table:table-cell>
          <table:table-cell table:style-name="ce89" office:value-type="float" office:value="3.8423645320197" calcext:value-type="float">
            <text:p>3.842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60</text:p>
          </table:table-cell>
          <table:table-cell table:style-name="ce34" office:value-type="float" office:value="3.94581280788177" calcext:value-type="float">
            <text:p>3.9458</text:p>
          </table:table-cell>
          <table:table-cell table:number-columns-repeated="8" table:style-name="ce62" office:value-type="float" office:value="3.95566502463054" calcext:value-type="float">
            <text:p>3.9557</text:p>
          </table:table-cell>
          <table:table-cell table:style-name="ce89" office:value-type="float" office:value="3.95566502463054" calcext:value-type="float">
            <text:p>3.955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80</text:p>
          </table:table-cell>
          <table:table-cell table:style-name="ce34" office:value-type="float" office:value="3.95073891625616" calcext:value-type="float">
            <text:p>3.9507</text:p>
          </table:table-cell>
          <table:table-cell table:number-columns-repeated="8" table:style-name="ce62" office:value-type="float" office:value="3.97536945812808" calcext:value-type="float">
            <text:p>3.9754</text:p>
          </table:table-cell>
          <table:table-cell table:style-name="ce89" office:value-type="float" office:value="3.97536945812808" calcext:value-type="float">
            <text:p>3.975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100</text:p>
          </table:table-cell>
          <table:table-cell table:style-name="ce34" office:value-type="float" office:value="4.36453201970443" calcext:value-type="float">
            <text:p>4.3645</text:p>
          </table:table-cell>
          <table:table-cell table:style-name="ce62" office:value-type="float" office:value="4.55172413793104" calcext:value-type="float">
            <text:p>4.5517</text:p>
          </table:table-cell>
          <table:table-cell table:number-columns-repeated="7" table:style-name="ce62" office:value-type="float" office:value="4.5615763546798" calcext:value-type="float">
            <text:p>4.5616</text:p>
          </table:table-cell>
          <table:table-cell table:style-name="ce89" office:value-type="float" office:value="4.5615763546798" calcext:value-type="float">
            <text:p>4.561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150</text:p>
          </table:table-cell>
          <table:table-cell table:style-name="ce34" office:value-type="float" office:value="4.2807881773399" calcext:value-type="float">
            <text:p>4.2808</text:p>
          </table:table-cell>
          <table:table-cell table:style-name="ce62" office:value-type="float" office:value="4.55665024630542" calcext:value-type="float">
            <text:p>4.5567</text:p>
          </table:table-cell>
          <table:table-cell table:number-columns-repeated="7" table:style-name="ce62" office:value-type="float" office:value="4.57635467980296" calcext:value-type="float">
            <text:p>4.5764</text:p>
          </table:table-cell>
          <table:table-cell table:style-name="ce89" office:value-type="float" office:value="4.57635467980296" calcext:value-type="float">
            <text:p>4.576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200</text:p>
          </table:table-cell>
          <table:table-cell table:style-name="ce34" office:value-type="float" office:value="4.20689655172414" calcext:value-type="float">
            <text:p>4.2069</text:p>
          </table:table-cell>
          <table:table-cell table:style-name="ce62" office:value-type="float" office:value="4.5615763546798" calcext:value-type="float">
            <text:p>4.5616</text:p>
          </table:table-cell>
          <table:table-cell table:number-columns-repeated="7" table:style-name="ce62" office:value-type="float" office:value="4.59113300492611" calcext:value-type="float">
            <text:p>4.5911</text:p>
          </table:table-cell>
          <table:table-cell table:style-name="ce89" office:value-type="float" office:value="4.59113300492611" calcext:value-type="float">
            <text:p>4.591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40</text:p>
          </table:table-cell>
          <table:table-cell table:style-name="ce34" office:value-type="float" office:value="4.20689655172414" calcext:value-type="float">
            <text:p>4.2069</text:p>
          </table:table-cell>
          <table:table-cell table:number-columns-repeated="8" table:style-name="ce62" office:value-type="float" office:value="4.26108374384237" calcext:value-type="float">
            <text:p>4.2611</text:p>
          </table:table-cell>
          <table:table-cell table:style-name="ce89" office:value-type="float" office:value="4.26108374384237" calcext:value-type="float">
            <text:p>4.261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60</text:p>
          </table:table-cell>
          <table:table-cell table:style-name="ce34" office:value-type="float" office:value="4.25615763546798" calcext:value-type="float">
            <text:p>4.2562</text:p>
          </table:table-cell>
          <table:table-cell table:style-name="ce62" office:value-type="float" office:value="4.35467980295567" calcext:value-type="float">
            <text:p>4.3547</text:p>
          </table:table-cell>
          <table:table-cell table:number-columns-repeated="7" table:style-name="ce62" office:value-type="float" office:value="4.36453201970443" calcext:value-type="float">
            <text:p>4.3645</text:p>
          </table:table-cell>
          <table:table-cell table:style-name="ce89" office:value-type="float" office:value="4.36453201970443" calcext:value-type="float">
            <text:p>4.3645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math_no_diff_int_true_sep_div_KBC_max_rules_80</text:p>
          </table:table-cell>
          <table:table-cell table:style-name="ce35" office:value-type="float" office:value="4.29064039408867" calcext:value-type="float">
            <text:p>4.2906</text:p>
          </table:table-cell>
          <table:table-cell table:style-name="ce63" office:value-type="float" office:value="4.41379310344828" calcext:value-type="float">
            <text:p>4.4138</text:p>
          </table:table-cell>
          <table:table-cell table:number-columns-repeated="7" table:style-name="ce63" office:value-type="float" office:value="4.42364532019704" calcext:value-type="float">
            <text:p>4.4236</text:p>
          </table:table-cell>
          <table:table-cell table:style-name="ce90" office:value-type="float" office:value="4.42364532019704" calcext:value-type="float">
            <text:p>4.4236</text:p>
          </table:table-cell>
        </table:table-row>
        <table:table-row table:style-name="ro1">
          <table:table-cell table:style-name="ce3" office:value-type="string" calcext:value-type="string">
            <text:p>random_terms_small</text:p>
          </table:table-cell>
          <table:table-cell table:style-name="ce9" office:value-type="string" calcext:value-type="string">
            <text:p>BaseRules</text:p>
          </table:table-cell>
          <table:table-cell table:style-name="ce36" office:value-type="float" office:value="2.29405772495756" calcext:value-type="float">
            <text:p>2.2941</text:p>
          </table:table-cell>
          <table:table-cell table:style-name="ce64" office:value-type="float" office:value="2.4088285229202" calcext:value-type="float">
            <text:p>2.4088</text:p>
          </table:table-cell>
          <table:table-cell table:number-columns-repeated="7" table:style-name="ce64" office:value-type="float" office:value="2.41018675721562" calcext:value-type="float">
            <text:p>2.4102</text:p>
          </table:table-cell>
          <table:table-cell table:style-name="ce91" office:value-type="float" office:value="2.41018675721562" calcext:value-type="float">
            <text:p>2.410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BaseRules_no_div</text:p>
          </table:table-cell>
          <table:table-cell table:style-name="ce37" office:value-type="float" office:value="1.8723259762309" calcext:value-type="float">
            <text:p>1.8723</text:p>
          </table:table-cell>
          <table:table-cell table:number-columns-repeated="8" table:style-name="ce65" office:value-type="float" office:value="1.94091680814941" calcext:value-type="float">
            <text:p>1.9409</text:p>
          </table:table-cell>
          <table:table-cell table:style-name="ce92" office:value-type="float" office:value="1.94091680814941" calcext:value-type="float">
            <text:p>1.940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</text:p>
          </table:table-cell>
          <table:table-cell table:style-name="ce37" office:value-type="float" office:value="2.1358234295416" calcext:value-type="float">
            <text:p>2.1358</text:p>
          </table:table-cell>
          <table:table-cell table:number-columns-repeated="8" table:style-name="ce65" office:value-type="float" office:value="2.14125636672326" calcext:value-type="float">
            <text:p>2.1413</text:p>
          </table:table-cell>
          <table:table-cell table:style-name="ce92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_extended</text:p>
          </table:table-cell>
          <table:table-cell table:style-name="ce37" office:value-type="float" office:value="2.32122241086587" calcext:value-type="float">
            <text:p>2.3212</text:p>
          </table:table-cell>
          <table:table-cell table:style-name="ce65" office:value-type="float" office:value="2.45840407470289" calcext:value-type="float">
            <text:p>2.4584</text:p>
          </table:table-cell>
          <table:table-cell table:style-name="ce65" office:value-type="float" office:value="2.46519524617997" calcext:value-type="float">
            <text:p>2.4652</text:p>
          </table:table-cell>
          <table:table-cell table:number-columns-repeated="6" table:style-name="ce65" office:value-type="float" office:value="2.46587436332767" calcext:value-type="float">
            <text:p>2.4659</text:p>
          </table:table-cell>
          <table:table-cell table:style-name="ce92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</text:p>
          </table:table-cell>
          <table:table-cell table:style-name="ce37" office:value-type="float" office:value="2.2723259762309" calcext:value-type="float">
            <text:p>2.2723</text:p>
          </table:table-cell>
          <table:table-cell table:number-columns-repeated="8" table:style-name="ce65" office:value-type="float" office:value="2.29881154499151" calcext:value-type="float">
            <text:p>2.2988</text:p>
          </table:table-cell>
          <table:table-cell table:style-name="ce92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_extended</text:p>
          </table:table-cell>
          <table:table-cell table:style-name="ce37" office:value-type="float" office:value="2.25398981324278" calcext:value-type="float">
            <text:p>2.2540</text:p>
          </table:table-cell>
          <table:table-cell table:style-name="ce65" office:value-type="float" office:value="2.44617996604414" calcext:value-type="float">
            <text:p>2.4462</text:p>
          </table:table-cell>
          <table:table-cell table:style-name="ce65" office:value-type="float" office:value="2.47538200339559" calcext:value-type="float">
            <text:p>2.4754</text:p>
          </table:table-cell>
          <table:table-cell table:number-columns-repeated="6" table:style-name="ce65" office:value-type="float" office:value="2.48217317487267" calcext:value-type="float">
            <text:p>2.4822</text:p>
          </table:table-cell>
          <table:table-cell table:style-name="ce92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200_extended</text:p>
          </table:table-cell>
          <table:table-cell table:style-name="ce37" office:value-type="float" office:value="2.16095076400679" calcext:value-type="float">
            <text:p>2.1610</text:p>
          </table:table-cell>
          <table:table-cell table:style-name="ce65" office:value-type="float" office:value="2.42444821731749" calcext:value-type="float">
            <text:p>2.4244</text:p>
          </table:table-cell>
          <table:table-cell table:style-name="ce65" office:value-type="float" office:value="2.46519524617997" calcext:value-type="float">
            <text:p>2.4652</text:p>
          </table:table-cell>
          <table:table-cell table:number-columns-repeated="6" table:style-name="ce65" office:value-type="float" office:value="2.4848896434635" calcext:value-type="float">
            <text:p>2.4849</text:p>
          </table:table-cell>
          <table:table-cell table:style-name="ce92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</text:p>
          </table:table-cell>
          <table:table-cell table:style-name="ce37" office:value-type="float" office:value="2.05297113752122" calcext:value-type="float">
            <text:p>2.0530</text:p>
          </table:table-cell>
          <table:table-cell table:number-columns-repeated="8" table:style-name="ce65" office:value-type="float" office:value="2.05365025466893" calcext:value-type="float">
            <text:p>2.0537</text:p>
          </table:table-cell>
          <table:table-cell table:style-name="ce92" office:value-type="float" office:value="2.05365025466893" calcext:value-type="float">
            <text:p>2.053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_extended</text:p>
          </table:table-cell>
          <table:table-cell table:style-name="ce37" office:value-type="float" office:value="2.2974533106961" calcext:value-type="float">
            <text:p>2.2975</text:p>
          </table:table-cell>
          <table:table-cell table:style-name="ce65" office:value-type="float" office:value="2.40475382003396" calcext:value-type="float">
            <text:p>2.4048</text:p>
          </table:table-cell>
          <table:table-cell table:number-columns-repeated="7" table:style-name="ce65" office:value-type="float" office:value="2.4081494057725" calcext:value-type="float">
            <text:p>2.4081</text:p>
          </table:table-cell>
          <table:table-cell table:style-name="ce92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</text:p>
          </table:table-cell>
          <table:table-cell table:style-name="ce37" office:value-type="float" office:value="2.0937181663837" calcext:value-type="float">
            <text:p>2.0937</text:p>
          </table:table-cell>
          <table:table-cell table:number-columns-repeated="8" table:style-name="ce65" office:value-type="float" office:value="2.09575551782683" calcext:value-type="float">
            <text:p>2.0958</text:p>
          </table:table-cell>
          <table:table-cell table:style-name="ce92" office:value-type="float" office:value="2.09575551782683" calcext:value-type="float">
            <text:p>2.095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_extended</text:p>
          </table:table-cell>
          <table:table-cell table:style-name="ce37" office:value-type="float" office:value="2.31035653650255" calcext:value-type="float">
            <text:p>2.3104</text:p>
          </table:table-cell>
          <table:table-cell table:style-name="ce65" office:value-type="float" office:value="2.44821731748727" calcext:value-type="float">
            <text:p>2.4482</text:p>
          </table:table-cell>
          <table:table-cell table:number-columns-repeated="7" table:style-name="ce65" office:value-type="float" office:value="2.45297113752122" calcext:value-type="float">
            <text:p>2.4530</text:p>
          </table:table-cell>
          <table:table-cell table:style-name="ce92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</text:p>
          </table:table-cell>
          <table:table-cell table:style-name="ce37" office:value-type="float" office:value="2.12359932088285" calcext:value-type="float">
            <text:p>2.1236</text:p>
          </table:table-cell>
          <table:table-cell table:number-columns-repeated="8" table:style-name="ce65" office:value-type="float" office:value="2.12835314091681" calcext:value-type="float">
            <text:p>2.1284</text:p>
          </table:table-cell>
          <table:table-cell table:style-name="ce92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_extended</text:p>
          </table:table-cell>
          <table:table-cell table:style-name="ce37" office:value-type="float" office:value="2.31782682512733" calcext:value-type="float">
            <text:p>2.3178</text:p>
          </table:table-cell>
          <table:table-cell table:style-name="ce65" office:value-type="float" office:value="2.45840407470289" calcext:value-type="float">
            <text:p>2.4584</text:p>
          </table:table-cell>
          <table:table-cell table:number-columns-repeated="7" table:style-name="ce65" office:value-type="float" office:value="2.46587436332767" calcext:value-type="float">
            <text:p>2.4659</text:p>
          </table:table-cell>
          <table:table-cell table:style-name="ce92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3</text:p>
          </table:table-cell>
          <table:table-cell table:style-name="ce37" office:value-type="float" office:value="1.98573853989813" calcext:value-type="float">
            <text:p>1.9857</text:p>
          </table:table-cell>
          <table:table-cell table:number-columns-repeated="8" table:style-name="ce65" office:value-type="float" office:value="1.98573853989813" calcext:value-type="float">
            <text:p>1.9857</text:p>
          </table:table-cell>
          <table:table-cell table:style-name="ce92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4</text:p>
          </table:table-cell>
          <table:table-cell table:style-name="ce37" office:value-type="float" office:value="1.99932088285229" calcext:value-type="float">
            <text:p>1.9993</text:p>
          </table:table-cell>
          <table:table-cell table:number-columns-repeated="8" table:style-name="ce65" office:value-type="float" office:value="1.99932088285229" calcext:value-type="float">
            <text:p>1.9993</text:p>
          </table:table-cell>
          <table:table-cell table:style-name="ce92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6</text:p>
          </table:table-cell>
          <table:table-cell table:style-name="ce37" office:value-type="float" office:value="2.02920203735144" calcext:value-type="float">
            <text:p>2.0292</text:p>
          </table:table-cell>
          <table:table-cell table:number-columns-repeated="8" table:style-name="ce65" office:value-type="float" office:value="2.02988115449915" calcext:value-type="float">
            <text:p>2.0299</text:p>
          </table:table-cell>
          <table:table-cell table:style-name="ce92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8</text:p>
          </table:table-cell>
          <table:table-cell table:style-name="ce37" office:value-type="float" office:value="2.09711375212224" calcext:value-type="float">
            <text:p>2.0971</text:p>
          </table:table-cell>
          <table:table-cell table:style-name="ce65" office:value-type="float" office:value="2.26825127334465" calcext:value-type="float">
            <text:p>2.2683</text:p>
          </table:table-cell>
          <table:table-cell table:style-name="ce65" office:value-type="float" office:value="2.27300509337861" calcext:value-type="float">
            <text:p>2.2730</text:p>
          </table:table-cell>
          <table:table-cell table:number-columns-repeated="6" table:style-name="ce65" office:value-type="float" office:value="2.27436332767402" calcext:value-type="float">
            <text:p>2.2744</text:p>
          </table:table-cell>
          <table:table-cell table:style-name="ce92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00</text:p>
          </table:table-cell>
          <table:table-cell table:style-name="ce37" office:value-type="float" office:value="1.97758913412564" calcext:value-type="float">
            <text:p>1.9776</text:p>
          </table:table-cell>
          <table:table-cell table:number-columns-repeated="8" table:style-name="ce65" office:value-type="float" office:value="1.98166383701188" calcext:value-type="float">
            <text:p>1.9817</text:p>
          </table:table-cell>
          <table:table-cell table:style-name="ce92" office:value-type="float" office:value="1.98166383701188" calcext:value-type="float">
            <text:p>1.981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50</text:p>
          </table:table-cell>
          <table:table-cell table:style-name="ce37" office:value-type="float" office:value="1.95314091680815" calcext:value-type="float">
            <text:p>1.9531</text:p>
          </table:table-cell>
          <table:table-cell table:number-columns-repeated="8" table:style-name="ce65" office:value-type="float" office:value="1.97962648556876" calcext:value-type="float">
            <text:p>1.9796</text:p>
          </table:table-cell>
          <table:table-cell table:style-name="ce92" office:value-type="float" office:value="1.97962648556876" calcext:value-type="float">
            <text:p>1.979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200</text:p>
          </table:table-cell>
          <table:table-cell table:style-name="ce37" office:value-type="float" office:value="1.9402376910017" calcext:value-type="float">
            <text:p>1.9402</text:p>
          </table:table-cell>
          <table:table-cell table:number-columns-repeated="8" table:style-name="ce65" office:value-type="float" office:value="1.97962648556876" calcext:value-type="float">
            <text:p>1.9796</text:p>
          </table:table-cell>
          <table:table-cell table:style-name="ce92" office:value-type="float" office:value="1.97962648556876" calcext:value-type="float">
            <text:p>1.979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40</text:p>
          </table:table-cell>
          <table:table-cell table:style-name="ce37" office:value-type="float" office:value="1.87436332767402" calcext:value-type="float">
            <text:p>1.8744</text:p>
          </table:table-cell>
          <table:table-cell table:number-columns-repeated="8" table:style-name="ce65" office:value-type="float" office:value="1.87504244482173" calcext:value-type="float">
            <text:p>1.8750</text:p>
          </table:table-cell>
          <table:table-cell table:style-name="ce92" office:value-type="float" office:value="1.87504244482173" calcext:value-type="float">
            <text:p>1.875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60</text:p>
          </table:table-cell>
          <table:table-cell table:style-name="ce37" office:value-type="float" office:value="1.9151103565365" calcext:value-type="float">
            <text:p>1.9151</text:p>
          </table:table-cell>
          <table:table-cell table:number-columns-repeated="8" table:style-name="ce65" office:value-type="float" office:value="1.91714770797963" calcext:value-type="float">
            <text:p>1.9171</text:p>
          </table:table-cell>
          <table:table-cell table:style-name="ce92" office:value-type="float" office:value="1.91714770797963" calcext:value-type="float">
            <text:p>1.917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80</text:p>
          </table:table-cell>
          <table:table-cell table:style-name="ce37" office:value-type="float" office:value="1.93752122241087" calcext:value-type="float">
            <text:p>1.9375</text:p>
          </table:table-cell>
          <table:table-cell table:number-columns-repeated="8" table:style-name="ce65" office:value-type="float" office:value="1.94363327674024" calcext:value-type="float">
            <text:p>1.9436</text:p>
          </table:table-cell>
          <table:table-cell table:style-name="ce92" office:value-type="float" office:value="1.94363327674024" calcext:value-type="float">
            <text:p>1.943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00</text:p>
          </table:table-cell>
          <table:table-cell table:style-name="ce37" office:value-type="float" office:value="2.16230899830221" calcext:value-type="float">
            <text:p>2.1623</text:p>
          </table:table-cell>
          <table:table-cell table:number-columns-repeated="8" table:style-name="ce65" office:value-type="float" office:value="2.16298811544992" calcext:value-type="float">
            <text:p>2.1630</text:p>
          </table:table-cell>
          <table:table-cell table:style-name="ce92" office:value-type="float" office:value="2.16298811544992" calcext:value-type="float">
            <text:p>2.163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50</text:p>
          </table:table-cell>
          <table:table-cell table:style-name="ce37" office:value-type="float" office:value="2.27436332767402" calcext:value-type="float">
            <text:p>2.2744</text:p>
          </table:table-cell>
          <table:table-cell table:number-columns-repeated="8" table:style-name="ce65" office:value-type="float" office:value="2.2811544991511" calcext:value-type="float">
            <text:p>2.2812</text:p>
          </table:table-cell>
          <table:table-cell table:style-name="ce92" office:value-type="float" office:value="2.2811544991511" calcext:value-type="float">
            <text:p>2.281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200</text:p>
          </table:table-cell>
          <table:table-cell table:style-name="ce37" office:value-type="float" office:value="2.3918505942275" calcext:value-type="float">
            <text:p>2.3919</text:p>
          </table:table-cell>
          <table:table-cell table:number-columns-repeated="8" table:style-name="ce65" office:value-type="float" office:value="2.41629881154499" calcext:value-type="float">
            <text:p>2.4163</text:p>
          </table:table-cell>
          <table:table-cell table:style-name="ce92" office:value-type="float" office:value="2.41629881154499" calcext:value-type="float">
            <text:p>2.416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40</text:p>
          </table:table-cell>
          <table:table-cell table:style-name="ce37" office:value-type="float" office:value="2.02784380305603" calcext:value-type="float">
            <text:p>2.0278</text:p>
          </table:table-cell>
          <table:table-cell table:number-columns-repeated="8" table:style-name="ce65" office:value-type="float" office:value="2.02784380305603" calcext:value-type="float">
            <text:p>2.0278</text:p>
          </table:table-cell>
          <table:table-cell table:style-name="ce92" office:value-type="float" office:value="2.02784380305603" calcext:value-type="float">
            <text:p>2.027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60</text:p>
          </table:table-cell>
          <table:table-cell table:style-name="ce37" office:value-type="float" office:value="2.0848896434635" calcext:value-type="float">
            <text:p>2.0849</text:p>
          </table:table-cell>
          <table:table-cell table:number-columns-repeated="8" table:style-name="ce65" office:value-type="float" office:value="2.0848896434635" calcext:value-type="float">
            <text:p>2.0849</text:p>
          </table:table-cell>
          <table:table-cell table:style-name="ce92" office:value-type="float" office:value="2.0848896434635" calcext:value-type="float">
            <text:p>2.084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80</text:p>
          </table:table-cell>
          <table:table-cell table:style-name="ce37" office:value-type="float" office:value="2.09915110356537" calcext:value-type="float">
            <text:p>2.0992</text:p>
          </table:table-cell>
          <table:table-cell table:number-columns-repeated="8" table:style-name="ce65" office:value-type="float" office:value="2.09915110356537" calcext:value-type="float">
            <text:p>2.0992</text:p>
          </table:table-cell>
          <table:table-cell table:style-name="ce92" office:value-type="float" office:value="2.09915110356537" calcext:value-type="float">
            <text:p>2.099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100</text:p>
          </table:table-cell>
          <table:table-cell table:style-name="ce37" office:value-type="float" office:value="2.30084889643464" calcext:value-type="float">
            <text:p>2.3008</text:p>
          </table:table-cell>
          <table:table-cell table:number-columns-repeated="8" table:style-name="ce65" office:value-type="float" office:value="2.31239388794567" calcext:value-type="float">
            <text:p>2.3124</text:p>
          </table:table-cell>
          <table:table-cell table:style-name="ce92" office:value-type="float" office:value="2.31239388794567" calcext:value-type="float">
            <text:p>2.312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150</text:p>
          </table:table-cell>
          <table:table-cell table:style-name="ce37" office:value-type="float" office:value="2.26893039049236" calcext:value-type="float">
            <text:p>2.2689</text:p>
          </table:table-cell>
          <table:table-cell table:number-columns-repeated="8" table:style-name="ce65" office:value-type="float" office:value="2.31103565365025" calcext:value-type="float">
            <text:p>2.3110</text:p>
          </table:table-cell>
          <table:table-cell table:style-name="ce92" office:value-type="float" office:value="2.31103565365025" calcext:value-type="float">
            <text:p>2.311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200</text:p>
          </table:table-cell>
          <table:table-cell table:style-name="ce37" office:value-type="float" office:value="2.25127334465195" calcext:value-type="float">
            <text:p>2.2513</text:p>
          </table:table-cell>
          <table:table-cell table:number-columns-repeated="8" table:style-name="ce65" office:value-type="float" office:value="2.31103565365025" calcext:value-type="float">
            <text:p>2.3110</text:p>
          </table:table-cell>
          <table:table-cell table:style-name="ce92" office:value-type="float" office:value="2.31103565365025" calcext:value-type="float">
            <text:p>2.311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40</text:p>
          </table:table-cell>
          <table:table-cell table:style-name="ce37" office:value-type="float" office:value="2.20373514431239" calcext:value-type="float">
            <text:p>2.2037</text:p>
          </table:table-cell>
          <table:table-cell table:number-columns-repeated="8" table:style-name="ce65" office:value-type="float" office:value="2.20577249575552" calcext:value-type="float">
            <text:p>2.2058</text:p>
          </table:table-cell>
          <table:table-cell table:style-name="ce92" office:value-type="float" office:value="2.20577249575552" calcext:value-type="float">
            <text:p>2.205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60</text:p>
          </table:table-cell>
          <table:table-cell table:style-name="ce37" office:value-type="float" office:value="2.24380305602717" calcext:value-type="float">
            <text:p>2.2438</text:p>
          </table:table-cell>
          <table:table-cell table:number-columns-repeated="8" table:style-name="ce65" office:value-type="float" office:value="2.24787775891341" calcext:value-type="float">
            <text:p>2.2479</text:p>
          </table:table-cell>
          <table:table-cell table:style-name="ce92" office:value-type="float" office:value="2.24787775891341" calcext:value-type="float">
            <text:p>2.2479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math_no_diff_int_true_sep_div_KBC_max_rules_80</text:p>
          </table:table-cell>
          <table:table-cell table:style-name="ce38" office:value-type="float" office:value="2.26485568760611" calcext:value-type="float">
            <text:p>2.2649</text:p>
          </table:table-cell>
          <table:table-cell table:number-columns-repeated="8" table:style-name="ce66" office:value-type="float" office:value="2.27436332767402" calcext:value-type="float">
            <text:p>2.2744</text:p>
          </table:table-cell>
          <table:table-cell table:style-name="ce93" office:value-type="float" office:value="2.27436332767402" calcext:value-type="float">
            <text:p>2.2744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/>
          <table:table-cell table:style-name="ce39" office:value-type="float" office:value="2191.53885988058" calcext:value-type="float">
            <text:p>2191.5389</text:p>
          </table:table-cell>
          <table:table-cell table:style-name="ce67" office:value-type="float" office:value="2673.26219981787" calcext:value-type="float">
            <text:p>2673.2622</text:p>
          </table:table-cell>
          <table:table-cell table:style-name="ce67" office:value-type="float" office:value="2757.04591479381" calcext:value-type="float">
            <text:p>2757.0459</text:p>
          </table:table-cell>
          <table:table-cell table:style-name="ce67" office:value-type="float" office:value="2811.71042422973" calcext:value-type="float">
            <text:p>2811.7104</text:p>
          </table:table-cell>
          <table:table-cell table:style-name="ce67" office:value-type="float" office:value="2818.47124010614" calcext:value-type="float">
            <text:p>2818.4712</text:p>
          </table:table-cell>
          <table:table-cell table:style-name="ce67" office:value-type="float" office:value="2823.85839881258" calcext:value-type="float">
            <text:p>2823.8584</text:p>
          </table:table-cell>
          <table:table-cell table:style-name="ce67" office:value-type="float" office:value="2824.54063324481" calcext:value-type="float">
            <text:p>2824.5406</text:p>
          </table:table-cell>
          <table:table-cell table:style-name="ce67" office:value-type="float" office:value="2385.95984213026" calcext:value-type="float">
            <text:p>2385.9598</text:p>
          </table:table-cell>
          <table:table-cell table:style-name="ce67" office:value-type="float" office:value="1278.53664704577" calcext:value-type="float">
            <text:p>1278.5366</text:p>
          </table:table-cell>
          <table:table-cell table:style-name="ce94" office:value-type="float" office:value="806.5903831603" calcext:value-type="float">
            <text:p>806.5904</text:p>
          </table:table-cell>
        </table:table-row>
        <table:table-row table:style-name="ro1" table:number-rows-repeated="1048292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'Pivot Table_only_simplifiable_1'.C3:'Pivot Table_only_simplifiable_1'.L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only_simplifiable_1'.C38:'Pivot Table_only_simplifiable_1'.L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only_simplifiable_1'.C73:'Pivot Table_only_simplifiable_1'.L1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only_simplifiable_1'.C108:'Pivot Table_only_simplifiable_1'.L1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only_simplifiable_1'.C143:'Pivot Table_only_simplifiable_1'.L1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only_simplifiable_1'.C178:'Pivot Table_only_simplifiable_1'.L2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only_simplifiable_1'.C213:'Pivot Table_only_simplifiable_1'.L2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only_simplifiable_1'.C248:'Pivot Table_only_simplifiable_1'.L2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-pilot-tables>
        <table:data-pilot-table table:name="DataPilot1" table:application-data="" table:target-range-address="'Pivot Table_only_simplifiable_1'.A1:'Pivot Table_only_simplifiable_1'.L283" table:buttons="'Pivot Table_only_simplifiable_1'.A2 'Pivot Table_only_simplifiable_1'.B2 'Pivot Table_only_simplifiable_1'.C1" table:show-filter-button="false" table:drill-down-on-double-click="false">
          <table:source-cell-range table:cell-range-address="only_simplifiable.A1:only_simplifiable.L2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stSet" table:orientation="row" table:used-hierarchy="0" table:function="auto">
            <table:data-pilot-level table:show-empty="false" calcext:repeat-item-labels="false">
              <table:data-pilot-members>
                <table:data-pilot-member table:name="no_div_random_terms_huge" table:display="true" table:show-details="true"/>
                <table:data-pilot-member table:name="no_div_random_terms_large" table:display="true" table:show-details="true"/>
                <table:data-pilot-member table:name="no_div_random_terms_medium" table:display="true" table:show-details="true"/>
                <table:data-pilot-member table:name="no_div_random_terms_small" table:display="true" table:show-details="true"/>
                <table:data-pilot-member table:name="random_terms_huge" table:display="true" table:show-details="true"/>
                <table:data-pilot-member table:name="random_terms_large" table:display="true" table:show-details="true"/>
                <table:data-pilot-member table:name="random_terms_medium" table:display="true" table:show-details="true"/>
                <table:data-pilot-member table:name="random_terms_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uleSet" table:orientation="row" table:used-hierarchy="0" table:function="auto">
            <table:data-pilot-level table:show-empty="false" calcext:repeat-item-labels="false">
              <table:data-pilot-members>
                <table:data-pilot-member table:name="BaseRules" table:display="true" table:show-details="true"/>
                <table:data-pilot-member table:name="BaseRules_no_div" table:display="true" table:show-details="true"/>
                <table:data-pilot-member table:name="math_no_diff_int_KBC_max_rules_100" table:display="true" table:show-details="true"/>
                <table:data-pilot-member table:name="math_no_diff_int_KBC_max_rules_100_extended" table:display="true" table:show-details="true"/>
                <table:data-pilot-member table:name="math_no_diff_int_KBC_max_rules_150" table:display="true" table:show-details="true"/>
                <table:data-pilot-member table:name="math_no_diff_int_KBC_max_rules_150_extended" table:display="true" table:show-details="true"/>
                <table:data-pilot-member table:name="math_no_diff_int_KBC_max_rules_200_extended" table:display="true" table:show-details="true"/>
                <table:data-pilot-member table:name="math_no_diff_int_KBC_max_rules_40" table:display="true" table:show-details="true"/>
                <table:data-pilot-member table:name="math_no_diff_int_KBC_max_rules_40_extended" table:display="true" table:show-details="true"/>
                <table:data-pilot-member table:name="math_no_diff_int_KBC_max_rules_60" table:display="true" table:show-details="true"/>
                <table:data-pilot-member table:name="math_no_diff_int_KBC_max_rules_60_extended" table:display="true" table:show-details="true"/>
                <table:data-pilot-member table:name="math_no_diff_int_KBC_max_rules_80" table:display="true" table:show-details="true"/>
                <table:data-pilot-member table:name="math_no_diff_int_KBC_max_rules_80_extended" table:display="true" table:show-details="true"/>
                <table:data-pilot-member table:name="math_no_diff_int_KBC_max_term_size_3" table:display="true" table:show-details="true"/>
                <table:data-pilot-member table:name="math_no_diff_int_KBC_max_term_size_4" table:display="true" table:show-details="true"/>
                <table:data-pilot-member table:name="math_no_diff_int_KBC_max_term_size_6" table:display="true" table:show-details="true"/>
                <table:data-pilot-member table:name="math_no_diff_int_KBC_max_term_size_8" table:display="true" table:show-details="true"/>
                <table:data-pilot-member table:name="math_no_diff_int_no_div_KBC_max_rules_100" table:display="true" table:show-details="true"/>
                <table:data-pilot-member table:name="math_no_diff_int_no_div_KBC_max_rules_150" table:display="true" table:show-details="true"/>
                <table:data-pilot-member table:name="math_no_diff_int_no_div_KBC_max_rules_200" table:display="true" table:show-details="true"/>
                <table:data-pilot-member table:name="math_no_diff_int_no_div_KBC_max_rules_40" table:display="true" table:show-details="true"/>
                <table:data-pilot-member table:name="math_no_diff_int_no_div_KBC_max_rules_60" table:display="true" table:show-details="true"/>
                <table:data-pilot-member table:name="math_no_diff_int_no_div_KBC_max_rules_80" table:display="true" table:show-details="true"/>
                <table:data-pilot-member table:name="math_no_diff_int_sep_div_KBC_max_rules_100" table:display="true" table:show-details="true"/>
                <table:data-pilot-member table:name="math_no_diff_int_sep_div_KBC_max_rules_150" table:display="true" table:show-details="true"/>
                <table:data-pilot-member table:name="math_no_diff_int_sep_div_KBC_max_rules_200" table:display="true" table:show-details="true"/>
                <table:data-pilot-member table:name="math_no_diff_int_sep_div_KBC_max_rules_40" table:display="true" table:show-details="true"/>
                <table:data-pilot-member table:name="math_no_diff_int_sep_div_KBC_max_rules_60" table:display="true" table:show-details="true"/>
                <table:data-pilot-member table:name="math_no_diff_int_sep_div_KBC_max_rules_80" table:display="true" table:show-details="true"/>
                <table:data-pilot-member table:name="math_no_diff_int_true_sep_div_KBC_max_rules_100" table:display="true" table:show-details="true"/>
                <table:data-pilot-member table:name="math_no_diff_int_true_sep_div_KBC_max_rules_150" table:display="true" table:show-details="true"/>
                <table:data-pilot-member table:name="math_no_diff_int_true_sep_div_KBC_max_rules_200" table:display="true" table:show-details="true"/>
                <table:data-pilot-member table:name="math_no_diff_int_true_sep_div_KBC_max_rules_40" table:display="true" table:show-details="true"/>
                <table:data-pilot-member table:name="math_no_diff_int_true_sep_div_KBC_max_rules_60" table:display="true" table:show-details="true"/>
                <table:data-pilot-member table:name="math_no_diff_int_true_sep_div_KBC_max_rules_8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0.0001" table:orientation="data" table:used-hierarchy="0" table:function="sum">
            <table:data-pilot-level table:show-empty="false" calcext:repeat-item-labels="false">
              <table:data-pilot-members>
                <table:data-pilot-member table:name="1.8723259762309" table:display="true" table:show-details="true"/>
                <table:data-pilot-member table:name="1.87436332767402" table:display="true" table:show-details="true"/>
                <table:data-pilot-member table:name="1.9151103565365" table:display="true" table:show-details="true"/>
                <table:data-pilot-member table:name="1.93752122241087" table:display="true" table:show-details="true"/>
                <table:data-pilot-member table:name="1.9402376910017" table:display="true" table:show-details="true"/>
                <table:data-pilot-member table:name="1.95314091680815" table:display="true" table:show-details="true"/>
                <table:data-pilot-member table:name="1.97758913412564" table:display="true" table:show-details="true"/>
                <table:data-pilot-member table:name="1.98573853989813" table:display="true" table:show-details="true"/>
                <table:data-pilot-member table:name="1.99932088285229" table:display="true" table:show-details="true"/>
                <table:data-pilot-member table:name="2.02784380305603" table:display="true" table:show-details="true"/>
                <table:data-pilot-member table:name="2.02920203735144" table:display="true" table:show-details="true"/>
                <table:data-pilot-member table:name="2.05297113752122" table:display="true" table:show-details="true"/>
                <table:data-pilot-member table:name="2.0848896434635" table:display="true" table:show-details="true"/>
                <table:data-pilot-member table:name="2.0937181663837" table:display="true" table:show-details="true"/>
                <table:data-pilot-member table:name="2.09711375212224" table:display="true" table:show-details="true"/>
                <table:data-pilot-member table:name="2.09915110356537" table:display="true" table:show-details="true"/>
                <table:data-pilot-member table:name="2.12359932088285" table:display="true" table:show-details="true"/>
                <table:data-pilot-member table:name="2.1358234295416" table:display="true" table:show-details="true"/>
                <table:data-pilot-member table:name="2.16095076400679" table:display="true" table:show-details="true"/>
                <table:data-pilot-member table:name="2.16230899830221" table:display="true" table:show-details="true"/>
                <table:data-pilot-member table:name="2.20373514431239" table:display="true" table:show-details="true"/>
                <table:data-pilot-member table:name="2.24380305602717" table:display="true" table:show-details="true"/>
                <table:data-pilot-member table:name="2.24611778493994" table:display="true" table:show-details="true"/>
                <table:data-pilot-member table:name="2.25127334465195" table:display="true" table:show-details="true"/>
                <table:data-pilot-member table:name="2.25398981324278" table:display="true" table:show-details="true"/>
                <table:data-pilot-member table:name="2.26485568760611" table:display="true" table:show-details="true"/>
                <table:data-pilot-member table:name="2.26893039049236" table:display="true" table:show-details="true"/>
                <table:data-pilot-member table:name="2.2723259762309" table:display="true" table:show-details="true"/>
                <table:data-pilot-member table:name="2.27436332767402" table:display="true" table:show-details="true"/>
                <table:data-pilot-member table:name="2.29405772495756" table:display="true" table:show-details="true"/>
                <table:data-pilot-member table:name="2.2974533106961" table:display="true" table:show-details="true"/>
                <table:data-pilot-member table:name="2.30084889643464" table:display="true" table:show-details="true"/>
                <table:data-pilot-member table:name="2.31035653650255" table:display="true" table:show-details="true"/>
                <table:data-pilot-member table:name="2.31782682512733" table:display="true" table:show-details="true"/>
                <table:data-pilot-member table:name="2.32122241086587" table:display="true" table:show-details="true"/>
                <table:data-pilot-member table:name="2.32171110460006" table:display="true" table:show-details="true"/>
                <table:data-pilot-member table:name="2.33518898329915" table:display="true" table:show-details="true"/>
                <table:data-pilot-member table:name="2.36038675651919" table:display="true" table:show-details="true"/>
                <table:data-pilot-member table:name="2.37386463521828" table:display="true" table:show-details="true"/>
                <table:data-pilot-member table:name="2.37679460884852" table:display="true" table:show-details="true"/>
                <table:data-pilot-member table:name="2.39144447699971" table:display="true" table:show-details="true"/>
                <table:data-pilot-member table:name="2.3918505942275" table:display="true" table:show-details="true"/>
                <table:data-pilot-member table:name="2.40433636097275" table:display="true" table:show-details="true"/>
                <table:data-pilot-member table:name="2.43598007617931" table:display="true" table:show-details="true"/>
                <table:data-pilot-member table:name="2.44242601816584" table:display="true" table:show-details="true"/>
                <table:data-pilot-member table:name="2.44711397597422" table:display="true" table:show-details="true"/>
                <table:data-pilot-member table:name="2.46820978611193" table:display="true" table:show-details="true"/>
                <table:data-pilot-member table:name="2.48110167008497" table:display="true" table:show-details="true"/>
                <table:data-pilot-member table:name="2.49399355405801" table:display="true" table:show-details="true"/>
                <table:data-pilot-member table:name="2.50219748022268" table:display="true" table:show-details="true"/>
                <table:data-pilot-member table:name="2.51391737474363" table:display="true" table:show-details="true"/>
                <table:data-pilot-member table:name="2.52387928508643" table:display="true" table:show-details="true"/>
                <table:data-pilot-member table:name="2.52446527981248" table:display="true" table:show-details="true"/>
                <table:data-pilot-member table:name="2.53677116905948" table:display="true" table:show-details="true"/>
                <table:data-pilot-member table:name="2.54204512159391" table:display="true" table:show-details="true"/>
                <table:data-pilot-member table:name="2.56431292118371" table:display="true" table:show-details="true"/>
                <table:data-pilot-member table:name="2.56900087899209" table:display="true" table:show-details="true"/>
                <table:data-pilot-member table:name="2.56958687371814" table:display="true" table:show-details="true"/>
                <table:data-pilot-member table:name="2.57368883680047" table:display="true" table:show-details="true"/>
                <table:data-pilot-member table:name="2.58306475241723" table:display="true" table:show-details="true"/>
                <table:data-pilot-member table:name="2.58658072077351" table:display="true" table:show-details="true"/>
                <table:data-pilot-member table:name="2.59361265748608" table:display="true" table:show-details="true"/>
                <table:data-pilot-member table:name="2.60474655728098" table:display="true" table:show-details="true"/>
                <table:data-pilot-member table:name="2.60533255200703" table:display="true" table:show-details="true"/>
                <table:data-pilot-member table:name="2.61295048344565" table:display="true" table:show-details="true"/>
                <table:data-pilot-member table:name="2.61470846762379" table:display="true" table:show-details="true"/>
                <table:data-pilot-member table:name="2.61646645180193" table:display="true" table:show-details="true"/>
                <table:data-pilot-member table:name="2.61822443598008" table:display="true" table:show-details="true"/>
                <table:data-pilot-member table:name="2.62232639906241" table:display="true" table:show-details="true"/>
                <table:data-pilot-member table:name="2.66158804570759" table:display="true" table:show-details="true"/>
                <table:data-pilot-member table:name="3.55172413793103" table:display="true" table:show-details="true"/>
                <table:data-pilot-member table:name="3.58128078817734" table:display="true" table:show-details="true"/>
                <table:data-pilot-member table:name="3.61576354679803" table:display="true" table:show-details="true"/>
                <table:data-pilot-member table:name="3.62068965517241" table:display="true" table:show-details="true"/>
                <table:data-pilot-member table:name="3.64532019704434" table:display="true" table:show-details="true"/>
                <table:data-pilot-member table:name="3.68965517241379" table:display="true" table:show-details="true"/>
                <table:data-pilot-member table:name="3.69950738916256" table:display="true" table:show-details="true"/>
                <table:data-pilot-member table:name="3.70443349753695" table:display="true" table:show-details="true"/>
                <table:data-pilot-member table:name="3.72413793103448" table:display="true" table:show-details="true"/>
                <table:data-pilot-member table:name="3.73399014778325" table:display="true" table:show-details="true"/>
                <table:data-pilot-member table:name="3.76847290640394" table:display="true" table:show-details="true"/>
                <table:data-pilot-member table:name="3.79802955665025" table:display="true" table:show-details="true"/>
                <table:data-pilot-member table:name="3.8128078817734" table:display="true" table:show-details="true"/>
                <table:data-pilot-member table:name="3.83251231527094" table:display="true" table:show-details="true"/>
                <table:data-pilot-member table:name="3.85714285714286" table:display="true" table:show-details="true"/>
                <table:data-pilot-member table:name="3.86648865153538" table:display="true" table:show-details="true"/>
                <table:data-pilot-member table:name="3.88177339901478" table:display="true" table:show-details="true"/>
                <table:data-pilot-member table:name="3.9064039408867" table:display="true" table:show-details="true"/>
                <table:data-pilot-member table:name="3.94581280788177" table:display="true" table:show-details="true"/>
                <table:data-pilot-member table:name="3.95073891625616" table:display="true" table:show-details="true"/>
                <table:data-pilot-member table:name="4.00985221674877" table:display="true" table:show-details="true"/>
                <table:data-pilot-member table:name="4.02136181575434" table:display="true" table:show-details="true"/>
                <table:data-pilot-member table:name="4.07743658210948" table:display="true" table:show-details="true"/>
                <table:data-pilot-member table:name="4.0935960591133" table:display="true" table:show-details="true"/>
                <table:data-pilot-member table:name="4.11822660098522" table:display="true" table:show-details="true"/>
                <table:data-pilot-member table:name="4.1576354679803" table:display="true" table:show-details="true"/>
                <table:data-pilot-member table:name="4.19225634178905" table:display="true" table:show-details="true"/>
                <table:data-pilot-member table:name="4.20689655172414" table:display="true" table:show-details="true"/>
                <table:data-pilot-member table:name="4.25615763546798" table:display="true" table:show-details="true"/>
                <table:data-pilot-member table:name="4.2807881773399" table:display="true" table:show-details="true"/>
                <table:data-pilot-member table:name="4.29064039408867" table:display="true" table:show-details="true"/>
                <table:data-pilot-member table:name="4.29556650246305" table:display="true" table:show-details="true"/>
                <table:data-pilot-member table:name="4.30541871921182" table:display="true" table:show-details="true"/>
                <table:data-pilot-member table:name="4.36453201970443" table:display="true" table:show-details="true"/>
                <table:data-pilot-member table:name="4.39252336448598" table:display="true" table:show-details="true"/>
                <table:data-pilot-member table:name="4.41922563417891" table:display="true" table:show-details="true"/>
                <table:data-pilot-member table:name="4.4218958611482" table:display="true" table:show-details="true"/>
                <table:data-pilot-member table:name="4.43257676902537" table:display="true" table:show-details="true"/>
                <table:data-pilot-member table:name="4.45393858477971" table:display="true" table:show-details="true"/>
                <table:data-pilot-member table:name="4.46194926568758" table:display="true" table:show-details="true"/>
                <table:data-pilot-member table:name="4.54739652870494" table:display="true" table:show-details="true"/>
                <table:data-pilot-member table:name="4.56341789052069" table:display="true" table:show-details="true"/>
                <table:data-pilot-member table:name="4.57409879839786" table:display="true" table:show-details="true"/>
                <table:data-pilot-member table:name="4.57676902536716" table:display="true" table:show-details="true"/>
                <table:data-pilot-member table:name="4.59279038718291" table:display="true" table:show-details="true"/>
                <table:data-pilot-member table:name="4.61538461538462" table:display="true" table:show-details="true"/>
                <table:data-pilot-member table:name="4.63054187192118" table:display="true" table:show-details="true"/>
                <table:data-pilot-member table:name="4.67022696929239" table:display="true" table:show-details="true"/>
                <table:data-pilot-member table:name="4.67556742323098" table:display="true" table:show-details="true"/>
                <table:data-pilot-member table:name="4.71028037383178" table:display="true" table:show-details="true"/>
                <table:data-pilot-member table:name="4.71295060080107" table:display="true" table:show-details="true"/>
                <table:data-pilot-member table:name="4.71562082777036" table:display="true" table:show-details="true"/>
                <table:data-pilot-member table:name="4.72897196261682" table:display="true" table:show-details="true"/>
                <table:data-pilot-member table:name="4.73164218958612" table:display="true" table:show-details="true"/>
                <table:data-pilot-member table:name="4.76902536715621" table:display="true" table:show-details="true"/>
                <table:data-pilot-member table:name="4.76923076923077" table:display="true" table:show-details="true"/>
                <table:data-pilot-member table:name="4.79572763684913" table:display="true" table:show-details="true"/>
                <table:data-pilot-member table:name="4.83044058744993" table:display="true" table:show-details="true"/>
                <table:data-pilot-member table:name="4.8437917222964" table:display="true" table:show-details="true"/>
                <table:data-pilot-member table:name="4.85981308411215" table:display="true" table:show-details="true"/>
                <table:data-pilot-member table:name="4.87049399198932" table:display="true" table:show-details="true"/>
                <table:data-pilot-member table:name="4.90787716955941" table:display="true" table:show-details="true"/>
                <table:data-pilot-member table:name="4.92307692307692" table:display="true" table:show-details="true"/>
                <table:data-pilot-member table:name="4.92656875834446" table:display="true" table:show-details="true"/>
                <table:data-pilot-member table:name="4.93724966622163" table:display="true" table:show-details="true"/>
                <table:data-pilot-member table:name="4.94017094017094" table:display="true" table:show-details="true"/>
                <table:data-pilot-member table:name="4.95726495726496" table:display="true" table:show-details="true"/>
                <table:data-pilot-member table:name="4.96929238985314" table:display="true" table:show-details="true"/>
                <table:data-pilot-member table:name="4.99145299145299" table:display="true" table:show-details="true"/>
                <table:data-pilot-member table:name="4.99866488651535" table:display="true" table:show-details="true"/>
                <table:data-pilot-member table:name="5.03070761014686" table:display="true" table:show-details="true"/>
                <table:data-pilot-member table:name="5.05982905982906" table:display="true" table:show-details="true"/>
                <table:data-pilot-member table:name="5.10483870967742" table:display="true" table:show-details="true"/>
                <table:data-pilot-member table:name="5.11882510013351" table:display="true" table:show-details="true"/>
                <table:data-pilot-member table:name="5.17948717948718" table:display="true" table:show-details="true"/>
                <table:data-pilot-member table:name="5.24786324786325" table:display="true" table:show-details="true"/>
                <table:data-pilot-member table:name="5.26984126984127" table:display="true" table:show-details="true"/>
                <table:data-pilot-member table:name="5.27142857142857" table:display="true" table:show-details="true"/>
                <table:data-pilot-member table:name="5.4017094017094" table:display="true" table:show-details="true"/>
                <table:data-pilot-member table:name="5.41880341880342" table:display="true" table:show-details="true"/>
                <table:data-pilot-member table:name="5.43589743589744" table:display="true" table:show-details="true"/>
                <table:data-pilot-member table:name="5.47008547008547" table:display="true" table:show-details="true"/>
                <table:data-pilot-member table:name="5.52136752136752" table:display="true" table:show-details="true"/>
                <table:data-pilot-member table:name="5.55555555555556" table:display="true" table:show-details="true"/>
                <table:data-pilot-member table:name="5.57264957264957" table:display="true" table:show-details="true"/>
                <table:data-pilot-member table:name="5.69230769230769" table:display="true" table:show-details="true"/>
                <table:data-pilot-member table:name="5.72649572649573" table:display="true" table:show-details="true"/>
                <table:data-pilot-member table:name="5.74358974358974" table:display="true" table:show-details="true"/>
                <table:data-pilot-member table:name="5.77777777777778" table:display="true" table:show-details="true"/>
                <table:data-pilot-member table:name="5.86324786324786" table:display="true" table:show-details="true"/>
                <table:data-pilot-member table:name="5.88034188034188" table:display="true" table:show-details="true"/>
                <table:data-pilot-member table:name="5.93162393162393" table:display="true" table:show-details="true"/>
                <table:data-pilot-member table:name="5.98290598290598" table:display="true" table:show-details="true"/>
                <table:data-pilot-member table:name="6.11965811965812" table:display="true" table:show-details="true"/>
                <table:data-pilot-member table:name="6.18571428571429" table:display="true" table:show-details="true"/>
                <table:data-pilot-member table:name="6.19285714285714" table:display="true" table:show-details="true"/>
                <table:data-pilot-member table:name="6.23931623931624" table:display="true" table:show-details="true"/>
                <table:data-pilot-member table:name="6.29059829059829" table:display="true" table:show-details="true"/>
                <table:data-pilot-member table:name="6.32478632478632" table:display="true" table:show-details="true"/>
                <table:data-pilot-member table:name="6.34188034188034" table:display="true" table:show-details="true"/>
                <table:data-pilot-member table:name="6.36428571428571" table:display="true" table:show-details="true"/>
                <table:data-pilot-member table:name="6.46153846153846" table:display="true" table:show-details="true"/>
                <table:data-pilot-member table:name="6.57142857142857" table:display="true" table:show-details="true"/>
                <table:data-pilot-member table:name="6.63571428571429" table:display="true" table:show-details="true"/>
                <table:data-pilot-member table:name="6.68376068376068" table:display="true" table:show-details="true"/>
                <table:data-pilot-member table:name="6.71428571428571" table:display="true" table:show-details="true"/>
                <table:data-pilot-member table:name="6.72142857142857" table:display="true" table:show-details="true"/>
                <table:data-pilot-member table:name="6.75" table:display="true" table:show-details="true"/>
                <table:data-pilot-member table:name="6.79285714285714" table:display="true" table:show-details="true"/>
                <table:data-pilot-member table:name="6.83571428571429" table:display="true" table:show-details="true"/>
                <table:data-pilot-member table:name="7.00714285714286" table:display="true" table:show-details="true"/>
                <table:data-pilot-member table:name="7.02142857142857" table:display="true" table:show-details="true"/>
                <table:data-pilot-member table:name="7.03571428571429" table:display="true" table:show-details="true"/>
                <table:data-pilot-member table:name="7.04285714285714" table:display="true" table:show-details="true"/>
                <table:data-pilot-member table:name="7.10714285714286" table:display="true" table:show-details="true"/>
                <table:data-pilot-member table:name="7.16428571428572" table:display="true" table:show-details="true"/>
                <table:data-pilot-member table:name="7.17857142857143" table:display="true" table:show-details="true"/>
                <table:data-pilot-member table:name="7.25" table:display="true" table:show-details="true"/>
                <table:data-pilot-member table:name="7.28571428571429" table:display="true" table:show-details="true"/>
                <table:data-pilot-member table:name="7.36428571428571" table:display="true" table:show-details="true"/>
                <table:data-pilot-member table:name="7.4" table:display="true" table:show-details="true"/>
                <table:data-pilot-member table:name="7.41428571428572" table:display="true" table:show-details="true"/>
                <table:data-pilot-member table:name="7.42142857142857" table:display="true" table:show-details="true"/>
                <table:data-pilot-member table:name="7.42857142857143" table:display="true" table:show-details="true"/>
                <table:data-pilot-member table:name="7.43571428571429" table:display="true" table:show-details="true"/>
                <table:data-pilot-member table:name="7.49285714285714" table:display="true" table:show-details="true"/>
                <table:data-pilot-member table:name="7.5" table:display="true" table:show-details="true"/>
                <table:data-pilot-member table:name="7.53571428571429" table:display="true" table:show-details="true"/>
                <table:data-pilot-member table:name="7.56428571428571" table:display="true" table:show-details="true"/>
                <table:data-pilot-member table:name="7.65714285714286" table:display="true" table:show-details="true"/>
                <table:data-pilot-member table:name="7.68571428571429" table:display="true" table:show-details="true"/>
                <table:data-pilot-member table:name="14.7822580645161" table:display="true" table:show-details="true"/>
                <table:data-pilot-member table:name="15.0725806451613" table:display="true" table:show-details="true"/>
                <table:data-pilot-member table:name="15.1129032258065" table:display="true" table:show-details="true"/>
                <table:data-pilot-member table:name="15.6190476190476" table:display="true" table:show-details="true"/>
                <table:data-pilot-member table:name="15.8548387096774" table:display="true" table:show-details="true"/>
                <table:data-pilot-member table:name="15.9193548387097" table:display="true" table:show-details="true"/>
                <table:data-pilot-member table:name="16.0161290322581" table:display="true" table:show-details="true"/>
                <table:data-pilot-member table:name="16.3809523809524" table:display="true" table:show-details="true"/>
                <table:data-pilot-member table:name="16.6209677419355" table:display="true" table:show-details="true"/>
                <table:data-pilot-member table:name="16.6693548387097" table:display="true" table:show-details="true"/>
                <table:data-pilot-member table:name="16.6935483870968" table:display="true" table:show-details="true"/>
                <table:data-pilot-member table:name="16.8629032258065" table:display="true" table:show-details="true"/>
                <table:data-pilot-member table:name="17.0403225806452" table:display="true" table:show-details="true"/>
                <table:data-pilot-member table:name="17.0725806451613" table:display="true" table:show-details="true"/>
                <table:data-pilot-member table:name="17.1111111111111" table:display="true" table:show-details="true"/>
                <table:data-pilot-member table:name="17.1451612903226" table:display="true" table:show-details="true"/>
                <table:data-pilot-member table:name="17.1854838709677" table:display="true" table:show-details="true"/>
                <table:data-pilot-member table:name="17.25" table:display="true" table:show-details="true"/>
                <table:data-pilot-member table:name="17.3225806451613" table:display="true" table:show-details="true"/>
                <table:data-pilot-member table:name="17.3306451612903" table:display="true" table:show-details="true"/>
                <table:data-pilot-member table:name="17.4112903225806" table:display="true" table:show-details="true"/>
                <table:data-pilot-member table:name="17.5238095238095" table:display="true" table:show-details="true"/>
                <table:data-pilot-member table:name="17.6935483870968" table:display="true" table:show-details="true"/>
                <table:data-pilot-member table:name="17.7096774193548" table:display="true" table:show-details="true"/>
                <table:data-pilot-member table:name="17.7142857142857" table:display="true" table:show-details="true"/>
                <table:data-pilot-member table:name="17.7338709677419" table:display="true" table:show-details="true"/>
                <table:data-pilot-member table:name="18.0161290322581" table:display="true" table:show-details="true"/>
                <table:data-pilot-member table:name="18.1048387096774" table:display="true" table:show-details="true"/>
                <table:data-pilot-member table:name="18.1854838709677" table:display="true" table:show-details="true"/>
                <table:data-pilot-member table:name="18.2857142857143" table:display="true" table:show-details="true"/>
                <table:data-pilot-member table:name="18.3709677419355" table:display="true" table:show-details="true"/>
                <table:data-pilot-member table:name="18.5079365079365" table:display="true" table:show-details="true"/>
                <table:data-pilot-member table:name="18.6612903225806" table:display="true" table:show-details="true"/>
                <table:data-pilot-member table:name="18.6984126984127" table:display="true" table:show-details="true"/>
                <table:data-pilot-member table:name="18.7301587301587" table:display="true" table:show-details="true"/>
                <table:data-pilot-member table:name="18.8467741935484" table:display="true" table:show-details="true"/>
                <table:data-pilot-member table:name="18.952380952381" table:display="true" table:show-details="true"/>
                <table:data-pilot-member table:name="19.015873015873" table:display="true" table:show-details="true"/>
                <table:data-pilot-member table:name="19.047619047619" table:display="true" table:show-details="true"/>
                <table:data-pilot-member table:name="19.0967741935484" table:display="true" table:show-details="true"/>
                <table:data-pilot-member table:name="19.1428571428571" table:display="true" table:show-details="true"/>
                <table:data-pilot-member table:name="19.1746031746032" table:display="true" table:show-details="true"/>
                <table:data-pilot-member table:name="19.2063492063492" table:display="true" table:show-details="true"/>
                <table:data-pilot-member table:name="19.2698412698413" table:display="true" table:show-details="true"/>
                <table:data-pilot-member table:name="19.4920634920635" table:display="true" table:show-details="true"/>
                <table:data-pilot-member table:name="19.6190476190476" table:display="true" table:show-details="true"/>
                <table:data-pilot-member table:name="19.8095238095238" table:display="true" table:show-details="true"/>
                <table:data-pilot-member table:name="19.9365079365079" table:display="true" table:show-details="true"/>
                <table:data-pilot-member table:name="20.0645161290323" table:display="true" table:show-details="true"/>
                <table:data-pilot-member table:name="20.0952380952381" table:display="true" table:show-details="true"/>
                <table:data-pilot-member table:name="20.1532258064516" table:display="true" table:show-details="true"/>
                <table:data-pilot-member table:name="20.25" table:display="true" table:show-details="true"/>
                <table:data-pilot-member table:name="20.2983870967742" table:display="true" table:show-details="true"/>
                <table:data-pilot-member table:name="20.3492063492063" table:display="true" table:show-details="true"/>
                <table:data-pilot-member table:name="20.3809523809524" table:display="true" table:show-details="true"/>
                <table:data-pilot-member table:name="20.4677419354839" table:display="true" table:show-details="true"/>
                <table:data-pilot-member table:name="20.5396825396825" table:display="true" table:show-details="true"/>
                <table:data-pilot-member table:name="20.6984126984127" table:display="true" table:show-details="true"/>
                <table:data-pilot-member table:name="21.3333333333333" table:display="true" table:show-details="true"/>
                <table:data-pilot-member table:name="22.6031746031746" table:display="true" table:show-details="true"/>
                <table:data-pilot-member table:name="22.7936507936508" table:display="true" table:show-details="true"/>
                <table:data-pilot-member table:name="22.984126984127" table:display="true" table:show-details="true"/>
                <table:data-pilot-member table:name="23.8095238095238" table:display="true" table:show-details="true"/>
                <table:data-pilot-member table:name="24.6984126984127" table:display="true" table:show-details="true"/>
                <table:data-pilot-member table:name="25.26984126984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0.0005" table:orientation="data" table:used-hierarchy="0" table:function="sum">
            <table:data-pilot-level table:show-empty="false" calcext:repeat-item-labels="false">
              <table:data-pilot-members>
                <table:data-pilot-member table:name="1.87504244482173" table:display="true" table:show-details="true"/>
                <table:data-pilot-member table:name="1.91714770797963" table:display="true" table:show-details="true"/>
                <table:data-pilot-member table:name="1.94091680814941" table:display="true" table:show-details="true"/>
                <table:data-pilot-member table:name="1.94363327674024" table:display="true" table:show-details="true"/>
                <table:data-pilot-member table:name="1.97962648556876" table:display="true" table:show-details="true"/>
                <table:data-pilot-member table:name="1.98166383701188" table:display="true" table:show-details="true"/>
                <table:data-pilot-member table:name="1.98573853989813" table:display="true" table:show-details="true"/>
                <table:data-pilot-member table:name="1.99932088285229" table:display="true" table:show-details="true"/>
                <table:data-pilot-member table:name="2.02784380305603" table:display="true" table:show-details="true"/>
                <table:data-pilot-member table:name="2.02988115449915" table:display="true" table:show-details="true"/>
                <table:data-pilot-member table:name="2.05365025466893" table:display="true" table:show-details="true"/>
                <table:data-pilot-member table:name="2.0848896434635" table:display="true" table:show-details="true"/>
                <table:data-pilot-member table:name="2.09575551782683" table:display="true" table:show-details="true"/>
                <table:data-pilot-member table:name="2.09915110356537" table:display="true" table:show-details="true"/>
                <table:data-pilot-member table:name="2.12835314091681" table:display="true" table:show-details="true"/>
                <table:data-pilot-member table:name="2.14125636672326" table:display="true" table:show-details="true"/>
                <table:data-pilot-member table:name="2.16298811544992" table:display="true" table:show-details="true"/>
                <table:data-pilot-member table:name="2.20577249575552" table:display="true" table:show-details="true"/>
                <table:data-pilot-member table:name="2.24611778493994" table:display="true" table:show-details="true"/>
                <table:data-pilot-member table:name="2.24787775891341" table:display="true" table:show-details="true"/>
                <table:data-pilot-member table:name="2.26825127334465" table:display="true" table:show-details="true"/>
                <table:data-pilot-member table:name="2.27436332767402" table:display="true" table:show-details="true"/>
                <table:data-pilot-member table:name="2.2811544991511" table:display="true" table:show-details="true"/>
                <table:data-pilot-member table:name="2.29881154499151" table:display="true" table:show-details="true"/>
                <table:data-pilot-member table:name="2.31103565365025" table:display="true" table:show-details="true"/>
                <table:data-pilot-member table:name="2.31239388794567" table:display="true" table:show-details="true"/>
                <table:data-pilot-member table:name="2.33518898329915" table:display="true" table:show-details="true"/>
                <table:data-pilot-member table:name="2.36038675651919" table:display="true" table:show-details="true"/>
                <table:data-pilot-member table:name="2.37386463521828" table:display="true" table:show-details="true"/>
                <table:data-pilot-member table:name="2.39144447699971" table:display="true" table:show-details="true"/>
                <table:data-pilot-member table:name="2.40475382003396" table:display="true" table:show-details="true"/>
                <table:data-pilot-member table:name="2.4088285229202" table:display="true" table:show-details="true"/>
                <table:data-pilot-member table:name="2.41629881154499" table:display="true" table:show-details="true"/>
                <table:data-pilot-member table:name="2.42444821731749" table:display="true" table:show-details="true"/>
                <table:data-pilot-member table:name="2.43891004980955" table:display="true" table:show-details="true"/>
                <table:data-pilot-member table:name="2.44301201289188" table:display="true" table:show-details="true"/>
                <table:data-pilot-member table:name="2.44617996604414" table:display="true" table:show-details="true"/>
                <table:data-pilot-member table:name="2.44769997070026" table:display="true" table:show-details="true"/>
                <table:data-pilot-member table:name="2.44821731748727" table:display="true" table:show-details="true"/>
                <table:data-pilot-member table:name="2.45840407470289" table:display="true" table:show-details="true"/>
                <table:data-pilot-member table:name="2.49809551714035" table:display="true" table:show-details="true"/>
                <table:data-pilot-member table:name="2.50219748022268" table:display="true" table:show-details="true"/>
                <table:data-pilot-member table:name="2.52680925871667" table:display="true" table:show-details="true"/>
                <table:data-pilot-member table:name="2.52798124816877" table:display="true" table:show-details="true"/>
                <table:data-pilot-member table:name="2.54497509522414" table:display="true" table:show-details="true"/>
                <table:data-pilot-member table:name="2.56724289481395" table:display="true" table:show-details="true"/>
                <table:data-pilot-member table:name="2.58247875769118" table:display="true" table:show-details="true"/>
                <table:data-pilot-member table:name="2.59126867858189" table:display="true" table:show-details="true"/>
                <table:data-pilot-member table:name="2.59244066803399" table:display="true" table:show-details="true"/>
                <table:data-pilot-member table:name="2.59361265748608" table:display="true" table:show-details="true"/>
                <table:data-pilot-member table:name="2.59478464693818" table:display="true" table:show-details="true"/>
                <table:data-pilot-member table:name="2.60181658365075" table:display="true" table:show-details="true"/>
                <table:data-pilot-member table:name="2.61295048344565" table:display="true" table:show-details="true"/>
                <table:data-pilot-member table:name="2.62760035159684" table:display="true" table:show-details="true"/>
                <table:data-pilot-member table:name="2.62994433050103" table:display="true" table:show-details="true"/>
                <table:data-pilot-member table:name="2.63053032522707" table:display="true" table:show-details="true"/>
                <table:data-pilot-member table:name="2.64869616173454" table:display="true" table:show-details="true"/>
                <table:data-pilot-member table:name="2.65104014063873" table:display="true" table:show-details="true"/>
                <table:data-pilot-member table:name="2.65221213009083" table:display="true" table:show-details="true"/>
                <table:data-pilot-member table:name="2.65983006152945" table:display="true" table:show-details="true"/>
                <table:data-pilot-member table:name="2.66158804570759" table:display="true" table:show-details="true"/>
                <table:data-pilot-member table:name="2.66393202461178" table:display="true" table:show-details="true"/>
                <table:data-pilot-member table:name="2.67740990331087" table:display="true" table:show-details="true"/>
                <table:data-pilot-member table:name="2.67975388221506" table:display="true" table:show-details="true"/>
                <table:data-pilot-member table:name="3.62068965517241" table:display="true" table:show-details="true"/>
                <table:data-pilot-member table:name="3.64532019704434" table:display="true" table:show-details="true"/>
                <table:data-pilot-member table:name="3.70443349753695" table:display="true" table:show-details="true"/>
                <table:data-pilot-member table:name="3.74384236453202" table:display="true" table:show-details="true"/>
                <table:data-pilot-member table:name="3.75862068965517" table:display="true" table:show-details="true"/>
                <table:data-pilot-member table:name="3.76847290640394" table:display="true" table:show-details="true"/>
                <table:data-pilot-member table:name="3.78325123152709" table:display="true" table:show-details="true"/>
                <table:data-pilot-member table:name="3.8423645320197" table:display="true" table:show-details="true"/>
                <table:data-pilot-member table:name="3.86206896551724" table:display="true" table:show-details="true"/>
                <table:data-pilot-member table:name="3.89655172413793" table:display="true" table:show-details="true"/>
                <table:data-pilot-member table:name="3.90147783251232" table:display="true" table:show-details="true"/>
                <table:data-pilot-member table:name="3.9064039408867" table:display="true" table:show-details="true"/>
                <table:data-pilot-member table:name="3.93596059113301" table:display="true" table:show-details="true"/>
                <table:data-pilot-member table:name="3.95566502463054" table:display="true" table:show-details="true"/>
                <table:data-pilot-member table:name="3.97536945812808" table:display="true" table:show-details="true"/>
                <table:data-pilot-member table:name="3.98522167487685" table:display="true" table:show-details="true"/>
                <table:data-pilot-member table:name="4.14778325123153" table:display="true" table:show-details="true"/>
                <table:data-pilot-member table:name="4.20293724966622" table:display="true" table:show-details="true"/>
                <table:data-pilot-member table:name="4.26108374384237" table:display="true" table:show-details="true"/>
                <table:data-pilot-member table:name="4.33497536945813" table:display="true" table:show-details="true"/>
                <table:data-pilot-member table:name="4.35467980295567" table:display="true" table:show-details="true"/>
                <table:data-pilot-member table:name="4.40587449933244" table:display="true" table:show-details="true"/>
                <table:data-pilot-member table:name="4.41379310344828" table:display="true" table:show-details="true"/>
                <table:data-pilot-member table:name="4.4218958611482" table:display="true" table:show-details="true"/>
                <table:data-pilot-member table:name="4.45320197044335" table:display="true" table:show-details="true"/>
                <table:data-pilot-member table:name="4.456608811749" table:display="true" table:show-details="true"/>
                <table:data-pilot-member table:name="4.46305418719212" table:display="true" table:show-details="true"/>
                <table:data-pilot-member table:name="4.47797062750334" table:display="true" table:show-details="true"/>
                <table:data-pilot-member table:name="4.55172413793104" table:display="true" table:show-details="true"/>
                <table:data-pilot-member table:name="4.55665024630542" table:display="true" table:show-details="true"/>
                <table:data-pilot-member table:name="4.5615763546798" table:display="true" table:show-details="true"/>
                <table:data-pilot-member table:name="4.60347129506008" table:display="true" table:show-details="true"/>
                <table:data-pilot-member table:name="4.62216288384513" table:display="true" table:show-details="true"/>
                <table:data-pilot-member table:name="4.62483311081442" table:display="true" table:show-details="true"/>
                <table:data-pilot-member table:name="4.64532019704434" table:display="true" table:show-details="true"/>
                <table:data-pilot-member table:name="4.70935960591133" table:display="true" table:show-details="true"/>
                <table:data-pilot-member table:name="4.72413793103448" table:display="true" table:show-details="true"/>
                <table:data-pilot-member table:name="4.73965287049399" table:display="true" table:show-details="true"/>
                <table:data-pilot-member table:name="4.74384236453202" table:display="true" table:show-details="true"/>
                <table:data-pilot-member table:name="4.77832512315271" table:display="true" table:show-details="true"/>
                <table:data-pilot-member table:name="4.78817733990148" table:display="true" table:show-details="true"/>
                <table:data-pilot-member table:name="4.79305740987984" table:display="true" table:show-details="true"/>
                <table:data-pilot-member table:name="4.79572763684913" table:display="true" table:show-details="true"/>
                <table:data-pilot-member table:name="4.80788177339902" table:display="true" table:show-details="true"/>
                <table:data-pilot-member table:name="4.88669950738916" table:display="true" table:show-details="true"/>
                <table:data-pilot-member table:name="4.89452603471295" table:display="true" table:show-details="true"/>
                <table:data-pilot-member table:name="4.94259012016021" table:display="true" table:show-details="true"/>
                <table:data-pilot-member table:name="4.95060080106809" table:display="true" table:show-details="true"/>
                <table:data-pilot-member table:name="4.96929238985314" table:display="true" table:show-details="true"/>
                <table:data-pilot-member table:name="4.99866488651535" table:display="true" table:show-details="true"/>
                <table:data-pilot-member table:name="5.01468624833111" table:display="true" table:show-details="true"/>
                <table:data-pilot-member table:name="5.02002670226969" table:display="true" table:show-details="true"/>
                <table:data-pilot-member table:name="5.04138851802403" table:display="true" table:show-details="true"/>
                <table:data-pilot-member table:name="5.09212283044059" table:display="true" table:show-details="true"/>
                <table:data-pilot-member table:name="5.11348464619493" table:display="true" table:show-details="true"/>
                <table:data-pilot-member table:name="5.12950600801068" table:display="true" table:show-details="true"/>
                <table:data-pilot-member table:name="5.14552736982644" table:display="true" table:show-details="true"/>
                <table:data-pilot-member table:name="5.16421895861148" table:display="true" table:show-details="true"/>
                <table:data-pilot-member table:name="5.20427236315087" table:display="true" table:show-details="true"/>
                <table:data-pilot-member table:name="5.21762349799733" table:display="true" table:show-details="true"/>
                <table:data-pilot-member table:name="5.23898531375167" table:display="true" table:show-details="true"/>
                <table:data-pilot-member table:name="5.26495726495727" table:display="true" table:show-details="true"/>
                <table:data-pilot-member table:name="5.29506008010681" table:display="true" table:show-details="true"/>
                <table:data-pilot-member table:name="5.31909212283044" table:display="true" table:show-details="true"/>
                <table:data-pilot-member table:name="5.3324432576769" table:display="true" table:show-details="true"/>
                <table:data-pilot-member table:name="5.34312416555407" table:display="true" table:show-details="true"/>
                <table:data-pilot-member table:name="5.34579439252337" table:display="true" table:show-details="true"/>
                <table:data-pilot-member table:name="5.4017094017094" table:display="true" table:show-details="true"/>
                <table:data-pilot-member table:name="5.43589743589744" table:display="true" table:show-details="true"/>
                <table:data-pilot-member table:name="5.5042735042735" table:display="true" table:show-details="true"/>
                <table:data-pilot-member table:name="5.52136752136752" table:display="true" table:show-details="true"/>
                <table:data-pilot-member table:name="5.55555555555556" table:display="true" table:show-details="true"/>
                <table:data-pilot-member table:name="5.67521367521368" table:display="true" table:show-details="true"/>
                <table:data-pilot-member table:name="5.72649572649573" table:display="true" table:show-details="true"/>
                <table:data-pilot-member table:name="5.7948717948718" table:display="true" table:show-details="true"/>
                <table:data-pilot-member table:name="5.81196581196581" table:display="true" table:show-details="true"/>
                <table:data-pilot-member table:name="5.82905982905983" table:display="true" table:show-details="true"/>
                <table:data-pilot-member table:name="5.84615384615385" table:display="true" table:show-details="true"/>
                <table:data-pilot-member table:name="5.94871794871795" table:display="true" table:show-details="true"/>
                <table:data-pilot-member table:name="5.98290598290598" table:display="true" table:show-details="true"/>
                <table:data-pilot-member table:name="6.03418803418803" table:display="true" table:show-details="true"/>
                <table:data-pilot-member table:name="6.1025641025641" table:display="true" table:show-details="true"/>
                <table:data-pilot-member table:name="6.13675213675214" table:display="true" table:show-details="true"/>
                <table:data-pilot-member table:name="6.22222222222222" table:display="true" table:show-details="true"/>
                <table:data-pilot-member table:name="6.42735042735043" table:display="true" table:show-details="true"/>
                <table:data-pilot-member table:name="6.66666666666667" table:display="true" table:show-details="true"/>
                <table:data-pilot-member table:name="6.71794871794872" table:display="true" table:show-details="true"/>
                <table:data-pilot-member table:name="6.73571428571429" table:display="true" table:show-details="true"/>
                <table:data-pilot-member table:name="6.83760683760684" table:display="true" table:show-details="true"/>
                <table:data-pilot-member table:name="6.87179487179487" table:display="true" table:show-details="true"/>
                <table:data-pilot-member table:name="6.95726495726496" table:display="true" table:show-details="true"/>
                <table:data-pilot-member table:name="6.97435897435897" table:display="true" table:show-details="true"/>
                <table:data-pilot-member table:name="7.04285714285714" table:display="true" table:show-details="true"/>
                <table:data-pilot-member table:name="7.05982905982906" table:display="true" table:show-details="true"/>
                <table:data-pilot-member table:name="7.1" table:display="true" table:show-details="true"/>
                <table:data-pilot-member table:name="7.12857142857143" table:display="true" table:show-details="true"/>
                <table:data-pilot-member table:name="7.18571428571429" table:display="true" table:show-details="true"/>
                <table:data-pilot-member table:name="7.26495726495727" table:display="true" table:show-details="true"/>
                <table:data-pilot-member table:name="7.38461538461539" table:display="true" table:show-details="true"/>
                <table:data-pilot-member table:name="7.38571428571429" table:display="true" table:show-details="true"/>
                <table:data-pilot-member table:name="7.42857142857143" table:display="true" table:show-details="true"/>
                <table:data-pilot-member table:name="7.43589743589744" table:display="true" table:show-details="true"/>
                <table:data-pilot-member table:name="7.5" table:display="true" table:show-details="true"/>
                <table:data-pilot-member table:name="7.55" table:display="true" table:show-details="true"/>
                <table:data-pilot-member table:name="7.57264957264957" table:display="true" table:show-details="true"/>
                <table:data-pilot-member table:name="7.59285714285714" table:display="true" table:show-details="true"/>
                <table:data-pilot-member table:name="7.60683760683761" table:display="true" table:show-details="true"/>
                <table:data-pilot-member table:name="7.64102564102564" table:display="true" table:show-details="true"/>
                <table:data-pilot-member table:name="7.65" table:display="true" table:show-details="true"/>
                <table:data-pilot-member table:name="7.67521367521368" table:display="true" table:show-details="true"/>
                <table:data-pilot-member table:name="7.68571428571429" table:display="true" table:show-details="true"/>
                <table:data-pilot-member table:name="7.72142857142857" table:display="true" table:show-details="true"/>
                <table:data-pilot-member table:name="7.74285714285714" table:display="true" table:show-details="true"/>
                <table:data-pilot-member table:name="7.76068376068376" table:display="true" table:show-details="true"/>
                <table:data-pilot-member table:name="7.76428571428571" table:display="true" table:show-details="true"/>
                <table:data-pilot-member table:name="7.77142857142857" table:display="true" table:show-details="true"/>
                <table:data-pilot-member table:name="7.83571428571429" table:display="true" table:show-details="true"/>
                <table:data-pilot-member table:name="7.88571428571429" table:display="true" table:show-details="true"/>
                <table:data-pilot-member table:name="7.89285714285714" table:display="true" table:show-details="true"/>
                <table:data-pilot-member table:name="7.95714285714286" table:display="true" table:show-details="true"/>
                <table:data-pilot-member table:name="7.96428571428571" table:display="true" table:show-details="true"/>
                <table:data-pilot-member table:name="7.97142857142857" table:display="true" table:show-details="true"/>
                <table:data-pilot-member table:name="7.97857142857143" table:display="true" table:show-details="true"/>
                <table:data-pilot-member table:name="8.04285714285714" table:display="true" table:show-details="true"/>
                <table:data-pilot-member table:name="8.07142857142857" table:display="true" table:show-details="true"/>
                <table:data-pilot-member table:name="8.08571428571429" table:display="true" table:show-details="true"/>
                <table:data-pilot-member table:name="8.12142857142857" table:display="true" table:show-details="true"/>
                <table:data-pilot-member table:name="8.19285714285714" table:display="true" table:show-details="true"/>
                <table:data-pilot-member table:name="8.24285714285714" table:display="true" table:show-details="true"/>
                <table:data-pilot-member table:name="8.25" table:display="true" table:show-details="true"/>
                <table:data-pilot-member table:name="8.29285714285714" table:display="true" table:show-details="true"/>
                <table:data-pilot-member table:name="8.38571428571429" table:display="true" table:show-details="true"/>
                <table:data-pilot-member table:name="18.4032258064516" table:display="true" table:show-details="true"/>
                <table:data-pilot-member table:name="19.3790322580645" table:display="true" table:show-details="true"/>
                <table:data-pilot-member table:name="19.5238095238095" table:display="true" table:show-details="true"/>
                <table:data-pilot-member table:name="19.7177419354839" table:display="true" table:show-details="true"/>
                <table:data-pilot-member table:name="19.8145161290323" table:display="true" table:show-details="true"/>
                <table:data-pilot-member table:name="19.8225806451613" table:display="true" table:show-details="true"/>
                <table:data-pilot-member table:name="20.2539682539683" table:display="true" table:show-details="true"/>
                <table:data-pilot-member table:name="20.3548387096774" table:display="true" table:show-details="true"/>
                <table:data-pilot-member table:name="20.3629032258065" table:display="true" table:show-details="true"/>
                <table:data-pilot-member table:name="20.491935483871" table:display="true" table:show-details="true"/>
                <table:data-pilot-member table:name="20.5887096774194" table:display="true" table:show-details="true"/>
                <table:data-pilot-member table:name="20.7903225806452" table:display="true" table:show-details="true"/>
                <table:data-pilot-member table:name="20.7983870967742" table:display="true" table:show-details="true"/>
                <table:data-pilot-member table:name="21.1370967741935" table:display="true" table:show-details="true"/>
                <table:data-pilot-member table:name="21.2338709677419" table:display="true" table:show-details="true"/>
                <table:data-pilot-member table:name="21.5241935483871" table:display="true" table:show-details="true"/>
                <table:data-pilot-member table:name="21.5806451612903" table:display="true" table:show-details="true"/>
                <table:data-pilot-member table:name="21.8951612903226" table:display="true" table:show-details="true"/>
                <table:data-pilot-member table:name="21.991935483871" table:display="true" table:show-details="true"/>
                <table:data-pilot-member table:name="22.008064516129" table:display="true" table:show-details="true"/>
                <table:data-pilot-member table:name="22.1129032258065" table:display="true" table:show-details="true"/>
                <table:data-pilot-member table:name="22.2741935483871" table:display="true" table:show-details="true"/>
                <table:data-pilot-member table:name="22.4354838709677" table:display="true" table:show-details="true"/>
                <table:data-pilot-member table:name="22.6451612903226" table:display="true" table:show-details="true"/>
                <table:data-pilot-member table:name="23.0161290322581" table:display="true" table:show-details="true"/>
                <table:data-pilot-member table:name="23.0241935483871" table:display="true" table:show-details="true"/>
                <table:data-pilot-member table:name="23.2661290322581" table:display="true" table:show-details="true"/>
                <table:data-pilot-member table:name="23.2741935483871" table:display="true" table:show-details="true"/>
                <table:data-pilot-member table:name="23.3225806451613" table:display="true" table:show-details="true"/>
                <table:data-pilot-member table:name="23.3951612903226" table:display="true" table:show-details="true"/>
                <table:data-pilot-member table:name="23.6612903225806" table:display="true" table:show-details="true"/>
                <table:data-pilot-member table:name="23.6774193548387" table:display="true" table:show-details="true"/>
                <table:data-pilot-member table:name="23.7177419354839" table:display="true" table:show-details="true"/>
                <table:data-pilot-member table:name="23.8951612903226" table:display="true" table:show-details="true"/>
                <table:data-pilot-member table:name="23.991935483871" table:display="true" table:show-details="true"/>
                <table:data-pilot-member table:name="24.031746031746" table:display="true" table:show-details="true"/>
                <table:data-pilot-member table:name="24.0483870967742" table:display="true" table:show-details="true"/>
                <table:data-pilot-member table:name="24.7619047619048" table:display="true" table:show-details="true"/>
                <table:data-pilot-member table:name="24.8571428571429" table:display="true" table:show-details="true"/>
                <table:data-pilot-member table:name="25" table:display="true" table:show-details="true"/>
                <table:data-pilot-member table:name="25.4603174603175" table:display="true" table:show-details="true"/>
                <table:data-pilot-member table:name="25.5873015873016" table:display="true" table:show-details="true"/>
                <table:data-pilot-member table:name="25.6825396825397" table:display="true" table:show-details="true"/>
                <table:data-pilot-member table:name="25.7460317460317" table:display="true" table:show-details="true"/>
                <table:data-pilot-member table:name="25.9365079365079" table:display="true" table:show-details="true"/>
                <table:data-pilot-member table:name="26.0634920634921" table:display="true" table:show-details="true"/>
                <table:data-pilot-member table:name="26.1269841269841" table:display="true" table:show-details="true"/>
                <table:data-pilot-member table:name="26.3492063492063" table:display="true" table:show-details="true"/>
                <table:data-pilot-member table:name="26.4126984126984" table:display="true" table:show-details="true"/>
                <table:data-pilot-member table:name="26.4444444444444" table:display="true" table:show-details="true"/>
                <table:data-pilot-member table:name="26.4761904761905" table:display="true" table:show-details="true"/>
                <table:data-pilot-member table:name="26.7301587301587" table:display="true" table:show-details="true"/>
                <table:data-pilot-member table:name="27.015873015873" table:display="true" table:show-details="true"/>
                <table:data-pilot-member table:name="27.2063492063492" table:display="true" table:show-details="true"/>
                <table:data-pilot-member table:name="27.2380952380952" table:display="true" table:show-details="true"/>
                <table:data-pilot-member table:name="27.2698412698413" table:display="true" table:show-details="true"/>
                <table:data-pilot-member table:name="27.3333333333333" table:display="true" table:show-details="true"/>
                <table:data-pilot-member table:name="27.4603174603175" table:display="true" table:show-details="true"/>
                <table:data-pilot-member table:name="27.6190476190476" table:display="true" table:show-details="true"/>
                <table:data-pilot-member table:name="27.7777777777778" table:display="true" table:show-details="true"/>
                <table:data-pilot-member table:name="28.031746031746" table:display="true" table:show-details="true"/>
                <table:data-pilot-member table:name="28.1587301587302" table:display="true" table:show-details="true"/>
                <table:data-pilot-member table:name="28.3174603174603" table:display="true" table:show-details="true"/>
                <table:data-pilot-member table:name="28.349206349206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0.001" table:orientation="data" table:used-hierarchy="0" table:function="sum">
            <table:data-pilot-level table:show-empty="false" calcext:repeat-item-labels="false">
              <table:data-pilot-members>
                <table:data-pilot-member table:name="1.87504244482173" table:display="true" table:show-details="true"/>
                <table:data-pilot-member table:name="1.91714770797963" table:display="true" table:show-details="true"/>
                <table:data-pilot-member table:name="1.94091680814941" table:display="true" table:show-details="true"/>
                <table:data-pilot-member table:name="1.94363327674024" table:display="true" table:show-details="true"/>
                <table:data-pilot-member table:name="1.97962648556876" table:display="true" table:show-details="true"/>
                <table:data-pilot-member table:name="1.98166383701188" table:display="true" table:show-details="true"/>
                <table:data-pilot-member table:name="1.98573853989813" table:display="true" table:show-details="true"/>
                <table:data-pilot-member table:name="1.99932088285229" table:display="true" table:show-details="true"/>
                <table:data-pilot-member table:name="2.02784380305603" table:display="true" table:show-details="true"/>
                <table:data-pilot-member table:name="2.02988115449915" table:display="true" table:show-details="true"/>
                <table:data-pilot-member table:name="2.05365025466893" table:display="true" table:show-details="true"/>
                <table:data-pilot-member table:name="2.0848896434635" table:display="true" table:show-details="true"/>
                <table:data-pilot-member table:name="2.09575551782683" table:display="true" table:show-details="true"/>
                <table:data-pilot-member table:name="2.09915110356537" table:display="true" table:show-details="true"/>
                <table:data-pilot-member table:name="2.12835314091681" table:display="true" table:show-details="true"/>
                <table:data-pilot-member table:name="2.14125636672326" table:display="true" table:show-details="true"/>
                <table:data-pilot-member table:name="2.16298811544992" table:display="true" table:show-details="true"/>
                <table:data-pilot-member table:name="2.20577249575552" table:display="true" table:show-details="true"/>
                <table:data-pilot-member table:name="2.24611778493994" table:display="true" table:show-details="true"/>
                <table:data-pilot-member table:name="2.24787775891341" table:display="true" table:show-details="true"/>
                <table:data-pilot-member table:name="2.27300509337861" table:display="true" table:show-details="true"/>
                <table:data-pilot-member table:name="2.27436332767402" table:display="true" table:show-details="true"/>
                <table:data-pilot-member table:name="2.2811544991511" table:display="true" table:show-details="true"/>
                <table:data-pilot-member table:name="2.29881154499151" table:display="true" table:show-details="true"/>
                <table:data-pilot-member table:name="2.31103565365025" table:display="true" table:show-details="true"/>
                <table:data-pilot-member table:name="2.31239388794567" table:display="true" table:show-details="true"/>
                <table:data-pilot-member table:name="2.33518898329915" table:display="true" table:show-details="true"/>
                <table:data-pilot-member table:name="2.36038675651919" table:display="true" table:show-details="true"/>
                <table:data-pilot-member table:name="2.37386463521828" table:display="true" table:show-details="true"/>
                <table:data-pilot-member table:name="2.39144447699971" table:display="true" table:show-details="true"/>
                <table:data-pilot-member table:name="2.4081494057725" table:display="true" table:show-details="true"/>
                <table:data-pilot-member table:name="2.41018675721562" table:display="true" table:show-details="true"/>
                <table:data-pilot-member table:name="2.41629881154499" table:display="true" table:show-details="true"/>
                <table:data-pilot-member table:name="2.43891004980955" table:display="true" table:show-details="true"/>
                <table:data-pilot-member table:name="2.44301201289188" table:display="true" table:show-details="true"/>
                <table:data-pilot-member table:name="2.44769997070026" table:display="true" table:show-details="true"/>
                <table:data-pilot-member table:name="2.45297113752122" table:display="true" table:show-details="true"/>
                <table:data-pilot-member table:name="2.46519524617997" table:display="true" table:show-details="true"/>
                <table:data-pilot-member table:name="2.46587436332767" table:display="true" table:show-details="true"/>
                <table:data-pilot-member table:name="2.47538200339559" table:display="true" table:show-details="true"/>
                <table:data-pilot-member table:name="2.49809551714035" table:display="true" table:show-details="true"/>
                <table:data-pilot-member table:name="2.50219748022268" table:display="true" table:show-details="true"/>
                <table:data-pilot-member table:name="2.52680925871667" table:display="true" table:show-details="true"/>
                <table:data-pilot-member table:name="2.52856724289481" table:display="true" table:show-details="true"/>
                <table:data-pilot-member table:name="2.54497509522414" table:display="true" table:show-details="true"/>
                <table:data-pilot-member table:name="2.56724289481395" table:display="true" table:show-details="true"/>
                <table:data-pilot-member table:name="2.58247875769118" table:display="true" table:show-details="true"/>
                <table:data-pilot-member table:name="2.59126867858189" table:display="true" table:show-details="true"/>
                <table:data-pilot-member table:name="2.59244066803399" table:display="true" table:show-details="true"/>
                <table:data-pilot-member table:name="2.59361265748608" table:display="true" table:show-details="true"/>
                <table:data-pilot-member table:name="2.59595663639027" table:display="true" table:show-details="true"/>
                <table:data-pilot-member table:name="2.61295048344565" table:display="true" table:show-details="true"/>
                <table:data-pilot-member table:name="2.61412247289774" table:display="true" table:show-details="true"/>
                <table:data-pilot-member table:name="2.62760035159684" table:display="true" table:show-details="true"/>
                <table:data-pilot-member table:name="2.62994433050103" table:display="true" table:show-details="true"/>
                <table:data-pilot-member table:name="2.63053032522707" table:display="true" table:show-details="true"/>
                <table:data-pilot-member table:name="2.65221213009083" table:display="true" table:show-details="true"/>
                <table:data-pilot-member table:name="2.65455610899502" table:display="true" table:show-details="true"/>
                <table:data-pilot-member table:name="2.66393202461178" table:display="true" table:show-details="true"/>
                <table:data-pilot-member table:name="2.66861998242016" table:display="true" table:show-details="true"/>
                <table:data-pilot-member table:name="2.66920597714621" table:display="true" table:show-details="true"/>
                <table:data-pilot-member table:name="2.66979197187225" table:display="true" table:show-details="true"/>
                <table:data-pilot-member table:name="2.67506592440668" table:display="true" table:show-details="true"/>
                <table:data-pilot-member table:name="2.67740990331087" table:display="true" table:show-details="true"/>
                <table:data-pilot-member table:name="2.67975388221506" table:display="true" table:show-details="true"/>
                <table:data-pilot-member table:name="3.62068965517241" table:display="true" table:show-details="true"/>
                <table:data-pilot-member table:name="3.64532019704434" table:display="true" table:show-details="true"/>
                <table:data-pilot-member table:name="3.70935960591133" table:display="true" table:show-details="true"/>
                <table:data-pilot-member table:name="3.7487684729064" table:display="true" table:show-details="true"/>
                <table:data-pilot-member table:name="3.76354679802956" table:display="true" table:show-details="true"/>
                <table:data-pilot-member table:name="3.76847290640394" table:display="true" table:show-details="true"/>
                <table:data-pilot-member table:name="3.79310344827586" table:display="true" table:show-details="true"/>
                <table:data-pilot-member table:name="3.8423645320197" table:display="true" table:show-details="true"/>
                <table:data-pilot-member table:name="3.86206896551724" table:display="true" table:show-details="true"/>
                <table:data-pilot-member table:name="3.90147783251232" table:display="true" table:show-details="true"/>
                <table:data-pilot-member table:name="3.9064039408867" table:display="true" table:show-details="true"/>
                <table:data-pilot-member table:name="3.92118226600985" table:display="true" table:show-details="true"/>
                <table:data-pilot-member table:name="3.94088669950739" table:display="true" table:show-details="true"/>
                <table:data-pilot-member table:name="3.95566502463054" table:display="true" table:show-details="true"/>
                <table:data-pilot-member table:name="3.97536945812808" table:display="true" table:show-details="true"/>
                <table:data-pilot-member table:name="3.99014778325123" table:display="true" table:show-details="true"/>
                <table:data-pilot-member table:name="4.14778325123153" table:display="true" table:show-details="true"/>
                <table:data-pilot-member table:name="4.20293724966622" table:display="true" table:show-details="true"/>
                <table:data-pilot-member table:name="4.26108374384237" table:display="true" table:show-details="true"/>
                <table:data-pilot-member table:name="4.36453201970443" table:display="true" table:show-details="true"/>
                <table:data-pilot-member table:name="4.36945812807882" table:display="true" table:show-details="true"/>
                <table:data-pilot-member table:name="4.40587449933244" table:display="true" table:show-details="true"/>
                <table:data-pilot-member table:name="4.4218958611482" table:display="true" table:show-details="true"/>
                <table:data-pilot-member table:name="4.42364532019704" table:display="true" table:show-details="true"/>
                <table:data-pilot-member table:name="4.45320197044335" table:display="true" table:show-details="true"/>
                <table:data-pilot-member table:name="4.456608811749" table:display="true" table:show-details="true"/>
                <table:data-pilot-member table:name="4.46305418719212" table:display="true" table:show-details="true"/>
                <table:data-pilot-member table:name="4.47797062750334" table:display="true" table:show-details="true"/>
                <table:data-pilot-member table:name="4.5615763546798" table:display="true" table:show-details="true"/>
                <table:data-pilot-member table:name="4.57635467980296" table:display="true" table:show-details="true"/>
                <table:data-pilot-member table:name="4.59113300492611" table:display="true" table:show-details="true"/>
                <table:data-pilot-member table:name="4.60614152202937" table:display="true" table:show-details="true"/>
                <table:data-pilot-member table:name="4.62216288384513" table:display="true" table:show-details="true"/>
                <table:data-pilot-member table:name="4.62483311081442" table:display="true" table:show-details="true"/>
                <table:data-pilot-member table:name="4.73399014778325" table:display="true" table:show-details="true"/>
                <table:data-pilot-member table:name="4.73965287049399" table:display="true" table:show-details="true"/>
                <table:data-pilot-member table:name="4.7487684729064" table:display="true" table:show-details="true"/>
                <table:data-pilot-member table:name="4.79305740987984" table:display="true" table:show-details="true"/>
                <table:data-pilot-member table:name="4.79839786381842" table:display="true" table:show-details="true"/>
                <table:data-pilot-member table:name="4.8128078817734" table:display="true" table:show-details="true"/>
                <table:data-pilot-member table:name="4.84729064039409" table:display="true" table:show-details="true"/>
                <table:data-pilot-member table:name="4.87192118226601" table:display="true" table:show-details="true"/>
                <table:data-pilot-member table:name="4.87684729064039" table:display="true" table:show-details="true"/>
                <table:data-pilot-member table:name="4.88177339901478" table:display="true" table:show-details="true"/>
                <table:data-pilot-member table:name="4.89452603471295" table:display="true" table:show-details="true"/>
                <table:data-pilot-member table:name="4.90147783251232" table:display="true" table:show-details="true"/>
                <table:data-pilot-member table:name="4.94259012016021" table:display="true" table:show-details="true"/>
                <table:data-pilot-member table:name="4.97196261682243" table:display="true" table:show-details="true"/>
                <table:data-pilot-member table:name="5.02002670226969" table:display="true" table:show-details="true"/>
                <table:data-pilot-member table:name="5.02536715620828" table:display="true" table:show-details="true"/>
                <table:data-pilot-member table:name="5.04138851802403" table:display="true" table:show-details="true"/>
                <table:data-pilot-member table:name="5.12950600801068" table:display="true" table:show-details="true"/>
                <table:data-pilot-member table:name="5.14552736982644" table:display="true" table:show-details="true"/>
                <table:data-pilot-member table:name="5.15086782376502" table:display="true" table:show-details="true"/>
                <table:data-pilot-member table:name="5.16421895861148" table:display="true" table:show-details="true"/>
                <table:data-pilot-member table:name="5.16955941255007" table:display="true" table:show-details="true"/>
                <table:data-pilot-member table:name="5.19092122830441" table:display="true" table:show-details="true"/>
                <table:data-pilot-member table:name="5.25233644859813" table:display="true" table:show-details="true"/>
                <table:data-pilot-member table:name="5.26495726495727" table:display="true" table:show-details="true"/>
                <table:data-pilot-member table:name="5.26568758344459" table:display="true" table:show-details="true"/>
                <table:data-pilot-member table:name="5.2977303070761" table:display="true" table:show-details="true"/>
                <table:data-pilot-member table:name="5.30307076101469" table:display="true" table:show-details="true"/>
                <table:data-pilot-member table:name="5.30841121495327" table:display="true" table:show-details="true"/>
                <table:data-pilot-member table:name="5.31642189586115" table:display="true" table:show-details="true"/>
                <table:data-pilot-member table:name="5.32443257676903" table:display="true" table:show-details="true"/>
                <table:data-pilot-member table:name="5.34312416555407" table:display="true" table:show-details="true"/>
                <table:data-pilot-member table:name="5.36448598130841" table:display="true" table:show-details="true"/>
                <table:data-pilot-member table:name="5.38584779706275" table:display="true" table:show-details="true"/>
                <table:data-pilot-member table:name="5.4017094017094" table:display="true" table:show-details="true"/>
                <table:data-pilot-member table:name="5.43589743589744" table:display="true" table:show-details="true"/>
                <table:data-pilot-member table:name="5.52136752136752" table:display="true" table:show-details="true"/>
                <table:data-pilot-member table:name="5.55555555555556" table:display="true" table:show-details="true"/>
                <table:data-pilot-member table:name="5.57264957264957" table:display="true" table:show-details="true"/>
                <table:data-pilot-member table:name="5.67521367521368" table:display="true" table:show-details="true"/>
                <table:data-pilot-member table:name="5.72649572649573" table:display="true" table:show-details="true"/>
                <table:data-pilot-member table:name="5.82905982905983" table:display="true" table:show-details="true"/>
                <table:data-pilot-member table:name="5.84615384615385" table:display="true" table:show-details="true"/>
                <table:data-pilot-member table:name="5.88034188034188" table:display="true" table:show-details="true"/>
                <table:data-pilot-member table:name="5.94871794871795" table:display="true" table:show-details="true"/>
                <table:data-pilot-member table:name="5.98290598290598" table:display="true" table:show-details="true"/>
                <table:data-pilot-member table:name="6.03418803418803" table:display="true" table:show-details="true"/>
                <table:data-pilot-member table:name="6.1025641025641" table:display="true" table:show-details="true"/>
                <table:data-pilot-member table:name="6.17094017094017" table:display="true" table:show-details="true"/>
                <table:data-pilot-member table:name="6.22222222222222" table:display="true" table:show-details="true"/>
                <table:data-pilot-member table:name="6.42735042735043" table:display="true" table:show-details="true"/>
                <table:data-pilot-member table:name="6.68376068376068" table:display="true" table:show-details="true"/>
                <table:data-pilot-member table:name="6.71794871794872" table:display="true" table:show-details="true"/>
                <table:data-pilot-member table:name="6.73571428571429" table:display="true" table:show-details="true"/>
                <table:data-pilot-member table:name="6.85470085470085" table:display="true" table:show-details="true"/>
                <table:data-pilot-member table:name="6.99145299145299" table:display="true" table:show-details="true"/>
                <table:data-pilot-member table:name="7.04273504273504" table:display="true" table:show-details="true"/>
                <table:data-pilot-member table:name="7.04285714285714" table:display="true" table:show-details="true"/>
                <table:data-pilot-member table:name="7.09401709401709" table:display="true" table:show-details="true"/>
                <table:data-pilot-member table:name="7.1" table:display="true" table:show-details="true"/>
                <table:data-pilot-member table:name="7.12857142857143" table:display="true" table:show-details="true"/>
                <table:data-pilot-member table:name="7.19285714285714" table:display="true" table:show-details="true"/>
                <table:data-pilot-member table:name="7.26495726495727" table:display="true" table:show-details="true"/>
                <table:data-pilot-member table:name="7.39285714285714" table:display="true" table:show-details="true"/>
                <table:data-pilot-member table:name="7.42857142857143" table:display="true" table:show-details="true"/>
                <table:data-pilot-member table:name="7.52142857142857" table:display="true" table:show-details="true"/>
                <table:data-pilot-member table:name="7.53846153846154" table:display="true" table:show-details="true"/>
                <table:data-pilot-member table:name="7.57142857142857" table:display="true" table:show-details="true"/>
                <table:data-pilot-member table:name="7.69230769230769" table:display="true" table:show-details="true"/>
                <table:data-pilot-member table:name="7.70714285714286" table:display="true" table:show-details="true"/>
                <table:data-pilot-member table:name="7.72649572649573" table:display="true" table:show-details="true"/>
                <table:data-pilot-member table:name="7.78571428571429" table:display="true" table:show-details="true"/>
                <table:data-pilot-member table:name="7.79285714285714" table:display="true" table:show-details="true"/>
                <table:data-pilot-member table:name="7.81196581196581" table:display="true" table:show-details="true"/>
                <table:data-pilot-member table:name="7.82905982905983" table:display="true" table:show-details="true"/>
                <table:data-pilot-member table:name="7.86428571428571" table:display="true" table:show-details="true"/>
                <table:data-pilot-member table:name="7.8974358974359" table:display="true" table:show-details="true"/>
                <table:data-pilot-member table:name="7.90714285714286" table:display="true" table:show-details="true"/>
                <table:data-pilot-member table:name="7.93162393162393" table:display="true" table:show-details="true"/>
                <table:data-pilot-member table:name="7.94871794871795" table:display="true" table:show-details="true"/>
                <table:data-pilot-member table:name="7.96428571428571" table:display="true" table:show-details="true"/>
                <table:data-pilot-member table:name="7.97857142857143" table:display="true" table:show-details="true"/>
                <table:data-pilot-member table:name="7.98571428571429" table:display="true" table:show-details="true"/>
                <table:data-pilot-member table:name="8.02857142857143" table:display="true" table:show-details="true"/>
                <table:data-pilot-member table:name="8.09285714285714" table:display="true" table:show-details="true"/>
                <table:data-pilot-member table:name="8.1" table:display="true" table:show-details="true"/>
                <table:data-pilot-member table:name="8.13571428571429" table:display="true" table:show-details="true"/>
                <table:data-pilot-member table:name="8.19285714285714" table:display="true" table:show-details="true"/>
                <table:data-pilot-member table:name="8.2" table:display="true" table:show-details="true"/>
                <table:data-pilot-member table:name="8.20714285714286" table:display="true" table:show-details="true"/>
                <table:data-pilot-member table:name="8.21428571428571" table:display="true" table:show-details="true"/>
                <table:data-pilot-member table:name="8.22857142857143" table:display="true" table:show-details="true"/>
                <table:data-pilot-member table:name="8.23571428571429" table:display="true" table:show-details="true"/>
                <table:data-pilot-member table:name="8.24285714285714" table:display="true" table:show-details="true"/>
                <table:data-pilot-member table:name="8.34285714285714" table:display="true" table:show-details="true"/>
                <table:data-pilot-member table:name="8.42142857142857" table:display="true" table:show-details="true"/>
                <table:data-pilot-member table:name="8.43571428571429" table:display="true" table:show-details="true"/>
                <table:data-pilot-member table:name="8.45" table:display="true" table:show-details="true"/>
                <table:data-pilot-member table:name="19.8629032258065" table:display="true" table:show-details="true"/>
                <table:data-pilot-member table:name="20.0241935483871" table:display="true" table:show-details="true"/>
                <table:data-pilot-member table:name="20.4274193548387" table:display="true" table:show-details="true"/>
                <table:data-pilot-member table:name="20.5887096774194" table:display="true" table:show-details="true"/>
                <table:data-pilot-member table:name="20.6532258064516" table:display="true" table:show-details="true"/>
                <table:data-pilot-member table:name="20.7903225806452" table:display="true" table:show-details="true"/>
                <table:data-pilot-member table:name="20.7983870967742" table:display="true" table:show-details="true"/>
                <table:data-pilot-member table:name="20.9032258064516" table:display="true" table:show-details="true"/>
                <table:data-pilot-member table:name="20.9516129032258" table:display="true" table:show-details="true"/>
                <table:data-pilot-member table:name="21.1532258064516" table:display="true" table:show-details="true"/>
                <table:data-pilot-member table:name="21.2741935483871" table:display="true" table:show-details="true"/>
                <table:data-pilot-member table:name="21.5241935483871" table:display="true" table:show-details="true"/>
                <table:data-pilot-member table:name="21.6209677419355" table:display="true" table:show-details="true"/>
                <table:data-pilot-member table:name="22.0161290322581" table:display="true" table:show-details="true"/>
                <table:data-pilot-member table:name="22.0241935483871" table:display="true" table:show-details="true"/>
                <table:data-pilot-member table:name="22.1451612903226" table:display="true" table:show-details="true"/>
                <table:data-pilot-member table:name="22.1532258064516" table:display="true" table:show-details="true"/>
                <table:data-pilot-member table:name="22.6774193548387" table:display="true" table:show-details="true"/>
                <table:data-pilot-member table:name="22.8145161290323" table:display="true" table:show-details="true"/>
                <table:data-pilot-member table:name="23.1209677419355" table:display="true" table:show-details="true"/>
                <table:data-pilot-member table:name="23.8387096774194" table:display="true" table:show-details="true"/>
                <table:data-pilot-member table:name="23.8951612903226" table:display="true" table:show-details="true"/>
                <table:data-pilot-member table:name="23.9032258064516" table:display="true" table:show-details="true"/>
                <table:data-pilot-member table:name="23.9677419354839" table:display="true" table:show-details="true"/>
                <table:data-pilot-member table:name="24.0806451612903" table:display="true" table:show-details="true"/>
                <table:data-pilot-member table:name="24.1935483870968" table:display="true" table:show-details="true"/>
                <table:data-pilot-member table:name="24.4032258064516" table:display="true" table:show-details="true"/>
                <table:data-pilot-member table:name="24.5241935483871" table:display="true" table:show-details="true"/>
                <table:data-pilot-member table:name="24.6612903225806" table:display="true" table:show-details="true"/>
                <table:data-pilot-member table:name="24.7619047619048" table:display="true" table:show-details="true"/>
                <table:data-pilot-member table:name="25" table:display="true" table:show-details="true"/>
                <table:data-pilot-member table:name="25.3064516129032" table:display="true" table:show-details="true"/>
                <table:data-pilot-member table:name="25.6370967741935" table:display="true" table:show-details="true"/>
                <table:data-pilot-member table:name="25.7460317460317" table:display="true" table:show-details="true"/>
                <table:data-pilot-member table:name="25.75" table:display="true" table:show-details="true"/>
                <table:data-pilot-member table:name="25.7777777777778" table:display="true" table:show-details="true"/>
                <table:data-pilot-member table:name="25.8064516129032" table:display="true" table:show-details="true"/>
                <table:data-pilot-member table:name="25.8730158730159" table:display="true" table:show-details="true"/>
                <table:data-pilot-member table:name="25.968253968254" table:display="true" table:show-details="true"/>
                <table:data-pilot-member table:name="26.2222222222222" table:display="true" table:show-details="true"/>
                <table:data-pilot-member table:name="26.3492063492063" table:display="true" table:show-details="true"/>
                <table:data-pilot-member table:name="26.6666666666667" table:display="true" table:show-details="true"/>
                <table:data-pilot-member table:name="26.7301587301587" table:display="true" table:show-details="true"/>
                <table:data-pilot-member table:name="27.1428571428571" table:display="true" table:show-details="true"/>
                <table:data-pilot-member table:name="27.3968253968254" table:display="true" table:show-details="true"/>
                <table:data-pilot-member table:name="27.4603174603175" table:display="true" table:show-details="true"/>
                <table:data-pilot-member table:name="27.5555555555556" table:display="true" table:show-details="true"/>
                <table:data-pilot-member table:name="27.6190476190476" table:display="true" table:show-details="true"/>
                <table:data-pilot-member table:name="27.968253968254" table:display="true" table:show-details="true"/>
                <table:data-pilot-member table:name="28" table:display="true" table:show-details="true"/>
                <table:data-pilot-member table:name="28.031746031746" table:display="true" table:show-details="true"/>
                <table:data-pilot-member table:name="28.0634920634921" table:display="true" table:show-details="true"/>
                <table:data-pilot-member table:name="28.2222222222222" table:display="true" table:show-details="true"/>
                <table:data-pilot-member table:name="28.2857142857143" table:display="true" table:show-details="true"/>
                <table:data-pilot-member table:name="28.3174603174603" table:display="true" table:show-details="true"/>
                <table:data-pilot-member table:name="28.4126984126984" table:display="true" table:show-details="true"/>
                <table:data-pilot-member table:name="28.4444444444444" table:display="true" table:show-details="true"/>
                <table:data-pilot-member table:name="28.4761904761905" table:display="true" table:show-details="true"/>
                <table:data-pilot-member table:name="28.6349206349206" table:display="true" table:show-details="true"/>
                <table:data-pilot-member table:name="28.6666666666667" table:display="true" table:show-details="true"/>
                <table:data-pilot-member table:name="28.8253968253968" table:display="true" table:show-details="true"/>
                <table:data-pilot-member table:name="28.9206349206349" table:display="true" table:show-details="true"/>
                <table:data-pilot-member table:name="29.047619047619" table:display="true" table:show-details="true"/>
                <table:data-pilot-member table:name="29.3333333333333" table:display="true" table:show-details="true"/>
                <table:data-pilot-member table:name="29.58730158730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0.005" table:orientation="data" table:used-hierarchy="0" table:function="sum">
            <table:data-pilot-level table:show-empty="false" calcext:repeat-item-labels="false">
              <table:data-pilot-members>
                <table:data-pilot-member table:name="1.87504244482173" table:display="true" table:show-details="true"/>
                <table:data-pilot-member table:name="1.91714770797963" table:display="true" table:show-details="true"/>
                <table:data-pilot-member table:name="1.94091680814941" table:display="true" table:show-details="true"/>
                <table:data-pilot-member table:name="1.94363327674024" table:display="true" table:show-details="true"/>
                <table:data-pilot-member table:name="1.97962648556876" table:display="true" table:show-details="true"/>
                <table:data-pilot-member table:name="1.98166383701188" table:display="true" table:show-details="true"/>
                <table:data-pilot-member table:name="1.98573853989813" table:display="true" table:show-details="true"/>
                <table:data-pilot-member table:name="1.99932088285229" table:display="true" table:show-details="true"/>
                <table:data-pilot-member table:name="2.02784380305603" table:display="true" table:show-details="true"/>
                <table:data-pilot-member table:name="2.02988115449915" table:display="true" table:show-details="true"/>
                <table:data-pilot-member table:name="2.05365025466893" table:display="true" table:show-details="true"/>
                <table:data-pilot-member table:name="2.0848896434635" table:display="true" table:show-details="true"/>
                <table:data-pilot-member table:name="2.09575551782683" table:display="true" table:show-details="true"/>
                <table:data-pilot-member table:name="2.09915110356537" table:display="true" table:show-details="true"/>
                <table:data-pilot-member table:name="2.12835314091681" table:display="true" table:show-details="true"/>
                <table:data-pilot-member table:name="2.14125636672326" table:display="true" table:show-details="true"/>
                <table:data-pilot-member table:name="2.16298811544992" table:display="true" table:show-details="true"/>
                <table:data-pilot-member table:name="2.20577249575552" table:display="true" table:show-details="true"/>
                <table:data-pilot-member table:name="2.24611778493994" table:display="true" table:show-details="true"/>
                <table:data-pilot-member table:name="2.24787775891341" table:display="true" table:show-details="true"/>
                <table:data-pilot-member table:name="2.27436332767402" table:display="true" table:show-details="true"/>
                <table:data-pilot-member table:name="2.2811544991511" table:display="true" table:show-details="true"/>
                <table:data-pilot-member table:name="2.29881154499151" table:display="true" table:show-details="true"/>
                <table:data-pilot-member table:name="2.31103565365025" table:display="true" table:show-details="true"/>
                <table:data-pilot-member table:name="2.31239388794567" table:display="true" table:show-details="true"/>
                <table:data-pilot-member table:name="2.33518898329915" table:display="true" table:show-details="true"/>
                <table:data-pilot-member table:name="2.36038675651919" table:display="true" table:show-details="true"/>
                <table:data-pilot-member table:name="2.37386463521828" table:display="true" table:show-details="true"/>
                <table:data-pilot-member table:name="2.39144447699971" table:display="true" table:show-details="true"/>
                <table:data-pilot-member table:name="2.4081494057725" table:display="true" table:show-details="true"/>
                <table:data-pilot-member table:name="2.41018675721562" table:display="true" table:show-details="true"/>
                <table:data-pilot-member table:name="2.41629881154499" table:display="true" table:show-details="true"/>
                <table:data-pilot-member table:name="2.43891004980955" table:display="true" table:show-details="true"/>
                <table:data-pilot-member table:name="2.44301201289188" table:display="true" table:show-details="true"/>
                <table:data-pilot-member table:name="2.44769997070026" table:display="true" table:show-details="true"/>
                <table:data-pilot-member table:name="2.45297113752122" table:display="true" table:show-details="true"/>
                <table:data-pilot-member table:name="2.46587436332767" table:display="true" table:show-details="true"/>
                <table:data-pilot-member table:name="2.48217317487267" table:display="true" table:show-details="true"/>
                <table:data-pilot-member table:name="2.4848896434635" table:display="true" table:show-details="true"/>
                <table:data-pilot-member table:name="2.49809551714035" table:display="true" table:show-details="true"/>
                <table:data-pilot-member table:name="2.50219748022268" table:display="true" table:show-details="true"/>
                <table:data-pilot-member table:name="2.52680925871667" table:display="true" table:show-details="true"/>
                <table:data-pilot-member table:name="2.52856724289481" table:display="true" table:show-details="true"/>
                <table:data-pilot-member table:name="2.54497509522414" table:display="true" table:show-details="true"/>
                <table:data-pilot-member table:name="2.56724289481395" table:display="true" table:show-details="true"/>
                <table:data-pilot-member table:name="2.58247875769118" table:display="true" table:show-details="true"/>
                <table:data-pilot-member table:name="2.59126867858189" table:display="true" table:show-details="true"/>
                <table:data-pilot-member table:name="2.59244066803399" table:display="true" table:show-details="true"/>
                <table:data-pilot-member table:name="2.59361265748608" table:display="true" table:show-details="true"/>
                <table:data-pilot-member table:name="2.59595663639027" table:display="true" table:show-details="true"/>
                <table:data-pilot-member table:name="2.61295048344565" table:display="true" table:show-details="true"/>
                <table:data-pilot-member table:name="2.61412247289774" table:display="true" table:show-details="true"/>
                <table:data-pilot-member table:name="2.62760035159684" table:display="true" table:show-details="true"/>
                <table:data-pilot-member table:name="2.62994433050103" table:display="true" table:show-details="true"/>
                <table:data-pilot-member table:name="2.63053032522707" table:display="true" table:show-details="true"/>
                <table:data-pilot-member table:name="2.65221213009083" table:display="true" table:show-details="true"/>
                <table:data-pilot-member table:name="2.65455610899502" table:display="true" table:show-details="true"/>
                <table:data-pilot-member table:name="2.66393202461178" table:display="true" table:show-details="true"/>
                <table:data-pilot-member table:name="2.66979197187225" table:display="true" table:show-details="true"/>
                <table:data-pilot-member table:name="2.67740990331087" table:display="true" table:show-details="true"/>
                <table:data-pilot-member table:name="2.67799589803692" table:display="true" table:show-details="true"/>
                <table:data-pilot-member table:name="2.67858189276297" table:display="true" table:show-details="true"/>
                <table:data-pilot-member table:name="2.67975388221506" table:display="true" table:show-details="true"/>
                <table:data-pilot-member table:name="3.62068965517241" table:display="true" table:show-details="true"/>
                <table:data-pilot-member table:name="3.64532019704434" table:display="true" table:show-details="true"/>
                <table:data-pilot-member table:name="3.70935960591133" table:display="true" table:show-details="true"/>
                <table:data-pilot-member table:name="3.7487684729064" table:display="true" table:show-details="true"/>
                <table:data-pilot-member table:name="3.76354679802956" table:display="true" table:show-details="true"/>
                <table:data-pilot-member table:name="3.76847290640394" table:display="true" table:show-details="true"/>
                <table:data-pilot-member table:name="3.80295566502463" table:display="true" table:show-details="true"/>
                <table:data-pilot-member table:name="3.8423645320197" table:display="true" table:show-details="true"/>
                <table:data-pilot-member table:name="3.86206896551724" table:display="true" table:show-details="true"/>
                <table:data-pilot-member table:name="3.90147783251232" table:display="true" table:show-details="true"/>
                <table:data-pilot-member table:name="3.9064039408867" table:display="true" table:show-details="true"/>
                <table:data-pilot-member table:name="3.92118226600985" table:display="true" table:show-details="true"/>
                <table:data-pilot-member table:name="3.94088669950739" table:display="true" table:show-details="true"/>
                <table:data-pilot-member table:name="3.95566502463054" table:display="true" table:show-details="true"/>
                <table:data-pilot-member table:name="3.97536945812808" table:display="true" table:show-details="true"/>
                <table:data-pilot-member table:name="3.99014778325123" table:display="true" table:show-details="true"/>
                <table:data-pilot-member table:name="4.14778325123153" table:display="true" table:show-details="true"/>
                <table:data-pilot-member table:name="4.20293724966622" table:display="true" table:show-details="true"/>
                <table:data-pilot-member table:name="4.26108374384237" table:display="true" table:show-details="true"/>
                <table:data-pilot-member table:name="4.36453201970443" table:display="true" table:show-details="true"/>
                <table:data-pilot-member table:name="4.40587449933244" table:display="true" table:show-details="true"/>
                <table:data-pilot-member table:name="4.40886699507389" table:display="true" table:show-details="true"/>
                <table:data-pilot-member table:name="4.4218958611482" table:display="true" table:show-details="true"/>
                <table:data-pilot-member table:name="4.42364532019704" table:display="true" table:show-details="true"/>
                <table:data-pilot-member table:name="4.45320197044335" table:display="true" table:show-details="true"/>
                <table:data-pilot-member table:name="4.456608811749" table:display="true" table:show-details="true"/>
                <table:data-pilot-member table:name="4.46305418719212" table:display="true" table:show-details="true"/>
                <table:data-pilot-member table:name="4.47797062750334" table:display="true" table:show-details="true"/>
                <table:data-pilot-member table:name="4.5615763546798" table:display="true" table:show-details="true"/>
                <table:data-pilot-member table:name="4.57635467980296" table:display="true" table:show-details="true"/>
                <table:data-pilot-member table:name="4.59113300492611" table:display="true" table:show-details="true"/>
                <table:data-pilot-member table:name="4.60614152202937" table:display="true" table:show-details="true"/>
                <table:data-pilot-member table:name="4.62216288384513" table:display="true" table:show-details="true"/>
                <table:data-pilot-member table:name="4.62483311081442" table:display="true" table:show-details="true"/>
                <table:data-pilot-member table:name="4.73965287049399" table:display="true" table:show-details="true"/>
                <table:data-pilot-member table:name="4.74384236453202" table:display="true" table:show-details="true"/>
                <table:data-pilot-member table:name="4.7487684729064" table:display="true" table:show-details="true"/>
                <table:data-pilot-member table:name="4.79305740987984" table:display="true" table:show-details="true"/>
                <table:data-pilot-member table:name="4.79839786381842" table:display="true" table:show-details="true"/>
                <table:data-pilot-member table:name="4.85714285714286" table:display="true" table:show-details="true"/>
                <table:data-pilot-member table:name="4.89162561576355" table:display="true" table:show-details="true"/>
                <table:data-pilot-member table:name="4.89452603471295" table:display="true" table:show-details="true"/>
                <table:data-pilot-member table:name="4.90147783251232" table:display="true" table:show-details="true"/>
                <table:data-pilot-member table:name="4.94259012016021" table:display="true" table:show-details="true"/>
                <table:data-pilot-member table:name="4.96551724137931" table:display="true" table:show-details="true"/>
                <table:data-pilot-member table:name="4.97196261682243" table:display="true" table:show-details="true"/>
                <table:data-pilot-member table:name="4.97536945812808" table:display="true" table:show-details="true"/>
                <table:data-pilot-member table:name="5.02803738317757" table:display="true" table:show-details="true"/>
                <table:data-pilot-member table:name="5.03604806408545" table:display="true" table:show-details="true"/>
                <table:data-pilot-member table:name="5.04138851802403" table:display="true" table:show-details="true"/>
                <table:data-pilot-member table:name="5.12950600801068" table:display="true" table:show-details="true"/>
                <table:data-pilot-member table:name="5.14552736982644" table:display="true" table:show-details="true"/>
                <table:data-pilot-member table:name="5.16421895861148" table:display="true" table:show-details="true"/>
                <table:data-pilot-member table:name="5.17222963951936" table:display="true" table:show-details="true"/>
                <table:data-pilot-member table:name="5.19626168224299" table:display="true" table:show-details="true"/>
                <table:data-pilot-member table:name="5.23364485981308" table:display="true" table:show-details="true"/>
                <table:data-pilot-member table:name="5.26495726495727" table:display="true" table:show-details="true"/>
                <table:data-pilot-member table:name="5.2977303070761" table:display="true" table:show-details="true"/>
                <table:data-pilot-member table:name="5.31909212283044" table:display="true" table:show-details="true"/>
                <table:data-pilot-member table:name="5.32710280373832" table:display="true" table:show-details="true"/>
                <table:data-pilot-member table:name="5.33778371161549" table:display="true" table:show-details="true"/>
                <table:data-pilot-member table:name="5.34312416555407" table:display="true" table:show-details="true"/>
                <table:data-pilot-member table:name="5.3671562082777" table:display="true" table:show-details="true"/>
                <table:data-pilot-member table:name="5.37249666221629" table:display="true" table:show-details="true"/>
                <table:data-pilot-member table:name="5.39118825100134" table:display="true" table:show-details="true"/>
                <table:data-pilot-member table:name="5.4017094017094" table:display="true" table:show-details="true"/>
                <table:data-pilot-member table:name="5.43589743589744" table:display="true" table:show-details="true"/>
                <table:data-pilot-member table:name="5.52136752136752" table:display="true" table:show-details="true"/>
                <table:data-pilot-member table:name="5.55555555555556" table:display="true" table:show-details="true"/>
                <table:data-pilot-member table:name="5.67521367521368" table:display="true" table:show-details="true"/>
                <table:data-pilot-member table:name="5.69230769230769" table:display="true" table:show-details="true"/>
                <table:data-pilot-member table:name="5.72649572649573" table:display="true" table:show-details="true"/>
                <table:data-pilot-member table:name="5.82905982905983" table:display="true" table:show-details="true"/>
                <table:data-pilot-member table:name="5.84615384615385" table:display="true" table:show-details="true"/>
                <table:data-pilot-member table:name="5.88034188034188" table:display="true" table:show-details="true"/>
                <table:data-pilot-member table:name="5.8974358974359" table:display="true" table:show-details="true"/>
                <table:data-pilot-member table:name="5.94871794871795" table:display="true" table:show-details="true"/>
                <table:data-pilot-member table:name="5.98290598290598" table:display="true" table:show-details="true"/>
                <table:data-pilot-member table:name="6.03418803418803" table:display="true" table:show-details="true"/>
                <table:data-pilot-member table:name="6.1025641025641" table:display="true" table:show-details="true"/>
                <table:data-pilot-member table:name="6.17094017094017" table:display="true" table:show-details="true"/>
                <table:data-pilot-member table:name="6.22222222222222" table:display="true" table:show-details="true"/>
                <table:data-pilot-member table:name="6.42735042735043" table:display="true" table:show-details="true"/>
                <table:data-pilot-member table:name="6.68376068376068" table:display="true" table:show-details="true"/>
                <table:data-pilot-member table:name="6.71794871794872" table:display="true" table:show-details="true"/>
                <table:data-pilot-member table:name="6.73571428571429" table:display="true" table:show-details="true"/>
                <table:data-pilot-member table:name="6.85470085470085" table:display="true" table:show-details="true"/>
                <table:data-pilot-member table:name="6.99145299145299" table:display="true" table:show-details="true"/>
                <table:data-pilot-member table:name="7.04273504273504" table:display="true" table:show-details="true"/>
                <table:data-pilot-member table:name="7.04285714285714" table:display="true" table:show-details="true"/>
                <table:data-pilot-member table:name="7.09401709401709" table:display="true" table:show-details="true"/>
                <table:data-pilot-member table:name="7.1" table:display="true" table:show-details="true"/>
                <table:data-pilot-member table:name="7.12857142857143" table:display="true" table:show-details="true"/>
                <table:data-pilot-member table:name="7.14529914529915" table:display="true" table:show-details="true"/>
                <table:data-pilot-member table:name="7.19285714285714" table:display="true" table:show-details="true"/>
                <table:data-pilot-member table:name="7.28205128205128" table:display="true" table:show-details="true"/>
                <table:data-pilot-member table:name="7.40714285714286" table:display="true" table:show-details="true"/>
                <table:data-pilot-member table:name="7.42857142857143" table:display="true" table:show-details="true"/>
                <table:data-pilot-member table:name="7.52142857142857" table:display="true" table:show-details="true"/>
                <table:data-pilot-member table:name="7.57142857142857" table:display="true" table:show-details="true"/>
                <table:data-pilot-member table:name="7.65811965811966" table:display="true" table:show-details="true"/>
                <table:data-pilot-member table:name="7.70714285714286" table:display="true" table:show-details="true"/>
                <table:data-pilot-member table:name="7.77777777777778" table:display="true" table:show-details="true"/>
                <table:data-pilot-member table:name="7.79285714285714" table:display="true" table:show-details="true"/>
                <table:data-pilot-member table:name="7.8" table:display="true" table:show-details="true"/>
                <table:data-pilot-member table:name="7.88034188034188" table:display="true" table:show-details="true"/>
                <table:data-pilot-member table:name="7.93571428571429" table:display="true" table:show-details="true"/>
                <table:data-pilot-member table:name="7.94285714285714" table:display="true" table:show-details="true"/>
                <table:data-pilot-member table:name="7.99285714285714" table:display="true" table:show-details="true"/>
                <table:data-pilot-member table:name="8" table:display="true" table:show-details="true"/>
                <table:data-pilot-member table:name="8.03418803418803" table:display="true" table:show-details="true"/>
                <table:data-pilot-member table:name="8.05" table:display="true" table:show-details="true"/>
                <table:data-pilot-member table:name="8.06837606837607" table:display="true" table:show-details="true"/>
                <table:data-pilot-member table:name="8.09285714285714" table:display="true" table:show-details="true"/>
                <table:data-pilot-member table:name="8.10714285714286" table:display="true" table:show-details="true"/>
                <table:data-pilot-member table:name="8.12857142857143" table:display="true" table:show-details="true"/>
                <table:data-pilot-member table:name="8.13571428571429" table:display="true" table:show-details="true"/>
                <table:data-pilot-member table:name="8.13675213675214" table:display="true" table:show-details="true"/>
                <table:data-pilot-member table:name="8.15384615384615" table:display="true" table:show-details="true"/>
                <table:data-pilot-member table:name="8.22142857142857" table:display="true" table:show-details="true"/>
                <table:data-pilot-member table:name="8.25" table:display="true" table:show-details="true"/>
                <table:data-pilot-member table:name="8.3" table:display="true" table:show-details="true"/>
                <table:data-pilot-member table:name="8.30714285714286" table:display="true" table:show-details="true"/>
                <table:data-pilot-member table:name="8.32142857142857" table:display="true" table:show-details="true"/>
                <table:data-pilot-member table:name="8.37857142857143" table:display="true" table:show-details="true"/>
                <table:data-pilot-member table:name="8.40714285714286" table:display="true" table:show-details="true"/>
                <table:data-pilot-member table:name="8.41428571428572" table:display="true" table:show-details="true"/>
                <table:data-pilot-member table:name="8.44285714285714" table:display="true" table:show-details="true"/>
                <table:data-pilot-member table:name="8.45714285714286" table:display="true" table:show-details="true"/>
                <table:data-pilot-member table:name="8.50714285714286" table:display="true" table:show-details="true"/>
                <table:data-pilot-member table:name="8.51428571428571" table:display="true" table:show-details="true"/>
                <table:data-pilot-member table:name="8.52142857142857" table:display="true" table:show-details="true"/>
                <table:data-pilot-member table:name="19.8629032258065" table:display="true" table:show-details="true"/>
                <table:data-pilot-member table:name="20.4274193548387" table:display="true" table:show-details="true"/>
                <table:data-pilot-member table:name="20.5241935483871" table:display="true" table:show-details="true"/>
                <table:data-pilot-member table:name="20.5887096774194" table:display="true" table:show-details="true"/>
                <table:data-pilot-member table:name="20.7661290322581" table:display="true" table:show-details="true"/>
                <table:data-pilot-member table:name="20.7903225806452" table:display="true" table:show-details="true"/>
                <table:data-pilot-member table:name="21.0725806451613" table:display="true" table:show-details="true"/>
                <table:data-pilot-member table:name="21.1532258064516" table:display="true" table:show-details="true"/>
                <table:data-pilot-member table:name="21.1612903225806" table:display="true" table:show-details="true"/>
                <table:data-pilot-member table:name="21.2016129032258" table:display="true" table:show-details="true"/>
                <table:data-pilot-member table:name="21.2741935483871" table:display="true" table:show-details="true"/>
                <table:data-pilot-member table:name="21.5403225806452" table:display="true" table:show-details="true"/>
                <table:data-pilot-member table:name="21.6532258064516" table:display="true" table:show-details="true"/>
                <table:data-pilot-member table:name="22.0322580645161" table:display="true" table:show-details="true"/>
                <table:data-pilot-member table:name="22.0887096774194" table:display="true" table:show-details="true"/>
                <table:data-pilot-member table:name="22.1693548387097" table:display="true" table:show-details="true"/>
                <table:data-pilot-member table:name="22.2661290322581" table:display="true" table:show-details="true"/>
                <table:data-pilot-member table:name="22.6935483870968" table:display="true" table:show-details="true"/>
                <table:data-pilot-member table:name="23.1370967741935" table:display="true" table:show-details="true"/>
                <table:data-pilot-member table:name="23.991935483871" table:display="true" table:show-details="true"/>
                <table:data-pilot-member table:name="24.0483870967742" table:display="true" table:show-details="true"/>
                <table:data-pilot-member table:name="24.2822580645161" table:display="true" table:show-details="true"/>
                <table:data-pilot-member table:name="24.4435483870968" table:display="true" table:show-details="true"/>
                <table:data-pilot-member table:name="24.6370967741935" table:display="true" table:show-details="true"/>
                <table:data-pilot-member table:name="24.6935483870968" table:display="true" table:show-details="true"/>
                <table:data-pilot-member table:name="24.758064516129" table:display="true" table:show-details="true"/>
                <table:data-pilot-member table:name="24.7619047619048" table:display="true" table:show-details="true"/>
                <table:data-pilot-member table:name="24.8064516129032" table:display="true" table:show-details="true"/>
                <table:data-pilot-member table:name="25.7460317460317" table:display="true" table:show-details="true"/>
                <table:data-pilot-member table:name="25.7777777777778" table:display="true" table:show-details="true"/>
                <table:data-pilot-member table:name="25.8548387096774" table:display="true" table:show-details="true"/>
                <table:data-pilot-member table:name="25.968253968254" table:display="true" table:show-details="true"/>
                <table:data-pilot-member table:name="26.3225806451613" table:display="true" table:show-details="true"/>
                <table:data-pilot-member table:name="26.3492063492063" table:display="true" table:show-details="true"/>
                <table:data-pilot-member table:name="26.4274193548387" table:display="true" table:show-details="true"/>
                <table:data-pilot-member table:name="26.5" table:display="true" table:show-details="true"/>
                <table:data-pilot-member table:name="26.6984126984127" table:display="true" table:show-details="true"/>
                <table:data-pilot-member table:name="26.7096774193548" table:display="true" table:show-details="true"/>
                <table:data-pilot-member table:name="26.7301587301587" table:display="true" table:show-details="true"/>
                <table:data-pilot-member table:name="26.8709677419355" table:display="true" table:show-details="true"/>
                <table:data-pilot-member table:name="26.9274193548387" table:display="true" table:show-details="true"/>
                <table:data-pilot-member table:name="27.0241935483871" table:display="true" table:show-details="true"/>
                <table:data-pilot-member table:name="27.1428571428571" table:display="true" table:show-details="true"/>
                <table:data-pilot-member table:name="27.5555555555556" table:display="true" table:show-details="true"/>
                <table:data-pilot-member table:name="27.6825396825397" table:display="true" table:show-details="true"/>
                <table:data-pilot-member table:name="27.8095238095238" table:display="true" table:show-details="true"/>
                <table:data-pilot-member table:name="28.3174603174603" table:display="true" table:show-details="true"/>
                <table:data-pilot-member table:name="28.4761904761905" table:display="true" table:show-details="true"/>
                <table:data-pilot-member table:name="28.5396825396825" table:display="true" table:show-details="true"/>
                <table:data-pilot-member table:name="28.6349206349206" table:display="true" table:show-details="true"/>
                <table:data-pilot-member table:name="28.8571428571429" table:display="true" table:show-details="true"/>
                <table:data-pilot-member table:name="29.015873015873" table:display="true" table:show-details="true"/>
                <table:data-pilot-member table:name="29.047619047619" table:display="true" table:show-details="true"/>
                <table:data-pilot-member table:name="29.1746031746032" table:display="true" table:show-details="true"/>
                <table:data-pilot-member table:name="29.2063492063492" table:display="true" table:show-details="true"/>
                <table:data-pilot-member table:name="29.3650793650794" table:display="true" table:show-details="true"/>
                <table:data-pilot-member table:name="29.5238095238095" table:display="true" table:show-details="true"/>
                <table:data-pilot-member table:name="29.6190476190476" table:display="true" table:show-details="true"/>
                <table:data-pilot-member table:name="29.6507936507937" table:display="true" table:show-details="true"/>
                <table:data-pilot-member table:name="29.8730158730159" table:display="true" table:show-details="true"/>
                <table:data-pilot-member table:name="29.9047619047619" table:display="true" table:show-details="true"/>
                <table:data-pilot-member table:name="29.9365079365079" table:display="true" table:show-details="true"/>
                <table:data-pilot-member table:name="29.968253968254" table:display="true" table:show-details="true"/>
                <table:data-pilot-member table:name="30.031746031746" table:display="true" table:show-details="true"/>
                <table:data-pilot-member table:name="30.1269841269841" table:display="true" table:show-details="true"/>
                <table:data-pilot-member table:name="30.1587301587302" table:display="true" table:show-details="true"/>
                <table:data-pilot-member table:name="30.2539682539683" table:display="true" table:show-details="true"/>
                <table:data-pilot-member table:name="30.31746031746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0.01" table:orientation="data" table:used-hierarchy="0" table:function="sum">
            <table:data-pilot-level table:show-empty="false" calcext:repeat-item-labels="false">
              <table:data-pilot-members>
                <table:data-pilot-member table:name="1.87504244482173" table:display="true" table:show-details="true"/>
                <table:data-pilot-member table:name="1.91714770797963" table:display="true" table:show-details="true"/>
                <table:data-pilot-member table:name="1.94091680814941" table:display="true" table:show-details="true"/>
                <table:data-pilot-member table:name="1.94363327674024" table:display="true" table:show-details="true"/>
                <table:data-pilot-member table:name="1.97962648556876" table:display="true" table:show-details="true"/>
                <table:data-pilot-member table:name="1.98166383701188" table:display="true" table:show-details="true"/>
                <table:data-pilot-member table:name="1.98573853989813" table:display="true" table:show-details="true"/>
                <table:data-pilot-member table:name="1.99932088285229" table:display="true" table:show-details="true"/>
                <table:data-pilot-member table:name="2.02784380305603" table:display="true" table:show-details="true"/>
                <table:data-pilot-member table:name="2.02988115449915" table:display="true" table:show-details="true"/>
                <table:data-pilot-member table:name="2.05365025466893" table:display="true" table:show-details="true"/>
                <table:data-pilot-member table:name="2.0848896434635" table:display="true" table:show-details="true"/>
                <table:data-pilot-member table:name="2.09575551782683" table:display="true" table:show-details="true"/>
                <table:data-pilot-member table:name="2.09915110356537" table:display="true" table:show-details="true"/>
                <table:data-pilot-member table:name="2.12835314091681" table:display="true" table:show-details="true"/>
                <table:data-pilot-member table:name="2.14125636672326" table:display="true" table:show-details="true"/>
                <table:data-pilot-member table:name="2.16298811544992" table:display="true" table:show-details="true"/>
                <table:data-pilot-member table:name="2.20577249575552" table:display="true" table:show-details="true"/>
                <table:data-pilot-member table:name="2.24611778493994" table:display="true" table:show-details="true"/>
                <table:data-pilot-member table:name="2.24787775891341" table:display="true" table:show-details="true"/>
                <table:data-pilot-member table:name="2.27436332767402" table:display="true" table:show-details="true"/>
                <table:data-pilot-member table:name="2.2811544991511" table:display="true" table:show-details="true"/>
                <table:data-pilot-member table:name="2.29881154499151" table:display="true" table:show-details="true"/>
                <table:data-pilot-member table:name="2.31103565365025" table:display="true" table:show-details="true"/>
                <table:data-pilot-member table:name="2.31239388794567" table:display="true" table:show-details="true"/>
                <table:data-pilot-member table:name="2.33518898329915" table:display="true" table:show-details="true"/>
                <table:data-pilot-member table:name="2.36038675651919" table:display="true" table:show-details="true"/>
                <table:data-pilot-member table:name="2.37386463521828" table:display="true" table:show-details="true"/>
                <table:data-pilot-member table:name="2.39144447699971" table:display="true" table:show-details="true"/>
                <table:data-pilot-member table:name="2.4081494057725" table:display="true" table:show-details="true"/>
                <table:data-pilot-member table:name="2.41018675721562" table:display="true" table:show-details="true"/>
                <table:data-pilot-member table:name="2.41629881154499" table:display="true" table:show-details="true"/>
                <table:data-pilot-member table:name="2.43891004980955" table:display="true" table:show-details="true"/>
                <table:data-pilot-member table:name="2.44301201289188" table:display="true" table:show-details="true"/>
                <table:data-pilot-member table:name="2.44769997070026" table:display="true" table:show-details="true"/>
                <table:data-pilot-member table:name="2.45297113752122" table:display="true" table:show-details="true"/>
                <table:data-pilot-member table:name="2.46587436332767" table:display="true" table:show-details="true"/>
                <table:data-pilot-member table:name="2.48217317487267" table:display="true" table:show-details="true"/>
                <table:data-pilot-member table:name="2.4848896434635" table:display="true" table:show-details="true"/>
                <table:data-pilot-member table:name="2.49809551714035" table:display="true" table:show-details="true"/>
                <table:data-pilot-member table:name="2.50219748022268" table:display="true" table:show-details="true"/>
                <table:data-pilot-member table:name="2.52680925871667" table:display="true" table:show-details="true"/>
                <table:data-pilot-member table:name="2.52856724289481" table:display="true" table:show-details="true"/>
                <table:data-pilot-member table:name="2.54497509522414" table:display="true" table:show-details="true"/>
                <table:data-pilot-member table:name="2.56724289481395" table:display="true" table:show-details="true"/>
                <table:data-pilot-member table:name="2.58247875769118" table:display="true" table:show-details="true"/>
                <table:data-pilot-member table:name="2.59126867858189" table:display="true" table:show-details="true"/>
                <table:data-pilot-member table:name="2.59244066803399" table:display="true" table:show-details="true"/>
                <table:data-pilot-member table:name="2.59361265748608" table:display="true" table:show-details="true"/>
                <table:data-pilot-member table:name="2.59595663639027" table:display="true" table:show-details="true"/>
                <table:data-pilot-member table:name="2.61295048344565" table:display="true" table:show-details="true"/>
                <table:data-pilot-member table:name="2.61412247289774" table:display="true" table:show-details="true"/>
                <table:data-pilot-member table:name="2.62760035159684" table:display="true" table:show-details="true"/>
                <table:data-pilot-member table:name="2.62994433050103" table:display="true" table:show-details="true"/>
                <table:data-pilot-member table:name="2.63053032522707" table:display="true" table:show-details="true"/>
                <table:data-pilot-member table:name="2.65221213009083" table:display="true" table:show-details="true"/>
                <table:data-pilot-member table:name="2.65455610899502" table:display="true" table:show-details="true"/>
                <table:data-pilot-member table:name="2.66393202461178" table:display="true" table:show-details="true"/>
                <table:data-pilot-member table:name="2.66979197187225" table:display="true" table:show-details="true"/>
                <table:data-pilot-member table:name="2.67740990331087" table:display="true" table:show-details="true"/>
                <table:data-pilot-member table:name="2.67799589803692" table:display="true" table:show-details="true"/>
                <table:data-pilot-member table:name="2.67858189276297" table:display="true" table:show-details="true"/>
                <table:data-pilot-member table:name="2.67975388221506" table:display="true" table:show-details="true"/>
                <table:data-pilot-member table:name="3.62068965517241" table:display="true" table:show-details="true"/>
                <table:data-pilot-member table:name="3.64532019704434" table:display="true" table:show-details="true"/>
                <table:data-pilot-member table:name="3.70935960591133" table:display="true" table:show-details="true"/>
                <table:data-pilot-member table:name="3.7487684729064" table:display="true" table:show-details="true"/>
                <table:data-pilot-member table:name="3.76354679802956" table:display="true" table:show-details="true"/>
                <table:data-pilot-member table:name="3.76847290640394" table:display="true" table:show-details="true"/>
                <table:data-pilot-member table:name="3.80295566502463" table:display="true" table:show-details="true"/>
                <table:data-pilot-member table:name="3.8423645320197" table:display="true" table:show-details="true"/>
                <table:data-pilot-member table:name="3.86206896551724" table:display="true" table:show-details="true"/>
                <table:data-pilot-member table:name="3.90147783251232" table:display="true" table:show-details="true"/>
                <table:data-pilot-member table:name="3.9064039408867" table:display="true" table:show-details="true"/>
                <table:data-pilot-member table:name="3.92118226600985" table:display="true" table:show-details="true"/>
                <table:data-pilot-member table:name="3.94088669950739" table:display="true" table:show-details="true"/>
                <table:data-pilot-member table:name="3.95566502463054" table:display="true" table:show-details="true"/>
                <table:data-pilot-member table:name="3.97536945812808" table:display="true" table:show-details="true"/>
                <table:data-pilot-member table:name="3.99014778325123" table:display="true" table:show-details="true"/>
                <table:data-pilot-member table:name="4.14778325123153" table:display="true" table:show-details="true"/>
                <table:data-pilot-member table:name="4.20293724966622" table:display="true" table:show-details="true"/>
                <table:data-pilot-member table:name="4.26108374384237" table:display="true" table:show-details="true"/>
                <table:data-pilot-member table:name="4.36453201970443" table:display="true" table:show-details="true"/>
                <table:data-pilot-member table:name="4.40587449933244" table:display="true" table:show-details="true"/>
                <table:data-pilot-member table:name="4.40886699507389" table:display="true" table:show-details="true"/>
                <table:data-pilot-member table:name="4.4218958611482" table:display="true" table:show-details="true"/>
                <table:data-pilot-member table:name="4.42364532019704" table:display="true" table:show-details="true"/>
                <table:data-pilot-member table:name="4.45320197044335" table:display="true" table:show-details="true"/>
                <table:data-pilot-member table:name="4.456608811749" table:display="true" table:show-details="true"/>
                <table:data-pilot-member table:name="4.46305418719212" table:display="true" table:show-details="true"/>
                <table:data-pilot-member table:name="4.47797062750334" table:display="true" table:show-details="true"/>
                <table:data-pilot-member table:name="4.5615763546798" table:display="true" table:show-details="true"/>
                <table:data-pilot-member table:name="4.57635467980296" table:display="true" table:show-details="true"/>
                <table:data-pilot-member table:name="4.59113300492611" table:display="true" table:show-details="true"/>
                <table:data-pilot-member table:name="4.60614152202937" table:display="true" table:show-details="true"/>
                <table:data-pilot-member table:name="4.62216288384513" table:display="true" table:show-details="true"/>
                <table:data-pilot-member table:name="4.62483311081442" table:display="true" table:show-details="true"/>
                <table:data-pilot-member table:name="4.73965287049399" table:display="true" table:show-details="true"/>
                <table:data-pilot-member table:name="4.74384236453202" table:display="true" table:show-details="true"/>
                <table:data-pilot-member table:name="4.7487684729064" table:display="true" table:show-details="true"/>
                <table:data-pilot-member table:name="4.79305740987984" table:display="true" table:show-details="true"/>
                <table:data-pilot-member table:name="4.79839786381842" table:display="true" table:show-details="true"/>
                <table:data-pilot-member table:name="4.85714285714286" table:display="true" table:show-details="true"/>
                <table:data-pilot-member table:name="4.89162561576355" table:display="true" table:show-details="true"/>
                <table:data-pilot-member table:name="4.89452603471295" table:display="true" table:show-details="true"/>
                <table:data-pilot-member table:name="4.89655172413793" table:display="true" table:show-details="true"/>
                <table:data-pilot-member table:name="4.90147783251232" table:display="true" table:show-details="true"/>
                <table:data-pilot-member table:name="4.94259012016021" table:display="true" table:show-details="true"/>
                <table:data-pilot-member table:name="4.96551724137931" table:display="true" table:show-details="true"/>
                <table:data-pilot-member table:name="4.97196261682243" table:display="true" table:show-details="true"/>
                <table:data-pilot-member table:name="4.98029556650246" table:display="true" table:show-details="true"/>
                <table:data-pilot-member table:name="5.02803738317757" table:display="true" table:show-details="true"/>
                <table:data-pilot-member table:name="5.03604806408545" table:display="true" table:show-details="true"/>
                <table:data-pilot-member table:name="5.04138851802403" table:display="true" table:show-details="true"/>
                <table:data-pilot-member table:name="5.12950600801068" table:display="true" table:show-details="true"/>
                <table:data-pilot-member table:name="5.14552736982644" table:display="true" table:show-details="true"/>
                <table:data-pilot-member table:name="5.16421895861148" table:display="true" table:show-details="true"/>
                <table:data-pilot-member table:name="5.17222963951936" table:display="true" table:show-details="true"/>
                <table:data-pilot-member table:name="5.19626168224299" table:display="true" table:show-details="true"/>
                <table:data-pilot-member table:name="5.23631508678238" table:display="true" table:show-details="true"/>
                <table:data-pilot-member table:name="5.26495726495727" table:display="true" table:show-details="true"/>
                <table:data-pilot-member table:name="5.2977303070761" table:display="true" table:show-details="true"/>
                <table:data-pilot-member table:name="5.31909212283044" table:display="true" table:show-details="true"/>
                <table:data-pilot-member table:name="5.32710280373832" table:display="true" table:show-details="true"/>
                <table:data-pilot-member table:name="5.33778371161549" table:display="true" table:show-details="true"/>
                <table:data-pilot-member table:name="5.34312416555407" table:display="true" table:show-details="true"/>
                <table:data-pilot-member table:name="5.3671562082777" table:display="true" table:show-details="true"/>
                <table:data-pilot-member table:name="5.369826435247" table:display="true" table:show-details="true"/>
                <table:data-pilot-member table:name="5.38317757009346" table:display="true" table:show-details="true"/>
                <table:data-pilot-member table:name="5.39118825100134" table:display="true" table:show-details="true"/>
                <table:data-pilot-member table:name="5.4017094017094" table:display="true" table:show-details="true"/>
                <table:data-pilot-member table:name="5.43589743589744" table:display="true" table:show-details="true"/>
                <table:data-pilot-member table:name="5.52136752136752" table:display="true" table:show-details="true"/>
                <table:data-pilot-member table:name="5.55555555555556" table:display="true" table:show-details="true"/>
                <table:data-pilot-member table:name="5.67521367521368" table:display="true" table:show-details="true"/>
                <table:data-pilot-member table:name="5.69230769230769" table:display="true" table:show-details="true"/>
                <table:data-pilot-member table:name="5.72649572649573" table:display="true" table:show-details="true"/>
                <table:data-pilot-member table:name="5.82905982905983" table:display="true" table:show-details="true"/>
                <table:data-pilot-member table:name="5.84615384615385" table:display="true" table:show-details="true"/>
                <table:data-pilot-member table:name="5.88034188034188" table:display="true" table:show-details="true"/>
                <table:data-pilot-member table:name="5.8974358974359" table:display="true" table:show-details="true"/>
                <table:data-pilot-member table:name="5.94871794871795" table:display="true" table:show-details="true"/>
                <table:data-pilot-member table:name="5.98290598290598" table:display="true" table:show-details="true"/>
                <table:data-pilot-member table:name="6.03418803418803" table:display="true" table:show-details="true"/>
                <table:data-pilot-member table:name="6.1025641025641" table:display="true" table:show-details="true"/>
                <table:data-pilot-member table:name="6.17094017094017" table:display="true" table:show-details="true"/>
                <table:data-pilot-member table:name="6.22222222222222" table:display="true" table:show-details="true"/>
                <table:data-pilot-member table:name="6.42735042735043" table:display="true" table:show-details="true"/>
                <table:data-pilot-member table:name="6.68376068376068" table:display="true" table:show-details="true"/>
                <table:data-pilot-member table:name="6.71794871794872" table:display="true" table:show-details="true"/>
                <table:data-pilot-member table:name="6.73571428571429" table:display="true" table:show-details="true"/>
                <table:data-pilot-member table:name="6.85470085470085" table:display="true" table:show-details="true"/>
                <table:data-pilot-member table:name="6.99145299145299" table:display="true" table:show-details="true"/>
                <table:data-pilot-member table:name="7.04285714285714" table:display="true" table:show-details="true"/>
                <table:data-pilot-member table:name="7.09401709401709" table:display="true" table:show-details="true"/>
                <table:data-pilot-member table:name="7.1" table:display="true" table:show-details="true"/>
                <table:data-pilot-member table:name="7.12857142857143" table:display="true" table:show-details="true"/>
                <table:data-pilot-member table:name="7.14529914529915" table:display="true" table:show-details="true"/>
                <table:data-pilot-member table:name="7.19285714285714" table:display="true" table:show-details="true"/>
                <table:data-pilot-member table:name="7.28205128205128" table:display="true" table:show-details="true"/>
                <table:data-pilot-member table:name="7.40714285714286" table:display="true" table:show-details="true"/>
                <table:data-pilot-member table:name="7.42857142857143" table:display="true" table:show-details="true"/>
                <table:data-pilot-member table:name="7.52142857142857" table:display="true" table:show-details="true"/>
                <table:data-pilot-member table:name="7.57142857142857" table:display="true" table:show-details="true"/>
                <table:data-pilot-member table:name="7.65811965811966" table:display="true" table:show-details="true"/>
                <table:data-pilot-member table:name="7.70714285714286" table:display="true" table:show-details="true"/>
                <table:data-pilot-member table:name="7.77777777777778" table:display="true" table:show-details="true"/>
                <table:data-pilot-member table:name="7.79285714285714" table:display="true" table:show-details="true"/>
                <table:data-pilot-member table:name="7.8" table:display="true" table:show-details="true"/>
                <table:data-pilot-member table:name="7.88034188034188" table:display="true" table:show-details="true"/>
                <table:data-pilot-member table:name="7.93571428571429" table:display="true" table:show-details="true"/>
                <table:data-pilot-member table:name="7.94285714285714" table:display="true" table:show-details="true"/>
                <table:data-pilot-member table:name="7.99285714285714" table:display="true" table:show-details="true"/>
                <table:data-pilot-member table:name="8" table:display="true" table:show-details="true"/>
                <table:data-pilot-member table:name="8.03418803418803" table:display="true" table:show-details="true"/>
                <table:data-pilot-member table:name="8.05" table:display="true" table:show-details="true"/>
                <table:data-pilot-member table:name="8.06837606837607" table:display="true" table:show-details="true"/>
                <table:data-pilot-member table:name="8.1" table:display="true" table:show-details="true"/>
                <table:data-pilot-member table:name="8.10714285714286" table:display="true" table:show-details="true"/>
                <table:data-pilot-member table:name="8.12857142857143" table:display="true" table:show-details="true"/>
                <table:data-pilot-member table:name="8.13571428571429" table:display="true" table:show-details="true"/>
                <table:data-pilot-member table:name="8.17094017094017" table:display="true" table:show-details="true"/>
                <table:data-pilot-member table:name="8.18803418803419" table:display="true" table:show-details="true"/>
                <table:data-pilot-member table:name="8.25" table:display="true" table:show-details="true"/>
                <table:data-pilot-member table:name="8.30714285714286" table:display="true" table:show-details="true"/>
                <table:data-pilot-member table:name="8.32142857142857" table:display="true" table:show-details="true"/>
                <table:data-pilot-member table:name="8.37857142857143" table:display="true" table:show-details="true"/>
                <table:data-pilot-member table:name="8.41428571428572" table:display="true" table:show-details="true"/>
                <table:data-pilot-member table:name="8.45714285714286" table:display="true" table:show-details="true"/>
                <table:data-pilot-member table:name="8.50714285714286" table:display="true" table:show-details="true"/>
                <table:data-pilot-member table:name="8.52142857142857" table:display="true" table:show-details="true"/>
                <table:data-pilot-member table:name="8.52857142857143" table:display="true" table:show-details="true"/>
                <table:data-pilot-member table:name="19.8629032258065" table:display="true" table:show-details="true"/>
                <table:data-pilot-member table:name="20.4596774193548" table:display="true" table:show-details="true"/>
                <table:data-pilot-member table:name="20.5241935483871" table:display="true" table:show-details="true"/>
                <table:data-pilot-member table:name="20.5887096774194" table:display="true" table:show-details="true"/>
                <table:data-pilot-member table:name="20.7741935483871" table:display="true" table:show-details="true"/>
                <table:data-pilot-member table:name="20.7903225806452" table:display="true" table:show-details="true"/>
                <table:data-pilot-member table:name="21.0725806451613" table:display="true" table:show-details="true"/>
                <table:data-pilot-member table:name="21.1612903225806" table:display="true" table:show-details="true"/>
                <table:data-pilot-member table:name="21.1854838709677" table:display="true" table:show-details="true"/>
                <table:data-pilot-member table:name="21.2338709677419" table:display="true" table:show-details="true"/>
                <table:data-pilot-member table:name="21.2741935483871" table:display="true" table:show-details="true"/>
                <table:data-pilot-member table:name="21.5403225806452" table:display="true" table:show-details="true"/>
                <table:data-pilot-member table:name="21.6532258064516" table:display="true" table:show-details="true"/>
                <table:data-pilot-member table:name="22.0322580645161" table:display="true" table:show-details="true"/>
                <table:data-pilot-member table:name="22.0967741935484" table:display="true" table:show-details="true"/>
                <table:data-pilot-member table:name="22.1693548387097" table:display="true" table:show-details="true"/>
                <table:data-pilot-member table:name="22.2661290322581" table:display="true" table:show-details="true"/>
                <table:data-pilot-member table:name="22.6935483870968" table:display="true" table:show-details="true"/>
                <table:data-pilot-member table:name="23.1370967741935" table:display="true" table:show-details="true"/>
                <table:data-pilot-member table:name="24" table:display="true" table:show-details="true"/>
                <table:data-pilot-member table:name="24.0483870967742" table:display="true" table:show-details="true"/>
                <table:data-pilot-member table:name="24.3064516129032" table:display="true" table:show-details="true"/>
                <table:data-pilot-member table:name="24.5322580645161" table:display="true" table:show-details="true"/>
                <table:data-pilot-member table:name="24.6451612903226" table:display="true" table:show-details="true"/>
                <table:data-pilot-member table:name="24.7619047619048" table:display="true" table:show-details="true"/>
                <table:data-pilot-member table:name="24.7661290322581" table:display="true" table:show-details="true"/>
                <table:data-pilot-member table:name="24.8145161290323" table:display="true" table:show-details="true"/>
                <table:data-pilot-member table:name="24.8387096774194" table:display="true" table:show-details="true"/>
                <table:data-pilot-member table:name="25.7460317460317" table:display="true" table:show-details="true"/>
                <table:data-pilot-member table:name="25.7777777777778" table:display="true" table:show-details="true"/>
                <table:data-pilot-member table:name="25.968253968254" table:display="true" table:show-details="true"/>
                <table:data-pilot-member table:name="26.0322580645161" table:display="true" table:show-details="true"/>
                <table:data-pilot-member table:name="26.3492063492063" table:display="true" table:show-details="true"/>
                <table:data-pilot-member table:name="26.4274193548387" table:display="true" table:show-details="true"/>
                <table:data-pilot-member table:name="26.5322580645161" table:display="true" table:show-details="true"/>
                <table:data-pilot-member table:name="26.6984126984127" table:display="true" table:show-details="true"/>
                <table:data-pilot-member table:name="26.7301587301587" table:display="true" table:show-details="true"/>
                <table:data-pilot-member table:name="26.9596774193548" table:display="true" table:show-details="true"/>
                <table:data-pilot-member table:name="26.9838709677419" table:display="true" table:show-details="true"/>
                <table:data-pilot-member table:name="27.0967741935484" table:display="true" table:show-details="true"/>
                <table:data-pilot-member table:name="27.1428571428571" table:display="true" table:show-details="true"/>
                <table:data-pilot-member table:name="27.1532258064516" table:display="true" table:show-details="true"/>
                <table:data-pilot-member table:name="27.1612903225806" table:display="true" table:show-details="true"/>
                <table:data-pilot-member table:name="27.5555555555556" table:display="true" table:show-details="true"/>
                <table:data-pilot-member table:name="27.6825396825397" table:display="true" table:show-details="true"/>
                <table:data-pilot-member table:name="28.1269841269841" table:display="true" table:show-details="true"/>
                <table:data-pilot-member table:name="28.3492063492063" table:display="true" table:show-details="true"/>
                <table:data-pilot-member table:name="28.4761904761905" table:display="true" table:show-details="true"/>
                <table:data-pilot-member table:name="28.7936507936508" table:display="true" table:show-details="true"/>
                <table:data-pilot-member table:name="28.8571428571429" table:display="true" table:show-details="true"/>
                <table:data-pilot-member table:name="29.1428571428571" table:display="true" table:show-details="true"/>
                <table:data-pilot-member table:name="29.2063492063492" table:display="true" table:show-details="true"/>
                <table:data-pilot-member table:name="29.2698412698413" table:display="true" table:show-details="true"/>
                <table:data-pilot-member table:name="29.3015873015873" table:display="true" table:show-details="true"/>
                <table:data-pilot-member table:name="29.3650793650794" table:display="true" table:show-details="true"/>
                <table:data-pilot-member table:name="29.4285714285714" table:display="true" table:show-details="true"/>
                <table:data-pilot-member table:name="29.6507936507937" table:display="true" table:show-details="true"/>
                <table:data-pilot-member table:name="29.8412698412698" table:display="true" table:show-details="true"/>
                <table:data-pilot-member table:name="29.8730158730159" table:display="true" table:show-details="true"/>
                <table:data-pilot-member table:name="29.9365079365079" table:display="true" table:show-details="true"/>
                <table:data-pilot-member table:name="30.1269841269841" table:display="true" table:show-details="true"/>
                <table:data-pilot-member table:name="30.1587301587302" table:display="true" table:show-details="true"/>
                <table:data-pilot-member table:name="30.1904761904762" table:display="true" table:show-details="true"/>
                <table:data-pilot-member table:name="30.2857142857143" table:display="true" table:show-details="true"/>
                <table:data-pilot-member table:name="30.3174603174603" table:display="true" table:show-details="true"/>
                <table:data-pilot-member table:name="30.3492063492063" table:display="true" table:show-details="true"/>
                <table:data-pilot-member table:name="30.38095238095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0.05" table:orientation="data" table:used-hierarchy="0" table:function="sum">
            <table:data-pilot-level table:show-empty="false" calcext:repeat-item-labels="false">
              <table:data-pilot-members>
                <table:data-pilot-member table:name="1.87504244482173" table:display="true" table:show-details="true"/>
                <table:data-pilot-member table:name="1.91714770797963" table:display="true" table:show-details="true"/>
                <table:data-pilot-member table:name="1.94091680814941" table:display="true" table:show-details="true"/>
                <table:data-pilot-member table:name="1.94363327674024" table:display="true" table:show-details="true"/>
                <table:data-pilot-member table:name="1.97962648556876" table:display="true" table:show-details="true"/>
                <table:data-pilot-member table:name="1.98166383701188" table:display="true" table:show-details="true"/>
                <table:data-pilot-member table:name="1.98573853989813" table:display="true" table:show-details="true"/>
                <table:data-pilot-member table:name="1.99932088285229" table:display="true" table:show-details="true"/>
                <table:data-pilot-member table:name="2.02784380305603" table:display="true" table:show-details="true"/>
                <table:data-pilot-member table:name="2.02988115449915" table:display="true" table:show-details="true"/>
                <table:data-pilot-member table:name="2.05365025466893" table:display="true" table:show-details="true"/>
                <table:data-pilot-member table:name="2.0848896434635" table:display="true" table:show-details="true"/>
                <table:data-pilot-member table:name="2.09575551782683" table:display="true" table:show-details="true"/>
                <table:data-pilot-member table:name="2.09915110356537" table:display="true" table:show-details="true"/>
                <table:data-pilot-member table:name="2.12835314091681" table:display="true" table:show-details="true"/>
                <table:data-pilot-member table:name="2.14125636672326" table:display="true" table:show-details="true"/>
                <table:data-pilot-member table:name="2.16298811544992" table:display="true" table:show-details="true"/>
                <table:data-pilot-member table:name="2.20577249575552" table:display="true" table:show-details="true"/>
                <table:data-pilot-member table:name="2.24611778493994" table:display="true" table:show-details="true"/>
                <table:data-pilot-member table:name="2.24787775891341" table:display="true" table:show-details="true"/>
                <table:data-pilot-member table:name="2.27436332767402" table:display="true" table:show-details="true"/>
                <table:data-pilot-member table:name="2.2811544991511" table:display="true" table:show-details="true"/>
                <table:data-pilot-member table:name="2.29881154499151" table:display="true" table:show-details="true"/>
                <table:data-pilot-member table:name="2.31103565365025" table:display="true" table:show-details="true"/>
                <table:data-pilot-member table:name="2.31239388794567" table:display="true" table:show-details="true"/>
                <table:data-pilot-member table:name="2.33518898329915" table:display="true" table:show-details="true"/>
                <table:data-pilot-member table:name="2.36038675651919" table:display="true" table:show-details="true"/>
                <table:data-pilot-member table:name="2.37386463521828" table:display="true" table:show-details="true"/>
                <table:data-pilot-member table:name="2.39144447699971" table:display="true" table:show-details="true"/>
                <table:data-pilot-member table:name="2.4081494057725" table:display="true" table:show-details="true"/>
                <table:data-pilot-member table:name="2.41018675721562" table:display="true" table:show-details="true"/>
                <table:data-pilot-member table:name="2.41629881154499" table:display="true" table:show-details="true"/>
                <table:data-pilot-member table:name="2.43891004980955" table:display="true" table:show-details="true"/>
                <table:data-pilot-member table:name="2.44301201289188" table:display="true" table:show-details="true"/>
                <table:data-pilot-member table:name="2.44769997070026" table:display="true" table:show-details="true"/>
                <table:data-pilot-member table:name="2.45297113752122" table:display="true" table:show-details="true"/>
                <table:data-pilot-member table:name="2.46587436332767" table:display="true" table:show-details="true"/>
                <table:data-pilot-member table:name="2.48217317487267" table:display="true" table:show-details="true"/>
                <table:data-pilot-member table:name="2.4848896434635" table:display="true" table:show-details="true"/>
                <table:data-pilot-member table:name="2.49809551714035" table:display="true" table:show-details="true"/>
                <table:data-pilot-member table:name="2.50219748022268" table:display="true" table:show-details="true"/>
                <table:data-pilot-member table:name="2.52680925871667" table:display="true" table:show-details="true"/>
                <table:data-pilot-member table:name="2.52856724289481" table:display="true" table:show-details="true"/>
                <table:data-pilot-member table:name="2.54497509522414" table:display="true" table:show-details="true"/>
                <table:data-pilot-member table:name="2.56724289481395" table:display="true" table:show-details="true"/>
                <table:data-pilot-member table:name="2.58247875769118" table:display="true" table:show-details="true"/>
                <table:data-pilot-member table:name="2.59126867858189" table:display="true" table:show-details="true"/>
                <table:data-pilot-member table:name="2.59244066803399" table:display="true" table:show-details="true"/>
                <table:data-pilot-member table:name="2.59361265748608" table:display="true" table:show-details="true"/>
                <table:data-pilot-member table:name="2.59595663639027" table:display="true" table:show-details="true"/>
                <table:data-pilot-member table:name="2.61295048344565" table:display="true" table:show-details="true"/>
                <table:data-pilot-member table:name="2.61412247289774" table:display="true" table:show-details="true"/>
                <table:data-pilot-member table:name="2.62760035159684" table:display="true" table:show-details="true"/>
                <table:data-pilot-member table:name="2.62994433050103" table:display="true" table:show-details="true"/>
                <table:data-pilot-member table:name="2.63053032522707" table:display="true" table:show-details="true"/>
                <table:data-pilot-member table:name="2.65221213009083" table:display="true" table:show-details="true"/>
                <table:data-pilot-member table:name="2.65455610899502" table:display="true" table:show-details="true"/>
                <table:data-pilot-member table:name="2.66393202461178" table:display="true" table:show-details="true"/>
                <table:data-pilot-member table:name="2.66979197187225" table:display="true" table:show-details="true"/>
                <table:data-pilot-member table:name="2.67740990331087" table:display="true" table:show-details="true"/>
                <table:data-pilot-member table:name="2.67799589803692" table:display="true" table:show-details="true"/>
                <table:data-pilot-member table:name="2.67858189276297" table:display="true" table:show-details="true"/>
                <table:data-pilot-member table:name="2.67975388221506" table:display="true" table:show-details="true"/>
                <table:data-pilot-member table:name="3.62068965517241" table:display="true" table:show-details="true"/>
                <table:data-pilot-member table:name="3.64532019704434" table:display="true" table:show-details="true"/>
                <table:data-pilot-member table:name="3.70935960591133" table:display="true" table:show-details="true"/>
                <table:data-pilot-member table:name="3.7487684729064" table:display="true" table:show-details="true"/>
                <table:data-pilot-member table:name="3.76354679802956" table:display="true" table:show-details="true"/>
                <table:data-pilot-member table:name="3.76847290640394" table:display="true" table:show-details="true"/>
                <table:data-pilot-member table:name="3.80295566502463" table:display="true" table:show-details="true"/>
                <table:data-pilot-member table:name="3.8423645320197" table:display="true" table:show-details="true"/>
                <table:data-pilot-member table:name="3.86206896551724" table:display="true" table:show-details="true"/>
                <table:data-pilot-member table:name="3.90147783251232" table:display="true" table:show-details="true"/>
                <table:data-pilot-member table:name="3.9064039408867" table:display="true" table:show-details="true"/>
                <table:data-pilot-member table:name="3.92118226600985" table:display="true" table:show-details="true"/>
                <table:data-pilot-member table:name="3.94088669950739" table:display="true" table:show-details="true"/>
                <table:data-pilot-member table:name="3.95566502463054" table:display="true" table:show-details="true"/>
                <table:data-pilot-member table:name="3.97536945812808" table:display="true" table:show-details="true"/>
                <table:data-pilot-member table:name="3.99014778325123" table:display="true" table:show-details="true"/>
                <table:data-pilot-member table:name="4.14778325123153" table:display="true" table:show-details="true"/>
                <table:data-pilot-member table:name="4.20293724966622" table:display="true" table:show-details="true"/>
                <table:data-pilot-member table:name="4.26108374384237" table:display="true" table:show-details="true"/>
                <table:data-pilot-member table:name="4.36453201970443" table:display="true" table:show-details="true"/>
                <table:data-pilot-member table:name="4.40587449933244" table:display="true" table:show-details="true"/>
                <table:data-pilot-member table:name="4.40886699507389" table:display="true" table:show-details="true"/>
                <table:data-pilot-member table:name="4.4218958611482" table:display="true" table:show-details="true"/>
                <table:data-pilot-member table:name="4.42364532019704" table:display="true" table:show-details="true"/>
                <table:data-pilot-member table:name="4.45320197044335" table:display="true" table:show-details="true"/>
                <table:data-pilot-member table:name="4.456608811749" table:display="true" table:show-details="true"/>
                <table:data-pilot-member table:name="4.46305418719212" table:display="true" table:show-details="true"/>
                <table:data-pilot-member table:name="4.47797062750334" table:display="true" table:show-details="true"/>
                <table:data-pilot-member table:name="4.5615763546798" table:display="true" table:show-details="true"/>
                <table:data-pilot-member table:name="4.57635467980296" table:display="true" table:show-details="true"/>
                <table:data-pilot-member table:name="4.59113300492611" table:display="true" table:show-details="true"/>
                <table:data-pilot-member table:name="4.60614152202937" table:display="true" table:show-details="true"/>
                <table:data-pilot-member table:name="4.62216288384513" table:display="true" table:show-details="true"/>
                <table:data-pilot-member table:name="4.62483311081442" table:display="true" table:show-details="true"/>
                <table:data-pilot-member table:name="4.73965287049399" table:display="true" table:show-details="true"/>
                <table:data-pilot-member table:name="4.74384236453202" table:display="true" table:show-details="true"/>
                <table:data-pilot-member table:name="4.7487684729064" table:display="true" table:show-details="true"/>
                <table:data-pilot-member table:name="4.79305740987984" table:display="true" table:show-details="true"/>
                <table:data-pilot-member table:name="4.79839786381842" table:display="true" table:show-details="true"/>
                <table:data-pilot-member table:name="4.85714285714286" table:display="true" table:show-details="true"/>
                <table:data-pilot-member table:name="4.89162561576355" table:display="true" table:show-details="true"/>
                <table:data-pilot-member table:name="4.89452603471295" table:display="true" table:show-details="true"/>
                <table:data-pilot-member table:name="4.90147783251232" table:display="true" table:show-details="true"/>
                <table:data-pilot-member table:name="4.94259012016021" table:display="true" table:show-details="true"/>
                <table:data-pilot-member table:name="4.97196261682243" table:display="true" table:show-details="true"/>
                <table:data-pilot-member table:name="4.97536945812808" table:display="true" table:show-details="true"/>
                <table:data-pilot-member table:name="4.99014778325123" table:display="true" table:show-details="true"/>
                <table:data-pilot-member table:name="5.02803738317757" table:display="true" table:show-details="true"/>
                <table:data-pilot-member table:name="5.03604806408545" table:display="true" table:show-details="true"/>
                <table:data-pilot-member table:name="5.04138851802403" table:display="true" table:show-details="true"/>
                <table:data-pilot-member table:name="5.12950600801068" table:display="true" table:show-details="true"/>
                <table:data-pilot-member table:name="5.14552736982644" table:display="true" table:show-details="true"/>
                <table:data-pilot-member table:name="5.16421895861148" table:display="true" table:show-details="true"/>
                <table:data-pilot-member table:name="5.17222963951936" table:display="true" table:show-details="true"/>
                <table:data-pilot-member table:name="5.19626168224299" table:display="true" table:show-details="true"/>
                <table:data-pilot-member table:name="5.24432576769025" table:display="true" table:show-details="true"/>
                <table:data-pilot-member table:name="5.26495726495727" table:display="true" table:show-details="true"/>
                <table:data-pilot-member table:name="5.2977303070761" table:display="true" table:show-details="true"/>
                <table:data-pilot-member table:name="5.31909212283044" table:display="true" table:show-details="true"/>
                <table:data-pilot-member table:name="5.32710280373832" table:display="true" table:show-details="true"/>
                <table:data-pilot-member table:name="5.33778371161549" table:display="true" table:show-details="true"/>
                <table:data-pilot-member table:name="5.34312416555407" table:display="true" table:show-details="true"/>
                <table:data-pilot-member table:name="5.3671562082777" table:display="true" table:show-details="true"/>
                <table:data-pilot-member table:name="5.37249666221629" table:display="true" table:show-details="true"/>
                <table:data-pilot-member table:name="5.38317757009346" table:display="true" table:show-details="true"/>
                <table:data-pilot-member table:name="5.39118825100134" table:display="true" table:show-details="true"/>
                <table:data-pilot-member table:name="5.4017094017094" table:display="true" table:show-details="true"/>
                <table:data-pilot-member table:name="5.43589743589744" table:display="true" table:show-details="true"/>
                <table:data-pilot-member table:name="5.52136752136752" table:display="true" table:show-details="true"/>
                <table:data-pilot-member table:name="5.55555555555556" table:display="true" table:show-details="true"/>
                <table:data-pilot-member table:name="5.67521367521368" table:display="true" table:show-details="true"/>
                <table:data-pilot-member table:name="5.69230769230769" table:display="true" table:show-details="true"/>
                <table:data-pilot-member table:name="5.72649572649573" table:display="true" table:show-details="true"/>
                <table:data-pilot-member table:name="5.82905982905983" table:display="true" table:show-details="true"/>
                <table:data-pilot-member table:name="5.84615384615385" table:display="true" table:show-details="true"/>
                <table:data-pilot-member table:name="5.8974358974359" table:display="true" table:show-details="true"/>
                <table:data-pilot-member table:name="5.94871794871795" table:display="true" table:show-details="true"/>
                <table:data-pilot-member table:name="5.98290598290598" table:display="true" table:show-details="true"/>
                <table:data-pilot-member table:name="6.03418803418803" table:display="true" table:show-details="true"/>
                <table:data-pilot-member table:name="6.1025641025641" table:display="true" table:show-details="true"/>
                <table:data-pilot-member table:name="6.17094017094017" table:display="true" table:show-details="true"/>
                <table:data-pilot-member table:name="6.22222222222222" table:display="true" table:show-details="true"/>
                <table:data-pilot-member table:name="6.42735042735043" table:display="true" table:show-details="true"/>
                <table:data-pilot-member table:name="6.68376068376068" table:display="true" table:show-details="true"/>
                <table:data-pilot-member table:name="6.71794871794872" table:display="true" table:show-details="true"/>
                <table:data-pilot-member table:name="6.73571428571429" table:display="true" table:show-details="true"/>
                <table:data-pilot-member table:name="6.85470085470085" table:display="true" table:show-details="true"/>
                <table:data-pilot-member table:name="6.99145299145299" table:display="true" table:show-details="true"/>
                <table:data-pilot-member table:name="7.04285714285714" table:display="true" table:show-details="true"/>
                <table:data-pilot-member table:name="7.09401709401709" table:display="true" table:show-details="true"/>
                <table:data-pilot-member table:name="7.1" table:display="true" table:show-details="true"/>
                <table:data-pilot-member table:name="7.12857142857143" table:display="true" table:show-details="true"/>
                <table:data-pilot-member table:name="7.19285714285714" table:display="true" table:show-details="true"/>
                <table:data-pilot-member table:name="7.1965811965812" table:display="true" table:show-details="true"/>
                <table:data-pilot-member table:name="7.28205128205128" table:display="true" table:show-details="true"/>
                <table:data-pilot-member table:name="7.40714285714286" table:display="true" table:show-details="true"/>
                <table:data-pilot-member table:name="7.42857142857143" table:display="true" table:show-details="true"/>
                <table:data-pilot-member table:name="7.52142857142857" table:display="true" table:show-details="true"/>
                <table:data-pilot-member table:name="7.57142857142857" table:display="true" table:show-details="true"/>
                <table:data-pilot-member table:name="7.65811965811966" table:display="true" table:show-details="true"/>
                <table:data-pilot-member table:name="7.70714285714286" table:display="true" table:show-details="true"/>
                <table:data-pilot-member table:name="7.77777777777778" table:display="true" table:show-details="true"/>
                <table:data-pilot-member table:name="7.79285714285714" table:display="true" table:show-details="true"/>
                <table:data-pilot-member table:name="7.8" table:display="true" table:show-details="true"/>
                <table:data-pilot-member table:name="7.88034188034188" table:display="true" table:show-details="true"/>
                <table:data-pilot-member table:name="7.93571428571429" table:display="true" table:show-details="true"/>
                <table:data-pilot-member table:name="7.94285714285714" table:display="true" table:show-details="true"/>
                <table:data-pilot-member table:name="7.99285714285714" table:display="true" table:show-details="true"/>
                <table:data-pilot-member table:name="8" table:display="true" table:show-details="true"/>
                <table:data-pilot-member table:name="8.03418803418803" table:display="true" table:show-details="true"/>
                <table:data-pilot-member table:name="8.05" table:display="true" table:show-details="true"/>
                <table:data-pilot-member table:name="8.06837606837607" table:display="true" table:show-details="true"/>
                <table:data-pilot-member table:name="8.1" table:display="true" table:show-details="true"/>
                <table:data-pilot-member table:name="8.10714285714286" table:display="true" table:show-details="true"/>
                <table:data-pilot-member table:name="8.12857142857143" table:display="true" table:show-details="true"/>
                <table:data-pilot-member table:name="8.13571428571429" table:display="true" table:show-details="true"/>
                <table:data-pilot-member table:name="8.18803418803419" table:display="true" table:show-details="true"/>
                <table:data-pilot-member table:name="8.2051282051282" table:display="true" table:show-details="true"/>
                <table:data-pilot-member table:name="8.25" table:display="true" table:show-details="true"/>
                <table:data-pilot-member table:name="8.25714285714286" table:display="true" table:show-details="true"/>
                <table:data-pilot-member table:name="8.30714285714286" table:display="true" table:show-details="true"/>
                <table:data-pilot-member table:name="8.32142857142857" table:display="true" table:show-details="true"/>
                <table:data-pilot-member table:name="8.37857142857143" table:display="true" table:show-details="true"/>
                <table:data-pilot-member table:name="8.41428571428572" table:display="true" table:show-details="true"/>
                <table:data-pilot-member table:name="8.45714285714286" table:display="true" table:show-details="true"/>
                <table:data-pilot-member table:name="8.46428571428571" table:display="true" table:show-details="true"/>
                <table:data-pilot-member table:name="8.50714285714286" table:display="true" table:show-details="true"/>
                <table:data-pilot-member table:name="8.52142857142857" table:display="true" table:show-details="true"/>
                <table:data-pilot-member table:name="8.52857142857143" table:display="true" table:show-details="true"/>
                <table:data-pilot-member table:name="19.8629032258065" table:display="true" table:show-details="true"/>
                <table:data-pilot-member table:name="20.5" table:display="true" table:show-details="true"/>
                <table:data-pilot-member table:name="20.5241935483871" table:display="true" table:show-details="true"/>
                <table:data-pilot-member table:name="20.5887096774194" table:display="true" table:show-details="true"/>
                <table:data-pilot-member table:name="20.7741935483871" table:display="true" table:show-details="true"/>
                <table:data-pilot-member table:name="20.7903225806452" table:display="true" table:show-details="true"/>
                <table:data-pilot-member table:name="21.0725806451613" table:display="true" table:show-details="true"/>
                <table:data-pilot-member table:name="21.1612903225806" table:display="true" table:show-details="true"/>
                <table:data-pilot-member table:name="21.2258064516129" table:display="true" table:show-details="true"/>
                <table:data-pilot-member table:name="21.2741935483871" table:display="true" table:show-details="true"/>
                <table:data-pilot-member table:name="21.5403225806452" table:display="true" table:show-details="true"/>
                <table:data-pilot-member table:name="21.6532258064516" table:display="true" table:show-details="true"/>
                <table:data-pilot-member table:name="22.0322580645161" table:display="true" table:show-details="true"/>
                <table:data-pilot-member table:name="22.0967741935484" table:display="true" table:show-details="true"/>
                <table:data-pilot-member table:name="22.1693548387097" table:display="true" table:show-details="true"/>
                <table:data-pilot-member table:name="22.2661290322581" table:display="true" table:show-details="true"/>
                <table:data-pilot-member table:name="22.7016129032258" table:display="true" table:show-details="true"/>
                <table:data-pilot-member table:name="23.1370967741935" table:display="true" table:show-details="true"/>
                <table:data-pilot-member table:name="24.008064516129" table:display="true" table:show-details="true"/>
                <table:data-pilot-member table:name="24.0564516129032" table:display="true" table:show-details="true"/>
                <table:data-pilot-member table:name="24.3145161290323" table:display="true" table:show-details="true"/>
                <table:data-pilot-member table:name="24.6451612903226" table:display="true" table:show-details="true"/>
                <table:data-pilot-member table:name="24.6612903225806" table:display="true" table:show-details="true"/>
                <table:data-pilot-member table:name="24.7619047619048" table:display="true" table:show-details="true"/>
                <table:data-pilot-member table:name="24.8064516129032" table:display="true" table:show-details="true"/>
                <table:data-pilot-member table:name="24.8629032258065" table:display="true" table:show-details="true"/>
                <table:data-pilot-member table:name="24.8870967741935" table:display="true" table:show-details="true"/>
                <table:data-pilot-member table:name="25.7460317460317" table:display="true" table:show-details="true"/>
                <table:data-pilot-member table:name="25.7777777777778" table:display="true" table:show-details="true"/>
                <table:data-pilot-member table:name="25.968253968254" table:display="true" table:show-details="true"/>
                <table:data-pilot-member table:name="26.1370967741935" table:display="true" table:show-details="true"/>
                <table:data-pilot-member table:name="26.3492063492063" table:display="true" table:show-details="true"/>
                <table:data-pilot-member table:name="26.5" table:display="true" table:show-details="true"/>
                <table:data-pilot-member table:name="26.5967741935484" table:display="true" table:show-details="true"/>
                <table:data-pilot-member table:name="26.6984126984127" table:display="true" table:show-details="true"/>
                <table:data-pilot-member table:name="26.7301587301587" table:display="true" table:show-details="true"/>
                <table:data-pilot-member table:name="27.0564516129032" table:display="true" table:show-details="true"/>
                <table:data-pilot-member table:name="27.1428571428571" table:display="true" table:show-details="true"/>
                <table:data-pilot-member table:name="27.1612903225806" table:display="true" table:show-details="true"/>
                <table:data-pilot-member table:name="27.1854838709677" table:display="true" table:show-details="true"/>
                <table:data-pilot-member table:name="27.3145161290323" table:display="true" table:show-details="true"/>
                <table:data-pilot-member table:name="27.3306451612903" table:display="true" table:show-details="true"/>
                <table:data-pilot-member table:name="27.5555555555556" table:display="true" table:show-details="true"/>
                <table:data-pilot-member table:name="27.6825396825397" table:display="true" table:show-details="true"/>
                <table:data-pilot-member table:name="28.3492063492063" table:display="true" table:show-details="true"/>
                <table:data-pilot-member table:name="28.4126984126984" table:display="true" table:show-details="true"/>
                <table:data-pilot-member table:name="28.4761904761905" table:display="true" table:show-details="true"/>
                <table:data-pilot-member table:name="28.9206349206349" table:display="true" table:show-details="true"/>
                <table:data-pilot-member table:name="29.0793650793651" table:display="true" table:show-details="true"/>
                <table:data-pilot-member table:name="29.2698412698413" table:display="true" table:show-details="true"/>
                <table:data-pilot-member table:name="29.3650793650794" table:display="true" table:show-details="true"/>
                <table:data-pilot-member table:name="29.4285714285714" table:display="true" table:show-details="true"/>
                <table:data-pilot-member table:name="29.4603174603175" table:display="true" table:show-details="true"/>
                <table:data-pilot-member table:name="29.5238095238095" table:display="true" table:show-details="true"/>
                <table:data-pilot-member table:name="29.6825396825397" table:display="true" table:show-details="true"/>
                <table:data-pilot-member table:name="29.7777777777778" table:display="true" table:show-details="true"/>
                <table:data-pilot-member table:name="29.9047619047619" table:display="true" table:show-details="true"/>
                <table:data-pilot-member table:name="30" table:display="true" table:show-details="true"/>
                <table:data-pilot-member table:name="30.2857142857143" table:display="true" table:show-details="true"/>
                <table:data-pilot-member table:name="30.3174603174603" table:display="true" table:show-details="true"/>
                <table:data-pilot-member table:name="30.4126984126984" table:display="true" table:show-details="true"/>
                <table:data-pilot-member table:name="30.4444444444444" table:display="true" table:show-details="true"/>
                <table:data-pilot-member table:name="30.4761904761905" table:display="true" table:show-details="true"/>
                <table:data-pilot-member table:name="30.5079365079365" table:display="true" table:show-details="true"/>
                <table:data-pilot-member table:name="30.53968253968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0.1" table:orientation="data" table:used-hierarchy="0" table:function="sum">
            <table:data-pilot-level table:show-empty="false" calcext:repeat-item-labels="false">
              <table:data-pilot-members>
                <table:data-pilot-member table:name="1.87504244482173" table:display="true" table:show-details="true"/>
                <table:data-pilot-member table:name="1.91714770797963" table:display="true" table:show-details="true"/>
                <table:data-pilot-member table:name="1.94091680814941" table:display="true" table:show-details="true"/>
                <table:data-pilot-member table:name="1.94363327674024" table:display="true" table:show-details="true"/>
                <table:data-pilot-member table:name="1.97962648556876" table:display="true" table:show-details="true"/>
                <table:data-pilot-member table:name="1.98166383701188" table:display="true" table:show-details="true"/>
                <table:data-pilot-member table:name="1.98573853989813" table:display="true" table:show-details="true"/>
                <table:data-pilot-member table:name="1.99932088285229" table:display="true" table:show-details="true"/>
                <table:data-pilot-member table:name="2.02784380305603" table:display="true" table:show-details="true"/>
                <table:data-pilot-member table:name="2.02988115449915" table:display="true" table:show-details="true"/>
                <table:data-pilot-member table:name="2.05365025466893" table:display="true" table:show-details="true"/>
                <table:data-pilot-member table:name="2.0848896434635" table:display="true" table:show-details="true"/>
                <table:data-pilot-member table:name="2.09575551782683" table:display="true" table:show-details="true"/>
                <table:data-pilot-member table:name="2.09915110356537" table:display="true" table:show-details="true"/>
                <table:data-pilot-member table:name="2.12835314091681" table:display="true" table:show-details="true"/>
                <table:data-pilot-member table:name="2.14125636672326" table:display="true" table:show-details="true"/>
                <table:data-pilot-member table:name="2.16298811544992" table:display="true" table:show-details="true"/>
                <table:data-pilot-member table:name="2.20577249575552" table:display="true" table:show-details="true"/>
                <table:data-pilot-member table:name="2.24611778493994" table:display="true" table:show-details="true"/>
                <table:data-pilot-member table:name="2.24787775891341" table:display="true" table:show-details="true"/>
                <table:data-pilot-member table:name="2.27436332767402" table:display="true" table:show-details="true"/>
                <table:data-pilot-member table:name="2.2811544991511" table:display="true" table:show-details="true"/>
                <table:data-pilot-member table:name="2.29881154499151" table:display="true" table:show-details="true"/>
                <table:data-pilot-member table:name="2.31103565365025" table:display="true" table:show-details="true"/>
                <table:data-pilot-member table:name="2.31239388794567" table:display="true" table:show-details="true"/>
                <table:data-pilot-member table:name="2.33518898329915" table:display="true" table:show-details="true"/>
                <table:data-pilot-member table:name="2.36038675651919" table:display="true" table:show-details="true"/>
                <table:data-pilot-member table:name="2.37386463521828" table:display="true" table:show-details="true"/>
                <table:data-pilot-member table:name="2.39144447699971" table:display="true" table:show-details="true"/>
                <table:data-pilot-member table:name="2.4081494057725" table:display="true" table:show-details="true"/>
                <table:data-pilot-member table:name="2.41018675721562" table:display="true" table:show-details="true"/>
                <table:data-pilot-member table:name="2.41629881154499" table:display="true" table:show-details="true"/>
                <table:data-pilot-member table:name="2.43891004980955" table:display="true" table:show-details="true"/>
                <table:data-pilot-member table:name="2.44301201289188" table:display="true" table:show-details="true"/>
                <table:data-pilot-member table:name="2.44769997070026" table:display="true" table:show-details="true"/>
                <table:data-pilot-member table:name="2.45297113752122" table:display="true" table:show-details="true"/>
                <table:data-pilot-member table:name="2.46587436332767" table:display="true" table:show-details="true"/>
                <table:data-pilot-member table:name="2.48217317487267" table:display="true" table:show-details="true"/>
                <table:data-pilot-member table:name="2.4848896434635" table:display="true" table:show-details="true"/>
                <table:data-pilot-member table:name="2.49809551714035" table:display="true" table:show-details="true"/>
                <table:data-pilot-member table:name="2.50219748022268" table:display="true" table:show-details="true"/>
                <table:data-pilot-member table:name="2.52680925871667" table:display="true" table:show-details="true"/>
                <table:data-pilot-member table:name="2.52856724289481" table:display="true" table:show-details="true"/>
                <table:data-pilot-member table:name="2.54497509522414" table:display="true" table:show-details="true"/>
                <table:data-pilot-member table:name="2.56724289481395" table:display="true" table:show-details="true"/>
                <table:data-pilot-member table:name="2.58247875769118" table:display="true" table:show-details="true"/>
                <table:data-pilot-member table:name="2.59126867858189" table:display="true" table:show-details="true"/>
                <table:data-pilot-member table:name="2.59244066803399" table:display="true" table:show-details="true"/>
                <table:data-pilot-member table:name="2.59361265748608" table:display="true" table:show-details="true"/>
                <table:data-pilot-member table:name="2.59595663639027" table:display="true" table:show-details="true"/>
                <table:data-pilot-member table:name="2.61295048344565" table:display="true" table:show-details="true"/>
                <table:data-pilot-member table:name="2.61412247289774" table:display="true" table:show-details="true"/>
                <table:data-pilot-member table:name="2.62760035159684" table:display="true" table:show-details="true"/>
                <table:data-pilot-member table:name="2.62994433050103" table:display="true" table:show-details="true"/>
                <table:data-pilot-member table:name="2.63053032522707" table:display="true" table:show-details="true"/>
                <table:data-pilot-member table:name="2.65221213009083" table:display="true" table:show-details="true"/>
                <table:data-pilot-member table:name="2.65455610899502" table:display="true" table:show-details="true"/>
                <table:data-pilot-member table:name="2.66393202461178" table:display="true" table:show-details="true"/>
                <table:data-pilot-member table:name="2.66979197187225" table:display="true" table:show-details="true"/>
                <table:data-pilot-member table:name="2.67740990331087" table:display="true" table:show-details="true"/>
                <table:data-pilot-member table:name="2.67799589803692" table:display="true" table:show-details="true"/>
                <table:data-pilot-member table:name="2.67858189276297" table:display="true" table:show-details="true"/>
                <table:data-pilot-member table:name="2.67975388221506" table:display="true" table:show-details="true"/>
                <table:data-pilot-member table:name="3.62068965517241" table:display="true" table:show-details="true"/>
                <table:data-pilot-member table:name="3.64532019704434" table:display="true" table:show-details="true"/>
                <table:data-pilot-member table:name="3.70935960591133" table:display="true" table:show-details="true"/>
                <table:data-pilot-member table:name="3.7487684729064" table:display="true" table:show-details="true"/>
                <table:data-pilot-member table:name="3.76354679802956" table:display="true" table:show-details="true"/>
                <table:data-pilot-member table:name="3.76847290640394" table:display="true" table:show-details="true"/>
                <table:data-pilot-member table:name="3.80295566502463" table:display="true" table:show-details="true"/>
                <table:data-pilot-member table:name="3.8423645320197" table:display="true" table:show-details="true"/>
                <table:data-pilot-member table:name="3.86206896551724" table:display="true" table:show-details="true"/>
                <table:data-pilot-member table:name="3.90147783251232" table:display="true" table:show-details="true"/>
                <table:data-pilot-member table:name="3.9064039408867" table:display="true" table:show-details="true"/>
                <table:data-pilot-member table:name="3.92118226600985" table:display="true" table:show-details="true"/>
                <table:data-pilot-member table:name="3.94088669950739" table:display="true" table:show-details="true"/>
                <table:data-pilot-member table:name="3.95566502463054" table:display="true" table:show-details="true"/>
                <table:data-pilot-member table:name="3.97536945812808" table:display="true" table:show-details="true"/>
                <table:data-pilot-member table:name="3.99014778325123" table:display="true" table:show-details="true"/>
                <table:data-pilot-member table:name="4.14778325123153" table:display="true" table:show-details="true"/>
                <table:data-pilot-member table:name="4.20293724966622" table:display="true" table:show-details="true"/>
                <table:data-pilot-member table:name="4.26108374384237" table:display="true" table:show-details="true"/>
                <table:data-pilot-member table:name="4.36453201970443" table:display="true" table:show-details="true"/>
                <table:data-pilot-member table:name="4.40587449933244" table:display="true" table:show-details="true"/>
                <table:data-pilot-member table:name="4.40886699507389" table:display="true" table:show-details="true"/>
                <table:data-pilot-member table:name="4.4218958611482" table:display="true" table:show-details="true"/>
                <table:data-pilot-member table:name="4.42364532019704" table:display="true" table:show-details="true"/>
                <table:data-pilot-member table:name="4.45320197044335" table:display="true" table:show-details="true"/>
                <table:data-pilot-member table:name="4.456608811749" table:display="true" table:show-details="true"/>
                <table:data-pilot-member table:name="4.46305418719212" table:display="true" table:show-details="true"/>
                <table:data-pilot-member table:name="4.47797062750334" table:display="true" table:show-details="true"/>
                <table:data-pilot-member table:name="4.5615763546798" table:display="true" table:show-details="true"/>
                <table:data-pilot-member table:name="4.57635467980296" table:display="true" table:show-details="true"/>
                <table:data-pilot-member table:name="4.59113300492611" table:display="true" table:show-details="true"/>
                <table:data-pilot-member table:name="4.60614152202937" table:display="true" table:show-details="true"/>
                <table:data-pilot-member table:name="4.62216288384513" table:display="true" table:show-details="true"/>
                <table:data-pilot-member table:name="4.62483311081442" table:display="true" table:show-details="true"/>
                <table:data-pilot-member table:name="4.73965287049399" table:display="true" table:show-details="true"/>
                <table:data-pilot-member table:name="4.74384236453202" table:display="true" table:show-details="true"/>
                <table:data-pilot-member table:name="4.7487684729064" table:display="true" table:show-details="true"/>
                <table:data-pilot-member table:name="4.79305740987984" table:display="true" table:show-details="true"/>
                <table:data-pilot-member table:name="4.79839786381842" table:display="true" table:show-details="true"/>
                <table:data-pilot-member table:name="4.85714285714286" table:display="true" table:show-details="true"/>
                <table:data-pilot-member table:name="4.89162561576355" table:display="true" table:show-details="true"/>
                <table:data-pilot-member table:name="4.89452603471295" table:display="true" table:show-details="true"/>
                <table:data-pilot-member table:name="4.90147783251232" table:display="true" table:show-details="true"/>
                <table:data-pilot-member table:name="4.94259012016021" table:display="true" table:show-details="true"/>
                <table:data-pilot-member table:name="4.97196261682243" table:display="true" table:show-details="true"/>
                <table:data-pilot-member table:name="4.97536945812808" table:display="true" table:show-details="true"/>
                <table:data-pilot-member table:name="4.99014778325123" table:display="true" table:show-details="true"/>
                <table:data-pilot-member table:name="5.02803738317757" table:display="true" table:show-details="true"/>
                <table:data-pilot-member table:name="5.03604806408545" table:display="true" table:show-details="true"/>
                <table:data-pilot-member table:name="5.04138851802403" table:display="true" table:show-details="true"/>
                <table:data-pilot-member table:name="5.12950600801068" table:display="true" table:show-details="true"/>
                <table:data-pilot-member table:name="5.14552736982644" table:display="true" table:show-details="true"/>
                <table:data-pilot-member table:name="5.16421895861148" table:display="true" table:show-details="true"/>
                <table:data-pilot-member table:name="5.17222963951936" table:display="true" table:show-details="true"/>
                <table:data-pilot-member table:name="5.19626168224299" table:display="true" table:show-details="true"/>
                <table:data-pilot-member table:name="5.24432576769025" table:display="true" table:show-details="true"/>
                <table:data-pilot-member table:name="5.26495726495727" table:display="true" table:show-details="true"/>
                <table:data-pilot-member table:name="5.2977303070761" table:display="true" table:show-details="true"/>
                <table:data-pilot-member table:name="5.31909212283044" table:display="true" table:show-details="true"/>
                <table:data-pilot-member table:name="5.32710280373832" table:display="true" table:show-details="true"/>
                <table:data-pilot-member table:name="5.33778371161549" table:display="true" table:show-details="true"/>
                <table:data-pilot-member table:name="5.34312416555407" table:display="true" table:show-details="true"/>
                <table:data-pilot-member table:name="5.3671562082777" table:display="true" table:show-details="true"/>
                <table:data-pilot-member table:name="5.37249666221629" table:display="true" table:show-details="true"/>
                <table:data-pilot-member table:name="5.38317757009346" table:display="true" table:show-details="true"/>
                <table:data-pilot-member table:name="5.39118825100134" table:display="true" table:show-details="true"/>
                <table:data-pilot-member table:name="5.4017094017094" table:display="true" table:show-details="true"/>
                <table:data-pilot-member table:name="5.43589743589744" table:display="true" table:show-details="true"/>
                <table:data-pilot-member table:name="5.52136752136752" table:display="true" table:show-details="true"/>
                <table:data-pilot-member table:name="5.55555555555556" table:display="true" table:show-details="true"/>
                <table:data-pilot-member table:name="5.67521367521368" table:display="true" table:show-details="true"/>
                <table:data-pilot-member table:name="5.69230769230769" table:display="true" table:show-details="true"/>
                <table:data-pilot-member table:name="5.72649572649573" table:display="true" table:show-details="true"/>
                <table:data-pilot-member table:name="5.82905982905983" table:display="true" table:show-details="true"/>
                <table:data-pilot-member table:name="5.84615384615385" table:display="true" table:show-details="true"/>
                <table:data-pilot-member table:name="5.8974358974359" table:display="true" table:show-details="true"/>
                <table:data-pilot-member table:name="5.94871794871795" table:display="true" table:show-details="true"/>
                <table:data-pilot-member table:name="5.98290598290598" table:display="true" table:show-details="true"/>
                <table:data-pilot-member table:name="6.03418803418803" table:display="true" table:show-details="true"/>
                <table:data-pilot-member table:name="6.1025641025641" table:display="true" table:show-details="true"/>
                <table:data-pilot-member table:name="6.17094017094017" table:display="true" table:show-details="true"/>
                <table:data-pilot-member table:name="6.22222222222222" table:display="true" table:show-details="true"/>
                <table:data-pilot-member table:name="6.42735042735043" table:display="true" table:show-details="true"/>
                <table:data-pilot-member table:name="6.68376068376068" table:display="true" table:show-details="true"/>
                <table:data-pilot-member table:name="6.71794871794872" table:display="true" table:show-details="true"/>
                <table:data-pilot-member table:name="6.73571428571429" table:display="true" table:show-details="true"/>
                <table:data-pilot-member table:name="6.85470085470085" table:display="true" table:show-details="true"/>
                <table:data-pilot-member table:name="6.99145299145299" table:display="true" table:show-details="true"/>
                <table:data-pilot-member table:name="7.04285714285714" table:display="true" table:show-details="true"/>
                <table:data-pilot-member table:name="7.09401709401709" table:display="true" table:show-details="true"/>
                <table:data-pilot-member table:name="7.1" table:display="true" table:show-details="true"/>
                <table:data-pilot-member table:name="7.12857142857143" table:display="true" table:show-details="true"/>
                <table:data-pilot-member table:name="7.19285714285714" table:display="true" table:show-details="true"/>
                <table:data-pilot-member table:name="7.1965811965812" table:display="true" table:show-details="true"/>
                <table:data-pilot-member table:name="7.28205128205128" table:display="true" table:show-details="true"/>
                <table:data-pilot-member table:name="7.40714285714286" table:display="true" table:show-details="true"/>
                <table:data-pilot-member table:name="7.42857142857143" table:display="true" table:show-details="true"/>
                <table:data-pilot-member table:name="7.52142857142857" table:display="true" table:show-details="true"/>
                <table:data-pilot-member table:name="7.57142857142857" table:display="true" table:show-details="true"/>
                <table:data-pilot-member table:name="7.70714285714286" table:display="true" table:show-details="true"/>
                <table:data-pilot-member table:name="7.70940170940171" table:display="true" table:show-details="true"/>
                <table:data-pilot-member table:name="7.77777777777778" table:display="true" table:show-details="true"/>
                <table:data-pilot-member table:name="7.79285714285714" table:display="true" table:show-details="true"/>
                <table:data-pilot-member table:name="7.8" table:display="true" table:show-details="true"/>
                <table:data-pilot-member table:name="7.88034188034188" table:display="true" table:show-details="true"/>
                <table:data-pilot-member table:name="7.93571428571429" table:display="true" table:show-details="true"/>
                <table:data-pilot-member table:name="7.94285714285714" table:display="true" table:show-details="true"/>
                <table:data-pilot-member table:name="7.99285714285714" table:display="true" table:show-details="true"/>
                <table:data-pilot-member table:name="8" table:display="true" table:show-details="true"/>
                <table:data-pilot-member table:name="8.03418803418803" table:display="true" table:show-details="true"/>
                <table:data-pilot-member table:name="8.05" table:display="true" table:show-details="true"/>
                <table:data-pilot-member table:name="8.06837606837607" table:display="true" table:show-details="true"/>
                <table:data-pilot-member table:name="8.1" table:display="true" table:show-details="true"/>
                <table:data-pilot-member table:name="8.10714285714286" table:display="true" table:show-details="true"/>
                <table:data-pilot-member table:name="8.12857142857143" table:display="true" table:show-details="true"/>
                <table:data-pilot-member table:name="8.13571428571429" table:display="true" table:show-details="true"/>
                <table:data-pilot-member table:name="8.18803418803419" table:display="true" table:show-details="true"/>
                <table:data-pilot-member table:name="8.2051282051282" table:display="true" table:show-details="true"/>
                <table:data-pilot-member table:name="8.25" table:display="true" table:show-details="true"/>
                <table:data-pilot-member table:name="8.25714285714286" table:display="true" table:show-details="true"/>
                <table:data-pilot-member table:name="8.30714285714286" table:display="true" table:show-details="true"/>
                <table:data-pilot-member table:name="8.32142857142857" table:display="true" table:show-details="true"/>
                <table:data-pilot-member table:name="8.37857142857143" table:display="true" table:show-details="true"/>
                <table:data-pilot-member table:name="8.41428571428572" table:display="true" table:show-details="true"/>
                <table:data-pilot-member table:name="8.45714285714286" table:display="true" table:show-details="true"/>
                <table:data-pilot-member table:name="8.46428571428571" table:display="true" table:show-details="true"/>
                <table:data-pilot-member table:name="8.50714285714286" table:display="true" table:show-details="true"/>
                <table:data-pilot-member table:name="8.52142857142857" table:display="true" table:show-details="true"/>
                <table:data-pilot-member table:name="8.52857142857143" table:display="true" table:show-details="true"/>
                <table:data-pilot-member table:name="19.8629032258065" table:display="true" table:show-details="true"/>
                <table:data-pilot-member table:name="20.508064516129" table:display="true" table:show-details="true"/>
                <table:data-pilot-member table:name="20.5241935483871" table:display="true" table:show-details="true"/>
                <table:data-pilot-member table:name="20.5887096774194" table:display="true" table:show-details="true"/>
                <table:data-pilot-member table:name="20.7741935483871" table:display="true" table:show-details="true"/>
                <table:data-pilot-member table:name="20.7903225806452" table:display="true" table:show-details="true"/>
                <table:data-pilot-member table:name="21.0725806451613" table:display="true" table:show-details="true"/>
                <table:data-pilot-member table:name="21.1612903225806" table:display="true" table:show-details="true"/>
                <table:data-pilot-member table:name="21.2338709677419" table:display="true" table:show-details="true"/>
                <table:data-pilot-member table:name="21.2741935483871" table:display="true" table:show-details="true"/>
                <table:data-pilot-member table:name="21.2822580645161" table:display="true" table:show-details="true"/>
                <table:data-pilot-member table:name="21.5403225806452" table:display="true" table:show-details="true"/>
                <table:data-pilot-member table:name="21.6532258064516" table:display="true" table:show-details="true"/>
                <table:data-pilot-member table:name="22.0322580645161" table:display="true" table:show-details="true"/>
                <table:data-pilot-member table:name="22.0967741935484" table:display="true" table:show-details="true"/>
                <table:data-pilot-member table:name="22.1693548387097" table:display="true" table:show-details="true"/>
                <table:data-pilot-member table:name="22.2661290322581" table:display="true" table:show-details="true"/>
                <table:data-pilot-member table:name="22.7016129032258" table:display="true" table:show-details="true"/>
                <table:data-pilot-member table:name="23.1370967741935" table:display="true" table:show-details="true"/>
                <table:data-pilot-member table:name="24.008064516129" table:display="true" table:show-details="true"/>
                <table:data-pilot-member table:name="24.0564516129032" table:display="true" table:show-details="true"/>
                <table:data-pilot-member table:name="24.3145161290323" table:display="true" table:show-details="true"/>
                <table:data-pilot-member table:name="24.6612903225806" table:display="true" table:show-details="true"/>
                <table:data-pilot-member table:name="24.6774193548387" table:display="true" table:show-details="true"/>
                <table:data-pilot-member table:name="24.7619047619048" table:display="true" table:show-details="true"/>
                <table:data-pilot-member table:name="24.8225806451613" table:display="true" table:show-details="true"/>
                <table:data-pilot-member table:name="24.8629032258065" table:display="true" table:show-details="true"/>
                <table:data-pilot-member table:name="24.8951612903226" table:display="true" table:show-details="true"/>
                <table:data-pilot-member table:name="25.7460317460317" table:display="true" table:show-details="true"/>
                <table:data-pilot-member table:name="25.7777777777778" table:display="true" table:show-details="true"/>
                <table:data-pilot-member table:name="25.968253968254" table:display="true" table:show-details="true"/>
                <table:data-pilot-member table:name="26.1451612903226" table:display="true" table:show-details="true"/>
                <table:data-pilot-member table:name="26.3492063492063" table:display="true" table:show-details="true"/>
                <table:data-pilot-member table:name="26.508064516129" table:display="true" table:show-details="true"/>
                <table:data-pilot-member table:name="26.5967741935484" table:display="true" table:show-details="true"/>
                <table:data-pilot-member table:name="26.6984126984127" table:display="true" table:show-details="true"/>
                <table:data-pilot-member table:name="26.7301587301587" table:display="true" table:show-details="true"/>
                <table:data-pilot-member table:name="27.0645161290323" table:display="true" table:show-details="true"/>
                <table:data-pilot-member table:name="27.1428571428571" table:display="true" table:show-details="true"/>
                <table:data-pilot-member table:name="27.1935483870968" table:display="true" table:show-details="true"/>
                <table:data-pilot-member table:name="27.2016129032258" table:display="true" table:show-details="true"/>
                <table:data-pilot-member table:name="27.3225806451613" table:display="true" table:show-details="true"/>
                <table:data-pilot-member table:name="27.4193548387097" table:display="true" table:show-details="true"/>
                <table:data-pilot-member table:name="27.5555555555556" table:display="true" table:show-details="true"/>
                <table:data-pilot-member table:name="27.6825396825397" table:display="true" table:show-details="true"/>
                <table:data-pilot-member table:name="28.3492063492063" table:display="true" table:show-details="true"/>
                <table:data-pilot-member table:name="28.4444444444444" table:display="true" table:show-details="true"/>
                <table:data-pilot-member table:name="28.4761904761905" table:display="true" table:show-details="true"/>
                <table:data-pilot-member table:name="28.9206349206349" table:display="true" table:show-details="true"/>
                <table:data-pilot-member table:name="29.1111111111111" table:display="true" table:show-details="true"/>
                <table:data-pilot-member table:name="29.3015873015873" table:display="true" table:show-details="true"/>
                <table:data-pilot-member table:name="29.3650793650794" table:display="true" table:show-details="true"/>
                <table:data-pilot-member table:name="29.4285714285714" table:display="true" table:show-details="true"/>
                <table:data-pilot-member table:name="29.4603174603175" table:display="true" table:show-details="true"/>
                <table:data-pilot-member table:name="29.5555555555556" table:display="true" table:show-details="true"/>
                <table:data-pilot-member table:name="29.6825396825397" table:display="true" table:show-details="true"/>
                <table:data-pilot-member table:name="29.8730158730159" table:display="true" table:show-details="true"/>
                <table:data-pilot-member table:name="29.9047619047619" table:display="true" table:show-details="true"/>
                <table:data-pilot-member table:name="30" table:display="true" table:show-details="true"/>
                <table:data-pilot-member table:name="30.3174603174603" table:display="true" table:show-details="true"/>
                <table:data-pilot-member table:name="30.3492063492063" table:display="true" table:show-details="true"/>
                <table:data-pilot-member table:name="30.4126984126984" table:display="true" table:show-details="true"/>
                <table:data-pilot-member table:name="30.4444444444444" table:display="true" table:show-details="true"/>
                <table:data-pilot-member table:name="30.4761904761905" table:display="true" table:show-details="true"/>
                <table:data-pilot-member table:name="30.5079365079365" table:display="true" table:show-details="true"/>
                <table:data-pilot-member table:name="30.53968253968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0.5" table:orientation="data" table:used-hierarchy="0" table:function="sum">
            <table:data-pilot-level table:show-empty="false" calcext:repeat-item-labels="false">
              <table:data-pilot-members>
                <table:data-pilot-member table:name="1.87504244482173" table:display="true" table:show-details="true"/>
                <table:data-pilot-member table:name="1.91714770797963" table:display="true" table:show-details="true"/>
                <table:data-pilot-member table:name="1.94091680814941" table:display="true" table:show-details="true"/>
                <table:data-pilot-member table:name="1.94363327674024" table:display="true" table:show-details="true"/>
                <table:data-pilot-member table:name="1.97962648556876" table:display="true" table:show-details="true"/>
                <table:data-pilot-member table:name="1.98166383701188" table:display="true" table:show-details="true"/>
                <table:data-pilot-member table:name="1.98573853989813" table:display="true" table:show-details="true"/>
                <table:data-pilot-member table:name="1.99932088285229" table:display="true" table:show-details="true"/>
                <table:data-pilot-member table:name="2.02784380305603" table:display="true" table:show-details="true"/>
                <table:data-pilot-member table:name="2.02988115449915" table:display="true" table:show-details="true"/>
                <table:data-pilot-member table:name="2.05365025466893" table:display="true" table:show-details="true"/>
                <table:data-pilot-member table:name="2.0848896434635" table:display="true" table:show-details="true"/>
                <table:data-pilot-member table:name="2.09575551782683" table:display="true" table:show-details="true"/>
                <table:data-pilot-member table:name="2.09915110356537" table:display="true" table:show-details="true"/>
                <table:data-pilot-member table:name="2.12835314091681" table:display="true" table:show-details="true"/>
                <table:data-pilot-member table:name="2.14125636672326" table:display="true" table:show-details="true"/>
                <table:data-pilot-member table:name="2.16298811544992" table:display="true" table:show-details="true"/>
                <table:data-pilot-member table:name="2.20577249575552" table:display="true" table:show-details="true"/>
                <table:data-pilot-member table:name="2.24611778493994" table:display="true" table:show-details="true"/>
                <table:data-pilot-member table:name="2.24787775891341" table:display="true" table:show-details="true"/>
                <table:data-pilot-member table:name="2.27436332767402" table:display="true" table:show-details="true"/>
                <table:data-pilot-member table:name="2.2811544991511" table:display="true" table:show-details="true"/>
                <table:data-pilot-member table:name="2.29881154499151" table:display="true" table:show-details="true"/>
                <table:data-pilot-member table:name="2.31103565365025" table:display="true" table:show-details="true"/>
                <table:data-pilot-member table:name="2.31239388794567" table:display="true" table:show-details="true"/>
                <table:data-pilot-member table:name="2.33518898329915" table:display="true" table:show-details="true"/>
                <table:data-pilot-member table:name="2.36038675651919" table:display="true" table:show-details="true"/>
                <table:data-pilot-member table:name="2.37386463521828" table:display="true" table:show-details="true"/>
                <table:data-pilot-member table:name="2.39144447699971" table:display="true" table:show-details="true"/>
                <table:data-pilot-member table:name="2.4081494057725" table:display="true" table:show-details="true"/>
                <table:data-pilot-member table:name="2.41018675721562" table:display="true" table:show-details="true"/>
                <table:data-pilot-member table:name="2.41629881154499" table:display="true" table:show-details="true"/>
                <table:data-pilot-member table:name="2.43891004980955" table:display="true" table:show-details="true"/>
                <table:data-pilot-member table:name="2.44301201289188" table:display="true" table:show-details="true"/>
                <table:data-pilot-member table:name="2.44769997070026" table:display="true" table:show-details="true"/>
                <table:data-pilot-member table:name="2.45297113752122" table:display="true" table:show-details="true"/>
                <table:data-pilot-member table:name="2.46587436332767" table:display="true" table:show-details="true"/>
                <table:data-pilot-member table:name="2.48217317487267" table:display="true" table:show-details="true"/>
                <table:data-pilot-member table:name="2.4848896434635" table:display="true" table:show-details="true"/>
                <table:data-pilot-member table:name="2.49809551714035" table:display="true" table:show-details="true"/>
                <table:data-pilot-member table:name="2.50219748022268" table:display="true" table:show-details="true"/>
                <table:data-pilot-member table:name="2.52680925871667" table:display="true" table:show-details="true"/>
                <table:data-pilot-member table:name="2.52856724289481" table:display="true" table:show-details="true"/>
                <table:data-pilot-member table:name="2.54497509522414" table:display="true" table:show-details="true"/>
                <table:data-pilot-member table:name="2.56724289481395" table:display="true" table:show-details="true"/>
                <table:data-pilot-member table:name="2.58247875769118" table:display="true" table:show-details="true"/>
                <table:data-pilot-member table:name="2.59126867858189" table:display="true" table:show-details="true"/>
                <table:data-pilot-member table:name="2.59244066803399" table:display="true" table:show-details="true"/>
                <table:data-pilot-member table:name="2.59361265748608" table:display="true" table:show-details="true"/>
                <table:data-pilot-member table:name="2.59595663639027" table:display="true" table:show-details="true"/>
                <table:data-pilot-member table:name="2.61295048344565" table:display="true" table:show-details="true"/>
                <table:data-pilot-member table:name="2.61412247289774" table:display="true" table:show-details="true"/>
                <table:data-pilot-member table:name="2.62760035159684" table:display="true" table:show-details="true"/>
                <table:data-pilot-member table:name="2.62994433050103" table:display="true" table:show-details="true"/>
                <table:data-pilot-member table:name="2.63053032522707" table:display="true" table:show-details="true"/>
                <table:data-pilot-member table:name="2.65221213009083" table:display="true" table:show-details="true"/>
                <table:data-pilot-member table:name="2.65455610899502" table:display="true" table:show-details="true"/>
                <table:data-pilot-member table:name="2.66393202461178" table:display="true" table:show-details="true"/>
                <table:data-pilot-member table:name="2.66979197187225" table:display="true" table:show-details="true"/>
                <table:data-pilot-member table:name="2.67740990331087" table:display="true" table:show-details="true"/>
                <table:data-pilot-member table:name="2.67799589803692" table:display="true" table:show-details="true"/>
                <table:data-pilot-member table:name="2.67858189276297" table:display="true" table:show-details="true"/>
                <table:data-pilot-member table:name="2.67975388221506" table:display="true" table:show-details="true"/>
                <table:data-pilot-member table:name="3.62068965517241" table:display="true" table:show-details="true"/>
                <table:data-pilot-member table:name="3.64532019704434" table:display="true" table:show-details="true"/>
                <table:data-pilot-member table:name="3.70935960591133" table:display="true" table:show-details="true"/>
                <table:data-pilot-member table:name="3.7487684729064" table:display="true" table:show-details="true"/>
                <table:data-pilot-member table:name="3.76354679802956" table:display="true" table:show-details="true"/>
                <table:data-pilot-member table:name="3.76847290640394" table:display="true" table:show-details="true"/>
                <table:data-pilot-member table:name="3.80295566502463" table:display="true" table:show-details="true"/>
                <table:data-pilot-member table:name="3.8423645320197" table:display="true" table:show-details="true"/>
                <table:data-pilot-member table:name="3.86206896551724" table:display="true" table:show-details="true"/>
                <table:data-pilot-member table:name="3.90147783251232" table:display="true" table:show-details="true"/>
                <table:data-pilot-member table:name="3.9064039408867" table:display="true" table:show-details="true"/>
                <table:data-pilot-member table:name="3.92118226600985" table:display="true" table:show-details="true"/>
                <table:data-pilot-member table:name="3.94088669950739" table:display="true" table:show-details="true"/>
                <table:data-pilot-member table:name="3.95566502463054" table:display="true" table:show-details="true"/>
                <table:data-pilot-member table:name="3.97536945812808" table:display="true" table:show-details="true"/>
                <table:data-pilot-member table:name="3.99014778325123" table:display="true" table:show-details="true"/>
                <table:data-pilot-member table:name="4.14778325123153" table:display="true" table:show-details="true"/>
                <table:data-pilot-member table:name="4.20293724966622" table:display="true" table:show-details="true"/>
                <table:data-pilot-member table:name="4.26108374384237" table:display="true" table:show-details="true"/>
                <table:data-pilot-member table:name="4.36453201970443" table:display="true" table:show-details="true"/>
                <table:data-pilot-member table:name="4.40587449933244" table:display="true" table:show-details="true"/>
                <table:data-pilot-member table:name="4.40886699507389" table:display="true" table:show-details="true"/>
                <table:data-pilot-member table:name="4.4218958611482" table:display="true" table:show-details="true"/>
                <table:data-pilot-member table:name="4.42364532019704" table:display="true" table:show-details="true"/>
                <table:data-pilot-member table:name="4.45320197044335" table:display="true" table:show-details="true"/>
                <table:data-pilot-member table:name="4.456608811749" table:display="true" table:show-details="true"/>
                <table:data-pilot-member table:name="4.46305418719212" table:display="true" table:show-details="true"/>
                <table:data-pilot-member table:name="4.47797062750334" table:display="true" table:show-details="true"/>
                <table:data-pilot-member table:name="4.5615763546798" table:display="true" table:show-details="true"/>
                <table:data-pilot-member table:name="4.57635467980296" table:display="true" table:show-details="true"/>
                <table:data-pilot-member table:name="4.59113300492611" table:display="true" table:show-details="true"/>
                <table:data-pilot-member table:name="4.60614152202937" table:display="true" table:show-details="true"/>
                <table:data-pilot-member table:name="4.62216288384513" table:display="true" table:show-details="true"/>
                <table:data-pilot-member table:name="4.62483311081442" table:display="true" table:show-details="true"/>
                <table:data-pilot-member table:name="4.73965287049399" table:display="true" table:show-details="true"/>
                <table:data-pilot-member table:name="4.74384236453202" table:display="true" table:show-details="true"/>
                <table:data-pilot-member table:name="4.7487684729064" table:display="true" table:show-details="true"/>
                <table:data-pilot-member table:name="4.79305740987984" table:display="true" table:show-details="true"/>
                <table:data-pilot-member table:name="4.79839786381842" table:display="true" table:show-details="true"/>
                <table:data-pilot-member table:name="4.85714285714286" table:display="true" table:show-details="true"/>
                <table:data-pilot-member table:name="4.89162561576355" table:display="true" table:show-details="true"/>
                <table:data-pilot-member table:name="4.89452603471295" table:display="true" table:show-details="true"/>
                <table:data-pilot-member table:name="4.90147783251232" table:display="true" table:show-details="true"/>
                <table:data-pilot-member table:name="4.94259012016021" table:display="true" table:show-details="true"/>
                <table:data-pilot-member table:name="4.97196261682243" table:display="true" table:show-details="true"/>
                <table:data-pilot-member table:name="4.97536945812808" table:display="true" table:show-details="true"/>
                <table:data-pilot-member table:name="4.99014778325123" table:display="true" table:show-details="true"/>
                <table:data-pilot-member table:name="5.02803738317757" table:display="true" table:show-details="true"/>
                <table:data-pilot-member table:name="5.03604806408545" table:display="true" table:show-details="true"/>
                <table:data-pilot-member table:name="5.04138851802403" table:display="true" table:show-details="true"/>
                <table:data-pilot-member table:name="5.12950600801068" table:display="true" table:show-details="true"/>
                <table:data-pilot-member table:name="5.14552736982644" table:display="true" table:show-details="true"/>
                <table:data-pilot-member table:name="5.16421895861148" table:display="true" table:show-details="true"/>
                <table:data-pilot-member table:name="5.17222963951936" table:display="true" table:show-details="true"/>
                <table:data-pilot-member table:name="5.19626168224299" table:display="true" table:show-details="true"/>
                <table:data-pilot-member table:name="5.24699599465955" table:display="true" table:show-details="true"/>
                <table:data-pilot-member table:name="5.26495726495727" table:display="true" table:show-details="true"/>
                <table:data-pilot-member table:name="5.2977303070761" table:display="true" table:show-details="true"/>
                <table:data-pilot-member table:name="5.31909212283044" table:display="true" table:show-details="true"/>
                <table:data-pilot-member table:name="5.32710280373832" table:display="true" table:show-details="true"/>
                <table:data-pilot-member table:name="5.33778371161549" table:display="true" table:show-details="true"/>
                <table:data-pilot-member table:name="5.34312416555407" table:display="true" table:show-details="true"/>
                <table:data-pilot-member table:name="5.3671562082777" table:display="true" table:show-details="true"/>
                <table:data-pilot-member table:name="5.37249666221629" table:display="true" table:show-details="true"/>
                <table:data-pilot-member table:name="5.38317757009346" table:display="true" table:show-details="true"/>
                <table:data-pilot-member table:name="5.39118825100134" table:display="true" table:show-details="true"/>
                <table:data-pilot-member table:name="5.4017094017094" table:display="true" table:show-details="true"/>
                <table:data-pilot-member table:name="5.43589743589744" table:display="true" table:show-details="true"/>
                <table:data-pilot-member table:name="5.52136752136752" table:display="true" table:show-details="true"/>
                <table:data-pilot-member table:name="5.55555555555556" table:display="true" table:show-details="true"/>
                <table:data-pilot-member table:name="5.67521367521368" table:display="true" table:show-details="true"/>
                <table:data-pilot-member table:name="5.69230769230769" table:display="true" table:show-details="true"/>
                <table:data-pilot-member table:name="5.72649572649573" table:display="true" table:show-details="true"/>
                <table:data-pilot-member table:name="5.82905982905983" table:display="true" table:show-details="true"/>
                <table:data-pilot-member table:name="5.84615384615385" table:display="true" table:show-details="true"/>
                <table:data-pilot-member table:name="5.8974358974359" table:display="true" table:show-details="true"/>
                <table:data-pilot-member table:name="5.94871794871795" table:display="true" table:show-details="true"/>
                <table:data-pilot-member table:name="5.98290598290598" table:display="true" table:show-details="true"/>
                <table:data-pilot-member table:name="6.03418803418803" table:display="true" table:show-details="true"/>
                <table:data-pilot-member table:name="6.1025641025641" table:display="true" table:show-details="true"/>
                <table:data-pilot-member table:name="6.17094017094017" table:display="true" table:show-details="true"/>
                <table:data-pilot-member table:name="6.22222222222222" table:display="true" table:show-details="true"/>
                <table:data-pilot-member table:name="6.42735042735043" table:display="true" table:show-details="true"/>
                <table:data-pilot-member table:name="6.68376068376068" table:display="true" table:show-details="true"/>
                <table:data-pilot-member table:name="6.71794871794872" table:display="true" table:show-details="true"/>
                <table:data-pilot-member table:name="6.73571428571429" table:display="true" table:show-details="true"/>
                <table:data-pilot-member table:name="6.85470085470085" table:display="true" table:show-details="true"/>
                <table:data-pilot-member table:name="6.99145299145299" table:display="true" table:show-details="true"/>
                <table:data-pilot-member table:name="7.04285714285714" table:display="true" table:show-details="true"/>
                <table:data-pilot-member table:name="7.09401709401709" table:display="true" table:show-details="true"/>
                <table:data-pilot-member table:name="7.1" table:display="true" table:show-details="true"/>
                <table:data-pilot-member table:name="7.12857142857143" table:display="true" table:show-details="true"/>
                <table:data-pilot-member table:name="7.19285714285714" table:display="true" table:show-details="true"/>
                <table:data-pilot-member table:name="7.1965811965812" table:display="true" table:show-details="true"/>
                <table:data-pilot-member table:name="7.28205128205128" table:display="true" table:show-details="true"/>
                <table:data-pilot-member table:name="7.40714285714286" table:display="true" table:show-details="true"/>
                <table:data-pilot-member table:name="7.42857142857143" table:display="true" table:show-details="true"/>
                <table:data-pilot-member table:name="7.52142857142857" table:display="true" table:show-details="true"/>
                <table:data-pilot-member table:name="7.57142857142857" table:display="true" table:show-details="true"/>
                <table:data-pilot-member table:name="7.70714285714286" table:display="true" table:show-details="true"/>
                <table:data-pilot-member table:name="7.70940170940171" table:display="true" table:show-details="true"/>
                <table:data-pilot-member table:name="7.77777777777778" table:display="true" table:show-details="true"/>
                <table:data-pilot-member table:name="7.79285714285714" table:display="true" table:show-details="true"/>
                <table:data-pilot-member table:name="7.8" table:display="true" table:show-details="true"/>
                <table:data-pilot-member table:name="7.88034188034188" table:display="true" table:show-details="true"/>
                <table:data-pilot-member table:name="7.93571428571429" table:display="true" table:show-details="true"/>
                <table:data-pilot-member table:name="7.94285714285714" table:display="true" table:show-details="true"/>
                <table:data-pilot-member table:name="7.99285714285714" table:display="true" table:show-details="true"/>
                <table:data-pilot-member table:name="8" table:display="true" table:show-details="true"/>
                <table:data-pilot-member table:name="8.03418803418803" table:display="true" table:show-details="true"/>
                <table:data-pilot-member table:name="8.05" table:display="true" table:show-details="true"/>
                <table:data-pilot-member table:name="8.06837606837607" table:display="true" table:show-details="true"/>
                <table:data-pilot-member table:name="8.1" table:display="true" table:show-details="true"/>
                <table:data-pilot-member table:name="8.10714285714286" table:display="true" table:show-details="true"/>
                <table:data-pilot-member table:name="8.12857142857143" table:display="true" table:show-details="true"/>
                <table:data-pilot-member table:name="8.13571428571429" table:display="true" table:show-details="true"/>
                <table:data-pilot-member table:name="8.18803418803419" table:display="true" table:show-details="true"/>
                <table:data-pilot-member table:name="8.2051282051282" table:display="true" table:show-details="true"/>
                <table:data-pilot-member table:name="8.25" table:display="true" table:show-details="true"/>
                <table:data-pilot-member table:name="8.25714285714286" table:display="true" table:show-details="true"/>
                <table:data-pilot-member table:name="8.30714285714286" table:display="true" table:show-details="true"/>
                <table:data-pilot-member table:name="8.32142857142857" table:display="true" table:show-details="true"/>
                <table:data-pilot-member table:name="8.37857142857143" table:display="true" table:show-details="true"/>
                <table:data-pilot-member table:name="8.41428571428572" table:display="true" table:show-details="true"/>
                <table:data-pilot-member table:name="8.45714285714286" table:display="true" table:show-details="true"/>
                <table:data-pilot-member table:name="8.46428571428571" table:display="true" table:show-details="true"/>
                <table:data-pilot-member table:name="8.50714285714286" table:display="true" table:show-details="true"/>
                <table:data-pilot-member table:name="8.52142857142857" table:display="true" table:show-details="true"/>
                <table:data-pilot-member table:name="8.52857142857143" table:display="true" table:show-details="true"/>
                <table:data-pilot-member table:name="19.8629032258065" table:display="true" table:show-details="true"/>
                <table:data-pilot-member table:name="20.5241935483871" table:display="true" table:show-details="true"/>
                <table:data-pilot-member table:name="20.7741935483871" table:display="true" table:show-details="true"/>
                <table:data-pilot-member table:name="21.0725806451613" table:display="true" table:show-details="true"/>
                <table:data-pilot-member table:name="21.25" table:display="true" table:show-details="true"/>
                <table:data-pilot-member table:name="21.2903225806452" table:display="true" table:show-details="true"/>
                <table:data-pilot-member table:name="21.5403225806452" table:display="true" table:show-details="true"/>
                <table:data-pilot-member table:name="22.0322580645161" table:display="true" table:show-details="true"/>
                <table:data-pilot-member table:name="22.1693548387097" table:display="true" table:show-details="true"/>
                <table:data-pilot-member table:name="22.7016129032258" table:display="true" table:show-details="true"/>
                <table:data-pilot-member table:name="23.1370967741935" table:display="true" table:show-details="true"/>
                <table:data-pilot-member table:name="24.0241935483871" table:display="true" table:show-details="true"/>
                <table:data-pilot-member table:name="24.0564516129032" table:display="true" table:show-details="true"/>
                <table:data-pilot-member table:name="24.3145161290323" table:display="true" table:show-details="true"/>
                <table:data-pilot-member table:name="24.6612903225806" table:display="true" table:show-details="true"/>
                <table:data-pilot-member table:name="24.7619047619048" table:display="true" table:show-details="true"/>
                <table:data-pilot-member table:name="25.7460317460317" table:display="true" table:show-details="true"/>
                <table:data-pilot-member table:name="25.7777777777778" table:display="true" table:show-details="true"/>
                <table:data-pilot-member table:name="25.968253968254" table:display="true" table:show-details="true"/>
                <table:data-pilot-member table:name="26.2016129032258" table:display="true" table:show-details="true"/>
                <table:data-pilot-member table:name="26.3492063492063" table:display="true" table:show-details="true"/>
                <table:data-pilot-member table:name="26.5241935483871" table:display="true" table:show-details="true"/>
                <table:data-pilot-member table:name="26.6984126984127" table:display="true" table:show-details="true"/>
                <table:data-pilot-member table:name="26.7301587301587" table:display="true" table:show-details="true"/>
                <table:data-pilot-member table:name="27.5555555555556" table:display="true" table:show-details="true"/>
                <table:data-pilot-member table:name="27.6825396825397" table:display="true" table:show-details="true"/>
                <table:data-pilot-member table:name="28.3492063492063" table:display="true" table:show-details="true"/>
                <table:data-pilot-member table:name="28.4761904761905" table:display="true" table:show-details="true"/>
                <table:data-pilot-member table:name="28.9206349206349" table:display="true" table:show-details="true"/>
                <table:data-pilot-member table:name="29.1428571428571" table:display="true" table:show-details="true"/>
                <table:data-pilot-member table:name="29.3015873015873" table:display="true" table:show-details="true"/>
                <table:data-pilot-member table:name="29.3650793650794" table:display="true" table:show-details="true"/>
                <table:data-pilot-member table:name="29.4603174603175" table:display="true" table:show-details="true"/>
                <table:data-pilot-member table:name="29.4920634920635" table:display="true" table:show-details="true"/>
                <table:data-pilot-member table:name="29.5555555555556" table:display="true" table:show-details="true"/>
                <table:data-pilot-member table:name="29.6825396825397" table:display="true" table:show-details="true"/>
                <table:data-pilot-member table:name="29.9047619047619" table:display="true" table:show-details="true"/>
                <table:data-pilot-member table:name="29.9365079365079" table:display="true" table:show-details="true"/>
                <table:data-pilot-member table:name="30" table:display="true" table:show-details="true"/>
                <table:data-pilot-member table:name="30.3174603174603" table:display="true" table:show-details="true"/>
                <table:data-pilot-member table:name="30.3809523809524" table:display="true" table:show-details="true"/>
                <table:data-pilot-member table:name="30.4444444444444" table:display="true" table:show-details="true"/>
                <table:data-pilot-member table:name="30.4761904761905" table:display="true" table:show-details="true"/>
                <table:data-pilot-member table:name="30.5079365079365" table:display="true" table:show-details="true"/>
                <table:data-pilot-member table:name="30.539682539682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1" table:orientation="data" table:used-hierarchy="0" table:function="sum">
            <table:data-pilot-level table:show-empty="false" calcext:repeat-item-labels="false">
              <table:data-pilot-members>
                <table:data-pilot-member table:name="1.87504244482173" table:display="true" table:show-details="true"/>
                <table:data-pilot-member table:name="1.91714770797963" table:display="true" table:show-details="true"/>
                <table:data-pilot-member table:name="1.94091680814941" table:display="true" table:show-details="true"/>
                <table:data-pilot-member table:name="1.94363327674024" table:display="true" table:show-details="true"/>
                <table:data-pilot-member table:name="1.97962648556876" table:display="true" table:show-details="true"/>
                <table:data-pilot-member table:name="1.98166383701188" table:display="true" table:show-details="true"/>
                <table:data-pilot-member table:name="1.98573853989813" table:display="true" table:show-details="true"/>
                <table:data-pilot-member table:name="1.99932088285229" table:display="true" table:show-details="true"/>
                <table:data-pilot-member table:name="2.02784380305603" table:display="true" table:show-details="true"/>
                <table:data-pilot-member table:name="2.02988115449915" table:display="true" table:show-details="true"/>
                <table:data-pilot-member table:name="2.05365025466893" table:display="true" table:show-details="true"/>
                <table:data-pilot-member table:name="2.0848896434635" table:display="true" table:show-details="true"/>
                <table:data-pilot-member table:name="2.09575551782683" table:display="true" table:show-details="true"/>
                <table:data-pilot-member table:name="2.09915110356537" table:display="true" table:show-details="true"/>
                <table:data-pilot-member table:name="2.12835314091681" table:display="true" table:show-details="true"/>
                <table:data-pilot-member table:name="2.14125636672326" table:display="true" table:show-details="true"/>
                <table:data-pilot-member table:name="2.16298811544992" table:display="true" table:show-details="true"/>
                <table:data-pilot-member table:name="2.20577249575552" table:display="true" table:show-details="true"/>
                <table:data-pilot-member table:name="2.24611778493994" table:display="true" table:show-details="true"/>
                <table:data-pilot-member table:name="2.24787775891341" table:display="true" table:show-details="true"/>
                <table:data-pilot-member table:name="2.27436332767402" table:display="true" table:show-details="true"/>
                <table:data-pilot-member table:name="2.2811544991511" table:display="true" table:show-details="true"/>
                <table:data-pilot-member table:name="2.29881154499151" table:display="true" table:show-details="true"/>
                <table:data-pilot-member table:name="2.31103565365025" table:display="true" table:show-details="true"/>
                <table:data-pilot-member table:name="2.31239388794567" table:display="true" table:show-details="true"/>
                <table:data-pilot-member table:name="2.33518898329915" table:display="true" table:show-details="true"/>
                <table:data-pilot-member table:name="2.36038675651919" table:display="true" table:show-details="true"/>
                <table:data-pilot-member table:name="2.37386463521828" table:display="true" table:show-details="true"/>
                <table:data-pilot-member table:name="2.39144447699971" table:display="true" table:show-details="true"/>
                <table:data-pilot-member table:name="2.4081494057725" table:display="true" table:show-details="true"/>
                <table:data-pilot-member table:name="2.41018675721562" table:display="true" table:show-details="true"/>
                <table:data-pilot-member table:name="2.41629881154499" table:display="true" table:show-details="true"/>
                <table:data-pilot-member table:name="2.43891004980955" table:display="true" table:show-details="true"/>
                <table:data-pilot-member table:name="2.44301201289188" table:display="true" table:show-details="true"/>
                <table:data-pilot-member table:name="2.44769997070026" table:display="true" table:show-details="true"/>
                <table:data-pilot-member table:name="2.45297113752122" table:display="true" table:show-details="true"/>
                <table:data-pilot-member table:name="2.46587436332767" table:display="true" table:show-details="true"/>
                <table:data-pilot-member table:name="2.48217317487267" table:display="true" table:show-details="true"/>
                <table:data-pilot-member table:name="2.4848896434635" table:display="true" table:show-details="true"/>
                <table:data-pilot-member table:name="2.49809551714035" table:display="true" table:show-details="true"/>
                <table:data-pilot-member table:name="2.50219748022268" table:display="true" table:show-details="true"/>
                <table:data-pilot-member table:name="2.52680925871667" table:display="true" table:show-details="true"/>
                <table:data-pilot-member table:name="2.52856724289481" table:display="true" table:show-details="true"/>
                <table:data-pilot-member table:name="2.54497509522414" table:display="true" table:show-details="true"/>
                <table:data-pilot-member table:name="2.56724289481395" table:display="true" table:show-details="true"/>
                <table:data-pilot-member table:name="2.58247875769118" table:display="true" table:show-details="true"/>
                <table:data-pilot-member table:name="2.59126867858189" table:display="true" table:show-details="true"/>
                <table:data-pilot-member table:name="2.59244066803399" table:display="true" table:show-details="true"/>
                <table:data-pilot-member table:name="2.59361265748608" table:display="true" table:show-details="true"/>
                <table:data-pilot-member table:name="2.59595663639027" table:display="true" table:show-details="true"/>
                <table:data-pilot-member table:name="2.61295048344565" table:display="true" table:show-details="true"/>
                <table:data-pilot-member table:name="2.61412247289774" table:display="true" table:show-details="true"/>
                <table:data-pilot-member table:name="2.62760035159684" table:display="true" table:show-details="true"/>
                <table:data-pilot-member table:name="2.62994433050103" table:display="true" table:show-details="true"/>
                <table:data-pilot-member table:name="2.63053032522707" table:display="true" table:show-details="true"/>
                <table:data-pilot-member table:name="2.65221213009083" table:display="true" table:show-details="true"/>
                <table:data-pilot-member table:name="2.65455610899502" table:display="true" table:show-details="true"/>
                <table:data-pilot-member table:name="2.66393202461178" table:display="true" table:show-details="true"/>
                <table:data-pilot-member table:name="2.66979197187225" table:display="true" table:show-details="true"/>
                <table:data-pilot-member table:name="2.67740990331087" table:display="true" table:show-details="true"/>
                <table:data-pilot-member table:name="2.67799589803692" table:display="true" table:show-details="true"/>
                <table:data-pilot-member table:name="2.67858189276297" table:display="true" table:show-details="true"/>
                <table:data-pilot-member table:name="2.67975388221506" table:display="true" table:show-details="true"/>
                <table:data-pilot-member table:name="3.62068965517241" table:display="true" table:show-details="true"/>
                <table:data-pilot-member table:name="3.64532019704434" table:display="true" table:show-details="true"/>
                <table:data-pilot-member table:name="3.70935960591133" table:display="true" table:show-details="true"/>
                <table:data-pilot-member table:name="3.7487684729064" table:display="true" table:show-details="true"/>
                <table:data-pilot-member table:name="3.76354679802956" table:display="true" table:show-details="true"/>
                <table:data-pilot-member table:name="3.76847290640394" table:display="true" table:show-details="true"/>
                <table:data-pilot-member table:name="3.80295566502463" table:display="true" table:show-details="true"/>
                <table:data-pilot-member table:name="3.8423645320197" table:display="true" table:show-details="true"/>
                <table:data-pilot-member table:name="3.86206896551724" table:display="true" table:show-details="true"/>
                <table:data-pilot-member table:name="3.90147783251232" table:display="true" table:show-details="true"/>
                <table:data-pilot-member table:name="3.9064039408867" table:display="true" table:show-details="true"/>
                <table:data-pilot-member table:name="3.92118226600985" table:display="true" table:show-details="true"/>
                <table:data-pilot-member table:name="3.94088669950739" table:display="true" table:show-details="true"/>
                <table:data-pilot-member table:name="3.95566502463054" table:display="true" table:show-details="true"/>
                <table:data-pilot-member table:name="3.97536945812808" table:display="true" table:show-details="true"/>
                <table:data-pilot-member table:name="3.99014778325123" table:display="true" table:show-details="true"/>
                <table:data-pilot-member table:name="4.14778325123153" table:display="true" table:show-details="true"/>
                <table:data-pilot-member table:name="4.20293724966622" table:display="true" table:show-details="true"/>
                <table:data-pilot-member table:name="4.26108374384237" table:display="true" table:show-details="true"/>
                <table:data-pilot-member table:name="4.36453201970443" table:display="true" table:show-details="true"/>
                <table:data-pilot-member table:name="4.40587449933244" table:display="true" table:show-details="true"/>
                <table:data-pilot-member table:name="4.40886699507389" table:display="true" table:show-details="true"/>
                <table:data-pilot-member table:name="4.4218958611482" table:display="true" table:show-details="true"/>
                <table:data-pilot-member table:name="4.42364532019704" table:display="true" table:show-details="true"/>
                <table:data-pilot-member table:name="4.45320197044335" table:display="true" table:show-details="true"/>
                <table:data-pilot-member table:name="4.456608811749" table:display="true" table:show-details="true"/>
                <table:data-pilot-member table:name="4.46305418719212" table:display="true" table:show-details="true"/>
                <table:data-pilot-member table:name="4.47797062750334" table:display="true" table:show-details="true"/>
                <table:data-pilot-member table:name="4.5615763546798" table:display="true" table:show-details="true"/>
                <table:data-pilot-member table:name="4.57635467980296" table:display="true" table:show-details="true"/>
                <table:data-pilot-member table:name="4.59113300492611" table:display="true" table:show-details="true"/>
                <table:data-pilot-member table:name="4.60614152202937" table:display="true" table:show-details="true"/>
                <table:data-pilot-member table:name="4.62216288384513" table:display="true" table:show-details="true"/>
                <table:data-pilot-member table:name="4.62483311081442" table:display="true" table:show-details="true"/>
                <table:data-pilot-member table:name="4.73965287049399" table:display="true" table:show-details="true"/>
                <table:data-pilot-member table:name="4.74384236453202" table:display="true" table:show-details="true"/>
                <table:data-pilot-member table:name="4.7487684729064" table:display="true" table:show-details="true"/>
                <table:data-pilot-member table:name="4.79305740987984" table:display="true" table:show-details="true"/>
                <table:data-pilot-member table:name="4.79839786381842" table:display="true" table:show-details="true"/>
                <table:data-pilot-member table:name="4.85714285714286" table:display="true" table:show-details="true"/>
                <table:data-pilot-member table:name="4.89162561576355" table:display="true" table:show-details="true"/>
                <table:data-pilot-member table:name="4.89452603471295" table:display="true" table:show-details="true"/>
                <table:data-pilot-member table:name="4.90147783251232" table:display="true" table:show-details="true"/>
                <table:data-pilot-member table:name="4.94259012016021" table:display="true" table:show-details="true"/>
                <table:data-pilot-member table:name="4.97196261682243" table:display="true" table:show-details="true"/>
                <table:data-pilot-member table:name="4.97536945812808" table:display="true" table:show-details="true"/>
                <table:data-pilot-member table:name="4.99014778325123" table:display="true" table:show-details="true"/>
                <table:data-pilot-member table:name="5.02803738317757" table:display="true" table:show-details="true"/>
                <table:data-pilot-member table:name="5.03604806408545" table:display="true" table:show-details="true"/>
                <table:data-pilot-member table:name="5.04138851802403" table:display="true" table:show-details="true"/>
                <table:data-pilot-member table:name="5.12950600801068" table:display="true" table:show-details="true"/>
                <table:data-pilot-member table:name="5.14552736982644" table:display="true" table:show-details="true"/>
                <table:data-pilot-member table:name="5.16421895861148" table:display="true" table:show-details="true"/>
                <table:data-pilot-member table:name="5.17222963951936" table:display="true" table:show-details="true"/>
                <table:data-pilot-member table:name="5.19626168224299" table:display="true" table:show-details="true"/>
                <table:data-pilot-member table:name="5.24699599465955" table:display="true" table:show-details="true"/>
                <table:data-pilot-member table:name="5.26495726495727" table:display="true" table:show-details="true"/>
                <table:data-pilot-member table:name="5.2977303070761" table:display="true" table:show-details="true"/>
                <table:data-pilot-member table:name="5.31909212283044" table:display="true" table:show-details="true"/>
                <table:data-pilot-member table:name="5.32710280373832" table:display="true" table:show-details="true"/>
                <table:data-pilot-member table:name="5.33778371161549" table:display="true" table:show-details="true"/>
                <table:data-pilot-member table:name="5.34312416555407" table:display="true" table:show-details="true"/>
                <table:data-pilot-member table:name="5.3671562082777" table:display="true" table:show-details="true"/>
                <table:data-pilot-member table:name="5.37249666221629" table:display="true" table:show-details="true"/>
                <table:data-pilot-member table:name="5.38317757009346" table:display="true" table:show-details="true"/>
                <table:data-pilot-member table:name="5.39118825100134" table:display="true" table:show-details="true"/>
                <table:data-pilot-member table:name="5.4017094017094" table:display="true" table:show-details="true"/>
                <table:data-pilot-member table:name="5.43589743589744" table:display="true" table:show-details="true"/>
                <table:data-pilot-member table:name="5.52136752136752" table:display="true" table:show-details="true"/>
                <table:data-pilot-member table:name="5.55555555555556" table:display="true" table:show-details="true"/>
                <table:data-pilot-member table:name="5.67521367521368" table:display="true" table:show-details="true"/>
                <table:data-pilot-member table:name="5.69230769230769" table:display="true" table:show-details="true"/>
                <table:data-pilot-member table:name="5.72649572649573" table:display="true" table:show-details="true"/>
                <table:data-pilot-member table:name="5.82905982905983" table:display="true" table:show-details="true"/>
                <table:data-pilot-member table:name="5.84615384615385" table:display="true" table:show-details="true"/>
                <table:data-pilot-member table:name="5.8974358974359" table:display="true" table:show-details="true"/>
                <table:data-pilot-member table:name="5.94871794871795" table:display="true" table:show-details="true"/>
                <table:data-pilot-member table:name="5.98290598290598" table:display="true" table:show-details="true"/>
                <table:data-pilot-member table:name="6.03418803418803" table:display="true" table:show-details="true"/>
                <table:data-pilot-member table:name="6.1025641025641" table:display="true" table:show-details="true"/>
                <table:data-pilot-member table:name="6.17094017094017" table:display="true" table:show-details="true"/>
                <table:data-pilot-member table:name="6.22222222222222" table:display="true" table:show-details="true"/>
                <table:data-pilot-member table:name="6.42735042735043" table:display="true" table:show-details="true"/>
                <table:data-pilot-member table:name="6.68376068376068" table:display="true" table:show-details="true"/>
                <table:data-pilot-member table:name="6.71794871794872" table:display="true" table:show-details="true"/>
                <table:data-pilot-member table:name="6.73571428571429" table:display="true" table:show-details="true"/>
                <table:data-pilot-member table:name="6.85470085470085" table:display="true" table:show-details="true"/>
                <table:data-pilot-member table:name="6.99145299145299" table:display="true" table:show-details="true"/>
                <table:data-pilot-member table:name="7.04285714285714" table:display="true" table:show-details="true"/>
                <table:data-pilot-member table:name="7.09401709401709" table:display="true" table:show-details="true"/>
                <table:data-pilot-member table:name="7.1" table:display="true" table:show-details="true"/>
                <table:data-pilot-member table:name="7.12857142857143" table:display="true" table:show-details="true"/>
                <table:data-pilot-member table:name="7.19285714285714" table:display="true" table:show-details="true"/>
                <table:data-pilot-member table:name="7.1965811965812" table:display="true" table:show-details="true"/>
                <table:data-pilot-member table:name="7.28205128205128" table:display="true" table:show-details="true"/>
                <table:data-pilot-member table:name="7.40714285714286" table:display="true" table:show-details="true"/>
                <table:data-pilot-member table:name="7.42857142857143" table:display="true" table:show-details="true"/>
                <table:data-pilot-member table:name="7.52142857142857" table:display="true" table:show-details="true"/>
                <table:data-pilot-member table:name="7.57142857142857" table:display="true" table:show-details="true"/>
                <table:data-pilot-member table:name="7.70714285714286" table:display="true" table:show-details="true"/>
                <table:data-pilot-member table:name="7.70940170940171" table:display="true" table:show-details="true"/>
                <table:data-pilot-member table:name="7.77777777777778" table:display="true" table:show-details="true"/>
                <table:data-pilot-member table:name="7.79285714285714" table:display="true" table:show-details="true"/>
                <table:data-pilot-member table:name="7.8" table:display="true" table:show-details="true"/>
                <table:data-pilot-member table:name="7.88034188034188" table:display="true" table:show-details="true"/>
                <table:data-pilot-member table:name="7.93571428571429" table:display="true" table:show-details="true"/>
                <table:data-pilot-member table:name="7.94285714285714" table:display="true" table:show-details="true"/>
                <table:data-pilot-member table:name="7.99285714285714" table:display="true" table:show-details="true"/>
                <table:data-pilot-member table:name="8" table:display="true" table:show-details="true"/>
                <table:data-pilot-member table:name="8.03418803418803" table:display="true" table:show-details="true"/>
                <table:data-pilot-member table:name="8.05" table:display="true" table:show-details="true"/>
                <table:data-pilot-member table:name="8.06837606837607" table:display="true" table:show-details="true"/>
                <table:data-pilot-member table:name="8.1" table:display="true" table:show-details="true"/>
                <table:data-pilot-member table:name="8.10714285714286" table:display="true" table:show-details="true"/>
                <table:data-pilot-member table:name="8.12857142857143" table:display="true" table:show-details="true"/>
                <table:data-pilot-member table:name="8.13571428571429" table:display="true" table:show-details="true"/>
                <table:data-pilot-member table:name="8.18803418803419" table:display="true" table:show-details="true"/>
                <table:data-pilot-member table:name="8.2051282051282" table:display="true" table:show-details="true"/>
                <table:data-pilot-member table:name="8.25" table:display="true" table:show-details="true"/>
                <table:data-pilot-member table:name="8.25714285714286" table:display="true" table:show-details="true"/>
                <table:data-pilot-member table:name="8.30714285714286" table:display="true" table:show-details="true"/>
                <table:data-pilot-member table:name="8.32142857142857" table:display="true" table:show-details="true"/>
                <table:data-pilot-member table:name="8.37857142857143" table:display="true" table:show-details="true"/>
                <table:data-pilot-member table:name="8.41428571428572" table:display="true" table:show-details="true"/>
                <table:data-pilot-member table:name="8.45714285714286" table:display="true" table:show-details="true"/>
                <table:data-pilot-member table:name="8.46428571428571" table:display="true" table:show-details="true"/>
                <table:data-pilot-member table:name="8.50714285714286" table:display="true" table:show-details="true"/>
                <table:data-pilot-member table:name="8.52142857142857" table:display="true" table:show-details="true"/>
                <table:data-pilot-member table:name="8.52857142857143" table:display="true" table:show-details="true"/>
                <table:data-pilot-member table:name="24.7619047619048" table:display="true" table:show-details="true"/>
                <table:data-pilot-member table:name="25.7460317460317" table:display="true" table:show-details="true"/>
                <table:data-pilot-member table:name="26.7301587301587" table:display="true" table:show-details="true"/>
                <table:data-pilot-member table:name="28.3492063492063" table:display="true" table:show-details="true"/>
                <table:data-pilot-member table:name="28.4761904761905" table:display="true" table:show-details="true"/>
                <table:data-pilot-member table:name="28.9206349206349" table:display="true" table:show-details="true"/>
                <table:data-pilot-member table:name="29.1428571428571" table:display="true" table:show-details="true"/>
                <table:data-pilot-member table:name="29.3650793650794" table:display="true" table:show-details="true"/>
                <table:data-pilot-member table:name="29.4603174603175" table:display="true" table:show-details="true"/>
                <table:data-pilot-member table:name="29.492063492063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2" table:orientation="data" table:used-hierarchy="0" table:function="sum">
            <table:data-pilot-level table:show-empty="false" calcext:repeat-item-labels="false">
              <table:data-pilot-members>
                <table:data-pilot-member table:name="1.87504244482173" table:display="true" table:show-details="true"/>
                <table:data-pilot-member table:name="1.91714770797963" table:display="true" table:show-details="true"/>
                <table:data-pilot-member table:name="1.94091680814941" table:display="true" table:show-details="true"/>
                <table:data-pilot-member table:name="1.94363327674024" table:display="true" table:show-details="true"/>
                <table:data-pilot-member table:name="1.97962648556876" table:display="true" table:show-details="true"/>
                <table:data-pilot-member table:name="1.98166383701188" table:display="true" table:show-details="true"/>
                <table:data-pilot-member table:name="2.02784380305603" table:display="true" table:show-details="true"/>
                <table:data-pilot-member table:name="2.05365025466893" table:display="true" table:show-details="true"/>
                <table:data-pilot-member table:name="2.0848896434635" table:display="true" table:show-details="true"/>
                <table:data-pilot-member table:name="2.09575551782683" table:display="true" table:show-details="true"/>
                <table:data-pilot-member table:name="2.09915110356537" table:display="true" table:show-details="true"/>
                <table:data-pilot-member table:name="2.16298811544992" table:display="true" table:show-details="true"/>
                <table:data-pilot-member table:name="2.20577249575552" table:display="true" table:show-details="true"/>
                <table:data-pilot-member table:name="2.24611778493994" table:display="true" table:show-details="true"/>
                <table:data-pilot-member table:name="2.24787775891341" table:display="true" table:show-details="true"/>
                <table:data-pilot-member table:name="2.27436332767402" table:display="true" table:show-details="true"/>
                <table:data-pilot-member table:name="2.2811544991511" table:display="true" table:show-details="true"/>
                <table:data-pilot-member table:name="2.31103565365025" table:display="true" table:show-details="true"/>
                <table:data-pilot-member table:name="2.31239388794567" table:display="true" table:show-details="true"/>
                <table:data-pilot-member table:name="2.33518898329915" table:display="true" table:show-details="true"/>
                <table:data-pilot-member table:name="2.36038675651919" table:display="true" table:show-details="true"/>
                <table:data-pilot-member table:name="2.41018675721562" table:display="true" table:show-details="true"/>
                <table:data-pilot-member table:name="2.41629881154499" table:display="true" table:show-details="true"/>
                <table:data-pilot-member table:name="2.44301201289188" table:display="true" table:show-details="true"/>
                <table:data-pilot-member table:name="2.44769997070026" table:display="true" table:show-details="true"/>
                <table:data-pilot-member table:name="2.49809551714035" table:display="true" table:show-details="true"/>
                <table:data-pilot-member table:name="2.52856724289481" table:display="true" table:show-details="true"/>
                <table:data-pilot-member table:name="2.54497509522414" table:display="true" table:show-details="true"/>
                <table:data-pilot-member table:name="2.59126867858189" table:display="true" table:show-details="true"/>
                <table:data-pilot-member table:name="2.59244066803399" table:display="true" table:show-details="true"/>
                <table:data-pilot-member table:name="2.59595663639027" table:display="true" table:show-details="true"/>
                <table:data-pilot-member table:name="3.62068965517241" table:display="true" table:show-details="true"/>
                <table:data-pilot-member table:name="3.70935960591133" table:display="true" table:show-details="true"/>
                <table:data-pilot-member table:name="3.76354679802956" table:display="true" table:show-details="true"/>
                <table:data-pilot-member table:name="3.76847290640394" table:display="true" table:show-details="true"/>
                <table:data-pilot-member table:name="3.80295566502463" table:display="true" table:show-details="true"/>
                <table:data-pilot-member table:name="3.8423645320197" table:display="true" table:show-details="true"/>
                <table:data-pilot-member table:name="3.86206896551724" table:display="true" table:show-details="true"/>
                <table:data-pilot-member table:name="3.90147783251232" table:display="true" table:show-details="true"/>
                <table:data-pilot-member table:name="3.9064039408867" table:display="true" table:show-details="true"/>
                <table:data-pilot-member table:name="3.92118226600985" table:display="true" table:show-details="true"/>
                <table:data-pilot-member table:name="3.95566502463054" table:display="true" table:show-details="true"/>
                <table:data-pilot-member table:name="3.97536945812808" table:display="true" table:show-details="true"/>
                <table:data-pilot-member table:name="4.14778325123153" table:display="true" table:show-details="true"/>
                <table:data-pilot-member table:name="4.20293724966622" table:display="true" table:show-details="true"/>
                <table:data-pilot-member table:name="4.26108374384237" table:display="true" table:show-details="true"/>
                <table:data-pilot-member table:name="4.36453201970443" table:display="true" table:show-details="true"/>
                <table:data-pilot-member table:name="4.40587449933244" table:display="true" table:show-details="true"/>
                <table:data-pilot-member table:name="4.4218958611482" table:display="true" table:show-details="true"/>
                <table:data-pilot-member table:name="4.42364532019704" table:display="true" table:show-details="true"/>
                <table:data-pilot-member table:name="4.45320197044335" table:display="true" table:show-details="true"/>
                <table:data-pilot-member table:name="4.456608811749" table:display="true" table:show-details="true"/>
                <table:data-pilot-member table:name="4.47797062750334" table:display="true" table:show-details="true"/>
                <table:data-pilot-member table:name="4.5615763546798" table:display="true" table:show-details="true"/>
                <table:data-pilot-member table:name="4.57635467980296" table:display="true" table:show-details="true"/>
                <table:data-pilot-member table:name="4.59113300492611" table:display="true" table:show-details="true"/>
                <table:data-pilot-member table:name="4.60614152202937" table:display="true" table:show-details="true"/>
                <table:data-pilot-member table:name="4.62216288384513" table:display="true" table:show-details="true"/>
                <table:data-pilot-member table:name="4.62483311081442" table:display="true" table:show-details="true"/>
                <table:data-pilot-member table:name="4.73965287049399" table:display="true" table:show-details="true"/>
                <table:data-pilot-member table:name="4.74384236453202" table:display="true" table:show-details="true"/>
                <table:data-pilot-member table:name="4.79305740987984" table:display="true" table:show-details="true"/>
                <table:data-pilot-member table:name="4.79839786381842" table:display="true" table:show-details="true"/>
                <table:data-pilot-member table:name="4.89452603471295" table:display="true" table:show-details="true"/>
                <table:data-pilot-member table:name="4.90147783251232" table:display="true" table:show-details="true"/>
                <table:data-pilot-member table:name="4.94259012016021" table:display="true" table:show-details="true"/>
                <table:data-pilot-member table:name="4.97196261682243" table:display="true" table:show-details="true"/>
                <table:data-pilot-member table:name="5.02803738317757" table:display="true" table:show-details="true"/>
                <table:data-pilot-member table:name="5.12950600801068" table:display="true" table:show-details="true"/>
                <table:data-pilot-member table:name="5.14552736982644" table:display="true" table:show-details="true"/>
                <table:data-pilot-member table:name="5.16421895861148" table:display="true" table:show-details="true"/>
                <table:data-pilot-member table:name="5.17222963951936" table:display="true" table:show-details="true"/>
                <table:data-pilot-member table:name="5.19626168224299" table:display="true" table:show-details="true"/>
                <table:data-pilot-member table:name="5.24699599465955" table:display="true" table:show-details="true"/>
                <table:data-pilot-member table:name="5.26495726495727" table:display="true" table:show-details="true"/>
                <table:data-pilot-member table:name="5.31909212283044" table:display="true" table:show-details="true"/>
                <table:data-pilot-member table:name="5.32710280373832" table:display="true" table:show-details="true"/>
                <table:data-pilot-member table:name="5.34312416555407" table:display="true" table:show-details="true"/>
                <table:data-pilot-member table:name="5.3671562082777" table:display="true" table:show-details="true"/>
                <table:data-pilot-member table:name="5.39118825100134" table:display="true" table:show-details="true"/>
                <table:data-pilot-member table:name="5.4017094017094" table:display="true" table:show-details="true"/>
                <table:data-pilot-member table:name="5.43589743589744" table:display="true" table:show-details="true"/>
                <table:data-pilot-member table:name="5.52136752136752" table:display="true" table:show-details="true"/>
                <table:data-pilot-member table:name="5.55555555555556" table:display="true" table:show-details="true"/>
                <table:data-pilot-member table:name="5.67521367521368" table:display="true" table:show-details="true"/>
                <table:data-pilot-member table:name="5.69230769230769" table:display="true" table:show-details="true"/>
                <table:data-pilot-member table:name="5.72649572649573" table:display="true" table:show-details="true"/>
                <table:data-pilot-member table:name="5.82905982905983" table:display="true" table:show-details="true"/>
                <table:data-pilot-member table:name="5.84615384615385" table:display="true" table:show-details="true"/>
                <table:data-pilot-member table:name="5.8974358974359" table:display="true" table:show-details="true"/>
                <table:data-pilot-member table:name="5.94871794871795" table:display="true" table:show-details="true"/>
                <table:data-pilot-member table:name="5.98290598290598" table:display="true" table:show-details="true"/>
                <table:data-pilot-member table:name="6.03418803418803" table:display="true" table:show-details="true"/>
                <table:data-pilot-member table:name="6.1025641025641" table:display="true" table:show-details="true"/>
                <table:data-pilot-member table:name="6.17094017094017" table:display="true" table:show-details="true"/>
                <table:data-pilot-member table:name="6.22222222222222" table:display="true" table:show-details="true"/>
                <table:data-pilot-member table:name="6.42735042735043" table:display="true" table:show-details="true"/>
                <table:data-pilot-member table:name="6.68376068376068" table:display="true" table:show-details="true"/>
                <table:data-pilot-member table:name="6.71794871794872" table:display="true" table:show-details="true"/>
                <table:data-pilot-member table:name="6.73571428571429" table:display="true" table:show-details="true"/>
                <table:data-pilot-member table:name="6.85470085470085" table:display="true" table:show-details="true"/>
                <table:data-pilot-member table:name="6.99145299145299" table:display="true" table:show-details="true"/>
                <table:data-pilot-member table:name="7.04285714285714" table:display="true" table:show-details="true"/>
                <table:data-pilot-member table:name="7.09401709401709" table:display="true" table:show-details="true"/>
                <table:data-pilot-member table:name="7.1" table:display="true" table:show-details="true"/>
                <table:data-pilot-member table:name="7.12857142857143" table:display="true" table:show-details="true"/>
                <table:data-pilot-member table:name="7.19285714285714" table:display="true" table:show-details="true"/>
                <table:data-pilot-member table:name="7.1965811965812" table:display="true" table:show-details="true"/>
                <table:data-pilot-member table:name="7.28205128205128" table:display="true" table:show-details="true"/>
                <table:data-pilot-member table:name="7.40714285714286" table:display="true" table:show-details="true"/>
                <table:data-pilot-member table:name="7.42857142857143" table:display="true" table:show-details="true"/>
                <table:data-pilot-member table:name="7.52142857142857" table:display="true" table:show-details="true"/>
                <table:data-pilot-member table:name="7.57142857142857" table:display="true" table:show-details="true"/>
                <table:data-pilot-member table:name="7.70714285714286" table:display="true" table:show-details="true"/>
                <table:data-pilot-member table:name="7.70940170940171" table:display="true" table:show-details="true"/>
                <table:data-pilot-member table:name="7.77777777777778" table:display="true" table:show-details="true"/>
                <table:data-pilot-member table:name="7.79285714285714" table:display="true" table:show-details="true"/>
                <table:data-pilot-member table:name="7.8" table:display="true" table:show-details="true"/>
                <table:data-pilot-member table:name="7.88034188034188" table:display="true" table:show-details="true"/>
                <table:data-pilot-member table:name="7.93571428571429" table:display="true" table:show-details="true"/>
                <table:data-pilot-member table:name="7.94285714285714" table:display="true" table:show-details="true"/>
                <table:data-pilot-member table:name="7.99285714285714" table:display="true" table:show-details="true"/>
                <table:data-pilot-member table:name="8" table:display="true" table:show-details="true"/>
                <table:data-pilot-member table:name="8.03418803418803" table:display="true" table:show-details="true"/>
                <table:data-pilot-member table:name="8.05" table:display="true" table:show-details="true"/>
                <table:data-pilot-member table:name="8.06837606837607" table:display="true" table:show-details="true"/>
                <table:data-pilot-member table:name="8.10714285714286" table:display="true" table:show-details="true"/>
                <table:data-pilot-member table:name="8.12857142857143" table:display="true" table:show-details="true"/>
                <table:data-pilot-member table:name="8.13571428571429" table:display="true" table:show-details="true"/>
                <table:data-pilot-member table:name="8.18803418803419" table:display="true" table:show-details="true"/>
                <table:data-pilot-member table:name="8.2051282051282" table:display="true" table:show-details="true"/>
                <table:data-pilot-member table:name="8.25" table:display="true" table:show-details="true"/>
                <table:data-pilot-member table:name="8.25714285714286" table:display="true" table:show-details="true"/>
                <table:data-pilot-member table:name="8.30714285714286" table:display="true" table:show-details="true"/>
                <table:data-pilot-member table:name="8.32142857142857" table:display="true" table:show-details="true"/>
                <table:data-pilot-member table:name="8.37857142857143" table:display="true" table:show-details="true"/>
                <table:data-pilot-member table:name="8.41428571428572" table:display="true" table:show-details="true"/>
                <table:data-pilot-member table:name="8.45714285714286" table:display="true" table:show-details="true"/>
                <table:data-pilot-member table:name="8.46428571428571" table:display="true" table:show-details="true"/>
                <table:data-pilot-member table:name="8.50714285714286" table:display="true" table:show-details="true"/>
                <table:data-pilot-member table:name="8.52142857142857" table:display="true" table:show-details="true"/>
                <table:data-pilot-member table:name="8.5285714285714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16T20:21:01.096525940</dc:date>
    <meta:editing-duration>PT32M14S</meta:editing-duration>
    <meta:editing-cycles>1</meta:editing-cycles>
    <meta:document-statistic meta:table-count="2" meta:cell-count="6074" meta:object-count="0"/>
    <meta:generator>LibreOffice/25.2.5.2$Linux_X86_64 LibreOffice_project/520$Build-2</meta:generator>
  </office:meta>
</office:document-meta>
</file>